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style>
    <style:style style:name="P19"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style:style style:name="Table2" style:family="table">
      <style:table-properties table:align="center"/>
    </style:style>
    <style:style style:name="Table2.A" style:family="table-column"/>
    <style:style style:name="Table2.B" style:family="table-column"/>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jan-2025" office:name=""><text:span text:style-name="Definition">Research Questions Jan 2025</text:span></text:a></text:p>
            </text:list-item>
            <text:list-item>
              <text:p text:style-name="P2"><text:a xlink:type="simple" xlink:href="#notes" office:name=""><text:span text:style-name="Definition">Notes</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exploration-of-gdps-as-an-intermediate-level-construct-in-relation-to-other-conceptions-of-abstraction-in-computing-education-research" office:name=""><text:span text:style-name="Definition">Exploration of GDPs as an intermediate-level construct in relation to other conceptions of abstraction in computing education research</text:span></text:a></text:p>
                  <text:list text:style-name="L4">
                    <text:list-item>
                      <text:p text:style-name="P4"><text:a xlink:type="simple" xlink:href="#computational-thinking" office:name=""><text:span text:style-name="Definition">Computational thinking</text:span></text:a></text:p>
                    </text:list-item>
                    <text:list-item>
                      <text:p text:style-name="P4"><text:a xlink:type="simple" xlink:href="#levels-of-abstraction" office:name=""><text:span text:style-name="Definition">Levels of Abstraction</text:span></text:a></text:p>
                    </text:list-item>
                    <text:list-item>
                      <text:p text:style-name="P4"><text:a xlink:type="simple" xlink:href="#epistemological-pluralism-bricolage-microworlds" office:name=""><text:span text:style-name="Definition">Epistemological pluralism, bricolage &amp; Microworlds</text:span></text:a></text:p>
                    </text:list-item>
                  </text:list>
                </text:list-item>
                <text:list-item>
                  <text:p text:style-name="P3"><text:a xlink:type="simple" xlink:href="#observations-on-abstract-concrete-dimensions-in-my-data-related-to-gameplay-design-patterns." office:name=""><text:span text:style-name="Definition">Observations on abstract / concrete dimensions in my data related to gameplay design patterns.</text:span></text:a></text:p>
                </text:list-item>
                <text:list-item>
                  <text:p text:style-name="P3"><text:a xlink:type="simple" xlink:href="#how-my-research-contributes-to-discussions-regarding-dimensions-of-abstraction-within-existing-research" office:name=""><text:span text:style-name="Definition">How my research contributes to discussions regarding dimensions of abstraction within existing research</text:span></text:a></text:p>
                </text:list-item>
              </text:list>
            </text:list-item>
            <text:list-item>
              <text:p text:style-name="P2"><text:a xlink:type="simple" xlink:href="#part-two---agency" office:name=""><text:span text:style-name="Definition">Part Two - Agency</text:span></text:a></text:p>
              <text:list text:style-name="L5">
                <text:list-item>
                  <text:p text:style-name="P5"><text:a xlink:type="simple" xlink:href="#instrumental-and-transformational-agency" office:name=""><text:span text:style-name="Definition">Instrumental and transformational agency</text:span></text:a></text:p>
                </text:list-item>
                <text:list-item>
                  <text:p text:style-name="P5"><text:a xlink:type="simple" xlink:href="#c---relational-agency-in-emergent-activities-in-emergent-cultural-context---3rd-spaces-idiocultures-and-repertoires" office:name=""><text:span text:style-name="Definition">2c - Relational Agency in emergent activities in emergent cultural context - 3rd Spaces, idiocultures, and repertoires</text:span></text:a></text:p>
                  <text:list text:style-name="L6">
                    <text:list-item>
                      <text:p text:style-name="P6"><text:a xlink:type="simple" xlink:href="#repertoires-and-relational-agency" office:name=""><text:span text:style-name="Definition">Repertoires and relational agency</text:span></text:a></text:p>
                    </text:list-item>
                    <text:list-item>
                      <text:p text:style-name="P6"><text:a xlink:type="simple" xlink:href="#use-of-gdps-as-a-gateway-framework-to-support-the-development-of-social-and-cultural-repertoires-of-practice" office:name=""><text:span text:style-name="Definition">Use of GDPs as a gateway framework to support the development of social and cultural repertoires of practice</text:span></text:a></text:p>
                    </text:list-item>
                    <text:list-item>
                      <text:p text:style-name="P6"><text:a xlink:type="simple" xlink:href="#funds-of-knowledge-repertoires-and-how-they-emerge-in-my-research" office:name=""><text:span text:style-name="Definition">Funds of Knowledge / repertoires and how they emerge in my research</text:span></text:a></text:p>
                    </text:list-item>
                    <text:list-item>
                      <text:p text:style-name="P6"><text:a xlink:type="simple" xlink:href="#playtesting-as-a-suitable-medium-for-emerging-activities-creating-third-spaces" office:name=""><text:span text:style-name="Definition">Playtesting as a suitable medium for emerging activities creating third spaces</text:span></text:a></text:p>
                    </text:list-item>
                    <text:list-item>
                      <text:p text:style-name="P6"><text:a xlink:type="simple" xlink:href="#the-introduction-of-maker-types-and-side-missions-as-affordances-of-my-pedagogy-to-legitimise-diversity" office:name=""><text:span text:style-name="Definition">The introduction of maker types and side missions as affordances of my pedagogy to legitimise diversity</text:span></text:a></text:p>
                    </text:list-item>
                    <text:list-item>
                      <text:p text:style-name="P6"><text:a xlink:type="simple" xlink:href="#examining-complexity-within-identity-formation-and-specialisation" office:name=""><text:span text:style-name="Definition">Examining complexity within identity formation and specialisation</text:span></text:a></text:p>
                    </text:list-item>
                  </text:list>
                </text:list-item>
                <text:list-item>
                  <text:p text:style-name="P5"><text:a xlink:type="simple" xlink:href="#metaphors-as-a-way-to-explore-conceptions-of-agency-within-digital-making" office:name=""><text:span text:style-name="Definition">Metaphors as a way to explore conceptions of agency within digital making</text:span></text:a></text:p>
                  <text:list text:style-name="L7">
                    <text:list-item>
                      <text:p text:style-name="P7"><text:a xlink:type="simple" xlink:href="#harbours-as-both-protective-and-authentic" office:name=""><text:span text:style-name="Definition">Harbours as both protective and authentic</text:span></text:a></text:p>
                    </text:list-item>
                    <text:list-item>
                      <text:p text:style-name="P7"><text:a xlink:type="simple" xlink:href="#spaces-to-play---playgrounds-and-jam-sessions" office:name=""><text:span text:style-name="Definition">Spaces to play - playgrounds and jam sessions</text:span></text:a></text:p>
                    </text:list-item>
                  </text:list>
                </text:list-item>
              </text:list>
            </text:list-item>
            <text:list-item>
              <text:p text:style-name="P2"><text:a xlink:type="simple" xlink:href="#part-three-synthesis-contributions-to-the-field" office:name=""><text:span text:style-name="Definition">Part Three : Synthesis &amp; contributions to the field</text:span></text:a></text:p>
              <text:list text:style-name="L8">
                <text:list-item>
                  <text:p text:style-name="P8"><text:a xlink:type="simple" xlink:href="#returning-to-gaps-in-the-research-landscape-my-motivations" office:name=""><text:span text:style-name="Definition">Returning to gaps in the research landscape &amp; my motivations</text:span></text:a></text:p>
                </text:list-item>
                <text:list-item>
                  <text:p text:style-name="P8"><text:a xlink:type="simple" xlink:href="#first-area-of-contribution-to-the-research-in-the-field-an-applied-pedagogy-with-detailed-analysis-of-inherent-structural-components" office:name=""><text:span text:style-name="Definition">First area of contribution to the research in the field: An applied pedagogy with detailed analysis of inherent structural components</text:span></text:a></text:p>
                </text:list-item>
                <text:list-item>
                  <text:p text:style-name="P8"><text:a xlink:type="simple" xlink:href="#second-area-of-contribution-to-the-research-in-the-field-a-complex-view-of-agency-and-repertoires-development-within-this-research" office:name=""><text:span text:style-name="Definition">Second area of contribution to the research in the field: A complex view of agency and repertoires development within this research</text:span></text:a></text:p>
                  <text:list text:style-name="L9">
                    <text:list-item>
                      <text:p text:style-name="P9"><text:a xlink:type="simple" xlink:href="#summary-of-discussion-on-designing-for-agency" office:name=""><text:span text:style-name="Definition">Summary of discussion on designing for agency</text:span></text:a></text:p>
                    </text:list-item>
                  </text:list>
                </text:list-item>
                <text:list-item>
                  <text:p text:style-name="P8"><text:a xlink:type="simple" xlink:href="#third-area-of-contribution-to-the-research-in-the-field-the-impact-of-the-dbr-fi" office:name=""><text:span text:style-name="Definition">Third area of contribution to the research in the field: The impact of the DBR / FI</text:span></text:a></text:p>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0">
                <text:list-item>
                  <text:p text:style-name="P10"><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1">
                <text:list-item>
                  <text:p text:style-name="P11"><text:a xlink:type="simple" xlink:href="#on-fluency" office:name=""><text:span text:style-name="Definition">On Fluency</text:span></text:a></text:p>
                </text:list-item>
                <text:list-item>
                  <text:p text:style-name="P11"><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2">
                <text:list-item>
                  <text:p text:style-name="P12"><text:a xlink:type="simple" xlink:href="#community-concepts-and-norming-behaviour-emerging-during-playtesting" office:name=""><text:span text:style-name="Definition">Community concepts and norming behaviour emerging during playtesting</text:span></text:a></text:p>
                </text:list-item>
                <text:list-item>
                  <text:p text:style-name="P12"><text:a xlink:type="simple" xlink:href="#moe" office:name=""><text:span text:style-name="Definition">MoE</text:span></text:a></text:p>
                </text:list-item>
                <text:list-item>
                  <text:p text:style-name="P12"><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3">
                <text:list-item>
                  <text:p text:style-name="P13"><text:a xlink:type="simple" xlink:href="#questions-and-conceptual-challenges-to-dissemination---move-perhaps-to-next-chapter" office:name=""><text:span text:style-name="Definition">Questions and Conceptual challenges to dissemination - MOVE PERHAPS TO NEXT CHAPTER?</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14">1. What contradictions arose in participation in this research’s game coding processes and how were they addressed?</text:p>
      <text:p text:style-name="P15">2. How does CHAT theory help us understand how game design patterns <text:s text:c="1"/>can be used in an evolving community of novice game makers?</text:p>
      <text:p text:style-name="P16">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schema&quot;:&quot;https://github.com/citation-style-language/schema/raw/master/csl-citation.json&quot;,&quot;properties&quot;:{&quot;formattedCitation&quot;:&quot;[@gutierrez_cultural_2003]&quot;,&quot;noteIndex&quot;:0},&quot;citationItems&quot;:[{&quot;itemData&quot;:{&quot;container-title-short&quot;:&quot;Educational Researcher&quot;,&quot;language&quot;:&quot;en&quot;,&quot;author&quot;:[{&quot;given&quot;:&quot;Kris D.&quot;,&quot;family&quot;:&quot;Gutiérrez&quot;},{&quot;given&quot;:&quot;Barbara&quot;,&quot;family&quot;:&quot;Rogoff&quot;}],&quot;DOI&quot;:&quot;10.3102/0013189X032005019&quot;,&quot;accessed&quot;:{&quot;date-parts&quot;:[[&quot;2024&quot;,9,8]]},&quot;container-title&quot;:&quot;Educational Researcher&quot;,&quot;type&quot;:&quot;article-journal&quot;,&quot;issued&quot;:{&quot;date-parts&quot;:[[&quot;2003&quot;,6]]},&quot;citation-key&quot;:&quot;gutierrez_cultural_2003&quot;,&quot;title-short&quot;:&quot;Cultural Ways of Learning&quot;,&quot;license&quot;:&quot;http://journals.sagepub.com/page/policies/text-and-data-mining-license&quot;,&quot;title&quot;:&quot;Cultural Ways of Learning: Individual Traits or Repertoires of Practice&quot;,&quot;source&quot;:&quot;DOI.org (Crossref)&quot;,&quot;ISSN&quot;:&quot;0013-189X, 1935-102X&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age&quot;:&quot;19-25&quot;,&quot;id&quot;:&quot;gutierrez_cultural_2003&quot;,&quot;volume&quot;:&quot;32&quot;},&quot;uri&quot;:[&quot;http://zotero.org/users/1913249/items/BW6F6HY6&quot;],&quot;uris&quot;:[&quot;http://zotero.org/users/1913249/items/BW6F6HY6&quot;],&quot;suffix&quot;:&quot;&quot;,&quot;id&quot;:9830,&quot;prefix&quot;:&quot;&quot;}],&quot;citationID&quot;:&quot;kuuxfith&quot;} RNDomqjnyxqsd"/>&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itemData&quot;:{&quot;container-title-short&quot;:&quot;Educational Researcher&quot;,&quot;language&quot;:&quot;en&quot;,&quot;author&quot;:[{&quot;given&quot;:&quot;Kris D.&quot;,&quot;family&quot;:&quot;Gutiérrez&quot;},{&quot;given&quot;:&quot;Barbara&quot;,&quot;family&quot;:&quot;Rogoff&quot;}],&quot;DOI&quot;:&quot;10.3102/0013189X032005019&quot;,&quot;accessed&quot;:{&quot;date-parts&quot;:[[&quot;2024&quot;,9,8]]},&quot;container-title&quot;:&quot;Educational Researcher&quot;,&quot;type&quot;:&quot;article-journal&quot;,&quot;issued&quot;:{&quot;date-parts&quot;:[[&quot;2003&quot;,6]]},&quot;citation-key&quot;:&quot;gutierrez_cultural_2003&quot;,&quot;title-short&quot;:&quot;Cultural Ways of Learning&quot;,&quot;license&quot;:&quot;http://journals.sagepub.com/page/policies/text-and-data-mining-license&quot;,&quot;title&quot;:&quot;Cultural Ways of Learning: Individual Traits or Repertoires of Practice&quot;,&quot;source&quot;:&quot;DOI.org (Crossref)&quot;,&quot;ISSN&quot;:&quot;0013-189X, 1935-102X&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age&quot;:&quot;19-25&quot;,&quot;id&quot;:&quot;gutierrez_cultural_2003&quot;,&quot;volume&quot;:&quot;32&quot;},&quot;uri&quot;:[&quot;http://zotero.org/users/1913249/items/BW6F6HY6&quot;],&quot;uris&quot;:[&quot;http://zotero.org/users/1913249/items/BW6F6HY6&quot;],&quot;suffix&quot;:&quot;&quot;,&quot;id&quot;:9830,&quot;prefix&quot;:&quot;&quot;}],&quot;citationID&quot;:&quot;kuuxfith&quot;}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Part two ends with an exploration of metaphors that synthesise significant features of the learning design which influence dimensions of agency.</text:p>
      <text:p text:style-name="Text_20_body">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rm future recommendations for practice.</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Text_20_body"><text:span text:style-name="T1">more intro material</text:span></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In chapter two I described the characteristics and limits of existing pedagogies in the domain of computer game design and programming (CGD&amp;P) addressing conceptions of abstraction including computational thinking; the role of levels of abstraction for teachers and learners; and the value of epistemological pluralism as a way to value concrete approaches. The research process, in particular attempts in later stages to align with UK computing curricular concerns, provoked careful reflection on abstract-concrete dimensions of emerging knowledge happening in the game making and digital making more generally. The previous chapter began to explore, through the lens of personal appropriation, a variety of concepts and practices suitable for development via this learning design in the form of a map of learning dimensions.</text:p>
      <text:p text:style-name="Text_20_body">This chapter section develops this line of thinking in two broad streams. Firstly, the research process and the evolving design involve a process of <text:span text:style-name="T2">rising to the concrete</text:span>, an analytical process involving identifying from concrete data an abstraction of interest and utility and leveraging the power of this concept to generate distinct concrete instantiations of it. Secondly, the tension between abstract and concrete dimension of the process of learning to program runs as a theme through the literature of this domain. This section ends by unifying these threads with a proposal of GDPs as an intermediate-level construct located between these poles, demonstrating their utility for educational designers, researchers and for participants.</text:p>
      <text:p text:style-name="Text_20_body">To start, however, let us consider the nature of the utility of abstraction using this study’s theoretical framework of activity theory. For Sannino’ <text:reference-mark-start text:name="ZOTERO_ITEM CSL_CITATION {&quot;schema&quot;:&quot;https://github.com/citation-style-language/schema/raw/master/csl-citation.json&quot;,&quot;properties&quot;:{&quot;formattedCitation&quot;:&quot;[-@sannino_activity_2011]&quot;,&quot;noteIndex&quot;:0},&quot;citationItems&quot;:[{&quot;prefix&quot;:&quot;&quot;,&quot;suppress-author&quot;:true,&quot;uri&quot;:[&quot;http://zotero.org/users/1913249/items/WKI57RGM&quot;],&quot;suffix&quot;:&quot;&quot;,&quot;itemData&quot;:{&quot;container-title-short&quot;:&quot;Theory &amp; Psychology&quot;,&quot;language&quot;:&quot;en&quot;,&quot;author&quot;:[{&quot;given&quot;:&quot;Annalisa&quot;,&quot;family&quot;:&quot;Sannino&quot;}],&quot;DOI&quot;:&quot;10.1177/0959354311417485&quot;,&quot;accessed&quot;:{&quot;date-parts&quot;:[[&quot;2020&quot;,2,28]]},&quot;container-title&quot;:&quot;Theory &amp; Psychology&quot;,&quot;type&quot;:&quot;article-journal&quot;,&quot;issued&quot;:{&quot;date-parts&quot;:[[&quot;2011&quot;,10]]},&quot;citation-key&quot;:&quot;sannino_activity_2011&quot;,&quot;title&quot;:&quot;Activity theory as an activist and interventionist theory&quot;,&quot;source&quot;:&quot;DOI.org (Crossref)&quot;,&quot;ISSN&quot;:&quot;0959-3543, 1461-7447&quot;,&quot;page&quot;:&quot;571-59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issue&quot;:&quot;5&quot;,&quot;id&quot;:&quot;sannino_activity_2011&quot;,&quot;volume&quot;:&quot;21&quot;},&quot;id&quot;:3117,&quot;uris&quot;:[&quot;http://zotero.org/users/1913249/items/WKI57RGM&quot;]}],&quot;citationID&quot;:&quot;pagduekd&quot;} RNDczfnvphqnm"/>&lt;Do Zotero Refresh: [-@sannino_activity_2011]&gt;<text:reference-mark-end text:name="ZOTERO_ITEM CSL_CITATION {&quot;schema&quot;:&quot;https://github.com/citation-style-language/schema/raw/master/csl-citation.json&quot;,&quot;properties&quot;:{&quot;formattedCitation&quot;:&quot;[-@sannino_activity_2011]&quot;,&quot;noteIndex&quot;:0},&quot;citationItems&quot;:[{&quot;prefix&quot;:&quot;&quot;,&quot;suppress-author&quot;:true,&quot;uri&quot;:[&quot;http://zotero.org/users/1913249/items/WKI57RGM&quot;],&quot;suffix&quot;:&quot;&quot;,&quot;itemData&quot;:{&quot;container-title-short&quot;:&quot;Theory &amp; Psychology&quot;,&quot;language&quot;:&quot;en&quot;,&quot;author&quot;:[{&quot;given&quot;:&quot;Annalisa&quot;,&quot;family&quot;:&quot;Sannino&quot;}],&quot;DOI&quot;:&quot;10.1177/0959354311417485&quot;,&quot;accessed&quot;:{&quot;date-parts&quot;:[[&quot;2020&quot;,2,28]]},&quot;container-title&quot;:&quot;Theory &amp; Psychology&quot;,&quot;type&quot;:&quot;article-journal&quot;,&quot;issued&quot;:{&quot;date-parts&quot;:[[&quot;2011&quot;,10]]},&quot;citation-key&quot;:&quot;sannino_activity_2011&quot;,&quot;title&quot;:&quot;Activity theory as an activist and interventionist theory&quot;,&quot;source&quot;:&quot;DOI.org (Crossref)&quot;,&quot;ISSN&quot;:&quot;0959-3543, 1461-7447&quot;,&quot;page&quot;:&quot;571-59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issue&quot;:&quot;5&quot;,&quot;id&quot;:&quot;sannino_activity_2011&quot;,&quot;volume&quot;:&quot;21&quot;},&quot;id&quot;:3117,&quot;uris&quot;:[&quot;http://zotero.org/users/1913249/items/WKI57RGM&quot;]}],&quot;citationID&quot;:&quot;pagduekd&quot;} RNDczfnvphqnm"/>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2">germ cell</text:span> <text:reference-mark-start text:name="ZOTERO_ITEM CSL_CITATION {&quot;schema&quot;:&quot;https://github.com/citation-style-language/schema/raw/master/csl-citation.json&quot;,&quot;properties&quot;:{&quot;formattedCitation&quot;:&quot;[@sannino_activity_2011, p.590]&quot;,&quot;noteIndex&quot;:0},&quot;citationItems&quot;:[{&quot;itemData&quot;:{&quot;container-title-short&quot;:&quot;Theory &amp; Psychology&quot;,&quot;language&quot;:&quot;en&quot;,&quot;author&quot;:[{&quot;given&quot;:&quot;Annalisa&quot;,&quot;family&quot;:&quot;Sannino&quot;}],&quot;DOI&quot;:&quot;10.1177/0959354311417485&quot;,&quot;accessed&quot;:{&quot;date-parts&quot;:[[&quot;2020&quot;,2,28]]},&quot;container-title&quot;:&quot;Theory &amp; Psychology&quot;,&quot;type&quot;:&quot;article-journal&quot;,&quot;issued&quot;:{&quot;date-parts&quot;:[[&quot;2011&quot;,10]]},&quot;citation-key&quot;:&quot;sannino_activity_2011&quot;,&quot;title&quot;:&quot;Activity theory as an activist and interventionist theory&quot;,&quot;source&quot;:&quot;DOI.org (Crossref)&quot;,&quot;ISSN&quot;:&quot;0959-3543, 1461-7447&quot;,&quot;page&quot;:&quot;571-59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issue&quot;:&quot;5&quot;,&quot;id&quot;:&quot;sannino_activity_2011&quot;,&quot;volume&quot;:&quot;21&quot;},&quot;locator&quot;:&quot;590&quot;,&quot;uri&quot;:[&quot;http://zotero.org/users/1913249/items/WKI57RGM&quot;],&quot;uris&quot;:[&quot;http://zotero.org/users/1913249/items/WKI57RGM&quot;],&quot;id&quot;:3117,&quot;prefix&quot;:&quot;&quot;}],&quot;citationID&quot;:&quot;zhunukxh&quot;} RNDjvxbyncerx"/>&lt;Do Zotero Refresh: [@sannino_activity_2011, p.590]&gt;<text:reference-mark-end text:name="ZOTERO_ITEM CSL_CITATION {&quot;schema&quot;:&quot;https://github.com/citation-style-language/schema/raw/master/csl-citation.json&quot;,&quot;properties&quot;:{&quot;formattedCitation&quot;:&quot;[@sannino_activity_2011, p.590]&quot;,&quot;noteIndex&quot;:0},&quot;citationItems&quot;:[{&quot;itemData&quot;:{&quot;container-title-short&quot;:&quot;Theory &amp; Psychology&quot;,&quot;language&quot;:&quot;en&quot;,&quot;author&quot;:[{&quot;given&quot;:&quot;Annalisa&quot;,&quot;family&quot;:&quot;Sannino&quot;}],&quot;DOI&quot;:&quot;10.1177/0959354311417485&quot;,&quot;accessed&quot;:{&quot;date-parts&quot;:[[&quot;2020&quot;,2,28]]},&quot;container-title&quot;:&quot;Theory &amp; Psychology&quot;,&quot;type&quot;:&quot;article-journal&quot;,&quot;issued&quot;:{&quot;date-parts&quot;:[[&quot;2011&quot;,10]]},&quot;citation-key&quot;:&quot;sannino_activity_2011&quot;,&quot;title&quot;:&quot;Activity theory as an activist and interventionist theory&quot;,&quot;source&quot;:&quot;DOI.org (Crossref)&quot;,&quot;ISSN&quot;:&quot;0959-3543, 1461-7447&quot;,&quot;page&quot;:&quot;571-59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issue&quot;:&quot;5&quot;,&quot;id&quot;:&quot;sannino_activity_2011&quot;,&quot;volume&quot;:&quot;21&quot;},&quot;locator&quot;:&quot;590&quot;,&quot;uri&quot;:[&quot;http://zotero.org/users/1913249/items/WKI57RGM&quot;],&quot;uris&quot;:[&quot;http://zotero.org/users/1913249/items/WKI57RGM&quot;],&quot;id&quot;:3117,&quot;prefix&quot;:&quot;&quot;}],&quot;citationID&quot;:&quot;zhunukxh&quot;} RNDjvxbyncerx"/>. In this research, the empirical level of abstraction was most prevalent present in P1, D1 and P2 where features to be added to the game were classified as gameplay features and categorised. The nature of abstraction becomes more theoretical as I position each feature as a gameplay design pattern. The guiding conception is the pedagogical utility of a strongly coupled link between a feature of an observable game product (in this case gameplay design patterns) and scaffolding resources available within a community. This concept becomes the root of the varied approaches and forms of support outlined in Chapter 5 and in the resulting uses of GDPs in Chapter 6. The following section makes a parallel between the utility of germ cell concepts and so-called strong concepts or intermediate knowledge in design theory <text:reference-mark-start text:name="ZOTERO_ITEM CSL_CITATION {&quot;schema&quot;:&quot;https://github.com/citation-style-language/schema/raw/master/csl-citation.json&quot;,&quot;properties&quot;:{&quot;formattedCitation&quot;:&quot;[@hook_strong_2012; @barendregt_intermediate-level_2018]&quot;,&quot;noteIndex&quot;:0},&quot;citationItems&quot;:[{&quot;itemData&quot;:{&quot;container-title-short&quot;:&quot;ACM Trans. Comput.-Hum. Interact.&quot;,&quot;language&quot;:&quot;en&quot;,&quot;author&quot;:[{&quot;given&quot;:&quot;Kristina&quot;,&quot;family&quot;:&quot;Höök&quot;},{&quot;given&quot;:&quot;Jonas&quot;,&quot;family&quot;:&quot;Löwgren&quot;}],&quot;DOI&quot;:&quot;10.1145/2362364.2362371&quot;,&quot;accessed&quot;:{&quot;date-parts&quot;:[[&quot;2023&quot;,3,14]]},&quot;container-title&quot;:&quot;ACM Transactions on Computer-Human Interaction&quot;,&quot;type&quot;:&quot;article-journal&quot;,&quot;issue&quot;:&quot;3&quot;,&quot;citation-key&quot;:&quot;hook_strong_2012&quot;,&quot;title-short&quot;:&quot;Strong concepts&quot;,&quot;title&quot;:&quot;Strong concepts: Intermediate-level knowledge in interaction design research&quot;,&quot;source&quot;:&quot;DOI.org (Crossref)&quot;,&quot;ISSN&quot;:&quot;1073-0516, 1557-7325&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issued&quot;:{&quot;date-parts&quot;:[[&quot;2012&quot;,10]]},&quot;id&quot;:&quot;hook_strong_2012&quot;,&quot;volume&quot;:&quot;19&quot;},&quot;uri&quot;:[&quot;http://zotero.org/users/1913249/items/WULC8M4B&quot;],&quot;uris&quot;:[&quot;http://zotero.org/users/1913249/items/WULC8M4B&quot;],&quot;suffix&quot;:&quot;&quot;,&quot;id&quot;:3692,&quot;prefix&quot;:&quot;&quot;},{&quot;itemData&quot;:{&quot;publisher-place&quot;:&quot;Trondheim Norway&quot;,&quot;language&quot;:&quot;en&quot;,&quot;ISBN&quot;:&quot;978-1-4503-5152-2&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event-place&quot;:&quot;Trondheim Norway&quot;,&quot;accessed&quot;:{&quot;date-parts&quot;:[[&quot;2023&quot;,3,14]]},&quot;container-title&quot;:&quot;Proceedings of the 17th ACM Conference on Interaction Design and Children&quot;,&quot;type&quot;:&quot;paper-conference&quot;,&quot;issued&quot;:{&quot;date-parts&quot;:[[&quot;2018&quot;,6,19]]},&quot;citation-key&quot;:&quot;barendregt_intermediate-level_2018&quot;,&quot;title&quot;:&quot;Intermediate-level knowledge in child-computer interaction&quot;,&quot;source&quot;:&quot;DOI.org (Crossref)&quot;,&quot;page&quot;:&quot;699-704&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publisher&quot;:&quot;ACM&quot;,&quot;id&quot;:&quot;barendregt_intermediate-level_2018&quot;,&quot;DOI&quot;:&quot;10.1145/3202185.3205865&quot;},&quot;uri&quot;:[&quot;http://zotero.org/users/1913249/items/MKIM9VHR&quot;],&quot;uris&quot;:[&quot;http://zotero.org/users/1913249/items/MKIM9VHR&quot;],&quot;suffix&quot;:&quot;&quot;,&quot;id&quot;:3694,&quot;prefix&quot;:&quot;&quot;}],&quot;citationID&quot;:&quot;jbalbgzx&quot;} RNDwgojtnrnbl"/>&lt;Do Zotero Refresh: [@hook_strong_2012; @barendregt_intermediate-level_2018]&gt;<text:reference-mark-end text:name="ZOTERO_ITEM CSL_CITATION {&quot;schema&quot;:&quot;https://github.com/citation-style-language/schema/raw/master/csl-citation.json&quot;,&quot;properties&quot;:{&quot;formattedCitation&quot;:&quot;[@hook_strong_2012; @barendregt_intermediate-level_2018]&quot;,&quot;noteIndex&quot;:0},&quot;citationItems&quot;:[{&quot;itemData&quot;:{&quot;container-title-short&quot;:&quot;ACM Trans. Comput.-Hum. Interact.&quot;,&quot;language&quot;:&quot;en&quot;,&quot;author&quot;:[{&quot;given&quot;:&quot;Kristina&quot;,&quot;family&quot;:&quot;Höök&quot;},{&quot;given&quot;:&quot;Jonas&quot;,&quot;family&quot;:&quot;Löwgren&quot;}],&quot;DOI&quot;:&quot;10.1145/2362364.2362371&quot;,&quot;accessed&quot;:{&quot;date-parts&quot;:[[&quot;2023&quot;,3,14]]},&quot;container-title&quot;:&quot;ACM Transactions on Computer-Human Interaction&quot;,&quot;type&quot;:&quot;article-journal&quot;,&quot;issue&quot;:&quot;3&quot;,&quot;citation-key&quot;:&quot;hook_strong_2012&quot;,&quot;title-short&quot;:&quot;Strong concepts&quot;,&quot;title&quot;:&quot;Strong concepts: Intermediate-level knowledge in interaction design research&quot;,&quot;source&quot;:&quot;DOI.org (Crossref)&quot;,&quot;ISSN&quot;:&quot;1073-0516, 1557-7325&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issued&quot;:{&quot;date-parts&quot;:[[&quot;2012&quot;,10]]},&quot;id&quot;:&quot;hook_strong_2012&quot;,&quot;volume&quot;:&quot;19&quot;},&quot;uri&quot;:[&quot;http://zotero.org/users/1913249/items/WULC8M4B&quot;],&quot;uris&quot;:[&quot;http://zotero.org/users/1913249/items/WULC8M4B&quot;],&quot;suffix&quot;:&quot;&quot;,&quot;id&quot;:3692,&quot;prefix&quot;:&quot;&quot;},{&quot;itemData&quot;:{&quot;publisher-place&quot;:&quot;Trondheim Norway&quot;,&quot;language&quot;:&quot;en&quot;,&quot;ISBN&quot;:&quot;978-1-4503-5152-2&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event-place&quot;:&quot;Trondheim Norway&quot;,&quot;accessed&quot;:{&quot;date-parts&quot;:[[&quot;2023&quot;,3,14]]},&quot;container-title&quot;:&quot;Proceedings of the 17th ACM Conference on Interaction Design and Children&quot;,&quot;type&quot;:&quot;paper-conference&quot;,&quot;issued&quot;:{&quot;date-parts&quot;:[[&quot;2018&quot;,6,19]]},&quot;citation-key&quot;:&quot;barendregt_intermediate-level_2018&quot;,&quot;title&quot;:&quot;Intermediate-level knowledge in child-computer interaction&quot;,&quot;source&quot;:&quot;DOI.org (Crossref)&quot;,&quot;page&quot;:&quot;699-704&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publisher&quot;:&quot;ACM&quot;,&quot;id&quot;:&quot;barendregt_intermediate-level_2018&quot;,&quot;DOI&quot;:&quot;10.1145/3202185.3205865&quot;},&quot;uri&quot;:[&quot;http://zotero.org/users/1913249/items/MKIM9VHR&quot;],&quot;uris&quot;:[&quot;http://zotero.org/users/1913249/items/MKIM9VHR&quot;],&quot;suffix&quot;:&quot;&quot;,&quot;id&quot;:3694,&quot;prefix&quot;:&quot;&quot;}],&quot;citationID&quot;:&quot;jbalbgzx&quot;} RNDwgojtnrnbl"/>.</text:p>
      <text:p text:style-name="Text_20_body"/>
      <text:h text:style-name="Heading_20_3" text:outline-level="3"><text:bookmark-start text:name="exploration-of-gdps-as-an-intermediate-level-construct-in-relation-to-other-conceptions-of-abstraction-in-computing-education-research"/>Exploration of GDPs as an intermediate-level construct in relation to other conceptions of abstraction in computing education research<text:bookmark-end text:name="exploration-of-gdps-as-an-intermediate-level-construct-in-relation-to-other-conceptions-of-abstraction-in-computing-education-research"/></text:h>
      <text:p text:style-name="First_20_paragraph">As explored in Chapter 2, 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schema&quot;:&quot;https://github.com/citation-style-language/schema/raw/master/csl-citation.json&quot;,&quot;properties&quot;:{&quot;formattedCitation&quot;:&quot;[@dearden_pattern_2006, p. 20]&quot;,&quot;noteIndex&quot;:0},&quot;citationItems&quot;:[{&quot;itemData&quot;:{&quot;container-title-short&quot;:&quot;Human–Computer Interaction&quot;,&quot;language&quot;:&quot;en&quot;,&quot;author&quot;:[{&quot;given&quot;:&quot;Andy&quot;,&quot;family&quot;:&quot;Dearden&quot;},{&quot;given&quot;:&quot;Janet&quot;,&quot;family&quot;:&quot;Finlay&quot;}],&quot;DOI&quot;:&quot;10.1207/s15327051hci2101_3&quot;,&quot;accessed&quot;:{&quot;date-parts&quot;:[[&quot;2020&quot;,3,31]]},&quot;container-title&quot;:&quot;Human–Computer Interaction&quot;,&quot;type&quot;:&quot;article-journal&quot;,&quot;issue&quot;:&quot;1&quot;,&quot;citation-key&quot;:&quot;dearden_pattern_2006&quot;,&quot;title-short&quot;:&quot;Pattern Languages in HCI&quot;,&quot;title&quot;:&quot;Pattern Languages in HCI: A Critical Review&quot;,&quot;source&quot;:&quot;DOI.org (Crossref)&quot;,&quot;ISSN&quot;:&quot;0737-0024, 1532-7051&quot;,&quot;page&quot;:&quot;49-102&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URL&quot;:&quot;https://www.tandfonline.com/doi/full/10.1207/s15327051hci2101_3&quot;,&quot;issued&quot;:{&quot;date-parts&quot;:[[&quot;2006&quot;,3]]},&quot;id&quot;:&quot;dearden_pattern_2006&quot;,&quot;volume&quot;:&quot;21&quot;},&quot;locator&quot;:&quot; 20&quot;,&quot;uri&quot;:[&quot;http://zotero.org/users/1913249/items/6SGNVNII&quot;],&quot;uris&quot;:[&quot;http://zotero.org/users/1913249/items/6SGNVNII&quot;],&quot;id&quot;:3075,&quot;prefix&quot;:&quot;&quot;}],&quot;citationID&quot;:&quot;yyshtqjr&quot;} RNDelwvifxjry"/>&lt;Do Zotero Refresh: [@dearden_pattern_2006, p. 20]&gt;<text:reference-mark-end text:name="ZOTERO_ITEM CSL_CITATION {&quot;schema&quot;:&quot;https://github.com/citation-style-language/schema/raw/master/csl-citation.json&quot;,&quot;properties&quot;:{&quot;formattedCitation&quot;:&quot;[@dearden_pattern_2006, p. 20]&quot;,&quot;noteIndex&quot;:0},&quot;citationItems&quot;:[{&quot;itemData&quot;:{&quot;container-title-short&quot;:&quot;Human–Computer Interaction&quot;,&quot;language&quot;:&quot;en&quot;,&quot;author&quot;:[{&quot;given&quot;:&quot;Andy&quot;,&quot;family&quot;:&quot;Dearden&quot;},{&quot;given&quot;:&quot;Janet&quot;,&quot;family&quot;:&quot;Finlay&quot;}],&quot;DOI&quot;:&quot;10.1207/s15327051hci2101_3&quot;,&quot;accessed&quot;:{&quot;date-parts&quot;:[[&quot;2020&quot;,3,31]]},&quot;container-title&quot;:&quot;Human–Computer Interaction&quot;,&quot;type&quot;:&quot;article-journal&quot;,&quot;issue&quot;:&quot;1&quot;,&quot;citation-key&quot;:&quot;dearden_pattern_2006&quot;,&quot;title-short&quot;:&quot;Pattern Languages in HCI&quot;,&quot;title&quot;:&quot;Pattern Languages in HCI: A Critical Review&quot;,&quot;source&quot;:&quot;DOI.org (Crossref)&quot;,&quot;ISSN&quot;:&quot;0737-0024, 1532-7051&quot;,&quot;page&quot;:&quot;49-102&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URL&quot;:&quot;https://www.tandfonline.com/doi/full/10.1207/s15327051hci2101_3&quot;,&quot;issued&quot;:{&quot;date-parts&quot;:[[&quot;2006&quot;,3]]},&quot;id&quot;:&quot;dearden_pattern_2006&quot;,&quot;volume&quot;:&quot;21&quot;},&quot;locator&quot;:&quot; 20&quot;,&quot;uri&quot;:[&quot;http://zotero.org/users/1913249/items/6SGNVNII&quot;],&quot;uris&quot;:[&quot;http://zotero.org/users/1913249/items/6SGNVNII&quot;],&quot;id&quot;:3075,&quot;prefix&quot;:&quot;&quot;}],&quot;citationID&quot;:&quot;yyshtqjr&quot;} RNDelwvifxjry"/>. Höök and Löwgren <text:reference-mark-start text:name="ZOTERO_ITEM CSL_CITATION {&quot;schema&quot;:&quot;https://github.com/citation-style-language/schema/raw/master/csl-citation.json&quot;,&quot;properties&quot;:{&quot;formattedCitation&quot;:&quot;[@hook_strong_2012]&quot;,&quot;noteIndex&quot;:0},&quot;citationItems&quot;:[{&quot;itemData&quot;:{&quot;container-title-short&quot;:&quot;ACM Trans. Comput.-Hum. Interact.&quot;,&quot;language&quot;:&quot;en&quot;,&quot;author&quot;:[{&quot;given&quot;:&quot;Kristina&quot;,&quot;family&quot;:&quot;Höök&quot;},{&quot;given&quot;:&quot;Jonas&quot;,&quot;family&quot;:&quot;Löwgren&quot;}],&quot;DOI&quot;:&quot;10.1145/2362364.2362371&quot;,&quot;accessed&quot;:{&quot;date-parts&quot;:[[&quot;2023&quot;,3,14]]},&quot;container-title&quot;:&quot;ACM Transactions on Computer-Human Interaction&quot;,&quot;type&quot;:&quot;article-journal&quot;,&quot;issue&quot;:&quot;3&quot;,&quot;citation-key&quot;:&quot;hook_strong_2012&quot;,&quot;title-short&quot;:&quot;Strong concepts&quot;,&quot;title&quot;:&quot;Strong concepts: Intermediate-level knowledge in interaction design research&quot;,&quot;source&quot;:&quot;DOI.org (Crossref)&quot;,&quot;ISSN&quot;:&quot;1073-0516, 1557-7325&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issued&quot;:{&quot;date-parts&quot;:[[&quot;2012&quot;,10]]},&quot;id&quot;:&quot;hook_strong_2012&quot;,&quot;volume&quot;:&quot;19&quot;},&quot;uri&quot;:[&quot;http://zotero.org/users/1913249/items/WULC8M4B&quot;],&quot;uris&quot;:[&quot;http://zotero.org/users/1913249/items/WULC8M4B&quot;],&quot;suffix&quot;:&quot;&quot;,&quot;id&quot;:3692,&quot;prefix&quot;:&quot;&quot;}],&quot;citationID&quot;:&quot;prwlykvr&quot;} RNDxmfyxdwqlq"/>&lt;Do Zotero Refresh: [@hook_strong_2012]&gt;<text:reference-mark-end text:name="ZOTERO_ITEM CSL_CITATION {&quot;schema&quot;:&quot;https://github.com/citation-style-language/schema/raw/master/csl-citation.json&quot;,&quot;properties&quot;:{&quot;formattedCitation&quot;:&quot;[@hook_strong_2012]&quot;,&quot;noteIndex&quot;:0},&quot;citationItems&quot;:[{&quot;itemData&quot;:{&quot;container-title-short&quot;:&quot;ACM Trans. Comput.-Hum. Interact.&quot;,&quot;language&quot;:&quot;en&quot;,&quot;author&quot;:[{&quot;given&quot;:&quot;Kristina&quot;,&quot;family&quot;:&quot;Höök&quot;},{&quot;given&quot;:&quot;Jonas&quot;,&quot;family&quot;:&quot;Löwgren&quot;}],&quot;DOI&quot;:&quot;10.1145/2362364.2362371&quot;,&quot;accessed&quot;:{&quot;date-parts&quot;:[[&quot;2023&quot;,3,14]]},&quot;container-title&quot;:&quot;ACM Transactions on Computer-Human Interaction&quot;,&quot;type&quot;:&quot;article-journal&quot;,&quot;issue&quot;:&quot;3&quot;,&quot;citation-key&quot;:&quot;hook_strong_2012&quot;,&quot;title-short&quot;:&quot;Strong concepts&quot;,&quot;title&quot;:&quot;Strong concepts: Intermediate-level knowledge in interaction design research&quot;,&quot;source&quot;:&quot;DOI.org (Crossref)&quot;,&quot;ISSN&quot;:&quot;1073-0516, 1557-7325&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issued&quot;:{&quot;date-parts&quot;:[[&quot;2012&quot;,10]]},&quot;id&quot;:&quot;hook_strong_2012&quot;,&quot;volume&quot;:&quot;19&quot;},&quot;uri&quot;:[&quot;http://zotero.org/users/1913249/items/WULC8M4B&quot;],&quot;uris&quot;:[&quot;http://zotero.org/users/1913249/items/WULC8M4B&quot;],&quot;suffix&quot;:&quot;&quot;,&quot;id&quot;:3692,&quot;prefix&quot;:&quot;&quot;}],&quot;citationID&quot;:&quot;prwlykvr&quot;} RNDxmfyxdwqlq"/> illustrate this <text:span text:style-name="T2">midway</text:span> concepts as heuristics or design patterns between concrete instances of products and more general theories e.g. constructivism <text:reference-mark-start text:name="ZOTERO_ITEM CSL_CITATION {&quot;schema&quot;:&quot;https://github.com/citation-style-language/schema/raw/master/csl-citation.json&quot;,&quot;properties&quot;:{&quot;formattedCitation&quot;:&quot;[@stolterman_concept-driven_2010]&quot;,&quot;noteIndex&quot;:0},&quot;citationItems&quot;:[{&quot;itemData&quot;:{&quot;container-title-short&quot;:&quot;Human–Computer Interaction&quot;,&quot;language&quot;:&quot;en&quot;,&quot;author&quot;:[{&quot;given&quot;:&quot;Erik&quot;,&quot;family&quot;:&quot;Stolterman&quot;},{&quot;given&quot;:&quot;Mikael&quot;,&quot;family&quot;:&quot;Wiberg&quot;}],&quot;DOI&quot;:&quot;10.1080/07370020903586696&quot;,&quot;accessed&quot;:{&quot;date-parts&quot;:[[&quot;2025&quot;,3,5]]},&quot;container-title&quot;:&quot;Human–Computer Interaction&quot;,&quot;type&quot;:&quot;article-journal&quot;,&quot;issued&quot;:{&quot;date-parts&quot;:[[&quot;2010&quot;,5,28]]},&quot;citation-key&quot;:&quot;stolterman_concept-driven_2010&quot;,&quot;title&quot;:&quot;Concept-Driven Interaction Design Research&quot;,&quot;source&quot;:&quot;DOI.org (Crossref)&quot;,&quot;ISSN&quot;:&quot;0737-0024, 1532-7051&quot;,&quot;page&quot;:&quot;95-118&quot;,&quot;issue&quot;:&quot;2&quot;,&quot;URL&quot;:&quot;https://www.tandfonline.com/doi/full/10.1080/07370020903586696&quot;,&quot;id&quot;:&quot;stolterman_concept-driven_2010&quot;,&quot;volume&quot;:&quot;25&quot;},&quot;uri&quot;:[&quot;http://zotero.org/users/1913249/items/FDWWQBHX&quot;],&quot;uris&quot;:[&quot;http://zotero.org/users/1913249/items/FDWWQBHX&quot;],&quot;suffix&quot;:&quot;&quot;,&quot;id&quot;:10140,&quot;prefix&quot;:&quot;&quot;}],&quot;citationID&quot;:&quot;huhlfeho&quot;} RNDkexcdmtzyr"/>&lt;Do Zotero Refresh: [@stolterman_concept-driven_2010]&gt;<text:reference-mark-end text:name="ZOTERO_ITEM CSL_CITATION {&quot;schema&quot;:&quot;https://github.com/citation-style-language/schema/raw/master/csl-citation.json&quot;,&quot;properties&quot;:{&quot;formattedCitation&quot;:&quot;[@stolterman_concept-driven_2010]&quot;,&quot;noteIndex&quot;:0},&quot;citationItems&quot;:[{&quot;itemData&quot;:{&quot;container-title-short&quot;:&quot;Human–Computer Interaction&quot;,&quot;language&quot;:&quot;en&quot;,&quot;author&quot;:[{&quot;given&quot;:&quot;Erik&quot;,&quot;family&quot;:&quot;Stolterman&quot;},{&quot;given&quot;:&quot;Mikael&quot;,&quot;family&quot;:&quot;Wiberg&quot;}],&quot;DOI&quot;:&quot;10.1080/07370020903586696&quot;,&quot;accessed&quot;:{&quot;date-parts&quot;:[[&quot;2025&quot;,3,5]]},&quot;container-title&quot;:&quot;Human–Computer Interaction&quot;,&quot;type&quot;:&quot;article-journal&quot;,&quot;issued&quot;:{&quot;date-parts&quot;:[[&quot;2010&quot;,5,28]]},&quot;citation-key&quot;:&quot;stolterman_concept-driven_2010&quot;,&quot;title&quot;:&quot;Concept-Driven Interaction Design Research&quot;,&quot;source&quot;:&quot;DOI.org (Crossref)&quot;,&quot;ISSN&quot;:&quot;0737-0024, 1532-7051&quot;,&quot;page&quot;:&quot;95-118&quot;,&quot;issue&quot;:&quot;2&quot;,&quot;URL&quot;:&quot;https://www.tandfonline.com/doi/full/10.1080/07370020903586696&quot;,&quot;id&quot;:&quot;stolterman_concept-driven_2010&quot;,&quot;volume&quot;:&quot;25&quot;},&quot;uri&quot;:[&quot;http://zotero.org/users/1913249/items/FDWWQBHX&quot;],&quot;uris&quot;:[&quot;http://zotero.org/users/1913249/items/FDWWQBHX&quot;],&quot;suffix&quot;:&quot;&quot;,&quot;id&quot;:10140,&quot;prefix&quot;:&quot;&quot;}],&quot;citationID&quot;:&quot;huhlfeho&quot;} RNDkexcdmtzyr"/>.</text:p>
      <text:p text:style-name="Text_20_body">The work of Eriksson et al. <text:reference-mark-start text:name="ZOTERO_ITEM CSL_CITATION {&quot;schema&quot;:&quot;https://github.com/citation-style-language/schema/raw/master/csl-citation.json&quot;,&quot;properties&quot;:{&quot;formattedCitation&quot;:&quot;[-@eriksson_using_2019, p.15]&quot;,&quot;noteIndex&quot;:0},&quot;citationItems&quot;:[{&quot;prefix&quot;:&quot;&quot;,&quot;suppress-author&quot;:true,&quot;uri&quot;:[&quot;http://zotero.org/users/1913249/items/YJKSC8LM&quot;],&quot;uris&quot;:[&quot;http://zotero.org/users/1913249/items/YJKSC8LM&quot;],&quot;locator&quot;:&quot;15&quot;,&quot;id&quot;:3745,&quot;itemData&quot;:{&quot;publisher-place&quot;:&quot;Boise ID USA&quot;,&quot;language&quot;:&quot;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accessed&quot;:{&quot;date-parts&quot;:[[&quot;2022&quot;,8,9]]},&quot;container-title&quot;:&quot;Proceedings of the 18th ACM International Conference on Interaction Design and Children&quot;,&quot;type&quot;:&quot;paper-conference&quot;,&quot;issued&quot;:{&quot;date-parts&quot;:[[&quot;2019&quot;,6,12]]},&quot;citation-key&quot;:&quot;eriksson_using_2019&quot;,&quot;title&quot;:&quot;Using Gameplay Design Patterns with Children in the Redesign of a Collaborative Co-located Game&quot;,&quot;source&quot;:&quot;DOI.org (Crossref)&quot;,&quot;page&quot;:&quot;15-25&quot;,&quot;event-title&quot;:&quot;IDC '19: Interaction Design and Children&quot;,&quot;URL&quot;:&quot;https://dl.acm.org/doi/10.1145/3311927.3323155&quot;,&quot;publisher&quot;:&quot;ACM&quot;,&quot;id&quot;:&quot;eriksson_using_2019&quot;,&quot;DOI&quot;:&quot;10.1145/3311927.3323155&quot;}}],&quot;citationID&quot;:&quot;jtjhgpgd&quot;} RNDtduetbybne"/>&lt;Do Zotero Refresh: [-@eriksson_using_2019, p.15]&gt;<text:reference-mark-end text:name="ZOTERO_ITEM CSL_CITATION {&quot;schema&quot;:&quot;https://github.com/citation-style-language/schema/raw/master/csl-citation.json&quot;,&quot;properties&quot;:{&quot;formattedCitation&quot;:&quot;[-@eriksson_using_2019, p.15]&quot;,&quot;noteIndex&quot;:0},&quot;citationItems&quot;:[{&quot;prefix&quot;:&quot;&quot;,&quot;suppress-author&quot;:true,&quot;uri&quot;:[&quot;http://zotero.org/users/1913249/items/YJKSC8LM&quot;],&quot;uris&quot;:[&quot;http://zotero.org/users/1913249/items/YJKSC8LM&quot;],&quot;locator&quot;:&quot;15&quot;,&quot;id&quot;:3745,&quot;itemData&quot;:{&quot;publisher-place&quot;:&quot;Boise ID USA&quot;,&quot;language&quot;:&quot;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accessed&quot;:{&quot;date-parts&quot;:[[&quot;2022&quot;,8,9]]},&quot;container-title&quot;:&quot;Proceedings of the 18th ACM International Conference on Interaction Design and Children&quot;,&quot;type&quot;:&quot;paper-conference&quot;,&quot;issued&quot;:{&quot;date-parts&quot;:[[&quot;2019&quot;,6,12]]},&quot;citation-key&quot;:&quot;eriksson_using_2019&quot;,&quot;title&quot;:&quot;Using Gameplay Design Patterns with Children in the Redesign of a Collaborative Co-located Game&quot;,&quot;source&quot;:&quot;DOI.org (Crossref)&quot;,&quot;page&quot;:&quot;15-25&quot;,&quot;event-title&quot;:&quot;IDC '19: Interaction Design and Children&quot;,&quot;URL&quot;:&quot;https://dl.acm.org/doi/10.1145/3311927.3323155&quot;,&quot;publisher&quot;:&quot;ACM&quot;,&quot;id&quot;:&quot;eriksson_using_2019&quot;,&quot;DOI&quot;:&quot;10.1145/3311927.3323155&quot;}}],&quot;citationID&quot;:&quot;jtjhgpgd&quot;} RNDtduetbybne"/> using gameplay design patterns with young people frame design patterns as “intermediate-level concepts”, and used a curated collection of GDPs as a base for young people to input ideas for game redesign. There is still much work to be undertaken addressing the utility of GDPs to support novice programmers. 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schema&quot;:&quot;https://github.com/citation-style-language/schema/raw/master/csl-citation.json&quot;,&quot;properties&quot;:{&quot;formattedCitation&quot;:&quot;[@repenning_scalable_2015]&quot;,&quot;noteIndex&quot;:0},&quot;citationItems&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accessed&quot;:{&quot;date-parts&quot;:[[&quot;2018&quot;,7,18]]},&quot;container-title&quot;:&quot;Trans. Comput. Educ.&quot;,&quot;type&quot;:&quot;article-journal&quot;,&quot;issued&quot;:{&quot;date-parts&quot;:[[&quot;2015&quot;,4]]},&quot;citation-key&quot;:&quot;repenning_scalable_2015&quot;,&quot;title-short&quot;:&quot;Scalable Game Design&quot;,&quot;title&quot;:&quot;Scalable Game Design: A Strategy to Bring Systemic Computer Science Education to Schools Through Game Design and Simulation Creation&quot;,&quot;source&quot;:&quot;ACM Digital Library&quot;,&quot;ISSN&quot;:&quot;1946-6226&quot;,&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quot;:&quot;2&quot;,&quot;URL&quot;:&quot;http://doi.acm.org/10.1145/2700517&quot;,&quot;id&quot;:&quot;repenning_scalable_2015&quot;,&quot;volume&quot;:&quot;15&quot;},&quot;uri&quot;:[&quot;http://zotero.org/users/1913249/items/Q248ZHQD&quot;],&quot;uris&quot;:[&quot;http://zotero.org/users/1913249/items/Q248ZHQD&quot;],&quot;suffix&quot;:&quot;&quot;,&quot;id&quot;:2595,&quot;prefix&quot;:&quot;&quot;}],&quot;citationID&quot;:&quot;gutrzqtc&quot;} RNDdncbflvotb"/>&lt;Do Zotero Refresh: [@repenning_scalable_2015]&gt;<text:reference-mark-end text:name="ZOTERO_ITEM CSL_CITATION {&quot;schema&quot;:&quot;https://github.com/citation-style-language/schema/raw/master/csl-citation.json&quot;,&quot;properties&quot;:{&quot;formattedCitation&quot;:&quot;[@repenning_scalable_2015]&quot;,&quot;noteIndex&quot;:0},&quot;citationItems&quot;:[{&quot;itemData&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accessed&quot;:{&quot;date-parts&quot;:[[&quot;2018&quot;,7,18]]},&quot;container-title&quot;:&quot;Trans. Comput. Educ.&quot;,&quot;type&quot;:&quot;article-journal&quot;,&quot;issued&quot;:{&quot;date-parts&quot;:[[&quot;2015&quot;,4]]},&quot;citation-key&quot;:&quot;repenning_scalable_2015&quot;,&quot;title-short&quot;:&quot;Scalable Game Design&quot;,&quot;title&quot;:&quot;Scalable Game Design: A Strategy to Bring Systemic Computer Science Education to Schools Through Game Design and Simulation Creation&quot;,&quot;source&quot;:&quot;ACM Digital Library&quot;,&quot;ISSN&quot;:&quot;1946-6226&quot;,&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quot;:&quot;2&quot;,&quot;URL&quot;:&quot;http://doi.acm.org/10.1145/2700517&quot;,&quot;id&quot;:&quot;repenning_scalable_2015&quot;,&quot;volume&quot;:&quot;15&quot;},&quot;uri&quot;:[&quot;http://zotero.org/users/1913249/items/Q248ZHQD&quot;],&quot;uris&quot;:[&quot;http://zotero.org/users/1913249/items/Q248ZHQD&quot;],&quot;suffix&quot;:&quot;&quot;,&quot;id&quot;:2595,&quot;prefix&quot;:&quot;&quot;}],&quot;citationID&quot;:&quot;gutrzqtc&quot;} RNDdncbflvotb"/> or analysis and assessment of code complexity <text:reference-mark-start text:name="ZOTERO_ITEM CSL_CITATION {&quot;schema&quot;:&quot;https://github.com/citation-style-language/schema/raw/master/csl-citation.json&quot;,&quot;properties&quot;:{&quot;formattedCitation&quot;:&quot;[@werner_children_2014; @bienkowski2015assessment]&quot;,&quot;noteIndex&quot;:0},&quot;citationItems&quot;:[{&quot;itemData&quot;:{&quot;language&quot;:&quot;en&quot;,&quot;author&quot;:[{&quot;given&quot;:&quot;Linda&quot;,&quot;family&quot;:&quot;Werner&quot;},{&quot;given&quot;:&quot;Jill&quot;,&quot;family&quot;:&quot;Denner&quot;},{&quot;given&quot;:&quot;Shannon&quot;,&quot;family&quot;:&quot;Campe&quot;}],&quot;DOI&quot;:&quot;10.1145/2677091&quot;,&quot;accessed&quot;:{&quot;date-parts&quot;:[[&quot;2018&quot;,8,16]]},&quot;container-title&quot;:&quot;ACM Transactions on Computing Education&quot;,&quot;type&quot;:&quot;article-journal&quot;,&quot;issued&quot;:{&quot;date-parts&quot;:[[&quot;2014&quot;,12,23]]},&quot;citation-key&quot;:&quot;werner_children_2014&quot;,&quot;title-short&quot;:&quot;Children Programming Games&quot;,&quot;title&quot;:&quot;Children Programming Games: A Strategy for Measuring Computational Learning&quot;,&quot;source&quot;:&quot;Crossref&quot;,&quot;ISSN&quot;:&quot;19466226&quot;,&quot;page&quot;:&quot;1-22&quot;,&quot;issue&quot;:&quot;4&quot;,&quot;URL&quot;:&quot;http://dl.acm.org/citation.cfm?doid=2698235.2677091&quot;,&quot;id&quot;:&quot;werner_children_2014&quot;,&quot;volume&quot;:&quot;14&quot;},&quot;uri&quot;:[&quot;http://zotero.org/users/1913249/items/GK5Z3NX3&quot;],&quot;uris&quot;:[&quot;http://zotero.org/users/1913249/items/GK5Z3NX3&quot;],&quot;suffix&quot;:&quot;&quot;,&quot;id&quot;:2929,&quot;prefix&quot;:&quot;&quot;},{&quot;itemData&quot;:{&quot;container-title&quot;:&quot;SRI International&quot;,&quot;author&quot;:[{&quot;given&quot;:&quot;Marie&quot;,&quot;family&quot;:&quot;Bienkowski&quot;},{&quot;given&quot;:&quot;Eric&quot;,&quot;family&quot;:&quot;Snow&quot;},{&quot;given&quot;:&quot;Daisy&quot;,&quot;family&quot;:&quot;Rutstein&quot;},{&quot;given&quot;:&quot;Shuchi&quot;,&quot;family&quot;:&quot;Grover&quot;}],&quot;issued&quot;:{&quot;date-parts&quot;:[[&quot;2015&quot;]]},&quot;citation-key&quot;:&quot;bienkowski2015assessment&quot;,&quot;type&quot;:&quot;article-journal&quot;,&quot;id&quot;:&quot;bienkowski2015assessment&quot;,&quot;title&quot;:&quot;Assessment design patterns for computational thinking practices in secondary computer science: A first look&quot;},&quot;uri&quot;:[&quot;http://zotero.org/users/1913249/items/U9DYUJWX&quot;],&quot;uris&quot;:[&quot;http://zotero.org/users/1913249/items/U9DYUJWX&quot;],&quot;suffix&quot;:&quot;&quot;,&quot;id&quot;:10172,&quot;prefix&quot;:&quot;&quot;}],&quot;citationID&quot;:&quot;ezfxdzbw&quot;} RNDbaxpeekxvj"/>&lt;Do Zotero Refresh: [@werner_children_2014; @bienkowski2015assessment]&gt;<text:reference-mark-end text:name="ZOTERO_ITEM CSL_CITATION {&quot;schema&quot;:&quot;https://github.com/citation-style-language/schema/raw/master/csl-citation.json&quot;,&quot;properties&quot;:{&quot;formattedCitation&quot;:&quot;[@werner_children_2014; @bienkowski2015assessment]&quot;,&quot;noteIndex&quot;:0},&quot;citationItems&quot;:[{&quot;itemData&quot;:{&quot;language&quot;:&quot;en&quot;,&quot;author&quot;:[{&quot;given&quot;:&quot;Linda&quot;,&quot;family&quot;:&quot;Werner&quot;},{&quot;given&quot;:&quot;Jill&quot;,&quot;family&quot;:&quot;Denner&quot;},{&quot;given&quot;:&quot;Shannon&quot;,&quot;family&quot;:&quot;Campe&quot;}],&quot;DOI&quot;:&quot;10.1145/2677091&quot;,&quot;accessed&quot;:{&quot;date-parts&quot;:[[&quot;2018&quot;,8,16]]},&quot;container-title&quot;:&quot;ACM Transactions on Computing Education&quot;,&quot;type&quot;:&quot;article-journal&quot;,&quot;issued&quot;:{&quot;date-parts&quot;:[[&quot;2014&quot;,12,23]]},&quot;citation-key&quot;:&quot;werner_children_2014&quot;,&quot;title-short&quot;:&quot;Children Programming Games&quot;,&quot;title&quot;:&quot;Children Programming Games: A Strategy for Measuring Computational Learning&quot;,&quot;source&quot;:&quot;Crossref&quot;,&quot;ISSN&quot;:&quot;19466226&quot;,&quot;page&quot;:&quot;1-22&quot;,&quot;issue&quot;:&quot;4&quot;,&quot;URL&quot;:&quot;http://dl.acm.org/citation.cfm?doid=2698235.2677091&quot;,&quot;id&quot;:&quot;werner_children_2014&quot;,&quot;volume&quot;:&quot;14&quot;},&quot;uri&quot;:[&quot;http://zotero.org/users/1913249/items/GK5Z3NX3&quot;],&quot;uris&quot;:[&quot;http://zotero.org/users/1913249/items/GK5Z3NX3&quot;],&quot;suffix&quot;:&quot;&quot;,&quot;id&quot;:2929,&quot;prefix&quot;:&quot;&quot;},{&quot;itemData&quot;:{&quot;container-title&quot;:&quot;SRI International&quot;,&quot;author&quot;:[{&quot;given&quot;:&quot;Marie&quot;,&quot;family&quot;:&quot;Bienkowski&quot;},{&quot;given&quot;:&quot;Eric&quot;,&quot;family&quot;:&quot;Snow&quot;},{&quot;given&quot;:&quot;Daisy&quot;,&quot;family&quot;:&quot;Rutstein&quot;},{&quot;given&quot;:&quot;Shuchi&quot;,&quot;family&quot;:&quot;Grover&quot;}],&quot;issued&quot;:{&quot;date-parts&quot;:[[&quot;2015&quot;]]},&quot;citation-key&quot;:&quot;bienkowski2015assessment&quot;,&quot;type&quot;:&quot;article-journal&quot;,&quot;id&quot;:&quot;bienkowski2015assessment&quot;,&quot;title&quot;:&quot;Assessment design patterns for computational thinking practices in secondary computer science: A first look&quot;},&quot;uri&quot;:[&quot;http://zotero.org/users/1913249/items/U9DYUJWX&quot;],&quot;uris&quot;:[&quot;http://zotero.org/users/1913249/items/U9DYUJWX&quot;],&quot;suffix&quot;:&quot;&quot;,&quot;id&quot;:10172,&quot;prefix&quot;:&quot;&quot;}],&quot;citationID&quot;:&quot;ezfxdzbw&quot;} RNDbaxpeekxvj"/>. Before fully exploring 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utational-thinking"/>Computational thinking<text:bookmark-end text:name="computational-thinking"/></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schema&quot;:&quot;https://github.com/citation-style-language/schema/raw/master/csl-citation.json&quot;,&quot;properties&quot;:{&quot;formattedCitation&quot;:&quot;[@brennan_new_2012]&quot;,&quot;noteIndex&quot;:0},&quot;citationItems&quot;:[{&quot;itemData&quot;:{&quot;type&quot;:&quot;article-journal&quot;,&quot;issued&quot;:{&quot;date-parts&quot;:[[&quot;2012&quot;]]},&quot;citation-key&quot;:&quot;brennan_new_2012&quot;,&quot;title&quot;:&quot;New frameworks for studying and assessing the development of computational thinking&quot;,&quot;source&quot;:&quot;Zotero&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author&quot;:[{&quot;given&quot;:&quot;Karen&quot;,&quot;family&quot;:&quot;Brennan&quot;},{&quot;given&quot;:&quot;Mitchel&quot;,&quot;family&quot;:&quot;Resnick&quot;}],&quot;id&quot;:&quot;brennan_new_2012&quot;,&quot;language&quot;:&quot;en&quot;},&quot;uri&quot;:[&quot;http://zotero.org/users/1913249/items/7IHK4HWD&quot;],&quot;uris&quot;:[&quot;http://zotero.org/users/1913249/items/7IHK4HWD&quot;],&quot;suffix&quot;:&quot;&quot;,&quot;id&quot;:271,&quot;prefix&quot;:&quot;&quot;}],&quot;citationID&quot;:&quot;oplrcnth&quot;} RNDzpwtqatvyw"/>&lt;Do Zotero Refresh: [@brennan_new_2012]&gt;<text:reference-mark-end text:name="ZOTERO_ITEM CSL_CITATION {&quot;schema&quot;:&quot;https://github.com/citation-style-language/schema/raw/master/csl-citation.json&quot;,&quot;properties&quot;:{&quot;formattedCitation&quot;:&quot;[@brennan_new_2012]&quot;,&quot;noteIndex&quot;:0},&quot;citationItems&quot;:[{&quot;itemData&quot;:{&quot;type&quot;:&quot;article-journal&quot;,&quot;issued&quot;:{&quot;date-parts&quot;:[[&quot;2012&quot;]]},&quot;citation-key&quot;:&quot;brennan_new_2012&quot;,&quot;title&quot;:&quot;New frameworks for studying and assessing the development of computational thinking&quot;,&quot;source&quot;:&quot;Zotero&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author&quot;:[{&quot;given&quot;:&quot;Karen&quot;,&quot;family&quot;:&quot;Brennan&quot;},{&quot;given&quot;:&quot;Mitchel&quot;,&quot;family&quot;:&quot;Resnick&quot;}],&quot;id&quot;:&quot;brennan_new_2012&quot;,&quot;language&quot;:&quot;en&quot;},&quot;uri&quot;:[&quot;http://zotero.org/users/1913249/items/7IHK4HWD&quot;],&quot;uris&quot;:[&quot;http://zotero.org/users/1913249/items/7IHK4HWD&quot;],&quot;suffix&quot;:&quot;&quot;,&quot;id&quot;:271,&quot;prefix&quot;:&quot;&quot;}],&quot;citationID&quot;:&quot;oplrcnth&quot;} RNDzpwtqatvyw"/> more applied approach including <text:span text:style-name="T2">computational practices</text:span> and perspectives.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schema&quot;:&quot;https://github.com/citation-style-language/schema/raw/master/csl-citation.json&quot;,&quot;properties&quot;:{&quot;formattedCitation&quot;:&quot;[@grover_computational_2017; @grover_computational_2013]&quot;,&quot;noteIndex&quot;:0},&quot;citationItems&quot;:[{&quot;itemData&quot;:{&quot;source&quot;:&quot;ResearchGate&quot;,&quot;author&quot;:[{&quot;given&quot;:&quot;Shuchi&quot;,&quot;family&quot;:&quot;Grover&quot;},{&quot;given&quot;:&quot;Roy&quot;,&quot;family&quot;:&quot;Pea&quot;}],&quot;issued&quot;:{&quot;date-parts&quot;:[[&quot;2017&quot;,12,28]]},&quot;citation-key&quot;:&quot;grover_computational_2017&quot;,&quot;type&quot;:&quot;chapter&quot;,&quot;title-short&quot;:&quot;Computational Thinking&quot;,&quot;id&quot;:&quot;grover_computational_2017&quot;,&quot;title&quot;:&quot;Computational Thinking: A Competency Whose Time Has Come&quot;},&quot;uri&quot;:[&quot;http://zotero.org/users/1913249/items/BKLS48TF&quot;],&quot;uris&quot;:[&quot;http://zotero.org/users/1913249/items/BKLS48TF&quot;],&quot;suffix&quot;:&quot;&quot;,&quot;id&quot;:2734,&quot;prefix&quot;:&quot;&quot;},{&quot;itemData&quot;:{&quot;language&quot;:&quot;en&quot;,&quot;author&quot;:[{&quot;given&quot;:&quot;Shuchi&quot;,&quot;family&quot;:&quot;Grover&quot;},{&quot;given&quot;:&quot;Roy&quot;,&quot;family&quot;:&quot;Pea&quot;}],&quot;DOI&quot;:&quot;10.3102/0013189X12463051&quot;,&quot;accessed&quot;:{&quot;date-parts&quot;:[[&quot;2018&quot;,4,28]]},&quot;container-title&quot;:&quot;Educational Researcher&quot;,&quot;type&quot;:&quot;article-journal&quot;,&quot;issued&quot;:{&quot;date-parts&quot;:[[&quot;2013&quot;,1]]},&quot;citation-key&quot;:&quot;grover_computational_2013&quot;,&quot;title-short&quot;:&quot;Computational Thinking in K–12&quot;,&quot;title&quot;:&quot;Computational Thinking in K–12: A Review of the State of the Field&quot;,&quot;source&quot;:&quot;Crossref&quot;,&quot;ISSN&quot;:&quot;0013-189X, 1935-102X&quot;,&quot;page&quot;:&quot;38-43&quot;,&quot;issue&quot;:&quot;1&quot;,&quot;URL&quot;:&quot;http://journals.sagepub.com/doi/10.3102/0013189X12463051&quot;,&quot;id&quot;:&quot;grover_computational_2013&quot;,&quot;volume&quot;:&quot;42&quot;},&quot;uri&quot;:[&quot;http://zotero.org/users/1913249/items/NGLJHN2C&quot;],&quot;uris&quot;:[&quot;http://zotero.org/users/1913249/items/NGLJHN2C&quot;],&quot;suffix&quot;:&quot;&quot;,&quot;id&quot;:236,&quot;prefix&quot;:&quot;&quot;}],&quot;citationID&quot;:&quot;vztxzrme&quot;} RNDvxcqgqfsii"/>&lt;Do Zotero Refresh: [@grover_computational_2017; @grover_computational_2013]&gt;<text:reference-mark-end text:name="ZOTERO_ITEM CSL_CITATION {&quot;schema&quot;:&quot;https://github.com/citation-style-language/schema/raw/master/csl-citation.json&quot;,&quot;properties&quot;:{&quot;formattedCitation&quot;:&quot;[@grover_computational_2017; @grover_computational_2013]&quot;,&quot;noteIndex&quot;:0},&quot;citationItems&quot;:[{&quot;itemData&quot;:{&quot;source&quot;:&quot;ResearchGate&quot;,&quot;author&quot;:[{&quot;given&quot;:&quot;Shuchi&quot;,&quot;family&quot;:&quot;Grover&quot;},{&quot;given&quot;:&quot;Roy&quot;,&quot;family&quot;:&quot;Pea&quot;}],&quot;issued&quot;:{&quot;date-parts&quot;:[[&quot;2017&quot;,12,28]]},&quot;citation-key&quot;:&quot;grover_computational_2017&quot;,&quot;type&quot;:&quot;chapter&quot;,&quot;title-short&quot;:&quot;Computational Thinking&quot;,&quot;id&quot;:&quot;grover_computational_2017&quot;,&quot;title&quot;:&quot;Computational Thinking: A Competency Whose Time Has Come&quot;},&quot;uri&quot;:[&quot;http://zotero.org/users/1913249/items/BKLS48TF&quot;],&quot;uris&quot;:[&quot;http://zotero.org/users/1913249/items/BKLS48TF&quot;],&quot;suffix&quot;:&quot;&quot;,&quot;id&quot;:2734,&quot;prefix&quot;:&quot;&quot;},{&quot;itemData&quot;:{&quot;language&quot;:&quot;en&quot;,&quot;author&quot;:[{&quot;given&quot;:&quot;Shuchi&quot;,&quot;family&quot;:&quot;Grover&quot;},{&quot;given&quot;:&quot;Roy&quot;,&quot;family&quot;:&quot;Pea&quot;}],&quot;DOI&quot;:&quot;10.3102/0013189X12463051&quot;,&quot;accessed&quot;:{&quot;date-parts&quot;:[[&quot;2018&quot;,4,28]]},&quot;container-title&quot;:&quot;Educational Researcher&quot;,&quot;type&quot;:&quot;article-journal&quot;,&quot;issued&quot;:{&quot;date-parts&quot;:[[&quot;2013&quot;,1]]},&quot;citation-key&quot;:&quot;grover_computational_2013&quot;,&quot;title-short&quot;:&quot;Computational Thinking in K–12&quot;,&quot;title&quot;:&quot;Computational Thinking in K–12: A Review of the State of the Field&quot;,&quot;source&quot;:&quot;Crossref&quot;,&quot;ISSN&quot;:&quot;0013-189X, 1935-102X&quot;,&quot;page&quot;:&quot;38-43&quot;,&quot;issue&quot;:&quot;1&quot;,&quot;URL&quot;:&quot;http://journals.sagepub.com/doi/10.3102/0013189X12463051&quot;,&quot;id&quot;:&quot;grover_computational_2013&quot;,&quot;volume&quot;:&quot;42&quot;},&quot;uri&quot;:[&quot;http://zotero.org/users/1913249/items/NGLJHN2C&quot;],&quot;uris&quot;:[&quot;http://zotero.org/users/1913249/items/NGLJHN2C&quot;],&quot;suffix&quot;:&quot;&quot;,&quot;id&quot;:236,&quot;prefix&quot;:&quot;&quot;}],&quot;citationID&quot;:&quot;vztxzrme&quot;} RNDvxcqgqfsii"/> and Guzdial <text:reference-mark-start text:name="ZOTERO_ITEM CSL_CITATION {&quot;schema&quot;:&quot;https://github.com/citation-style-language/schema/raw/master/csl-citation.json&quot;,&quot;properties&quot;:{&quot;formattedCitation&quot;:&quot;[@guzdial_learner-centered_2015]&quot;,&quot;noteIndex&quot;:0},&quot;citationItems&quot;:[{&quot;itemData&quot;:{&quot;container-title-short&quot;:&quot;Synthesis Lectures on Human-Centered Informatics&quot;,&quot;language&quot;:&quot;en&quot;,&quot;author&quot;:[{&quot;given&quot;:&quot;Mark&quot;,&quot;family&quot;:&quot;Guzdial&quot;}],&quot;DOI&quot;:&quot;10.2200/S00684ED1V01Y201511HCI033&quot;,&quot;accessed&quot;:{&quot;date-parts&quot;:[[&quot;2020&quot;,10,17]]},&quot;container-title&quot;:&quot;Synthesis Lectures on Human-Centered Informatics&quot;,&quot;type&quot;:&quot;article-journal&quot;,&quot;issued&quot;:{&quot;date-parts&quot;:[[&quot;2015&quot;,11,30]]},&quot;citation-key&quot;:&quot;guzdial_learner-centered_2015&quot;,&quot;title-short&quot;:&quot;Learner-Centered Design of Computing Education&quot;,&quot;title&quot;:&quot;Learner-Centered Design of Computing Education: Research on Computing for Everyone&quot;,&quot;source&quot;:&quot;DOI.org (Crossref)&quot;,&quot;ISSN&quot;:&quot;1946-7680, 1946-7699&quot;,&quot;page&quot;:&quot;1-165&quot;,&quot;URL&quot;:&quot;http://www.morganclaypool.com/doi/10.2200/S00684ED1V01Y201511HCI033&quot;,&quot;issue&quot;:&quot;6&quot;,&quot;id&quot;:&quot;guzdial_learner-centered_2015&quot;,&quot;volume&quot;:&quot;8&quot;},&quot;uri&quot;:[&quot;http://zotero.org/users/1913249/items/UFXUV9WB&quot;],&quot;uris&quot;:[&quot;http://zotero.org/users/1913249/items/UFXUV9WB&quot;],&quot;suffix&quot;:&quot;&quot;,&quot;id&quot;:3475,&quot;prefix&quot;:&quot;&quot;}],&quot;citationID&quot;:&quot;gbqfqnzh&quot;} RNDoscmpyliwl"/>&lt;Do Zotero Refresh: [@guzdial_learner-centered_2015]&gt;<text:reference-mark-end text:name="ZOTERO_ITEM CSL_CITATION {&quot;schema&quot;:&quot;https://github.com/citation-style-language/schema/raw/master/csl-citation.json&quot;,&quot;properties&quot;:{&quot;formattedCitation&quot;:&quot;[@guzdial_learner-centered_2015]&quot;,&quot;noteIndex&quot;:0},&quot;citationItems&quot;:[{&quot;itemData&quot;:{&quot;container-title-short&quot;:&quot;Synthesis Lectures on Human-Centered Informatics&quot;,&quot;language&quot;:&quot;en&quot;,&quot;author&quot;:[{&quot;given&quot;:&quot;Mark&quot;,&quot;family&quot;:&quot;Guzdial&quot;}],&quot;DOI&quot;:&quot;10.2200/S00684ED1V01Y201511HCI033&quot;,&quot;accessed&quot;:{&quot;date-parts&quot;:[[&quot;2020&quot;,10,17]]},&quot;container-title&quot;:&quot;Synthesis Lectures on Human-Centered Informatics&quot;,&quot;type&quot;:&quot;article-journal&quot;,&quot;issued&quot;:{&quot;date-parts&quot;:[[&quot;2015&quot;,11,30]]},&quot;citation-key&quot;:&quot;guzdial_learner-centered_2015&quot;,&quot;title-short&quot;:&quot;Learner-Centered Design of Computing Education&quot;,&quot;title&quot;:&quot;Learner-Centered Design of Computing Education: Research on Computing for Everyone&quot;,&quot;source&quot;:&quot;DOI.org (Crossref)&quot;,&quot;ISSN&quot;:&quot;1946-7680, 1946-7699&quot;,&quot;page&quot;:&quot;1-165&quot;,&quot;URL&quot;:&quot;http://www.morganclaypool.com/doi/10.2200/S00684ED1V01Y201511HCI033&quot;,&quot;issue&quot;:&quot;6&quot;,&quot;id&quot;:&quot;guzdial_learner-centered_2015&quot;,&quot;volume&quot;:&quot;8&quot;},&quot;uri&quot;:[&quot;http://zotero.org/users/1913249/items/UFXUV9WB&quot;],&quot;uris&quot;:[&quot;http://zotero.org/users/1913249/items/UFXUV9WB&quot;],&quot;suffix&quot;:&quot;&quot;,&quot;id&quot;:3475,&quot;prefix&quot;:&quot;&quot;}],&quot;citationID&quot;:&quot;gbqfqnzh&quot;} RNDoscmpyliwl"/> offer explicit techniques linked using computer code as the driving mechanism. Bell and colleagues <text:reference-mark-start text:name="ZOTERO_ITEM CSL_CITATION {&quot;schema&quot;:&quot;https://github.com/citation-style-language/schema/raw/master/csl-citation.json&quot;,&quot;properties&quot;:{&quot;formattedCitation&quot;:&quot;[@bell2019constructing]&quot;,&quot;noteIndex&quot;:0},&quot;citationItems&quot;:[{&quot;itemData&quot;:{&quot;container-title&quot;:&quot;Constructivist foundations&quot;,&quot;type&quot;:&quot;article-journal&quot;,&quot;issued&quot;:{&quot;date-parts&quot;:[[&quot;2019&quot;]]},&quot;citation-key&quot;:&quot;bell2019constructing&quot;,&quot;title&quot;:&quot;Constructing computational thinking without using computers&quot;,&quot;page&quot;:&quot;342–351&quot;,&quot;publisher&quot;:&quot;Alexander Riegler&quot;,&quot;author&quot;:[{&quot;given&quot;:&quot;Tim&quot;,&quot;family&quot;:&quot;Bell&quot;},{&quot;given&quot;:&quot;Michael&quot;,&quot;family&quot;:&quot;Lodi&quot;}],&quot;issue&quot;:&quot;3&quot;,&quot;id&quot;:&quot;bell2019constructing&quot;,&quot;volume&quot;:&quot;14&quot;},&quot;uri&quot;:[&quot;http://zotero.org/users/1913249/items/T3IDBBR3&quot;],&quot;uris&quot;:[&quot;http://zotero.org/users/1913249/items/T3IDBBR3&quot;],&quot;suffix&quot;:&quot;&quot;,&quot;id&quot;:10137,&quot;prefix&quot;:&quot;&quot;}],&quot;citationID&quot;:&quot;aipvgrmm&quot;} RNDhseqbksrqj"/>&lt;Do Zotero Refresh: [@bell2019constructing]&gt;<text:reference-mark-end text:name="ZOTERO_ITEM CSL_CITATION {&quot;schema&quot;:&quot;https://github.com/citation-style-language/schema/raw/master/csl-citation.json&quot;,&quot;properties&quot;:{&quot;formattedCitation&quot;:&quot;[@bell2019constructing]&quot;,&quot;noteIndex&quot;:0},&quot;citationItems&quot;:[{&quot;itemData&quot;:{&quot;container-title&quot;:&quot;Constructivist foundations&quot;,&quot;type&quot;:&quot;article-journal&quot;,&quot;issued&quot;:{&quot;date-parts&quot;:[[&quot;2019&quot;]]},&quot;citation-key&quot;:&quot;bell2019constructing&quot;,&quot;title&quot;:&quot;Constructing computational thinking without using computers&quot;,&quot;page&quot;:&quot;342–351&quot;,&quot;publisher&quot;:&quot;Alexander Riegler&quot;,&quot;author&quot;:[{&quot;given&quot;:&quot;Tim&quot;,&quot;family&quot;:&quot;Bell&quot;},{&quot;given&quot;:&quot;Michael&quot;,&quot;family&quot;:&quot;Lodi&quot;}],&quot;issue&quot;:&quot;3&quot;,&quot;id&quot;:&quot;bell2019constructing&quot;,&quot;volume&quot;:&quot;14&quot;},&quot;uri&quot;:[&quot;http://zotero.org/users/1913249/items/T3IDBBR3&quot;],&quot;uris&quot;:[&quot;http://zotero.org/users/1913249/items/T3IDBBR3&quot;],&quot;suffix&quot;:&quot;&quot;,&quot;id&quot;:10137,&quot;prefix&quot;:&quot;&quot;}],&quot;citationID&quot;:&quot;aipvgrmm&quot;} RNDhseqbksrqj"/> explore the process of unplugged activities, exploring abstract CT concepts without using computers or coding.</text:p>
      <text:p text:style-name="Text_20_body">This learning design takes a fundamentally different approach by avoiding the explicit teaching of these more abstract dimensions of CT. Abstract aspects of CT are strongly scaffolded: for example the process of code decomposition via the pre-existing functions in the code template, and abstraction again in template via the graphical design tool.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agency addressed by RQ3. Thus in the context of this study, Wing’s CT framework is applicable some of the code creation processes I have undertaken as a learning designer, but is less relevant to participants.</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schema&quot;:&quot;https://github.com/citation-style-language/schema/raw/master/csl-citation.json&quot;,&quot;properties&quot;:{&quot;formattedCitation&quot;:&quot;[@waite_abstraction_2016]&quot;,&quot;noteIndex&quot;:0},&quot;citationItems&quot;:[{&quot;itemData&quot;:{&quot;publisher-place&quot;:&quot;M&amp;#252;nster, Germany&quot;,&quot;language&quot;:&quot;en&quot;,&quot;ISBN&quot;:&quot;978-1-4503-4223-0&quot;,&quot;author&quot;:[{&quot;given&quot;:&quot;Jane&quot;,&quot;family&quot;:&quot;Waite&quot;},{&quot;given&quot;:&quot;Paul&quot;,&quot;family&quot;:&quot;Curzon&quot;},{&quot;given&quot;:&quot;William&quot;,&quot;family&quot;:&quot;Marsh&quot;},{&quot;given&quot;:&quot;Sue&quot;,&quot;family&quot;:&quot;Sentance&quot;}],&quot;event-place&quot;:&quot;M&amp;#252;nster, Germany&quot;,&quot;accessed&quot;:{&quot;date-parts&quot;:[[&quot;2020&quot;,11,12]]},&quot;container-title&quot;:&quot;Proceedings of the 11th Workshop in Primary and Secondary Computing Education on ZZZ - WiPSCE '16&quot;,&quot;type&quot;:&quot;paper-conference&quot;,&quot;issued&quot;:{&quot;date-parts&quot;:[[&quot;2016&quot;]]},&quot;citation-key&quot;:&quot;waite_abstraction_2016&quot;,&quot;title&quot;:&quot;Abstraction and common classroom activities&quot;,&quot;source&quot;:&quot;DOI.org (Crossref)&quot;,&quot;page&quot;:&quot;112-113&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publisher&quot;:&quot;ACM Press&quot;,&quot;id&quot;:&quot;waite_abstraction_2016&quot;,&quot;DOI&quot;:&quot;10.1145/2978249.2978272&quot;},&quot;uri&quot;:[&quot;http://zotero.org/users/1913249/items/39JH9QJG&quot;],&quot;uris&quot;:[&quot;http://zotero.org/users/1913249/items/39JH9QJG&quot;],&quot;suffix&quot;:&quot;&quot;,&quot;id&quot;:3588,&quot;prefix&quot;:&quot;&quot;}],&quot;citationID&quot;:&quot;epqsitfx&quot;} RNDrqgncgwrcc"/>&lt;Do Zotero Refresh: [@waite_abstraction_2016]&gt;<text:reference-mark-end text:name="ZOTERO_ITEM CSL_CITATION {&quot;schema&quot;:&quot;https://github.com/citation-style-language/schema/raw/master/csl-citation.json&quot;,&quot;properties&quot;:{&quot;formattedCitation&quot;:&quot;[@waite_abstraction_2016]&quot;,&quot;noteIndex&quot;:0},&quot;citationItems&quot;:[{&quot;itemData&quot;:{&quot;publisher-place&quot;:&quot;M&amp;#252;nster, Germany&quot;,&quot;language&quot;:&quot;en&quot;,&quot;ISBN&quot;:&quot;978-1-4503-4223-0&quot;,&quot;author&quot;:[{&quot;given&quot;:&quot;Jane&quot;,&quot;family&quot;:&quot;Waite&quot;},{&quot;given&quot;:&quot;Paul&quot;,&quot;family&quot;:&quot;Curzon&quot;},{&quot;given&quot;:&quot;William&quot;,&quot;family&quot;:&quot;Marsh&quot;},{&quot;given&quot;:&quot;Sue&quot;,&quot;family&quot;:&quot;Sentance&quot;}],&quot;event-place&quot;:&quot;M&amp;#252;nster, Germany&quot;,&quot;accessed&quot;:{&quot;date-parts&quot;:[[&quot;2020&quot;,11,12]]},&quot;container-title&quot;:&quot;Proceedings of the 11th Workshop in Primary and Secondary Computing Education on ZZZ - WiPSCE '16&quot;,&quot;type&quot;:&quot;paper-conference&quot;,&quot;issued&quot;:{&quot;date-parts&quot;:[[&quot;2016&quot;]]},&quot;citation-key&quot;:&quot;waite_abstraction_2016&quot;,&quot;title&quot;:&quot;Abstraction and common classroom activities&quot;,&quot;source&quot;:&quot;DOI.org (Crossref)&quot;,&quot;page&quot;:&quot;112-113&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publisher&quot;:&quot;ACM Press&quot;,&quot;id&quot;:&quot;waite_abstraction_2016&quot;,&quot;DOI&quot;:&quot;10.1145/2978249.2978272&quot;},&quot;uri&quot;:[&quot;http://zotero.org/users/1913249/items/39JH9QJG&quot;],&quot;uris&quot;:[&quot;http://zotero.org/users/1913249/items/39JH9QJG&quot;],&quot;suffix&quot;:&quot;&quot;,&quot;id&quot;:3588,&quot;prefix&quot;:&quot;&quot;}],&quot;citationID&quot;:&quot;epqsitfx&quot;} RNDrqgncgwrcc"/>, their approach to abstraction <text:reference-mark-start text:name="ZOTERO_ITEM CSL_CITATION {&quot;schema&quot;:&quot;https://github.com/citation-style-language/schema/raw/master/csl-citation.json&quot;,&quot;properties&quot;:{&quot;formattedCitation&quot;:&quot;[@waite_abstraction_2018-1]&quot;,&quot;noteIndex&quot;:0},&quot;citationItems&quot;:[{&quot;itemData&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20&quot;,10,17]]},&quot;container-title&quot;:&quot;International Journal of Computer Science Education in Schools&quot;,&quot;type&quot;:&quot;article-journal&quot;,&quot;issued&quot;:{&quot;date-parts&quot;:[[&quot;2018&quot;,1,31]]},&quot;number&quot;:&quot;1&quot;,&quot;page&quot;:&quot;14-40&quot;,&quot;title-short&quot;:&quot;Abstraction in action&quot;,&quot;URL&quot;:&quot;https://ijcses.org/index.php/ijcses/article/view/23&quot;,&quot;title&quot;:&quot;Abstraction in action: K-5 teachers' uses of levels of abstraction, particularly the design level, in teaching programming.&quot;,&quot;source&quot;:&quot;ijcses.org&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citation-key&quot;:&quot;waite_abstraction_2018-1&quot;,&quot;id&quot;:&quot;waite_abstraction_2018-1&quot;,&quot;volume&quot;:&quot;2&quot;},&quot;uri&quot;:[&quot;http://zotero.org/users/1913249/items/8KSA6TV2&quot;],&quot;uris&quot;:[&quot;http://zotero.org/users/1913249/items/8KSA6TV2&quot;],&quot;suffix&quot;:&quot;&quot;,&quot;id&quot;:3663,&quot;prefix&quot;:&quot;&quot;}],&quot;citationID&quot;:&quot;joprhuhi&quot;} RNDezavielyxt"/>&lt;Do Zotero Refresh: [@waite_abstraction_2018-1]&gt;<text:reference-mark-end text:name="ZOTERO_ITEM CSL_CITATION {&quot;schema&quot;:&quot;https://github.com/citation-style-language/schema/raw/master/csl-citation.json&quot;,&quot;properties&quot;:{&quot;formattedCitation&quot;:&quot;[@waite_abstraction_2018-1]&quot;,&quot;noteIndex&quot;:0},&quot;citationItems&quot;:[{&quot;itemData&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20&quot;,10,17]]},&quot;container-title&quot;:&quot;International Journal of Computer Science Education in Schools&quot;,&quot;type&quot;:&quot;article-journal&quot;,&quot;issued&quot;:{&quot;date-parts&quot;:[[&quot;2018&quot;,1,31]]},&quot;number&quot;:&quot;1&quot;,&quot;page&quot;:&quot;14-40&quot;,&quot;title-short&quot;:&quot;Abstraction in action&quot;,&quot;URL&quot;:&quot;https://ijcses.org/index.php/ijcses/article/view/23&quot;,&quot;title&quot;:&quot;Abstraction in action: K-5 teachers' uses of levels of abstraction, particularly the design level, in teaching programming.&quot;,&quot;source&quot;:&quot;ijcses.org&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citation-key&quot;:&quot;waite_abstraction_2018-1&quot;,&quot;id&quot;:&quot;waite_abstraction_2018-1&quot;,&quot;volume&quot;:&quot;2&quot;},&quot;uri&quot;:[&quot;http://zotero.org/users/1913249/items/8KSA6TV2&quot;],&quot;uris&quot;:[&quot;http://zotero.org/users/1913249/items/8KSA6TV2&quot;],&quot;suffix&quot;:&quot;&quot;,&quot;id&quot;:3663,&quot;prefix&quot;:&quot;&quot;}],&quot;citationID&quot;:&quot;joprhuhi&quot;} RNDezavielyxt"/>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schema&quot;:&quot;https://github.com/citation-style-language/schema/raw/master/csl-citation.json&quot;,&quot;properties&quot;:{&quot;formattedCitation&quot;:&quot;[@waite_abstraction_2018-1]&quot;,&quot;noteIndex&quot;:0},&quot;citationItems&quot;:[{&quot;itemData&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20&quot;,10,17]]},&quot;container-title&quot;:&quot;International Journal of Computer Science Education in Schools&quot;,&quot;type&quot;:&quot;article-journal&quot;,&quot;issued&quot;:{&quot;date-parts&quot;:[[&quot;2018&quot;,1,31]]},&quot;number&quot;:&quot;1&quot;,&quot;page&quot;:&quot;14-40&quot;,&quot;title-short&quot;:&quot;Abstraction in action&quot;,&quot;URL&quot;:&quot;https://ijcses.org/index.php/ijcses/article/view/23&quot;,&quot;title&quot;:&quot;Abstraction in action: K-5 teachers' uses of levels of abstraction, particularly the design level, in teaching programming.&quot;,&quot;source&quot;:&quot;ijcses.org&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citation-key&quot;:&quot;waite_abstraction_2018-1&quot;,&quot;id&quot;:&quot;waite_abstraction_2018-1&quot;,&quot;volume&quot;:&quot;2&quot;},&quot;uri&quot;:[&quot;http://zotero.org/users/1913249/items/8KSA6TV2&quot;],&quot;uris&quot;:[&quot;http://zotero.org/users/1913249/items/8KSA6TV2&quot;],&quot;suffix&quot;:&quot;&quot;,&quot;id&quot;:3663,&quot;prefix&quot;:&quot;&quot;}],&quot;citationID&quot;:&quot;sdrjuyxw&quot;} RNDfuohxxwmoe"/>&lt;Do Zotero Refresh: [@waite_abstraction_2018-1]&gt;<text:reference-mark-end text:name="ZOTERO_ITEM CSL_CITATION {&quot;schema&quot;:&quot;https://github.com/citation-style-language/schema/raw/master/csl-citation.json&quot;,&quot;properties&quot;:{&quot;formattedCitation&quot;:&quot;[@waite_abstraction_2018-1]&quot;,&quot;noteIndex&quot;:0},&quot;citationItems&quot;:[{&quot;itemData&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20&quot;,10,17]]},&quot;container-title&quot;:&quot;International Journal of Computer Science Education in Schools&quot;,&quot;type&quot;:&quot;article-journal&quot;,&quot;issued&quot;:{&quot;date-parts&quot;:[[&quot;2018&quot;,1,31]]},&quot;number&quot;:&quot;1&quot;,&quot;page&quot;:&quot;14-40&quot;,&quot;title-short&quot;:&quot;Abstraction in action&quot;,&quot;URL&quot;:&quot;https://ijcses.org/index.php/ijcses/article/view/23&quot;,&quot;title&quot;:&quot;Abstraction in action: K-5 teachers' uses of levels of abstraction, particularly the design level, in teaching programming.&quot;,&quot;source&quot;:&quot;ijcses.org&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citation-key&quot;:&quot;waite_abstraction_2018-1&quot;,&quot;id&quot;:&quot;waite_abstraction_2018-1&quot;,&quot;volume&quot;:&quot;2&quot;},&quot;uri&quot;:[&quot;http://zotero.org/users/1913249/items/8KSA6TV2&quot;],&quot;uris&quot;:[&quot;http://zotero.org/users/1913249/items/8KSA6TV2&quot;],&quot;suffix&quot;:&quot;&quot;,&quot;id&quot;:3663,&quot;prefix&quot;:&quot;&quot;}],&quot;citationID&quot;:&quot;sdrjuyxw&quot;} RNDfuohxxwmoe"/>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schema&quot;:&quot;https://github.com/citation-style-language/schema/raw/master/csl-citation.json&quot;,&quot;properties&quot;:{&quot;formattedCitation&quot;:&quot;[@cutts2012abstraction; @statter_teaching_2016]&quot;,&quot;noteIndex&quot;:0},&quot;citationItems&quot;:[{&quot;itemData&quot;:{&quot;container-title&quot;:&quot;Proceedings of the ninth annual international conference on International computing education research&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issued&quot;:{&quot;date-parts&quot;:[[&quot;2012&quot;]]},&quot;citation-key&quot;:&quot;cutts2012abstraction&quot;,&quot;type&quot;:&quot;paper-conference&quot;,&quot;page&quot;:&quot;63–70&quot;,&quot;id&quot;:&quot;cutts2012abstraction&quot;,&quot;title&quot;:&quot;The abstraction transition taxonomy: Developing desired learning outcomes through the lens of situated cognition&quot;},&quot;uri&quot;:[&quot;http://zotero.org/users/1913249/items/7V536C2E&quot;],&quot;uris&quot;:[&quot;http://zotero.org/users/1913249/items/7V536C2E&quot;],&quot;suffix&quot;:&quot;&quot;,&quot;id&quot;:10138,&quot;prefix&quot;:&quot;&quot;},{&quot;itemData&quot;:{&quot;publisher-place&quot;:&quot;M&amp;#252;nster, Germany&quot;,&quot;language&quot;:&quot;en&quot;,&quot;ISBN&quot;:&quot;978-1-4503-4223-0&quot;,&quot;author&quot;:[{&quot;given&quot;:&quot;David&quot;,&quot;family&quot;:&quot;Statter&quot;},{&quot;given&quot;:&quot;Michal&quot;,&quot;family&quot;:&quot;Armoni&quot;}],&quot;event-place&quot;:&quot;M&amp;#252;nster, Germany&quot;,&quot;accessed&quot;:{&quot;date-parts&quot;:[[&quot;2020&quot;,11,12]]},&quot;container-title&quot;:&quot;Proceedings of the 11th Workshop in Primary and Secondary Computing Education on ZZZ - WiPSCE '16&quot;,&quot;type&quot;:&quot;paper-conference&quot;,&quot;issued&quot;:{&quot;date-parts&quot;:[[&quot;2016&quot;]]},&quot;citation-key&quot;:&quot;statter_teaching_2016&quot;,&quot;title&quot;:&quot;Teaching Abstract Thinking in Introduction to Computer Science for 7th Graders&quot;,&quot;source&quot;:&quot;DOI.org (Crossref)&quot;,&quot;page&quot;:&quot;80-83&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publisher&quot;:&quot;ACM Press&quot;,&quot;id&quot;:&quot;statter_teaching_2016&quot;,&quot;DOI&quot;:&quot;10.1145/2978249.2978261&quot;},&quot;uri&quot;:[&quot;http://zotero.org/users/1913249/items/94B8KBTT&quot;],&quot;uris&quot;:[&quot;http://zotero.org/users/1913249/items/94B8KBTT&quot;],&quot;suffix&quot;:&quot;&quot;,&quot;id&quot;:3583,&quot;prefix&quot;:&quot;&quot;}],&quot;citationID&quot;:&quot;hwmmwmhe&quot;} RNDrsdpmvsefm"/>&lt;Do Zotero Refresh: [@cutts2012abstraction; @statter_teaching_2016]&gt;<text:reference-mark-end text:name="ZOTERO_ITEM CSL_CITATION {&quot;schema&quot;:&quot;https://github.com/citation-style-language/schema/raw/master/csl-citation.json&quot;,&quot;properties&quot;:{&quot;formattedCitation&quot;:&quot;[@cutts2012abstraction; @statter_teaching_2016]&quot;,&quot;noteIndex&quot;:0},&quot;citationItems&quot;:[{&quot;itemData&quot;:{&quot;container-title&quot;:&quot;Proceedings of the ninth annual international conference on International computing education research&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issued&quot;:{&quot;date-parts&quot;:[[&quot;2012&quot;]]},&quot;citation-key&quot;:&quot;cutts2012abstraction&quot;,&quot;type&quot;:&quot;paper-conference&quot;,&quot;page&quot;:&quot;63–70&quot;,&quot;id&quot;:&quot;cutts2012abstraction&quot;,&quot;title&quot;:&quot;The abstraction transition taxonomy: Developing desired learning outcomes through the lens of situated cognition&quot;},&quot;uri&quot;:[&quot;http://zotero.org/users/1913249/items/7V536C2E&quot;],&quot;uris&quot;:[&quot;http://zotero.org/users/1913249/items/7V536C2E&quot;],&quot;suffix&quot;:&quot;&quot;,&quot;id&quot;:10138,&quot;prefix&quot;:&quot;&quot;},{&quot;itemData&quot;:{&quot;publisher-place&quot;:&quot;M&amp;#252;nster, Germany&quot;,&quot;language&quot;:&quot;en&quot;,&quot;ISBN&quot;:&quot;978-1-4503-4223-0&quot;,&quot;author&quot;:[{&quot;given&quot;:&quot;David&quot;,&quot;family&quot;:&quot;Statter&quot;},{&quot;given&quot;:&quot;Michal&quot;,&quot;family&quot;:&quot;Armoni&quot;}],&quot;event-place&quot;:&quot;M&amp;#252;nster, Germany&quot;,&quot;accessed&quot;:{&quot;date-parts&quot;:[[&quot;2020&quot;,11,12]]},&quot;container-title&quot;:&quot;Proceedings of the 11th Workshop in Primary and Secondary Computing Education on ZZZ - WiPSCE '16&quot;,&quot;type&quot;:&quot;paper-conference&quot;,&quot;issued&quot;:{&quot;date-parts&quot;:[[&quot;2016&quot;]]},&quot;citation-key&quot;:&quot;statter_teaching_2016&quot;,&quot;title&quot;:&quot;Teaching Abstract Thinking in Introduction to Computer Science for 7th Graders&quot;,&quot;source&quot;:&quot;DOI.org (Crossref)&quot;,&quot;page&quot;:&quot;80-83&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URL&quot;:&quot;http://dl.acm.org/citation.cfm?doid=2978249.2978261&quot;,&quot;publisher&quot;:&quot;ACM Press&quot;,&quot;id&quot;:&quot;statter_teaching_2016&quot;,&quot;DOI&quot;:&quot;10.1145/2978249.2978261&quot;},&quot;uri&quot;:[&quot;http://zotero.org/users/1913249/items/94B8KBTT&quot;],&quot;uris&quot;:[&quot;http://zotero.org/users/1913249/items/94B8KBTT&quot;],&quot;suffix&quot;:&quot;&quot;,&quot;id&quot;:3583,&quot;prefix&quot;:&quot;&quot;}],&quot;citationID&quot;:&quot;hwmmwmhe&quot;} RNDrsdpmvsefm"/>, cites the value of learners knowing at what level of abstraction they are operating and their fluency in movement between the levels. Waite and Sentance’s later work <text:reference-mark-start text:name="ZOTERO_ITEM CSL_CITATION {&quot;schema&quot;:&quot;https://github.com/citation-style-language/schema/raw/master/csl-citation.json&quot;,&quot;properties&quot;:{&quot;formattedCitation&quot;:&quot;[@sentance_primm_2017]&quot;,&quot;noteIndex&quot;:0},&quot;citationItems&quot;:[{&quot;itemData&quot;:{&quot;publisher-place&quot;:&quot;Nijmegen Netherlands&quot;,&quot;language&quot;:&quot;en&quot;,&quot;ISBN&quot;:&quot;978-1-4503-5428-8&quot;,&quot;author&quot;:[{&quot;given&quot;:&quot;Sue&quot;,&quot;family&quot;:&quot;Sentance&quot;},{&quot;given&quot;:&quot;Jane&quot;,&quot;family&quot;:&quot;Waite&quot;}],&quot;event-place&quot;:&quot;Nijmegen Netherlands&quot;,&quot;accessed&quot;:{&quot;date-parts&quot;:[[&quot;2020&quot;,10,17]]},&quot;container-title&quot;:&quot;Proceedings of the 12th Workshop on Primary and Secondary Computing Education&quot;,&quot;type&quot;:&quot;paper-conference&quot;,&quot;issued&quot;:{&quot;date-parts&quot;:[[&quot;2017&quot;,11,8]]},&quot;citation-key&quot;:&quot;sentance_primm_2017&quot;,&quot;title-short&quot;:&quot;PRIMM&quot;,&quot;title&quot;:&quot;PRIMM: Exploring pedagogical approaches for teaching text-based programming in school&quot;,&quot;source&quot;:&quot;DOI.org (Crossref)&quot;,&quot;page&quot;:&quot;113-114&quot;,&quot;event-title&quot;:&quot;WiPSCE '17: 12th Workshop in Primary and Secondary Computing Education&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quot;publisher&quot;:&quot;ACM&quot;,&quot;id&quot;:&quot;sentance_primm_2017&quot;,&quot;DOI&quot;:&quot;10.1145/3137065.3137084&quot;},&quot;uri&quot;:[&quot;http://zotero.org/users/1913249/items/CPLQVKUI&quot;],&quot;uris&quot;:[&quot;http://zotero.org/users/1913249/items/CPLQVKUI&quot;],&quot;suffix&quot;:&quot;&quot;,&quot;id&quot;:3665,&quot;prefix&quot;:&quot;&quot;}],&quot;citationID&quot;:&quot;ddjiyxqv&quot;} RNDvmikrpgdbc"/>&lt;Do Zotero Refresh: [@sentance_primm_2017]&gt;<text:reference-mark-end text:name="ZOTERO_ITEM CSL_CITATION {&quot;schema&quot;:&quot;https://github.com/citation-style-language/schema/raw/master/csl-citation.json&quot;,&quot;properties&quot;:{&quot;formattedCitation&quot;:&quot;[@sentance_primm_2017]&quot;,&quot;noteIndex&quot;:0},&quot;citationItems&quot;:[{&quot;itemData&quot;:{&quot;publisher-place&quot;:&quot;Nijmegen Netherlands&quot;,&quot;language&quot;:&quot;en&quot;,&quot;ISBN&quot;:&quot;978-1-4503-5428-8&quot;,&quot;author&quot;:[{&quot;given&quot;:&quot;Sue&quot;,&quot;family&quot;:&quot;Sentance&quot;},{&quot;given&quot;:&quot;Jane&quot;,&quot;family&quot;:&quot;Waite&quot;}],&quot;event-place&quot;:&quot;Nijmegen Netherlands&quot;,&quot;accessed&quot;:{&quot;date-parts&quot;:[[&quot;2020&quot;,10,17]]},&quot;container-title&quot;:&quot;Proceedings of the 12th Workshop on Primary and Secondary Computing Education&quot;,&quot;type&quot;:&quot;paper-conference&quot;,&quot;issued&quot;:{&quot;date-parts&quot;:[[&quot;2017&quot;,11,8]]},&quot;citation-key&quot;:&quot;sentance_primm_2017&quot;,&quot;title-short&quot;:&quot;PRIMM&quot;,&quot;title&quot;:&quot;PRIMM: Exploring pedagogical approaches for teaching text-based programming in school&quot;,&quot;source&quot;:&quot;DOI.org (Crossref)&quot;,&quot;page&quot;:&quot;113-114&quot;,&quot;event-title&quot;:&quot;WiPSCE '17: 12th Workshop in Primary and Secondary Computing Education&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URL&quot;:&quot;https://dl.acm.org/doi/10.1145/3137065.3137084&quot;,&quot;publisher&quot;:&quot;ACM&quot;,&quot;id&quot;:&quot;sentance_primm_2017&quot;,&quot;DOI&quot;:&quot;10.1145/3137065.3137084&quot;},&quot;uri&quot;:[&quot;http://zotero.org/users/1913249/items/CPLQVKUI&quot;],&quot;uris&quot;:[&quot;http://zotero.org/users/1913249/items/CPLQVKUI&quot;],&quot;suffix&quot;:&quot;&quot;,&quot;id&quot;:3665,&quot;prefix&quot;:&quot;&quot;}],&quot;citationID&quot;:&quot;ddjiyxqv&quot;} RNDvmikrpgdbc"/> synthesises this interpretation of levels of abstraction with the concept of semantic profiles to create an applied pedagogy for computing education aligned with a UK curricular context. This work highlights the potential role of alternating between abstract and concrete concepts in semantic waves aimed at helping teachers design learning experiences which in part allow for participant shifts in LOA perspectives. In their PRIMM pedagogy the researchers also incorporate the UMC model and draw parallels with LOA. In the Use stage of the UMC model <text:reference-mark-start text:name="ZOTERO_ITEM CSL_CITATION {&quot;schema&quot;:&quot;https://github.com/citation-style-language/schema/raw/master/csl-citation.json&quot;,&quot;properties&quot;:{&quot;formattedCitation&quot;:&quot;[@lee_computational_2011]&quot;,&quot;noteIndex&quot;:0},&quot;citationItems&quot;:[{&quot;itemData&quot;:{&quot;container-title&quot;:&quot;ACM Inroads&quot;,&quot;type&quot;:&quot;article-journal&quot;,&quot;issue&quot;:&quot;1&quot;,&quot;citation-key&quot;:&quot;lee_computational_2011&quot;,&quot;id&quot;:&quot;lee_computational_2011&quot;,&quot;URL&quot;:&quot;http://doi.acm.org/10.1145/1929887.1929902&quot;,&quot;page&quot;:&quot;32–37&quot;,&quot;title&quot;:&quot;Computational thinking for youth in practice&quot;,&quot;source&quot;:&quot;ACM Digital Library&quot;,&quot;ISSN&quot;:&quot;2153-2184&quot;,&quot;issued&quot;:{&quot;date-parts&quot;:[[&quot;2011&quot;,2]]},&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volume&quot;:&quot;2&quot;},&quot;uri&quot;:[&quot;http://zotero.org/users/1913249/items/M2JH9UT3&quot;],&quot;uris&quot;:[&quot;http://zotero.org/users/1913249/items/M2JH9UT3&quot;],&quot;suffix&quot;:&quot;&quot;,&quot;id&quot;:3872,&quot;prefix&quot;:&quot;&quot;}],&quot;citationID&quot;:&quot;qjhiclyp&quot;} RNDgrtmewqnfo"/>&lt;Do Zotero Refresh: [@lee_computational_2011]&gt;<text:reference-mark-end text:name="ZOTERO_ITEM CSL_CITATION {&quot;schema&quot;:&quot;https://github.com/citation-style-language/schema/raw/master/csl-citation.json&quot;,&quot;properties&quot;:{&quot;formattedCitation&quot;:&quot;[@lee_computational_2011]&quot;,&quot;noteIndex&quot;:0},&quot;citationItems&quot;:[{&quot;itemData&quot;:{&quot;container-title&quot;:&quot;ACM Inroads&quot;,&quot;type&quot;:&quot;article-journal&quot;,&quot;issue&quot;:&quot;1&quot;,&quot;citation-key&quot;:&quot;lee_computational_2011&quot;,&quot;id&quot;:&quot;lee_computational_2011&quot;,&quot;URL&quot;:&quot;http://doi.acm.org/10.1145/1929887.1929902&quot;,&quot;page&quot;:&quot;32–37&quot;,&quot;title&quot;:&quot;Computational thinking for youth in practice&quot;,&quot;source&quot;:&quot;ACM Digital Library&quot;,&quot;ISSN&quot;:&quot;2153-2184&quot;,&quot;issued&quot;:{&quot;date-parts&quot;:[[&quot;2011&quot;,2]]},&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volume&quot;:&quot;2&quot;},&quot;uri&quot;:[&quot;http://zotero.org/users/1913249/items/M2JH9UT3&quot;],&quot;uris&quot;:[&quot;http://zotero.org/users/1913249/items/M2JH9UT3&quot;],&quot;suffix&quot;:&quot;&quot;,&quot;id&quot;:3872,&quot;prefix&quot;:&quot;&quot;}],&quot;citationID&quot;:&quot;qjhiclyp&quot;} RNDgrtmewqnfo"/> (explored in Chapter 5 in relation to this research’s learning design), participants would be aware of the goal of the program, and the results. Subsequently, in the Modify stage they would become familiar with the design and code levels.</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schema&quot;:&quot;https://github.com/citation-style-language/schema/raw/master/csl-citation.json&quot;,&quot;properties&quot;:{&quot;formattedCitation&quot;:&quot;[@waite_abstraction_2018]&quot;,&quot;noteIndex&quot;:0},&quot;citationItems&quot;:[{&quot;itemData&quot;:{&quot;container-title-short&quot;:&quot;IJCSES&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19&quot;,12,10]]},&quot;container-title&quot;:&quot;International Journal of Computer Science Education in Schools&quot;,&quot;type&quot;:&quot;article-journal&quot;,&quot;issue&quot;:&quot;1&quot;,&quot;citation-key&quot;:&quot;waite_abstraction_2018&quot;,&quot;title-short&quot;:&quot;Abstraction in action&quot;,&quot;title&quot;:&quot;Abstraction in action: K-5 teachers' uses of levels of abstraction, particularly the design level, in teaching programming.&quot;,&quot;source&quot;:&quot;DOI.org (Crossref)&quot;,&quot;ISSN&quot;:&quot;2513-8359&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issued&quot;:{&quot;date-parts&quot;:[[&quot;2018&quot;,1,31]]},&quot;id&quot;:&quot;waite_abstraction_2018&quot;,&quot;volume&quot;:&quot;2&quot;},&quot;uri&quot;:[&quot;http://zotero.org/users/1913249/items/5QGUDFAX&quot;],&quot;uris&quot;:[&quot;http://zotero.org/users/1913249/items/5QGUDFAX&quot;],&quot;suffix&quot;:&quot;&quot;,&quot;id&quot;:3132,&quot;prefix&quot;:&quot;&quot;}],&quot;citationID&quot;:&quot;lvkgisqz&quot;} RNDixdkauuhcw"/>&lt;Do Zotero Refresh: [@waite_abstraction_2018]&gt;<text:reference-mark-end text:name="ZOTERO_ITEM CSL_CITATION {&quot;schema&quot;:&quot;https://github.com/citation-style-language/schema/raw/master/csl-citation.json&quot;,&quot;properties&quot;:{&quot;formattedCitation&quot;:&quot;[@waite_abstraction_2018]&quot;,&quot;noteIndex&quot;:0},&quot;citationItems&quot;:[{&quot;itemData&quot;:{&quot;container-title-short&quot;:&quot;IJCSES&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19&quot;,12,10]]},&quot;container-title&quot;:&quot;International Journal of Computer Science Education in Schools&quot;,&quot;type&quot;:&quot;article-journal&quot;,&quot;issue&quot;:&quot;1&quot;,&quot;citation-key&quot;:&quot;waite_abstraction_2018&quot;,&quot;title-short&quot;:&quot;Abstraction in action&quot;,&quot;title&quot;:&quot;Abstraction in action: K-5 teachers' uses of levels of abstraction, particularly the design level, in teaching programming.&quot;,&quot;source&quot;:&quot;DOI.org (Crossref)&quot;,&quot;ISSN&quot;:&quot;2513-8359&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issued&quot;:{&quot;date-parts&quot;:[[&quot;2018&quot;,1,31]]},&quot;id&quot;:&quot;waite_abstraction_2018&quot;,&quot;volume&quot;:&quot;2&quot;},&quot;uri&quot;:[&quot;http://zotero.org/users/1913249/items/5QGUDFAX&quot;],&quot;uris&quot;:[&quot;http://zotero.org/users/1913249/items/5QGUDFAX&quot;],&quot;suffix&quot;:&quot;&quot;,&quot;id&quot;:3132,&quot;prefix&quot;:&quot;&quot;}],&quot;citationID&quot;:&quot;lvkgisqz&quot;} RNDixdkauuhcw"/></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THIS AREA MAY NEED MORE DEVELOPMENT VIA EXAMPLES</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schema&quot;:&quot;https://github.com/citation-style-language/schema/raw/master/csl-citation.json&quot;,&quot;properties&quot;:{&quot;formattedCitation&quot;:&quot;[-@papert_epistemological_1990]&quot;,&quot;noteIndex&quot;:0},&quot;citationItems&quot;:[{&quot;prefix&quot;:&quot;&quot;,&quot;suppress-author&quot;:true,&quot;uri&quot;:[&quot;http://zotero.org/users/1913249/items/PN46846P&quot;],&quot;suffix&quot;:&quot;&quot;,&quot;itemData&quot;:{&quot;container-title&quot;:&quot;Signs&quot;,&quot;type&quot;:&quot;article-journal&quot;,&quot;issued&quot;:{&quot;date-parts&quot;:[[&quot;1990&quot;]]},&quot;citation-key&quot;:&quot;papert_epistemological_1990&quot;,&quot;title&quot;:&quot;Epistemological Pluralism and the Revaluation of the Concrete&quot;,&quot;author&quot;:[{&quot;given&quot;:&quot;Seymour&quot;,&quot;family&quot;:&quot;Papert&quot;},{&quot;given&quot;:&quot;Sherry&quot;,&quot;family&quot;:&quot;Turkle&quot;}],&quot;id&quot;:&quot;papert_epistemological_1990&quot;,&quot;URL&quot;:&quot;http://www.papert.org/articles/EpistemologicalPluralism.html&quot;,&quot;issue&quot;:&quot;1&quot;,&quot;accessed&quot;:{&quot;date-parts&quot;:[[&quot;2017&quot;,11,1]]},&quot;volume&quot;:&quot;16&quot;},&quot;id&quot;:2017,&quot;uris&quot;:[&quot;http://zotero.org/users/1913249/items/PN46846P&quot;]}],&quot;citationID&quot;:&quot;sblzsfmw&quot;} RNDccjhrvdbbl"/>&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tems&quot;:[{&quot;prefix&quot;:&quot;&quot;,&quot;suppress-author&quot;:true,&quot;uri&quot;:[&quot;http://zotero.org/users/1913249/items/PN46846P&quot;],&quot;suffix&quot;:&quot;&quot;,&quot;itemData&quot;:{&quot;container-title&quot;:&quot;Signs&quot;,&quot;type&quot;:&quot;article-journal&quot;,&quot;issued&quot;:{&quot;date-parts&quot;:[[&quot;1990&quot;]]},&quot;citation-key&quot;:&quot;papert_epistemological_1990&quot;,&quot;title&quot;:&quot;Epistemological Pluralism and the Revaluation of the Concrete&quot;,&quot;author&quot;:[{&quot;given&quot;:&quot;Seymour&quot;,&quot;family&quot;:&quot;Papert&quot;},{&quot;given&quot;:&quot;Sherry&quot;,&quot;family&quot;:&quot;Turkle&quot;}],&quot;id&quot;:&quot;papert_epistemological_1990&quot;,&quot;URL&quot;:&quot;http://www.papert.org/articles/EpistemologicalPluralism.html&quot;,&quot;issue&quot;:&quot;1&quot;,&quot;accessed&quot;:{&quot;date-parts&quot;:[[&quot;2017&quot;,11,1]]},&quot;volume&quot;:&quot;16&quot;},&quot;id&quot;:2017,&quot;uris&quot;:[&quot;http://zotero.org/users/1913249/items/PN46846P&quot;]}],&quot;citationID&quot;:&quot;sblzsfmw&quot;} RNDccjhrvdbbl"/>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schema&quot;:&quot;https://github.com/citation-style-language/schema/raw/master/csl-citation.json&quot;,&quot;properties&quot;:{&quot;formattedCitation&quot;:&quot;[@papert_epistemological_1990, p.134]&quot;,&quot;noteIndex&quot;:0},&quot;citationItems&quot;:[{&quot;itemData&quot;:{&quot;container-title&quot;:&quot;Signs&quot;,&quot;type&quot;:&quot;article-journal&quot;,&quot;issued&quot;:{&quot;date-parts&quot;:[[&quot;1990&quot;]]},&quot;citation-key&quot;:&quot;papert_epistemological_1990&quot;,&quot;title&quot;:&quot;Epistemological Pluralism and the Revaluation of the Concrete&quot;,&quot;author&quot;:[{&quot;given&quot;:&quot;Seymour&quot;,&quot;family&quot;:&quot;Papert&quot;},{&quot;given&quot;:&quot;Sherry&quot;,&quot;family&quot;:&quot;Turkle&quot;}],&quot;id&quot;:&quot;papert_epistemological_1990&quot;,&quot;URL&quot;:&quot;http://www.papert.org/articles/EpistemologicalPluralism.html&quot;,&quot;issue&quot;:&quot;1&quot;,&quot;accessed&quot;:{&quot;date-parts&quot;:[[&quot;2017&quot;,11,1]]},&quot;volume&quot;:&quot;16&quot;},&quot;locator&quot;:&quot;134&quot;,&quot;uri&quot;:[&quot;http://zotero.org/users/1913249/items/PN46846P&quot;],&quot;uris&quot;:[&quot;http://zotero.org/users/1913249/items/PN46846P&quot;],&quot;id&quot;:2017,&quot;prefix&quot;:&quot;&quot;}],&quot;citationID&quot;:&quot;urldppnp&quot;} RNDjhxmepnqpg"/>&lt;Do Zotero Refresh: [@papert_epistemological_1990, p.134]&gt;<text:reference-mark-end text:name="ZOTERO_ITEM CSL_CITATION {&quot;schema&quot;:&quot;https://github.com/citation-style-language/schema/raw/master/csl-citation.json&quot;,&quot;properties&quot;:{&quot;formattedCitation&quot;:&quot;[@papert_epistemological_1990, p.134]&quot;,&quot;noteIndex&quot;:0},&quot;citationItems&quot;:[{&quot;itemData&quot;:{&quot;container-title&quot;:&quot;Signs&quot;,&quot;type&quot;:&quot;article-journal&quot;,&quot;issued&quot;:{&quot;date-parts&quot;:[[&quot;1990&quot;]]},&quot;citation-key&quot;:&quot;papert_epistemological_1990&quot;,&quot;title&quot;:&quot;Epistemological Pluralism and the Revaluation of the Concrete&quot;,&quot;author&quot;:[{&quot;given&quot;:&quot;Seymour&quot;,&quot;family&quot;:&quot;Papert&quot;},{&quot;given&quot;:&quot;Sherry&quot;,&quot;family&quot;:&quot;Turkle&quot;}],&quot;id&quot;:&quot;papert_epistemological_1990&quot;,&quot;URL&quot;:&quot;http://www.papert.org/articles/EpistemologicalPluralism.html&quot;,&quot;issue&quot;:&quot;1&quot;,&quot;accessed&quot;:{&quot;date-parts&quot;:[[&quot;2017&quot;,11,1]]},&quot;volume&quot;:&quot;16&quot;},&quot;locator&quot;:&quot;134&quot;,&quot;uri&quot;:[&quot;http://zotero.org/users/1913249/items/PN46846P&quot;],&quot;uris&quot;:[&quot;http://zotero.org/users/1913249/items/PN46846P&quot;],&quot;id&quot;:2017,&quot;prefix&quot;:&quot;&quot;}],&quot;citationID&quot;:&quot;urldppnp&quot;} RNDjhxmepnqpg"/>.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schema&quot;:&quot;https://github.com/citation-style-language/schema/raw/master/csl-citation.json&quot;,&quot;properties&quot;:{&quot;formattedCitation&quot;:&quot;[-@papert_epistemological_1990]&quot;,&quot;noteIndex&quot;:0},&quot;citationItems&quot;:[{&quot;prefix&quot;:&quot;&quot;,&quot;suppress-author&quot;:true,&quot;uri&quot;:[&quot;http://zotero.org/users/1913249/items/PN46846P&quot;],&quot;suffix&quot;:&quot;&quot;,&quot;itemData&quot;:{&quot;container-title&quot;:&quot;Signs&quot;,&quot;type&quot;:&quot;article-journal&quot;,&quot;issued&quot;:{&quot;date-parts&quot;:[[&quot;1990&quot;]]},&quot;citation-key&quot;:&quot;papert_epistemological_1990&quot;,&quot;title&quot;:&quot;Epistemological Pluralism and the Revaluation of the Concrete&quot;,&quot;author&quot;:[{&quot;given&quot;:&quot;Seymour&quot;,&quot;family&quot;:&quot;Papert&quot;},{&quot;given&quot;:&quot;Sherry&quot;,&quot;family&quot;:&quot;Turkle&quot;}],&quot;id&quot;:&quot;papert_epistemological_1990&quot;,&quot;URL&quot;:&quot;http://www.papert.org/articles/EpistemologicalPluralism.html&quot;,&quot;issue&quot;:&quot;1&quot;,&quot;accessed&quot;:{&quot;date-parts&quot;:[[&quot;2017&quot;,11,1]]},&quot;volume&quot;:&quot;16&quot;},&quot;id&quot;:2017,&quot;uris&quot;:[&quot;http://zotero.org/users/1913249/items/PN46846P&quot;]}],&quot;citationID&quot;:&quot;vbcyemfv&quot;} RNDhjwivraguq"/>&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tems&quot;:[{&quot;prefix&quot;:&quot;&quot;,&quot;suppress-author&quot;:true,&quot;uri&quot;:[&quot;http://zotero.org/users/1913249/items/PN46846P&quot;],&quot;suffix&quot;:&quot;&quot;,&quot;itemData&quot;:{&quot;container-title&quot;:&quot;Signs&quot;,&quot;type&quot;:&quot;article-journal&quot;,&quot;issued&quot;:{&quot;date-parts&quot;:[[&quot;1990&quot;]]},&quot;citation-key&quot;:&quot;papert_epistemological_1990&quot;,&quot;title&quot;:&quot;Epistemological Pluralism and the Revaluation of the Concrete&quot;,&quot;author&quot;:[{&quot;given&quot;:&quot;Seymour&quot;,&quot;family&quot;:&quot;Papert&quot;},{&quot;given&quot;:&quot;Sherry&quot;,&quot;family&quot;:&quot;Turkle&quot;}],&quot;id&quot;:&quot;papert_epistemological_1990&quot;,&quot;URL&quot;:&quot;http://www.papert.org/articles/EpistemologicalPluralism.html&quot;,&quot;issue&quot;:&quot;1&quot;,&quot;accessed&quot;:{&quot;date-parts&quot;:[[&quot;2017&quot;,11,1]]},&quot;volume&quot;:&quot;16&quot;},&quot;id&quot;:2017,&quot;uris&quot;:[&quot;http://zotero.org/users/1913249/items/PN46846P&quot;]}],&quot;citationID&quot;:&quot;vbcyemfv&quot;} RNDhjwivraguq"/> highlighted the value of a more concrete computing pedagogy, likening the process to bricolage, a craft-based approach where participants become very familiar with their tools and materials. The authors’ exploration of the types of coders as either Planners or Bricoleurs aligns with two aspects of the making styles explored briefly in Chapter 5. Bricoleur types are described as preferring to stay in closer contact with a concrete sense of the outcomes even at the expense of programming efficiency or neatness of code. This advocacy for the bricolage approach which remains anchored in concrete construction, appears at odds with Waite and Curzon’s <text:reference-mark-start text:name="ZOTERO_ITEM CSL_CITATION {&quot;schema&quot;:&quot;https://github.com/citation-style-language/schema/raw/master/csl-citation.json&quot;,&quot;properties&quot;:{&quot;formattedCitation&quot;:&quot;[@curzon_using_2020]&quot;,&quot;noteIndex&quot;:0},&quot;citationItems&quot;:[{&quot;itemData&quot;:{&quot;publisher-place&quot;:&quot;New York, NY, USA&quot;,&quot;ISBN&quot;:&quot;978-1-4503-8759-0&quot;,&quot;author&quot;:[{&quot;given&quot;:&quot;Paul&quot;,&quot;family&quot;:&quot;Curzon&quot;},{&quot;given&quot;:&quot;Jane&quot;,&quot;family&quot;:&quot;Waite&quot;},{&quot;given&quot;:&quot;Karl&quot;,&quot;family&quot;:&quot;Maton&quot;},{&quot;given&quot;:&quot;James&quot;,&quot;family&quot;:&quot;Donohue&quot;}],&quot;DOI&quot;:&quot;10.1145/3421590.3421606&quot;,&quot;accessed&quot;:{&quot;date-parts&quot;:[[&quot;2022&quot;,1,23]]},&quot;container-title&quot;:&quot;Proceedings of the 15th Workshop on Primary and Secondary Computing Education&quot;,&quot;type&quot;:&quot;paper-conference&quot;,&quot;issued&quot;:{&quot;date-parts&quot;:[[&quot;2020&quot;,10,28]]},&quot;citation-key&quot;:&quot;curzon_using_2020&quot;,&quot;collection-title&quot;:&quot;WiPSCE '20&quot;,&quot;title&quot;:&quot;Using semantic waves to analyse the effectiveness of unplugged computing activities&quot;,&quot;source&quot;:&quot;ACM Digital Library&quot;,&quot;page&quot;:&quot;1–1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publisher&quot;:&quot;Association for Computing Machinery&quot;,&quot;id&quot;:&quot;curzon_using_2020&quot;,&quot;event-place&quot;:&quot;New York, NY, USA&quot;},&quot;uri&quot;:[&quot;http://zotero.org/users/1913249/items/IHTMF2WC&quot;],&quot;uris&quot;:[&quot;http://zotero.org/users/1913249/items/IHTMF2WC&quot;],&quot;suffix&quot;:&quot;&quot;,&quot;id&quot;:3944,&quot;prefix&quot;:&quot;&quot;}],&quot;citationID&quot;:&quot;viffpcru&quot;} RNDsfkilgkneo"/>&lt;Do Zotero Refresh: [@curzon_using_2020]&gt;<text:reference-mark-end text:name="ZOTERO_ITEM CSL_CITATION {&quot;schema&quot;:&quot;https://github.com/citation-style-language/schema/raw/master/csl-citation.json&quot;,&quot;properties&quot;:{&quot;formattedCitation&quot;:&quot;[@curzon_using_2020]&quot;,&quot;noteIndex&quot;:0},&quot;citationItems&quot;:[{&quot;itemData&quot;:{&quot;publisher-place&quot;:&quot;New York, NY, USA&quot;,&quot;ISBN&quot;:&quot;978-1-4503-8759-0&quot;,&quot;author&quot;:[{&quot;given&quot;:&quot;Paul&quot;,&quot;family&quot;:&quot;Curzon&quot;},{&quot;given&quot;:&quot;Jane&quot;,&quot;family&quot;:&quot;Waite&quot;},{&quot;given&quot;:&quot;Karl&quot;,&quot;family&quot;:&quot;Maton&quot;},{&quot;given&quot;:&quot;James&quot;,&quot;family&quot;:&quot;Donohue&quot;}],&quot;DOI&quot;:&quot;10.1145/3421590.3421606&quot;,&quot;accessed&quot;:{&quot;date-parts&quot;:[[&quot;2022&quot;,1,23]]},&quot;container-title&quot;:&quot;Proceedings of the 15th Workshop on Primary and Secondary Computing Education&quot;,&quot;type&quot;:&quot;paper-conference&quot;,&quot;issued&quot;:{&quot;date-parts&quot;:[[&quot;2020&quot;,10,28]]},&quot;citation-key&quot;:&quot;curzon_using_2020&quot;,&quot;collection-title&quot;:&quot;WiPSCE '20&quot;,&quot;title&quot;:&quot;Using semantic waves to analyse the effectiveness of unplugged computing activities&quot;,&quot;source&quot;:&quot;ACM Digital Library&quot;,&quot;page&quot;:&quot;1–1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L&quot;:&quot;https://doi.org/10.1145/3421590.3421606&quot;,&quot;publisher&quot;:&quot;Association for Computing Machinery&quot;,&quot;id&quot;:&quot;curzon_using_2020&quot;,&quot;event-place&quot;:&quot;New York, NY, USA&quot;},&quot;uri&quot;:[&quot;http://zotero.org/users/1913249/items/IHTMF2WC&quot;],&quot;uris&quot;:[&quot;http://zotero.org/users/1913249/items/IHTMF2WC&quot;],&quot;suffix&quot;:&quot;&quot;,&quot;id&quot;:3944,&quot;prefix&quot;:&quot;&quot;}],&quot;citationID&quot;:&quot;viffpcru&quot;} RNDsfkilgkneo"/> research on the importance of alternating between abstract and concrete dimensions, present in research on semantic waves.</text:p>
      <text:p text:style-name="Text_20_body">My research is relevant here in that my observations show many of my participants operating as bricoleurs, feeling their way through their game-making via smaller-scale iterations rather than extensive periods of planning followed by implementation. It should be recalled, however, that this process is encouraged by the structuring of the learning design. Returning to semantic waves, while exploration of abstract CT concepts may be lacking in the process, an interpretation of video data findings shows that the shifts in LOA that Waite and colleagues advocate are present, with frequent shifts between conceptions of goals, implementation in code structures, and observations of results happening. It is relevant then to distinguish the levels of abstraction present in this process: namely, perhaps, Wing’s and Papert’s conceptions of abstraction, present in top-down planning processes, and the goal-results hierarchy present in the LOA framework. It is within the design level of LOA that such distinctions persist, as Bricoleurs would avoid abstract design structures which detract from a close relationship between the code and the desired results. It can be seen at this point that such a coupling matches the structure of design patterns, indicating a suitability for their use to support this more concrete approach to developing programming.</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schema&quot;:&quot;https://github.com/citation-style-language/schema/raw/master/csl-citation.json&quot;,&quot;properties&quot;:{&quot;formattedCitation&quot;:&quot;[@papert_mindstorms_1980]&quot;,&quot;noteIndex&quot;:0},&quot;citationItems&quot;:[{&quot;itemData&quot;:{&quot;publisher-place&quot;:&quot;New York&quot;,&quot;type&quot;:&quot;book&quot;,&quot;issued&quot;:{&quot;date-parts&quot;:[[&quot;1980&quot;]]},&quot;citation-key&quot;:&quot;papert_mindstorms_1980&quot;,&quot;ISBN&quot;:&quot;0-465-04674-6&quot;,&quot;title-short&quot;:&quot;Mindstorms&quot;,&quot;title&quot;:&quot;Mindstorms: children, computers, and powerful ideas&quot;,&quot;source&quot;:&quot;Library of Congress ISBN&quot;,&quot;author&quot;:[{&quot;given&quot;:&quot;Seymour&quot;,&quot;family&quot;:&quot;Papert&quot;}],&quot;publisher&quot;:&quot;Basic Books&quot;,&quot;event-place&quot;:&quot;New York&quot;,&quot;number-of-pages&quot;:&quot;230&quot;,&quot;call-number&quot;:&quot;QA20.C65 P36 1993&quot;,&quot;id&quot;:&quot;papert_mindstorms_1980&quot;,&quot;edition&quot;:&quot;2nd ed&quot;},&quot;uri&quot;:[&quot;http://zotero.org/users/1913249/items/TTY8WYQ6&quot;],&quot;uris&quot;:[&quot;http://zotero.org/users/1913249/items/TTY8WYQ6&quot;],&quot;suffix&quot;:&quot;&quot;,&quot;id&quot;:3779,&quot;prefix&quot;:&quot;&quot;}],&quot;citationID&quot;:&quot;ajjhtgqo&quot;} RNDxrvsiqanvq"/>&lt;Do Zotero Refresh: [@papert_mindstorms_1980]&gt;<text:reference-mark-end text:name="ZOTERO_ITEM CSL_CITATION {&quot;schema&quot;:&quot;https://github.com/citation-style-language/schema/raw/master/csl-citation.json&quot;,&quot;properties&quot;:{&quot;formattedCitation&quot;:&quot;[@papert_mindstorms_1980]&quot;,&quot;noteIndex&quot;:0},&quot;citationItems&quot;:[{&quot;itemData&quot;:{&quot;publisher-place&quot;:&quot;New York&quot;,&quot;type&quot;:&quot;book&quot;,&quot;issued&quot;:{&quot;date-parts&quot;:[[&quot;1980&quot;]]},&quot;citation-key&quot;:&quot;papert_mindstorms_1980&quot;,&quot;ISBN&quot;:&quot;0-465-04674-6&quot;,&quot;title-short&quot;:&quot;Mindstorms&quot;,&quot;title&quot;:&quot;Mindstorms: children, computers, and powerful ideas&quot;,&quot;source&quot;:&quot;Library of Congress ISBN&quot;,&quot;author&quot;:[{&quot;given&quot;:&quot;Seymour&quot;,&quot;family&quot;:&quot;Papert&quot;}],&quot;publisher&quot;:&quot;Basic Books&quot;,&quot;event-place&quot;:&quot;New York&quot;,&quot;number-of-pages&quot;:&quot;230&quot;,&quot;call-number&quot;:&quot;QA20.C65 P36 1993&quot;,&quot;id&quot;:&quot;papert_mindstorms_1980&quot;,&quot;edition&quot;:&quot;2nd ed&quot;},&quot;uri&quot;:[&quot;http://zotero.org/users/1913249/items/TTY8WYQ6&quot;],&quot;uris&quot;:[&quot;http://zotero.org/users/1913249/items/TTY8WYQ6&quot;],&quot;suffix&quot;:&quot;&quot;,&quot;id&quot;:3779,&quot;prefix&quot;:&quot;&quot;}],&quot;citationID&quot;:&quot;ajjhtgqo&quot;} RNDxrvsiqanvq"/>. This perspective continues to drive constructionist design approaches supporting creative computing <text:reference-mark-start text:name="ZOTERO_ITEM CSL_CITATION {&quot;schema&quot;:&quot;https://github.com/citation-style-language/schema/raw/master/csl-citation.json&quot;,&quot;properties&quot;:{&quot;formattedCitation&quot;:&quot;[@resnick_design_2005; @resnick_scratch_2009; @kafai_constructionism_1996; @kafai_constructionism_1996; @kafai_minds_1994; @lee_playing_2014; @peppler_makeology:_2016]&quot;,&quot;noteIndex&quot;:0},&quot;citationItems&quot;:[{&quot;itemData&quot;:{&quot;type&quot;:&quot;article-journal&quot;,&quot;issued&quot;:{&quot;date-parts&quot;:[[&quot;2005&quot;]]},&quot;citation-key&quot;:&quot;resnick_design_2005&quot;,&quot;title&quot;:&quot;Design principles for tools to support creative thinking&quot;,&quot;source&quot;:&quot;Google Schola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URL&quot;:&quot;http://repository.cmu.edu/cgi/viewcontent.cgi?article=1822&amp;context=isr&quot;,&quot;accessed&quot;:{&quot;date-parts&quot;:[[&quot;2017&quot;,3,14]]},&quot;id&quot;:&quot;resnick_design_2005&quot;},&quot;uri&quot;:[&quot;http://zotero.org/users/1913249/items/B657GVMG&quot;],&quot;uris&quot;:[&quot;http://zotero.org/users/1913249/items/B657GVMG&quot;],&quot;suffix&quot;:&quot;&quot;,&quot;id&quot;:1621,&quot;prefix&quot;:&quot;&quot;},{&quot;itemData&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DOI&quot;:&quot;10.1145/1592761.1592779&quot;,&quot;accessed&quot;:{&quot;date-parts&quot;:[[&quot;2015&quot;,12,20]]},&quot;container-title&quot;:&quot;Communications of the ACM&quot;,&quot;type&quot;:&quot;article-journal&quot;,&quot;issued&quot;:{&quot;date-parts&quot;:[[&quot;2009&quot;,11,1]]},&quot;citation-key&quot;:&quot;resnick_scratch_2009&quot;,&quot;title-short&quot;:&quot;Scratch&quot;,&quot;title&quot;:&quot;Scratch: programming for all&quot;,&quot;source&quot;:&quot;CrossRef&quot;,&quot;ISSN&quot;:&quot;00010782&quot;,&quot;page&quot;:&quot;60&quot;,&quot;issue&quot;:&quot;11&quot;,&quot;URL&quot;:&quot;http://portal.acm.org/citation.cfm?doid=1592761.1592779&quot;,&quot;id&quot;:&quot;resnick_scratch_2009&quot;,&quot;volume&quot;:&quot;52&quot;},&quot;uri&quot;:[&quot;http://zotero.org/users/1913249/items/C4CSJ62Q&quot;],&quot;uris&quot;:[&quot;http://zotero.org/users/1913249/items/C4CSJ62Q&quot;],&quot;suffix&quot;:&quot;&quot;,&quot;id&quot;:3819,&quot;prefix&quot;:&quot;&quot;},{&quot;itemData&quot;:{&quot;publisher-place&quot;:&quot;Mahwah, N.J&quot;,&quot;type&quot;:&quot;book&quot;,&quot;issued&quot;:{&quot;date-parts&quot;:[[&quot;1996&quot;]]},&quot;citation-key&quot;:&quot;kafai_constructionism_1996&quot;,&quot;ISBN&quot;:&quot;0-8058-1984-3 0-8058-1985-1&quot;,&quot;title&quot;:&quot;Constructionism in practice: designing, thinking, and learning in a digital world&quot;,&quot;source&quot;:&quot;Library of Congress ISBN&quot;,&quot;call-number&quot;:&quot;LB1590.3 .C666 1996&quot;,&quot;editor&quot;:[{&quot;given&quot;:&quot;Yasmin B.&quot;,&quot;family&quot;:&quot;Kafai&quot;},{&quot;given&quot;:&quot;Mitchel&quot;,&quot;family&quot;:&quot;Resnick&quot;}],&quot;event-place&quot;:&quot;Mahwah, N.J&quot;,&quot;title-short&quot;:&quot;Constructionism in practice&quot;,&quot;publisher&quot;:&quot;Lawrence Erlbaum Associates&quot;,&quot;id&quot;:&quot;kafai_constructionism_1996&quot;,&quot;number-of-pages&quot;:&quot;339&quot;},&quot;uri&quot;:[&quot;http://zotero.org/users/1913249/items/RBDGKDQ4&quot;],&quot;uris&quot;:[&quot;http://zotero.org/users/1913249/items/RBDGKDQ4&quot;],&quot;suffix&quot;:&quot;&quot;,&quot;id&quot;:1100,&quot;prefix&quot;:&quot;&quot;},{&quot;itemData&quot;:{&quot;publisher-place&quot;:&quot;Mahwah, N.J&quot;,&quot;type&quot;:&quot;book&quot;,&quot;issued&quot;:{&quot;date-parts&quot;:[[&quot;1996&quot;]]},&quot;citation-key&quot;:&quot;kafai_constructionism_1996&quot;,&quot;ISBN&quot;:&quot;0-8058-1984-3 0-8058-1985-1&quot;,&quot;title&quot;:&quot;Constructionism in practice: designing, thinking, and learning in a digital world&quot;,&quot;source&quot;:&quot;Library of Congress ISBN&quot;,&quot;call-number&quot;:&quot;LB1590.3 .C666 1996&quot;,&quot;editor&quot;:[{&quot;given&quot;:&quot;Yasmin B.&quot;,&quot;family&quot;:&quot;Kafai&quot;},{&quot;given&quot;:&quot;Mitchel&quot;,&quot;family&quot;:&quot;Resnick&quot;}],&quot;event-place&quot;:&quot;Mahwah, N.J&quot;,&quot;title-short&quot;:&quot;Constructionism in practice&quot;,&quot;publisher&quot;:&quot;Lawrence Erlbaum Associates&quot;,&quot;id&quot;:&quot;kafai_constructionism_1996&quot;,&quot;number-of-pages&quot;:&quot;339&quot;},&quot;uri&quot;:[&quot;http://zotero.org/users/1913249/items/RBDGKDQ4&quot;],&quot;uris&quot;:[&quot;http://zotero.org/users/1913249/items/RBDGKDQ4&quot;],&quot;suffix&quot;:&quot;&quot;,&quot;id&quot;:1100,&quot;prefix&quot;:&quot;&quot;},{&quot;itemData&quot;:{&quot;publisher-place&quot;:&quot;Hillsdale, N.J&quot;,&quot;type&quot;:&quot;book&quot;,&quot;issued&quot;:{&quot;date-parts&quot;:[[&quot;1994&quot;,11,1]]},&quot;citation-key&quot;:&quot;kafai_minds_1994&quot;,&quot;title-short&quot;:&quot;Minds in Play&quot;,&quot;ISBN&quot;:&quot;978-0-8058-1513-9&quot;,&quot;publisher&quot;:&quot;Routledge&quot;,&quot;title&quot;:&quot;Minds in Play: Computer Game Design As A Context for Children's Learning: Computer Game Designs as a Context for Children's Learning&quot;,&quot;source&quot;:&quot;Amazon&quot;,&quot;author&quot;:[{&quot;given&quot;:&quot;Yasmin B.&quot;,&quot;family&quot;:&quot;Kafai&quot;}],&quot;number-of-pages&quot;:&quot;358&quot;,&quot;event-place&quot;:&quot;Hillsdale, N.J&quot;,&quot;language&quot;:&quot;English&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d&quot;:&quot;kafai_minds_1994&quot;,&quot;edition&quot;:&quot;1 edition&quot;},&quot;uri&quot;:[&quot;http://zotero.org/users/1913249/items/R2R56ZFA&quot;],&quot;uris&quot;:[&quot;http://zotero.org/users/1913249/items/R2R56ZFA&quot;],&quot;suffix&quot;:&quot;&quot;,&quot;id&quot;:1747,&quot;prefix&quot;:&quot;&quot;},{&quot;itemData&quot;:{&quot;language&quot;:&quot;en&quot;,&quot;ISBN&quot;:&quot;978-981-4560-95-5 978-981-4560-96-2&quot;,&quot;author&quot;:[{&quot;given&quot;:&quot;Eunkyoung&quot;,&quot;family&quot;:&quot;Lee&quot;},{&quot;given&quot;:&quot;Yasmin B.&quot;,&quot;family&quot;:&quot;Kafai&quot;},{&quot;given&quot;:&quot;Veena&quot;,&quot;family&quot;:&quot;Vasudevan&quot;},{&quot;given&quot;:&quot;Richard Lee&quot;,&quot;family&quot;:&quot;Davis&quot;}],&quot;DOI&quot;:&quot;10.1007/978-981-4560-96-2_13&quot;,&quot;accessed&quot;:{&quot;date-parts&quot;:[[&quot;2018&quot;,8,17]]},&quot;container-title&quot;:&quot;Playful User Interfaces&quot;,&quot;type&quot;:&quot;chapter&quot;,&quot;issued&quot;:{&quot;date-parts&quot;:[[&quot;2014&quot;]]},&quot;citation-key&quot;:&quot;lee_playing_2014&quot;,&quot;collection-title&quot;:&quot;Gaming Media and Social Effects&quot;,&quot;title-short&quot;:&quot;Playing in the Arcade&quot;,&quot;title&quot;:&quot;Playing in the Arcade: Designing Tangible Interfaces with MaKey MaKey for Scratch Games&quot;,&quot;source&quot;:&quot;link-springer-com.ezproxy.mmu.ac.uk&quot;,&quot;page&quot;:&quot;277-292&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URL&quot;:&quot;http://link.springer.com/chapter/10.1007/978-981-4560-96-2_13&quot;,&quot;id&quot;:&quot;lee_playing_2014&quot;,&quot;publisher&quot;:&quot;Springer, Singapore&quot;},&quot;uri&quot;:[&quot;http://zotero.org/users/1913249/items/G5FUZIEE&quot;],&quot;uris&quot;:[&quot;http://zotero.org/users/1913249/items/G5FUZIEE&quot;],&quot;suffix&quot;:&quot;&quot;,&quot;id&quot;:2909,&quot;prefix&quot;:&quot;&quot;},{&quot;itemData&quot;:{&quot;type&quot;:&quot;book&quot;,&quot;issued&quot;:{&quot;date-parts&quot;:[[&quot;2016&quot;,5,20]]},&quot;citation-key&quot;:&quot;peppler_makeology:_2016&quot;,&quot;ISBN&quot;:&quot;978-1-317-53715-1&quot;,&quot;title&quot;:&quot;Makeology: Makerspaces as Learning Environments&quot;,&quot;source&quot;:&quot;Google Books&quot;,&quot;author&quot;:[{&quot;given&quot;:&quot;Kylie&quot;,&quot;family&quot;:&quot;Peppler&quot;},{&quot;given&quot;:&quot;Erica&quot;,&quot;family&quot;:&quot;Halverson&quot;},{&quot;given&quot;:&quot;Yasmin B.&quot;,&quot;family&quot;:&quot;Kafai&quot;}],&quot;title-short&quot;:&quot;Makeology&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publisher&quot;:&quot;Routledge&quot;,&quot;number-of-pages&quot;:&quot;303&quot;,&quot;id&quot;:&quot;peppler_makeology:_2016&quot;,&quot;language&quot;:&quot;en&quot;},&quot;uri&quot;:[&quot;http://zotero.org/users/1913249/items/K6IU8LMM&quot;],&quot;uris&quot;:[&quot;http://zotero.org/users/1913249/items/K6IU8LMM&quot;],&quot;suffix&quot;:&quot;&quot;,&quot;id&quot;:2827,&quot;prefix&quot;:&quot;&quot;}],&quot;citationID&quot;:&quot;qnkjsurd&quot;} RNDabreqsoaah"/>&lt;Do Zotero Refresh: [@resnick_design_2005; @resnick_scratch_2009; @kafai_constructionism_1996; @kafai_constructionism_1996; @kafai_minds_1994; @lee_playing_2014; @peppler_makeology:_2016]&gt;<text:reference-mark-end text:name="ZOTERO_ITEM CSL_CITATION {&quot;schema&quot;:&quot;https://github.com/citation-style-language/schema/raw/master/csl-citation.json&quot;,&quot;properties&quot;:{&quot;formattedCitation&quot;:&quot;[@resnick_design_2005; @resnick_scratch_2009; @kafai_constructionism_1996; @kafai_constructionism_1996; @kafai_minds_1994; @lee_playing_2014; @peppler_makeology:_2016]&quot;,&quot;noteIndex&quot;:0},&quot;citationItems&quot;:[{&quot;itemData&quot;:{&quot;type&quot;:&quot;article-journal&quot;,&quot;issued&quot;:{&quot;date-parts&quot;:[[&quot;2005&quot;]]},&quot;citation-key&quot;:&quot;resnick_design_2005&quot;,&quot;title&quot;:&quot;Design principles for tools to support creative thinking&quot;,&quot;source&quot;:&quot;Google Schola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URL&quot;:&quot;http://repository.cmu.edu/cgi/viewcontent.cgi?article=1822&amp;context=isr&quot;,&quot;accessed&quot;:{&quot;date-parts&quot;:[[&quot;2017&quot;,3,14]]},&quot;id&quot;:&quot;resnick_design_2005&quot;},&quot;uri&quot;:[&quot;http://zotero.org/users/1913249/items/B657GVMG&quot;],&quot;uris&quot;:[&quot;http://zotero.org/users/1913249/items/B657GVMG&quot;],&quot;suffix&quot;:&quot;&quot;,&quot;id&quot;:1621,&quot;prefix&quot;:&quot;&quot;},{&quot;itemData&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DOI&quot;:&quot;10.1145/1592761.1592779&quot;,&quot;accessed&quot;:{&quot;date-parts&quot;:[[&quot;2015&quot;,12,20]]},&quot;container-title&quot;:&quot;Communications of the ACM&quot;,&quot;type&quot;:&quot;article-journal&quot;,&quot;issued&quot;:{&quot;date-parts&quot;:[[&quot;2009&quot;,11,1]]},&quot;citation-key&quot;:&quot;resnick_scratch_2009&quot;,&quot;title-short&quot;:&quot;Scratch&quot;,&quot;title&quot;:&quot;Scratch: programming for all&quot;,&quot;source&quot;:&quot;CrossRef&quot;,&quot;ISSN&quot;:&quot;00010782&quot;,&quot;page&quot;:&quot;60&quot;,&quot;issue&quot;:&quot;11&quot;,&quot;URL&quot;:&quot;http://portal.acm.org/citation.cfm?doid=1592761.1592779&quot;,&quot;id&quot;:&quot;resnick_scratch_2009&quot;,&quot;volume&quot;:&quot;52&quot;},&quot;uri&quot;:[&quot;http://zotero.org/users/1913249/items/C4CSJ62Q&quot;],&quot;uris&quot;:[&quot;http://zotero.org/users/1913249/items/C4CSJ62Q&quot;],&quot;suffix&quot;:&quot;&quot;,&quot;id&quot;:3819,&quot;prefix&quot;:&quot;&quot;},{&quot;itemData&quot;:{&quot;publisher-place&quot;:&quot;Mahwah, N.J&quot;,&quot;type&quot;:&quot;book&quot;,&quot;issued&quot;:{&quot;date-parts&quot;:[[&quot;1996&quot;]]},&quot;citation-key&quot;:&quot;kafai_constructionism_1996&quot;,&quot;ISBN&quot;:&quot;0-8058-1984-3 0-8058-1985-1&quot;,&quot;title&quot;:&quot;Constructionism in practice: designing, thinking, and learning in a digital world&quot;,&quot;source&quot;:&quot;Library of Congress ISBN&quot;,&quot;call-number&quot;:&quot;LB1590.3 .C666 1996&quot;,&quot;editor&quot;:[{&quot;given&quot;:&quot;Yasmin B.&quot;,&quot;family&quot;:&quot;Kafai&quot;},{&quot;given&quot;:&quot;Mitchel&quot;,&quot;family&quot;:&quot;Resnick&quot;}],&quot;event-place&quot;:&quot;Mahwah, N.J&quot;,&quot;title-short&quot;:&quot;Constructionism in practice&quot;,&quot;publisher&quot;:&quot;Lawrence Erlbaum Associates&quot;,&quot;id&quot;:&quot;kafai_constructionism_1996&quot;,&quot;number-of-pages&quot;:&quot;339&quot;},&quot;uri&quot;:[&quot;http://zotero.org/users/1913249/items/RBDGKDQ4&quot;],&quot;uris&quot;:[&quot;http://zotero.org/users/1913249/items/RBDGKDQ4&quot;],&quot;suffix&quot;:&quot;&quot;,&quot;id&quot;:1100,&quot;prefix&quot;:&quot;&quot;},{&quot;itemData&quot;:{&quot;publisher-place&quot;:&quot;Mahwah, N.J&quot;,&quot;type&quot;:&quot;book&quot;,&quot;issued&quot;:{&quot;date-parts&quot;:[[&quot;1996&quot;]]},&quot;citation-key&quot;:&quot;kafai_constructionism_1996&quot;,&quot;ISBN&quot;:&quot;0-8058-1984-3 0-8058-1985-1&quot;,&quot;title&quot;:&quot;Constructionism in practice: designing, thinking, and learning in a digital world&quot;,&quot;source&quot;:&quot;Library of Congress ISBN&quot;,&quot;call-number&quot;:&quot;LB1590.3 .C666 1996&quot;,&quot;editor&quot;:[{&quot;given&quot;:&quot;Yasmin B.&quot;,&quot;family&quot;:&quot;Kafai&quot;},{&quot;given&quot;:&quot;Mitchel&quot;,&quot;family&quot;:&quot;Resnick&quot;}],&quot;event-place&quot;:&quot;Mahwah, N.J&quot;,&quot;title-short&quot;:&quot;Constructionism in practice&quot;,&quot;publisher&quot;:&quot;Lawrence Erlbaum Associates&quot;,&quot;id&quot;:&quot;kafai_constructionism_1996&quot;,&quot;number-of-pages&quot;:&quot;339&quot;},&quot;uri&quot;:[&quot;http://zotero.org/users/1913249/items/RBDGKDQ4&quot;],&quot;uris&quot;:[&quot;http://zotero.org/users/1913249/items/RBDGKDQ4&quot;],&quot;suffix&quot;:&quot;&quot;,&quot;id&quot;:1100,&quot;prefix&quot;:&quot;&quot;},{&quot;itemData&quot;:{&quot;publisher-place&quot;:&quot;Hillsdale, N.J&quot;,&quot;type&quot;:&quot;book&quot;,&quot;issued&quot;:{&quot;date-parts&quot;:[[&quot;1994&quot;,11,1]]},&quot;citation-key&quot;:&quot;kafai_minds_1994&quot;,&quot;title-short&quot;:&quot;Minds in Play&quot;,&quot;ISBN&quot;:&quot;978-0-8058-1513-9&quot;,&quot;publisher&quot;:&quot;Routledge&quot;,&quot;title&quot;:&quot;Minds in Play: Computer Game Design As A Context for Children's Learning: Computer Game Designs as a Context for Children's Learning&quot;,&quot;source&quot;:&quot;Amazon&quot;,&quot;author&quot;:[{&quot;given&quot;:&quot;Yasmin B.&quot;,&quot;family&quot;:&quot;Kafai&quot;}],&quot;number-of-pages&quot;:&quot;358&quot;,&quot;event-place&quot;:&quot;Hillsdale, N.J&quot;,&quot;language&quot;:&quot;English&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d&quot;:&quot;kafai_minds_1994&quot;,&quot;edition&quot;:&quot;1 edition&quot;},&quot;uri&quot;:[&quot;http://zotero.org/users/1913249/items/R2R56ZFA&quot;],&quot;uris&quot;:[&quot;http://zotero.org/users/1913249/items/R2R56ZFA&quot;],&quot;suffix&quot;:&quot;&quot;,&quot;id&quot;:1747,&quot;prefix&quot;:&quot;&quot;},{&quot;itemData&quot;:{&quot;language&quot;:&quot;en&quot;,&quot;ISBN&quot;:&quot;978-981-4560-95-5 978-981-4560-96-2&quot;,&quot;author&quot;:[{&quot;given&quot;:&quot;Eunkyoung&quot;,&quot;family&quot;:&quot;Lee&quot;},{&quot;given&quot;:&quot;Yasmin B.&quot;,&quot;family&quot;:&quot;Kafai&quot;},{&quot;given&quot;:&quot;Veena&quot;,&quot;family&quot;:&quot;Vasudevan&quot;},{&quot;given&quot;:&quot;Richard Lee&quot;,&quot;family&quot;:&quot;Davis&quot;}],&quot;DOI&quot;:&quot;10.1007/978-981-4560-96-2_13&quot;,&quot;accessed&quot;:{&quot;date-parts&quot;:[[&quot;2018&quot;,8,17]]},&quot;container-title&quot;:&quot;Playful User Interfaces&quot;,&quot;type&quot;:&quot;chapter&quot;,&quot;issued&quot;:{&quot;date-parts&quot;:[[&quot;2014&quot;]]},&quot;citation-key&quot;:&quot;lee_playing_2014&quot;,&quot;collection-title&quot;:&quot;Gaming Media and Social Effects&quot;,&quot;title-short&quot;:&quot;Playing in the Arcade&quot;,&quot;title&quot;:&quot;Playing in the Arcade: Designing Tangible Interfaces with MaKey MaKey for Scratch Games&quot;,&quot;source&quot;:&quot;link-springer-com.ezproxy.mmu.ac.uk&quot;,&quot;page&quot;:&quot;277-292&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URL&quot;:&quot;http://link.springer.com/chapter/10.1007/978-981-4560-96-2_13&quot;,&quot;id&quot;:&quot;lee_playing_2014&quot;,&quot;publisher&quot;:&quot;Springer, Singapore&quot;},&quot;uri&quot;:[&quot;http://zotero.org/users/1913249/items/G5FUZIEE&quot;],&quot;uris&quot;:[&quot;http://zotero.org/users/1913249/items/G5FUZIEE&quot;],&quot;suffix&quot;:&quot;&quot;,&quot;id&quot;:2909,&quot;prefix&quot;:&quot;&quot;},{&quot;itemData&quot;:{&quot;type&quot;:&quot;book&quot;,&quot;issued&quot;:{&quot;date-parts&quot;:[[&quot;2016&quot;,5,20]]},&quot;citation-key&quot;:&quot;peppler_makeology:_2016&quot;,&quot;ISBN&quot;:&quot;978-1-317-53715-1&quot;,&quot;title&quot;:&quot;Makeology: Makerspaces as Learning Environments&quot;,&quot;source&quot;:&quot;Google Books&quot;,&quot;author&quot;:[{&quot;given&quot;:&quot;Kylie&quot;,&quot;family&quot;:&quot;Peppler&quot;},{&quot;given&quot;:&quot;Erica&quot;,&quot;family&quot;:&quot;Halverson&quot;},{&quot;given&quot;:&quot;Yasmin B.&quot;,&quot;family&quot;:&quot;Kafai&quot;}],&quot;title-short&quot;:&quot;Makeology&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publisher&quot;:&quot;Routledge&quot;,&quot;number-of-pages&quot;:&quot;303&quot;,&quot;id&quot;:&quot;peppler_makeology:_2016&quot;,&quot;language&quot;:&quot;en&quot;},&quot;uri&quot;:[&quot;http://zotero.org/users/1913249/items/K6IU8LMM&quot;],&quot;uris&quot;:[&quot;http://zotero.org/users/1913249/items/K6IU8LMM&quot;],&quot;suffix&quot;:&quot;&quot;,&quot;id&quot;:2827,&quot;prefix&quot;:&quot;&quot;}],&quot;citationID&quot;:&quot;qnkjsurd&quot;} RNDabreqsoaah"/>. A component aspect within this approach is the careful consideration of the process of abstraction or black-boxing in learning design and tools <text:reference-mark-start text:name="ZOTERO_ITEM CSL_CITATION {&quot;schema&quot;:&quot;https://github.com/citation-style-language/schema/raw/master/csl-citation.json&quot;,&quot;properties&quot;:{&quot;formattedCitation&quot;:&quot;[@resnick_reflections_2005]&quot;,&quot;noteIndex&quot;:0},&quot;citationItems&quot;:[{&quot;itemData&quot;:{&quot;container-title&quot;:&quot;Proceedings of the 2005 conference on Interaction design and children&quot;,&quot;type&quot;:&quot;paper-conference&quot;,&quot;issued&quot;:{&quot;date-parts&quot;:[[&quot;2005&quot;]]},&quot;citation-key&quot;:&quot;resnick_reflections_2005&quot;,&quot;title&quot;:&quot;Some reflections on designing construction kits for kids&quot;,&quot;source&quot;:&quot;Google Scholar&quot;,&quot;page&quot;:&quot;117–122&quot;,&quot;URL&quot;:&quot;http://dl.acm.org/citation.cfm?id=1109556&quot;,&quot;author&quot;:[{&quot;given&quot;:&quot;Mitchel&quot;,&quot;family&quot;:&quot;Resnick&quot;},{&quot;given&quot;:&quot;Brian&quot;,&quot;family&quot;:&quot;Silverman&quot;}],&quot;publisher&quot;:&quot;ACM&quot;,&quot;id&quot;:&quot;resnick_reflections_2005&quot;,&quot;accessed&quot;:{&quot;date-parts&quot;:[[&quot;2015&quot;,5,9]]}},&quot;uri&quot;:[&quot;http://zotero.org/users/1913249/items/VWHA2FJX&quot;],&quot;uris&quot;:[&quot;http://zotero.org/users/1913249/items/VWHA2FJX&quot;],&quot;suffix&quot;:&quot;&quot;,&quot;id&quot;:1095,&quot;prefix&quot;:&quot;&quot;}],&quot;citationID&quot;:&quot;grweirwq&quot;} RNDixeenvrxek"/>&lt;Do Zotero Refresh: [@resnick_reflections_2005]&gt;<text:reference-mark-end text:name="ZOTERO_ITEM CSL_CITATION {&quot;schema&quot;:&quot;https://github.com/citation-style-language/schema/raw/master/csl-citation.json&quot;,&quot;properties&quot;:{&quot;formattedCitation&quot;:&quot;[@resnick_reflections_2005]&quot;,&quot;noteIndex&quot;:0},&quot;citationItems&quot;:[{&quot;itemData&quot;:{&quot;container-title&quot;:&quot;Proceedings of the 2005 conference on Interaction design and children&quot;,&quot;type&quot;:&quot;paper-conference&quot;,&quot;issued&quot;:{&quot;date-parts&quot;:[[&quot;2005&quot;]]},&quot;citation-key&quot;:&quot;resnick_reflections_2005&quot;,&quot;title&quot;:&quot;Some reflections on designing construction kits for kids&quot;,&quot;source&quot;:&quot;Google Scholar&quot;,&quot;page&quot;:&quot;117–122&quot;,&quot;URL&quot;:&quot;http://dl.acm.org/citation.cfm?id=1109556&quot;,&quot;author&quot;:[{&quot;given&quot;:&quot;Mitchel&quot;,&quot;family&quot;:&quot;Resnick&quot;},{&quot;given&quot;:&quot;Brian&quot;,&quot;family&quot;:&quot;Silverman&quot;}],&quot;publisher&quot;:&quot;ACM&quot;,&quot;id&quot;:&quot;resnick_reflections_2005&quot;,&quot;accessed&quot;:{&quot;date-parts&quot;:[[&quot;2015&quot;,5,9]]}},&quot;uri&quot;:[&quot;http://zotero.org/users/1913249/items/VWHA2FJX&quot;],&quot;uris&quot;:[&quot;http://zotero.org/users/1913249/items/VWHA2FJX&quot;],&quot;suffix&quot;:&quot;&quot;,&quot;id&quot;:1095,&quot;prefix&quot;:&quot;&quot;}],&quot;citationID&quot;:&quot;grweirwq&quot;} RNDixeenvrxek"/>, which is of direct relevance to my research. Specifically, these concerns are present in my design of the use of a code playground as a supporting tool, the use of a starting template with pre-created code functions in place, the structuring of the template with key variables moved to the start of the code, and a grid matrix in an array data structure.</text:p>
      <text:p text:style-name="Text_20_body">While this abstraction in my design is important to the experience of participants and the practicality of tackling a game-making project with novices, in the following section I return to address the utility of framing the design element of the use of GDPs as intermediate-level frameworks.</text:p>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p text:style-name="First_20_paragraph">I now return to the proposal of GDPs as a useful intermediate-level framework, given the framing of abstraction summarized above, and explore this proposal using the findings of my research process. To do this, it is useful to re-examine the utility of the term “intermediate framework” <text:reference-mark-start text:name="ZOTERO_ITEM CSL_CITATION {&quot;schema&quot;:&quot;https://github.com/citation-style-language/schema/raw/master/csl-citation.json&quot;,&quot;properties&quot;:{&quot;formattedCitation&quot;:&quot;[@eriksson_using_2019]&quot;,&quot;noteIndex&quot;:0},&quot;citationItems&quot;:[{&quot;itemData&quot;:{&quot;publisher-place&quot;:&quot;Boise ID USA&quot;,&quot;language&quot;:&quot;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accessed&quot;:{&quot;date-parts&quot;:[[&quot;2022&quot;,8,9]]},&quot;container-title&quot;:&quot;Proceedings of the 18th ACM International Conference on Interaction Design and Children&quot;,&quot;type&quot;:&quot;paper-conference&quot;,&quot;issued&quot;:{&quot;date-parts&quot;:[[&quot;2019&quot;,6,12]]},&quot;citation-key&quot;:&quot;eriksson_using_2019&quot;,&quot;title&quot;:&quot;Using Gameplay Design Patterns with Children in the Redesign of a Collaborative Co-located Game&quot;,&quot;source&quot;:&quot;DOI.org (Crossref)&quot;,&quot;page&quot;:&quot;15-25&quot;,&quot;event-title&quot;:&quot;IDC '19: Interaction Design and Children&quot;,&quot;URL&quot;:&quot;https://dl.acm.org/doi/10.1145/3311927.3323155&quot;,&quot;publisher&quot;:&quot;ACM&quot;,&quot;id&quot;:&quot;eriksson_using_2019&quot;,&quot;DOI&quot;:&quot;10.1145/3311927.3323155&quot;},&quot;uri&quot;:[&quot;http://zotero.org/users/1913249/items/YJKSC8LM&quot;],&quot;uris&quot;:[&quot;http://zotero.org/users/1913249/items/YJKSC8LM&quot;],&quot;suffix&quot;:&quot;&quot;,&quot;id&quot;:3745,&quot;prefix&quot;:&quot;&quot;}],&quot;citationID&quot;:&quot;swotygyo&quot;} RNDymoyuvprzy"/>&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itemData&quot;:{&quot;publisher-place&quot;:&quot;Boise ID USA&quot;,&quot;language&quot;:&quot;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accessed&quot;:{&quot;date-parts&quot;:[[&quot;2022&quot;,8,9]]},&quot;container-title&quot;:&quot;Proceedings of the 18th ACM International Conference on Interaction Design and Children&quot;,&quot;type&quot;:&quot;paper-conference&quot;,&quot;issued&quot;:{&quot;date-parts&quot;:[[&quot;2019&quot;,6,12]]},&quot;citation-key&quot;:&quot;eriksson_using_2019&quot;,&quot;title&quot;:&quot;Using Gameplay Design Patterns with Children in the Redesign of a Collaborative Co-located Game&quot;,&quot;source&quot;:&quot;DOI.org (Crossref)&quot;,&quot;page&quot;:&quot;15-25&quot;,&quot;event-title&quot;:&quot;IDC '19: Interaction Design and Children&quot;,&quot;URL&quot;:&quot;https://dl.acm.org/doi/10.1145/3311927.3323155&quot;,&quot;publisher&quot;:&quot;ACM&quot;,&quot;id&quot;:&quot;eriksson_using_2019&quot;,&quot;DOI&quot;:&quot;10.1145/3311927.3323155&quot;},&quot;uri&quot;:[&quot;http://zotero.org/users/1913249/items/YJKSC8LM&quot;],&quot;uris&quot;:[&quot;http://zotero.org/users/1913249/items/YJKSC8LM&quot;],&quot;suffix&quot;:&quot;&quot;,&quot;id&quot;:3745,&quot;prefix&quot;:&quot;&quot;}],&quot;citationID&quot;:&quot;swotygyo&quot;} RNDymoyuvprzy"/>,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 To illuminate this positioning, we can examine the above-cited research in the field of human-computer interaction <text:reference-mark-start text:name="ZOTERO_ITEM CSL_CITATION {&quot;schema&quot;:&quot;https://github.com/citation-style-language/schema/raw/master/csl-citation.json&quot;,&quot;properties&quot;:{&quot;formattedCitation&quot;:&quot;[@eriksson_using_2019; @hook_strong_2012; @barendregt_intermediate-level_2018]&quot;,&quot;noteIndex&quot;:0},&quot;citationItems&quot;:[{&quot;itemData&quot;:{&quot;publisher-place&quot;:&quot;Boise ID USA&quot;,&quot;language&quot;:&quot;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accessed&quot;:{&quot;date-parts&quot;:[[&quot;2022&quot;,8,9]]},&quot;container-title&quot;:&quot;Proceedings of the 18th ACM International Conference on Interaction Design and Children&quot;,&quot;type&quot;:&quot;paper-conference&quot;,&quot;issued&quot;:{&quot;date-parts&quot;:[[&quot;2019&quot;,6,12]]},&quot;citation-key&quot;:&quot;eriksson_using_2019&quot;,&quot;title&quot;:&quot;Using Gameplay Design Patterns with Children in the Redesign of a Collaborative Co-located Game&quot;,&quot;source&quot;:&quot;DOI.org (Crossref)&quot;,&quot;page&quot;:&quot;15-25&quot;,&quot;event-title&quot;:&quot;IDC '19: Interaction Design and Children&quot;,&quot;URL&quot;:&quot;https://dl.acm.org/doi/10.1145/3311927.3323155&quot;,&quot;publisher&quot;:&quot;ACM&quot;,&quot;id&quot;:&quot;eriksson_using_2019&quot;,&quot;DOI&quot;:&quot;10.1145/3311927.3323155&quot;},&quot;uri&quot;:[&quot;http://zotero.org/users/1913249/items/YJKSC8LM&quot;],&quot;uris&quot;:[&quot;http://zotero.org/users/1913249/items/YJKSC8LM&quot;],&quot;suffix&quot;:&quot;&quot;,&quot;id&quot;:3745,&quot;prefix&quot;:&quot;&quot;},{&quot;itemData&quot;:{&quot;container-title-short&quot;:&quot;ACM Trans. Comput.-Hum. Interact.&quot;,&quot;language&quot;:&quot;en&quot;,&quot;author&quot;:[{&quot;given&quot;:&quot;Kristina&quot;,&quot;family&quot;:&quot;Höök&quot;},{&quot;given&quot;:&quot;Jonas&quot;,&quot;family&quot;:&quot;Löwgren&quot;}],&quot;DOI&quot;:&quot;10.1145/2362364.2362371&quot;,&quot;accessed&quot;:{&quot;date-parts&quot;:[[&quot;2023&quot;,3,14]]},&quot;container-title&quot;:&quot;ACM Transactions on Computer-Human Interaction&quot;,&quot;type&quot;:&quot;article-journal&quot;,&quot;issue&quot;:&quot;3&quot;,&quot;citation-key&quot;:&quot;hook_strong_2012&quot;,&quot;title-short&quot;:&quot;Strong concepts&quot;,&quot;title&quot;:&quot;Strong concepts: Intermediate-level knowledge in interaction design research&quot;,&quot;source&quot;:&quot;DOI.org (Crossref)&quot;,&quot;ISSN&quot;:&quot;1073-0516, 1557-7325&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issued&quot;:{&quot;date-parts&quot;:[[&quot;2012&quot;,10]]},&quot;id&quot;:&quot;hook_strong_2012&quot;,&quot;volume&quot;:&quot;19&quot;},&quot;uri&quot;:[&quot;http://zotero.org/users/1913249/items/WULC8M4B&quot;],&quot;uris&quot;:[&quot;http://zotero.org/users/1913249/items/WULC8M4B&quot;],&quot;suffix&quot;:&quot;&quot;,&quot;id&quot;:3692,&quot;prefix&quot;:&quot;&quot;},{&quot;itemData&quot;:{&quot;publisher-place&quot;:&quot;Trondheim Norway&quot;,&quot;language&quot;:&quot;en&quot;,&quot;ISBN&quot;:&quot;978-1-4503-5152-2&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event-place&quot;:&quot;Trondheim Norway&quot;,&quot;accessed&quot;:{&quot;date-parts&quot;:[[&quot;2023&quot;,3,14]]},&quot;container-title&quot;:&quot;Proceedings of the 17th ACM Conference on Interaction Design and Children&quot;,&quot;type&quot;:&quot;paper-conference&quot;,&quot;issued&quot;:{&quot;date-parts&quot;:[[&quot;2018&quot;,6,19]]},&quot;citation-key&quot;:&quot;barendregt_intermediate-level_2018&quot;,&quot;title&quot;:&quot;Intermediate-level knowledge in child-computer interaction&quot;,&quot;source&quot;:&quot;DOI.org (Crossref)&quot;,&quot;page&quot;:&quot;699-704&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publisher&quot;:&quot;ACM&quot;,&quot;id&quot;:&quot;barendregt_intermediate-level_2018&quot;,&quot;DOI&quot;:&quot;10.1145/3202185.3205865&quot;},&quot;uri&quot;:[&quot;http://zotero.org/users/1913249/items/MKIM9VHR&quot;],&quot;uris&quot;:[&quot;http://zotero.org/users/1913249/items/MKIM9VHR&quot;],&quot;suffix&quot;:&quot;&quot;,&quot;id&quot;:3694,&quot;prefix&quot;:&quot;&quot;}],&quot;citationID&quot;:&quot;iwpqtuug&quot;} RNDpmeuwwrkpp"/>&lt;Do Zotero Refresh: [@eriksson_using_2019; @hook_strong_2012; @barendregt_intermediate-level_2018]&gt;<text:reference-mark-end text:name="ZOTERO_ITEM CSL_CITATION {&quot;schema&quot;:&quot;https://github.com/citation-style-language/schema/raw/master/csl-citation.json&quot;,&quot;properties&quot;:{&quot;formattedCitation&quot;:&quot;[@eriksson_using_2019; @hook_strong_2012; @barendregt_intermediate-level_2018]&quot;,&quot;noteIndex&quot;:0},&quot;citationItems&quot;:[{&quot;itemData&quot;:{&quot;publisher-place&quot;:&quot;Boise ID USA&quot;,&quot;language&quot;:&quot;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accessed&quot;:{&quot;date-parts&quot;:[[&quot;2022&quot;,8,9]]},&quot;container-title&quot;:&quot;Proceedings of the 18th ACM International Conference on Interaction Design and Children&quot;,&quot;type&quot;:&quot;paper-conference&quot;,&quot;issued&quot;:{&quot;date-parts&quot;:[[&quot;2019&quot;,6,12]]},&quot;citation-key&quot;:&quot;eriksson_using_2019&quot;,&quot;title&quot;:&quot;Using Gameplay Design Patterns with Children in the Redesign of a Collaborative Co-located Game&quot;,&quot;source&quot;:&quot;DOI.org (Crossref)&quot;,&quot;page&quot;:&quot;15-25&quot;,&quot;event-title&quot;:&quot;IDC '19: Interaction Design and Children&quot;,&quot;URL&quot;:&quot;https://dl.acm.org/doi/10.1145/3311927.3323155&quot;,&quot;publisher&quot;:&quot;ACM&quot;,&quot;id&quot;:&quot;eriksson_using_2019&quot;,&quot;DOI&quot;:&quot;10.1145/3311927.3323155&quot;},&quot;uri&quot;:[&quot;http://zotero.org/users/1913249/items/YJKSC8LM&quot;],&quot;uris&quot;:[&quot;http://zotero.org/users/1913249/items/YJKSC8LM&quot;],&quot;suffix&quot;:&quot;&quot;,&quot;id&quot;:3745,&quot;prefix&quot;:&quot;&quot;},{&quot;itemData&quot;:{&quot;container-title-short&quot;:&quot;ACM Trans. Comput.-Hum. Interact.&quot;,&quot;language&quot;:&quot;en&quot;,&quot;author&quot;:[{&quot;given&quot;:&quot;Kristina&quot;,&quot;family&quot;:&quot;Höök&quot;},{&quot;given&quot;:&quot;Jonas&quot;,&quot;family&quot;:&quot;Löwgren&quot;}],&quot;DOI&quot;:&quot;10.1145/2362364.2362371&quot;,&quot;accessed&quot;:{&quot;date-parts&quot;:[[&quot;2023&quot;,3,14]]},&quot;container-title&quot;:&quot;ACM Transactions on Computer-Human Interaction&quot;,&quot;type&quot;:&quot;article-journal&quot;,&quot;issue&quot;:&quot;3&quot;,&quot;citation-key&quot;:&quot;hook_strong_2012&quot;,&quot;title-short&quot;:&quot;Strong concepts&quot;,&quot;title&quot;:&quot;Strong concepts: Intermediate-level knowledge in interaction design research&quot;,&quot;source&quot;:&quot;DOI.org (Crossref)&quot;,&quot;ISSN&quot;:&quot;1073-0516, 1557-7325&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issued&quot;:{&quot;date-parts&quot;:[[&quot;2012&quot;,10]]},&quot;id&quot;:&quot;hook_strong_2012&quot;,&quot;volume&quot;:&quot;19&quot;},&quot;uri&quot;:[&quot;http://zotero.org/users/1913249/items/WULC8M4B&quot;],&quot;uris&quot;:[&quot;http://zotero.org/users/1913249/items/WULC8M4B&quot;],&quot;suffix&quot;:&quot;&quot;,&quot;id&quot;:3692,&quot;prefix&quot;:&quot;&quot;},{&quot;itemData&quot;:{&quot;publisher-place&quot;:&quot;Trondheim Norway&quot;,&quot;language&quot;:&quot;en&quot;,&quot;ISBN&quot;:&quot;978-1-4503-5152-2&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event-place&quot;:&quot;Trondheim Norway&quot;,&quot;accessed&quot;:{&quot;date-parts&quot;:[[&quot;2023&quot;,3,14]]},&quot;container-title&quot;:&quot;Proceedings of the 17th ACM Conference on Interaction Design and Children&quot;,&quot;type&quot;:&quot;paper-conference&quot;,&quot;issued&quot;:{&quot;date-parts&quot;:[[&quot;2018&quot;,6,19]]},&quot;citation-key&quot;:&quot;barendregt_intermediate-level_2018&quot;,&quot;title&quot;:&quot;Intermediate-level knowledge in child-computer interaction&quot;,&quot;source&quot;:&quot;DOI.org (Crossref)&quot;,&quot;page&quot;:&quot;699-704&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publisher&quot;:&quot;ACM&quot;,&quot;id&quot;:&quot;barendregt_intermediate-level_2018&quot;,&quot;DOI&quot;:&quot;10.1145/3202185.3205865&quot;},&quot;uri&quot;:[&quot;http://zotero.org/users/1913249/items/MKIM9VHR&quot;],&quot;uris&quot;:[&quot;http://zotero.org/users/1913249/items/MKIM9VHR&quot;],&quot;suffix&quot;:&quot;&quot;,&quot;id&quot;:3694,&quot;prefix&quot;:&quot;&quot;}],&quot;citationID&quot;:&quot;iwpqtuug&quot;} RNDpmeuwwrkpp"/>; however, in most of these studies, the nature of the general theories is not clearly articulated.</text:p>
      <text:p text:style-name="Text_20_body">At this stage, it is valuable to look past a potentially arbitrary placing of these levels within a hierarchy to investigate instead the core value of the relational nature of the framework to other concepts in the context of my research. To help with this analysis of utility, the following section develops this line of research, making more explicit the observed and potential uses of GDPs for different stakeholders in this context: specifically, comparing their utility for participants and facilitators/researchers.</text:p>
      <text:p text:style-name="Text_20_body">Addressing utility for participants, in computing education, design pattern-based approaches have benefits in making complex problems more modular and concrete <text:reference-mark-start text:name="ZOTERO_ITEM CSL_CITATION {&quot;schema&quot;:&quot;https://github.com/citation-style-language/schema/raw/master/csl-citation.json&quot;,&quot;properties&quot;:{&quot;formattedCitation&quot;:&quot;[@muller_almost_2004-1; @waite_teaching_2021]&quot;,&quot;noteIndex&quot;:0},&quot;citationItems&quot;:[{&quot;itemData&quot;:{&quot;container-title-short&quot;:&quot;SIGCSE Bull.&quot;,&quot;author&quot;:[{&quot;given&quot;:&quot;Orna&quot;,&quot;family&quot;:&quot;Muller&quot;},{&quot;given&quot;:&quot;Bruria&quot;,&quot;family&quot;:&quot;Haberman&quot;},{&quot;given&quot;:&quot;Haim&quot;,&quot;family&quot;:&quot;Averbuch&quot;}],&quot;DOI&quot;:&quot;10.1145/1026487.1008025&quot;,&quot;accessed&quot;:{&quot;date-parts&quot;:[[&quot;2024&quot;,2,27]]},&quot;container-title&quot;:&quot;ACM SIGCSE Bulletin&quot;,&quot;type&quot;:&quot;article-journal&quot;,&quot;issued&quot;:{&quot;date-parts&quot;:[[&quot;2004&quot;,6,28]]},&quot;citation-key&quot;:&quot;muller_almost_2004-1&quot;,&quot;title&quot;:&quot;(An almost) pedagogical pattern for pattern-based problem-solving instruction&quot;,&quot;source&quot;:&quot;ACM Digital Library&quot;,&quot;ISSN&quot;:&quot;0097-8418&quot;,&quot;page&quot;:&quot;102–10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quot;:&quot;3&quot;,&quot;URL&quot;:&quot;https://dl.acm.org/doi/10.1145/1026487.1008025&quot;,&quot;id&quot;:&quot;muller_almost_2004-1&quot;,&quot;volume&quot;:&quot;36&quot;},&quot;uri&quot;:[&quot;http://zotero.org/users/1913249/items/FWFHWXNI&quot;],&quot;uris&quot;:[&quot;http://zotero.org/users/1913249/items/FWFHWXNI&quot;],&quot;suffix&quot;:&quot;&quot;,&quot;id&quot;:9297,&quot;prefix&quot;:&quot;&quot;},{&quot;itemData&quot;:{&quot;source&quot;:&quot;Zotero&quot;,&quot;author&quot;:[{&quot;given&quot;:&quot;Jane&quot;,&quot;family&quot;:&quot;Waite&quot;},{&quot;given&quot;:&quot;Sue&quot;,&quot;family&quot;:&quot;Sentance&quot;}],&quot;issued&quot;:{&quot;date-parts&quot;:[[&quot;2021&quot;]]},&quot;citation-key&quot;:&quot;waite_teaching_2021&quot;,&quot;type&quot;:&quot;article-journal&quot;,&quot;language&quot;:&quot;en&quot;,&quot;id&quot;:&quot;waite_teaching_2021&quot;,&quot;title&quot;:&quot;Teaching programming in schools: A review of approaches and strategies&quot;},&quot;uri&quot;:[&quot;http://zotero.org/users/1913249/items/6FFQNNUX&quot;],&quot;uris&quot;:[&quot;http://zotero.org/users/1913249/items/6FFQNNUX&quot;],&quot;suffix&quot;:&quot;&quot;,&quot;id&quot;:9286,&quot;prefix&quot;:&quot;&quot;}],&quot;citationID&quot;:&quot;qodpasnv&quot;} RNDncmnbvkqld"/>&lt;Do Zotero Refresh: [@muller_almost_2004-1; @waite_teaching_2021]&gt;<text:reference-mark-end text:name="ZOTERO_ITEM CSL_CITATION {&quot;schema&quot;:&quot;https://github.com/citation-style-language/schema/raw/master/csl-citation.json&quot;,&quot;properties&quot;:{&quot;formattedCitation&quot;:&quot;[@muller_almost_2004-1; @waite_teaching_2021]&quot;,&quot;noteIndex&quot;:0},&quot;citationItems&quot;:[{&quot;itemData&quot;:{&quot;container-title-short&quot;:&quot;SIGCSE Bull.&quot;,&quot;author&quot;:[{&quot;given&quot;:&quot;Orna&quot;,&quot;family&quot;:&quot;Muller&quot;},{&quot;given&quot;:&quot;Bruria&quot;,&quot;family&quot;:&quot;Haberman&quot;},{&quot;given&quot;:&quot;Haim&quot;,&quot;family&quot;:&quot;Averbuch&quot;}],&quot;DOI&quot;:&quot;10.1145/1026487.1008025&quot;,&quot;accessed&quot;:{&quot;date-parts&quot;:[[&quot;2024&quot;,2,27]]},&quot;container-title&quot;:&quot;ACM SIGCSE Bulletin&quot;,&quot;type&quot;:&quot;article-journal&quot;,&quot;issued&quot;:{&quot;date-parts&quot;:[[&quot;2004&quot;,6,28]]},&quot;citation-key&quot;:&quot;muller_almost_2004-1&quot;,&quot;title&quot;:&quot;(An almost) pedagogical pattern for pattern-based problem-solving instruction&quot;,&quot;source&quot;:&quot;ACM Digital Library&quot;,&quot;ISSN&quot;:&quot;0097-8418&quot;,&quot;page&quot;:&quot;102–10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quot;:&quot;3&quot;,&quot;URL&quot;:&quot;https://dl.acm.org/doi/10.1145/1026487.1008025&quot;,&quot;id&quot;:&quot;muller_almost_2004-1&quot;,&quot;volume&quot;:&quot;36&quot;},&quot;uri&quot;:[&quot;http://zotero.org/users/1913249/items/FWFHWXNI&quot;],&quot;uris&quot;:[&quot;http://zotero.org/users/1913249/items/FWFHWXNI&quot;],&quot;suffix&quot;:&quot;&quot;,&quot;id&quot;:9297,&quot;prefix&quot;:&quot;&quot;},{&quot;itemData&quot;:{&quot;source&quot;:&quot;Zotero&quot;,&quot;author&quot;:[{&quot;given&quot;:&quot;Jane&quot;,&quot;family&quot;:&quot;Waite&quot;},{&quot;given&quot;:&quot;Sue&quot;,&quot;family&quot;:&quot;Sentance&quot;}],&quot;issued&quot;:{&quot;date-parts&quot;:[[&quot;2021&quot;]]},&quot;citation-key&quot;:&quot;waite_teaching_2021&quot;,&quot;type&quot;:&quot;article-journal&quot;,&quot;language&quot;:&quot;en&quot;,&quot;id&quot;:&quot;waite_teaching_2021&quot;,&quot;title&quot;:&quot;Teaching programming in schools: A review of approaches and strategies&quot;},&quot;uri&quot;:[&quot;http://zotero.org/users/1913249/items/6FFQNNUX&quot;],&quot;uris&quot;:[&quot;http://zotero.org/users/1913249/items/6FFQNNUX&quot;],&quot;suffix&quot;:&quot;&quot;,&quot;id&quot;:9286,&quot;prefix&quot;:&quot;&quot;}],&quot;citationID&quot;:&quot;qodpasnv&quot;} RNDncmnbvkqld"/>. In the work of Eriksson et al., the young people make design suggestions to alter a game but do not modify computer code. This distinction is important because it removes the strongly coupled link (present in this design) between motivation, description, and implementation, articulated as a problem-solution structure that is present in conventional conceptions of design patterns. 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p text:style-name="Text_20_body">Turning to the utility for designers, researchers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 This potential is expressed as a challenge by Barron, in research on project-based approaches to digital making, a key challenge to project based learning: specifically the challenge of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schema&quot;:&quot;https://github.com/citation-style-language/schema/raw/master/csl-citation.json&quot;,&quot;properties&quot;:{&quot;formattedCitation&quot;:&quot;[@barron_doing_1998, p.63]&quot;,&quot;noteIndex&quot;:0},&quot;citationItems&quot;:[{&quot;itemData&quot;:{&quot;container-title&quot;:&quot;Journal of the Learning Sciences&quot;,&quot;type&quot;:&quot;article-journal&quot;,&quot;issue&quot;:&quot;3-4&quot;,&quot;citation-key&quot;:&quot;barron_doing_1998&quot;,&quot;accessed&quot;:{&quot;date-parts&quot;:[[&quot;2017&quot;,10,16]]},&quot;title-short&quot;:&quot;Doing With Understanding&quot;,&quot;URL&quot;:&quot;http://dx.doi.org/10.1080/10508406.1998.9672056&quot;,&quot;title&quot;:&quot;Doing With Understanding: Lessons From Research on Problem- and Project-Based Learning&quot;,&quot;source&quot;:&quot;Taylor and Francis+NEJM&quot;,&quot;ISSN&quot;:&quot;1050-8406&quot;,&quot;page&quot;:&quot;271-311&quot;,&quot;DOI&quot;:&quot;10.1080/10508406.1998.9672056&quot;,&quot;issued&quot;:{&quot;date-parts&quot;:[[&quot;1998&quot;,7,1]]},&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d&quot;:&quot;barron_doing_1998&quot;,&quot;volume&quot;:&quot;7&quot;},&quot;locator&quot;:&quot;63&quot;,&quot;uri&quot;:[&quot;http://zotero.org/users/1913249/items/4ZRWM3KG&quot;],&quot;uris&quot;:[&quot;http://zotero.org/users/1913249/items/4ZRWM3KG&quot;],&quot;id&quot;:1721,&quot;prefix&quot;:&quot;&quot;}],&quot;citationID&quot;:&quot;kgkasovp&quot;} RNDlmzbbqpffq"/>&lt;Do Zotero Refresh: [@barron_doing_1998, p.63]&gt;<text:reference-mark-end text:name="ZOTERO_ITEM CSL_CITATION {&quot;schema&quot;:&quot;https://github.com/citation-style-language/schema/raw/master/csl-citation.json&quot;,&quot;properties&quot;:{&quot;formattedCitation&quot;:&quot;[@barron_doing_1998, p.63]&quot;,&quot;noteIndex&quot;:0},&quot;citationItems&quot;:[{&quot;itemData&quot;:{&quot;container-title&quot;:&quot;Journal of the Learning Sciences&quot;,&quot;type&quot;:&quot;article-journal&quot;,&quot;issue&quot;:&quot;3-4&quot;,&quot;citation-key&quot;:&quot;barron_doing_1998&quot;,&quot;accessed&quot;:{&quot;date-parts&quot;:[[&quot;2017&quot;,10,16]]},&quot;title-short&quot;:&quot;Doing With Understanding&quot;,&quot;URL&quot;:&quot;http://dx.doi.org/10.1080/10508406.1998.9672056&quot;,&quot;title&quot;:&quot;Doing With Understanding: Lessons From Research on Problem- and Project-Based Learning&quot;,&quot;source&quot;:&quot;Taylor and Francis+NEJM&quot;,&quot;ISSN&quot;:&quot;1050-8406&quot;,&quot;page&quot;:&quot;271-311&quot;,&quot;DOI&quot;:&quot;10.1080/10508406.1998.9672056&quot;,&quot;issued&quot;:{&quot;date-parts&quot;:[[&quot;1998&quot;,7,1]]},&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d&quot;:&quot;barron_doing_1998&quot;,&quot;volume&quot;:&quot;7&quot;},&quot;locator&quot;:&quot;63&quot;,&quot;uri&quot;:[&quot;http://zotero.org/users/1913249/items/4ZRWM3KG&quot;],&quot;uris&quot;:[&quot;http://zotero.org/users/1913249/items/4ZRWM3KG&quot;],&quot;id&quot;:1721,&quot;prefix&quot;:&quot;&quot;}],&quot;citationID&quot;:&quot;kgkasovp&quot;} RNDlmzbbqpffq"/>.</text:p>
      <text:p text:style-name="Text_20_body">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 The close coupling between design and code structure levels in my design may not align with LOA principles given that “1:1 mapping between the design/algorithm and the code may lead to confusion between the levels” <text:reference-mark-start text:name="ZOTERO_ITEM CSL_CITATION {&quot;schema&quot;:&quot;https://github.com/citation-style-language/schema/raw/master/csl-citation.json&quot;,&quot;properties&quot;:{&quot;formattedCitation&quot;:&quot;[@waite_abstraction_2018-1, p.21]&quot;,&quot;noteIndex&quot;:0},&quot;citationItems&quot;:[{&quot;itemData&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20&quot;,10,17]]},&quot;container-title&quot;:&quot;International Journal of Computer Science Education in Schools&quot;,&quot;type&quot;:&quot;article-journal&quot;,&quot;issued&quot;:{&quot;date-parts&quot;:[[&quot;2018&quot;,1,31]]},&quot;number&quot;:&quot;1&quot;,&quot;page&quot;:&quot;14-40&quot;,&quot;title-short&quot;:&quot;Abstraction in action&quot;,&quot;URL&quot;:&quot;https://ijcses.org/index.php/ijcses/article/view/23&quot;,&quot;title&quot;:&quot;Abstraction in action: K-5 teachers' uses of levels of abstraction, particularly the design level, in teaching programming.&quot;,&quot;source&quot;:&quot;ijcses.org&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citation-key&quot;:&quot;waite_abstraction_2018-1&quot;,&quot;id&quot;:&quot;waite_abstraction_2018-1&quot;,&quot;volume&quot;:&quot;2&quot;},&quot;locator&quot;:&quot;21&quot;,&quot;uri&quot;:[&quot;http://zotero.org/users/1913249/items/8KSA6TV2&quot;],&quot;uris&quot;:[&quot;http://zotero.org/users/1913249/items/8KSA6TV2&quot;],&quot;id&quot;:3663,&quot;prefix&quot;:&quot;&quot;}],&quot;citationID&quot;:&quot;ytmlwyyx&quot;} RNDtinfmymwze"/>&lt;Do Zotero Refresh: [@waite_abstraction_2018-1, p.21]&gt;<text:reference-mark-end text:name="ZOTERO_ITEM CSL_CITATION {&quot;schema&quot;:&quot;https://github.com/citation-style-language/schema/raw/master/csl-citation.json&quot;,&quot;properties&quot;:{&quot;formattedCitation&quot;:&quot;[@waite_abstraction_2018-1, p.21]&quot;,&quot;noteIndex&quot;:0},&quot;citationItems&quot;:[{&quot;itemData&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20&quot;,10,17]]},&quot;container-title&quot;:&quot;International Journal of Computer Science Education in Schools&quot;,&quot;type&quot;:&quot;article-journal&quot;,&quot;issued&quot;:{&quot;date-parts&quot;:[[&quot;2018&quot;,1,31]]},&quot;number&quot;:&quot;1&quot;,&quot;page&quot;:&quot;14-40&quot;,&quot;title-short&quot;:&quot;Abstraction in action&quot;,&quot;URL&quot;:&quot;https://ijcses.org/index.php/ijcses/article/view/23&quot;,&quot;title&quot;:&quot;Abstraction in action: K-5 teachers' uses of levels of abstraction, particularly the design level, in teaching programming.&quot;,&quot;source&quot;:&quot;ijcses.org&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citation-key&quot;:&quot;waite_abstraction_2018-1&quot;,&quot;id&quot;:&quot;waite_abstraction_2018-1&quot;,&quot;volume&quot;:&quot;2&quot;},&quot;locator&quot;:&quot;21&quot;,&quot;uri&quot;:[&quot;http://zotero.org/users/1913249/items/8KSA6TV2&quot;],&quot;uris&quot;:[&quot;http://zotero.org/users/1913249/items/8KSA6TV2&quot;],&quot;id&quot;:3663,&quot;prefix&quot;:&quot;&quot;}],&quot;citationID&quot;:&quot;ytmlwyyx&quot;} RNDtinfmymwze"/>. However, given that Waite’s subsequent research does not include examples of activity explicitly teaching abstraction <text:reference-mark-start text:name="ZOTERO_ITEM CSL_CITATION {&quot;schema&quot;:&quot;https://github.com/citation-style-language/schema/raw/master/csl-citation.json&quot;,&quot;properties&quot;:{&quot;formattedCitation&quot;:&quot;[@waite_abstraction_2018-1; @sentance_teachers_2019; @sentance_teaching_2019]&quot;,&quot;noteIndex&quot;:0},&quot;citationItems&quot;:[{&quot;itemData&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20&quot;,10,17]]},&quot;container-title&quot;:&quot;International Journal of Computer Science Education in Schools&quot;,&quot;type&quot;:&quot;article-journal&quot;,&quot;issued&quot;:{&quot;date-parts&quot;:[[&quot;2018&quot;,1,31]]},&quot;number&quot;:&quot;1&quot;,&quot;page&quot;:&quot;14-40&quot;,&quot;title-short&quot;:&quot;Abstraction in action&quot;,&quot;URL&quot;:&quot;https://ijcses.org/index.php/ijcses/article/view/23&quot;,&quot;title&quot;:&quot;Abstraction in action: K-5 teachers' uses of levels of abstraction, particularly the design level, in teaching programming.&quot;,&quot;source&quot;:&quot;ijcses.org&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citation-key&quot;:&quot;waite_abstraction_2018-1&quot;,&quot;id&quot;:&quot;waite_abstraction_2018-1&quot;,&quot;volume&quot;:&quot;2&quot;},&quot;uri&quot;:[&quot;http://zotero.org/users/1913249/items/8KSA6TV2&quot;],&quot;uris&quot;:[&quot;http://zotero.org/users/1913249/items/8KSA6TV2&quot;],&quot;suffix&quot;:&quot;&quot;,&quot;id&quot;:3663,&quot;prefix&quot;:&quot;&quot;},{&quot;itemData&quot;:{&quot;publisher-place&quot;:&quot;Minneapolis MN USA&quot;,&quot;language&quot;:&quot;en&quot;,&quot;ISBN&quot;:&quot;978-1-4503-5890-3&quot;,&quot;author&quot;:[{&quot;given&quot;:&quot;Sue&quot;,&quot;family&quot;:&quot;Sentance&quot;},{&quot;given&quot;:&quot;Jane&quot;,&quot;family&quot;:&quot;Waite&quot;},{&quot;given&quot;:&quot;Maria&quot;,&quot;family&quot;:&quot;Kallia&quot;}],&quot;event-place&quot;:&quot;Minneapolis MN USA&quot;,&quot;accessed&quot;:{&quot;date-parts&quot;:[[&quot;2020&quot;,10,17]]},&quot;container-title&quot;:&quot;Proceedings of the 50th ACM Technical Symposium on Computer Science Education&quot;,&quot;type&quot;:&quot;paper-conference&quot;,&quot;issued&quot;:{&quot;date-parts&quot;:[[&quot;2019&quot;,2,22]]},&quot;citation-key&quot;:&quot;sentance_teachers_2019&quot;,&quot;title&quot;:&quot;Teachers' Experiences of using PRIMM to Teach Programming in School&quot;,&quot;source&quot;:&quot;DOI.org (Crossref)&quot;,&quot;page&quot;:&quot;476-482&quot;,&quot;event-title&quot;:&quot;SIGCSE '19: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URL&quot;:&quot;https://dl.acm.org/doi/10.1145/3287324.3287477&quot;,&quot;publisher&quot;:&quot;ACM&quot;,&quot;id&quot;:&quot;sentance_teachers_2019&quot;,&quot;DOI&quot;:&quot;10.1145/3287324.3287477&quot;},&quot;uri&quot;:[&quot;http://zotero.org/users/1913249/items/7X4E3FII&quot;],&quot;uris&quot;:[&quot;http://zotero.org/users/1913249/items/7X4E3FII&quot;],&quot;suffix&quot;:&quot;&quot;,&quot;id&quot;:3664,&quot;prefix&quot;:&quot;&quot;},{&quot;itemData&quot;:{&quot;author&quot;:[{&quot;given&quot;:&quot;Sue&quot;,&quot;family&quot;:&quot;Sentance&quot;},{&quot;given&quot;:&quot;Jane&quot;,&quot;family&quot;:&quot;Waite&quot;},{&quot;given&quot;:&quot;Maria&quot;,&quot;family&quot;:&quot;Kallia&quot;}],&quot;DOI&quot;:&quot;10.1080/08993408.2019.1608781&quot;,&quot;accessed&quot;:{&quot;date-parts&quot;:[[&quot;2023&quot;,3,15]]},&quot;container-title&quot;:&quot;Computer Science Education&quot;,&quot;type&quot;:&quot;article-journal&quot;,&quot;issued&quot;:{&quot;date-parts&quot;:[[&quot;2019&quot;,7,3]]},&quot;citation-key&quot;:&quot;sentance_teaching_2019&quot;,&quot;title-short&quot;:&quot;Teaching computer programming with PRIMM&quot;,&quot;page&quot;:&quot;136-176&quot;,&quot;title&quot;:&quot;Teaching computer programming with PRIMM: a sociocultural perspective&quot;,&quot;source&quot;:&quot;Taylor and Francis+NEJM&quot;,&quot;ISSN&quot;:&quot;0899-3408&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quot;:&quot;2-3&quot;,&quot;publisher&quot;:&quot;Routledge&quot;,&quot;id&quot;:&quot;sentance_teaching_2019&quot;,&quot;volume&quot;:&quot;29&quot;},&quot;uri&quot;:[&quot;http://zotero.org/users/1913249/items/UVA9VT54&quot;],&quot;uris&quot;:[&quot;http://zotero.org/users/1913249/items/UVA9VT54&quot;],&quot;suffix&quot;:&quot;&quot;,&quot;id&quot;:3685,&quot;prefix&quot;:&quot;&quot;}],&quot;citationID&quot;:&quot;lutxgtzi&quot;} RNDkooqemjrxf"/>&lt;Do Zotero Refresh: [@waite_abstraction_2018-1; @sentance_teachers_2019; @sentance_teaching_2019]&gt;<text:reference-mark-end text:name="ZOTERO_ITEM CSL_CITATION {&quot;schema&quot;:&quot;https://github.com/citation-style-language/schema/raw/master/csl-citation.json&quot;,&quot;properties&quot;:{&quot;formattedCitation&quot;:&quot;[@waite_abstraction_2018-1; @sentance_teachers_2019; @sentance_teaching_2019]&quot;,&quot;noteIndex&quot;:0},&quot;citationItems&quot;:[{&quot;itemData&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ccessed&quot;:{&quot;date-parts&quot;:[[&quot;2020&quot;,10,17]]},&quot;container-title&quot;:&quot;International Journal of Computer Science Education in Schools&quot;,&quot;type&quot;:&quot;article-journal&quot;,&quot;issued&quot;:{&quot;date-parts&quot;:[[&quot;2018&quot;,1,31]]},&quot;number&quot;:&quot;1&quot;,&quot;page&quot;:&quot;14-40&quot;,&quot;title-short&quot;:&quot;Abstraction in action&quot;,&quot;URL&quot;:&quot;https://ijcses.org/index.php/ijcses/article/view/23&quot;,&quot;title&quot;:&quot;Abstraction in action: K-5 teachers' uses of levels of abstraction, particularly the design level, in teaching programming.&quot;,&quot;source&quot;:&quot;ijcses.org&quot;,&quot;ISSN&quot;:&quot;2513-8359&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quot;citation-key&quot;:&quot;waite_abstraction_2018-1&quot;,&quot;id&quot;:&quot;waite_abstraction_2018-1&quot;,&quot;volume&quot;:&quot;2&quot;},&quot;uri&quot;:[&quot;http://zotero.org/users/1913249/items/8KSA6TV2&quot;],&quot;uris&quot;:[&quot;http://zotero.org/users/1913249/items/8KSA6TV2&quot;],&quot;suffix&quot;:&quot;&quot;,&quot;id&quot;:3663,&quot;prefix&quot;:&quot;&quot;},{&quot;itemData&quot;:{&quot;publisher-place&quot;:&quot;Minneapolis MN USA&quot;,&quot;language&quot;:&quot;en&quot;,&quot;ISBN&quot;:&quot;978-1-4503-5890-3&quot;,&quot;author&quot;:[{&quot;given&quot;:&quot;Sue&quot;,&quot;family&quot;:&quot;Sentance&quot;},{&quot;given&quot;:&quot;Jane&quot;,&quot;family&quot;:&quot;Waite&quot;},{&quot;given&quot;:&quot;Maria&quot;,&quot;family&quot;:&quot;Kallia&quot;}],&quot;event-place&quot;:&quot;Minneapolis MN USA&quot;,&quot;accessed&quot;:{&quot;date-parts&quot;:[[&quot;2020&quot;,10,17]]},&quot;container-title&quot;:&quot;Proceedings of the 50th ACM Technical Symposium on Computer Science Education&quot;,&quot;type&quot;:&quot;paper-conference&quot;,&quot;issued&quot;:{&quot;date-parts&quot;:[[&quot;2019&quot;,2,22]]},&quot;citation-key&quot;:&quot;sentance_teachers_2019&quot;,&quot;title&quot;:&quot;Teachers' Experiences of using PRIMM to Teach Programming in School&quot;,&quot;source&quot;:&quot;DOI.org (Crossref)&quot;,&quot;page&quot;:&quot;476-482&quot;,&quot;event-title&quot;:&quot;SIGCSE '19: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URL&quot;:&quot;https://dl.acm.org/doi/10.1145/3287324.3287477&quot;,&quot;publisher&quot;:&quot;ACM&quot;,&quot;id&quot;:&quot;sentance_teachers_2019&quot;,&quot;DOI&quot;:&quot;10.1145/3287324.3287477&quot;},&quot;uri&quot;:[&quot;http://zotero.org/users/1913249/items/7X4E3FII&quot;],&quot;uris&quot;:[&quot;http://zotero.org/users/1913249/items/7X4E3FII&quot;],&quot;suffix&quot;:&quot;&quot;,&quot;id&quot;:3664,&quot;prefix&quot;:&quot;&quot;},{&quot;itemData&quot;:{&quot;author&quot;:[{&quot;given&quot;:&quot;Sue&quot;,&quot;family&quot;:&quot;Sentance&quot;},{&quot;given&quot;:&quot;Jane&quot;,&quot;family&quot;:&quot;Waite&quot;},{&quot;given&quot;:&quot;Maria&quot;,&quot;family&quot;:&quot;Kallia&quot;}],&quot;DOI&quot;:&quot;10.1080/08993408.2019.1608781&quot;,&quot;accessed&quot;:{&quot;date-parts&quot;:[[&quot;2023&quot;,3,15]]},&quot;container-title&quot;:&quot;Computer Science Education&quot;,&quot;type&quot;:&quot;article-journal&quot;,&quot;issued&quot;:{&quot;date-parts&quot;:[[&quot;2019&quot;,7,3]]},&quot;citation-key&quot;:&quot;sentance_teaching_2019&quot;,&quot;title-short&quot;:&quot;Teaching computer programming with PRIMM&quot;,&quot;page&quot;:&quot;136-176&quot;,&quot;title&quot;:&quot;Teaching computer programming with PRIMM: a sociocultural perspective&quot;,&quot;source&quot;:&quot;Taylor and Francis+NEJM&quot;,&quot;ISSN&quot;:&quot;0899-3408&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quot;:&quot;2-3&quot;,&quot;publisher&quot;:&quot;Routledge&quot;,&quot;id&quot;:&quot;sentance_teaching_2019&quot;,&quot;volume&quot;:&quot;29&quot;},&quot;uri&quot;:[&quot;http://zotero.org/users/1913249/items/UVA9VT54&quot;],&quot;uris&quot;:[&quot;http://zotero.org/users/1913249/items/UVA9VT54&quot;],&quot;suffix&quot;:&quot;&quot;,&quot;id&quot;:3685,&quot;prefix&quot;:&quot;&quot;}],&quot;citationID&quot;:&quot;lutxgtzi&quot;} RNDkooqemjrxf"/>, what counts as explicit teaching of abstraction is not clear. This question invites discussion on the value of explicit teaching CT of compared to development as as an embedded skill through bricolage approaches. As explored in Chapter 2 the literature review paints a very mixed picture in this regard and while it is problematised in relation to agency development later, this research doesn’t negate the value of explicit teaching of computational thinking, Additionally, this research contends that GDPs are a more suitable accessible leading pedagogical framework than computational thinking, a proposal explored in the following section.</text:p>
      <text:h text:style-name="Heading_20_3" text:outline-level="3"><text:bookmark-start text:name="how-my-research-contributes-to-discussions-regarding-dimensions-of-abstraction-within-existing-research"/>How my research contributes to discussions regarding dimensions of abstraction within existing research<text:bookmark-end text:name="how-my-research-contributes-to-discussions-regarding-dimensions-of-abstraction-within-existing-research"/></text:h>
      <text:p text:style-name="First_20_paragraph">The evidence and examples surfaced in this paragraph support a view of a collection of GDPs as a productive research and pedagogical framework. The data from the last chapter contributes a series of grounded pedagogical instances via examples that map a concrete pedagogical process to theoretical observations. Eriksson et al. note the utility of GDP concepts in several dimensions: as a lingua franca between researchers and participants; to aid the framing of analysis; and to inspire participants. However, given that the focus of this analysis addresses the utility for the researcher rather than that of participants, this research significantly advances these contributions. Additionally, given this shift to include the utility for participants and the problematisation of the term intermediate, I propose a change in terminology. Instead of an <text:span text:style-name="T2">intermediate framework</text:span>, I propose the term <text:span text:style-name="T2">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 Firstly, the process guides learners to use GDPs as their primary leading activity or object of activity (using CHAT terminology). Secondly, a working code framework or template is provided with affordances strongly coupled with object output, providing immediate feedback. 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Part Two - Agency<text:bookmark-end text:name="part-two---agency"/></text:h>
      <text:p text:style-name="First_20_paragraph">As noted in Chapter 2, much research on the learning to code has focused chiefly on this aspect of personal knowledge construction, neglecting this social and socio-cultural perspectives typified by socio-cultural approaches [find source]. This trend is exemplified by a comparison of Wing and Papert’s conceptions of computational thinking <text:reference-mark-start text:name="ZOTERO_ITEM CSL_CITATION {&quot;schema&quot;:&quot;https://github.com/citation-style-language/schema/raw/master/csl-citation.json&quot;,&quot;properties&quot;:{&quot;formattedCitation&quot;:&quot;[@lodi_computational_2021]&quot;,&quot;noteIndex&quot;:0},&quot;citationItems&quot;:[{&quot;itemData&quot;:{&quot;container-title-short&quot;:&quot;Sci &amp; Educ&quot;,&quot;language&quot;:&quot;en&quot;,&quot;author&quot;:[{&quot;given&quot;:&quot;Michael&quot;,&quot;family&quot;:&quot;Lodi&quot;},{&quot;given&quot;:&quot;Simone&quot;,&quot;family&quot;:&quot;Martini&quot;}],&quot;DOI&quot;:&quot;10.1007/s11191-021-00202-5&quot;,&quot;accessed&quot;:{&quot;date-parts&quot;:[[&quot;2023&quot;,3,14]]},&quot;container-title&quot;:&quot;Science &amp; Education&quot;,&quot;type&quot;:&quot;article-journal&quot;,&quot;issued&quot;:{&quot;date-parts&quot;:[[&quot;2021&quot;,8,1]]},&quot;citation-key&quot;:&quot;lodi_computational_2021&quot;,&quot;title&quot;:&quot;Computational Thinking, Between Papert and Wing&quot;,&quot;source&quot;:&quot;Springer Link&quot;,&quot;ISSN&quot;:&quot;1573-1901&quot;,&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URL&quot;:&quot;https://doi.org/10.1007/s11191-021-00202-5&quot;,&quot;issue&quot;:&quot;4&quot;,&quot;id&quot;:&quot;lodi_computational_2021&quot;,&quot;volume&quot;:&quot;30&quot;},&quot;uri&quot;:[&quot;http://zotero.org/users/1913249/items/SZW59GAB&quot;],&quot;uris&quot;:[&quot;http://zotero.org/users/1913249/items/SZW59GAB&quot;],&quot;suffix&quot;:&quot;&quot;,&quot;id&quot;:3696,&quot;prefix&quot;:&quot;&quot;}],&quot;citationID&quot;:&quot;pwcjfqpr&quot;} RNDpboogaiayp"/>&lt;Do Zotero Refresh: [@lodi_computational_2021]&gt;<text:reference-mark-end text:name="ZOTERO_ITEM CSL_CITATION {&quot;schema&quot;:&quot;https://github.com/citation-style-language/schema/raw/master/csl-citation.json&quot;,&quot;properties&quot;:{&quot;formattedCitation&quot;:&quot;[@lodi_computational_2021]&quot;,&quot;noteIndex&quot;:0},&quot;citationItems&quot;:[{&quot;itemData&quot;:{&quot;container-title-short&quot;:&quot;Sci &amp; Educ&quot;,&quot;language&quot;:&quot;en&quot;,&quot;author&quot;:[{&quot;given&quot;:&quot;Michael&quot;,&quot;family&quot;:&quot;Lodi&quot;},{&quot;given&quot;:&quot;Simone&quot;,&quot;family&quot;:&quot;Martini&quot;}],&quot;DOI&quot;:&quot;10.1007/s11191-021-00202-5&quot;,&quot;accessed&quot;:{&quot;date-parts&quot;:[[&quot;2023&quot;,3,14]]},&quot;container-title&quot;:&quot;Science &amp; Education&quot;,&quot;type&quot;:&quot;article-journal&quot;,&quot;issued&quot;:{&quot;date-parts&quot;:[[&quot;2021&quot;,8,1]]},&quot;citation-key&quot;:&quot;lodi_computational_2021&quot;,&quot;title&quot;:&quot;Computational Thinking, Between Papert and Wing&quot;,&quot;source&quot;:&quot;Springer Link&quot;,&quot;ISSN&quot;:&quot;1573-1901&quot;,&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URL&quot;:&quot;https://doi.org/10.1007/s11191-021-00202-5&quot;,&quot;issue&quot;:&quot;4&quot;,&quot;id&quot;:&quot;lodi_computational_2021&quot;,&quot;volume&quot;:&quot;30&quot;},&quot;uri&quot;:[&quot;http://zotero.org/users/1913249/items/SZW59GAB&quot;],&quot;uris&quot;:[&quot;http://zotero.org/users/1913249/items/SZW59GAB&quot;],&quot;suffix&quot;:&quot;&quot;,&quot;id&quot;:3696,&quot;prefix&quot;:&quot;&quot;}],&quot;citationID&quot;:&quot;pwcjfqpr&quot;} RNDpboogaiayp"/>, with the latter’s additional focus on the community application of created projects forming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n computational fluency, addresses the limitations of research focusing too narrowly on technical approaches rather than their expressive potential (and thus within a community) <text:reference-mark-start text:name="ZOTERO_ITEM CSL_CITATION {&quot;schema&quot;:&quot;https://github.com/citation-style-language/schema/raw/master/csl-citation.json&quot;,&quot;properties&quot;:{&quot;formattedCitation&quot;:&quot;[@resnick_coding_2020]&quot;,&quot;noteIndex&quot;:0},&quot;citationItems&quot;:[{&quot;itemData&quot;:{&quot;container-title-short&quot;:&quot;Commun. ACM&quot;,&quot;language&quot;:&quot;en&quot;,&quot;author&quot;:[{&quot;given&quot;:&quot;Mitchel&quot;,&quot;family&quot;:&quot;Resnick&quot;},{&quot;given&quot;:&quot;Natalie&quot;,&quot;family&quot;:&quot;Rusk&quot;}],&quot;DOI&quot;:&quot;10.1145/3375546&quot;,&quot;accessed&quot;:{&quot;date-parts&quot;:[[&quot;2021&quot;,12,21]]},&quot;container-title&quot;:&quot;Communications of the ACM&quot;,&quot;type&quot;:&quot;article-journal&quot;,&quot;issued&quot;:{&quot;date-parts&quot;:[[&quot;2020&quot;,10,22]]},&quot;citation-key&quot;:&quot;resnick_coding_2020&quot;,&quot;title&quot;:&quot;Coding at a crossroads&quot;,&quot;source&quot;:&quot;DOI.org (Crossref)&quot;,&quot;ISSN&quot;:&quot;0001-0782, 1557-7317&quot;,&quot;page&quot;:&quot;120-127&quot;,&quot;abstract&quot;:&quot;While millions of students worldwide have enjoyed coding experiences over the last decade, the next challenge is spreading educational values and approaches.&quot;,&quot;URL&quot;:&quot;https://dl.acm.org/doi/10.1145/3375546&quot;,&quot;issue&quot;:&quot;11&quot;,&quot;id&quot;:&quot;resnick_coding_2020&quot;,&quot;volume&quot;:&quot;63&quot;},&quot;uri&quot;:[&quot;http://zotero.org/users/1913249/items/VYS48CXK&quot;],&quot;uris&quot;:[&quot;http://zotero.org/users/1913249/items/VYS48CXK&quot;],&quot;suffix&quot;:&quot;&quot;,&quot;id&quot;:3,&quot;prefix&quot;:&quot;&quot;}],&quot;citationID&quot;:&quot;uxyelmuq&quot;} RNDzehwjxtmhy"/>&lt;Do Zotero Refresh: [@resnick_coding_2020]&gt;<text:reference-mark-end text:name="ZOTERO_ITEM CSL_CITATION {&quot;schema&quot;:&quot;https://github.com/citation-style-language/schema/raw/master/csl-citation.json&quot;,&quot;properties&quot;:{&quot;formattedCitation&quot;:&quot;[@resnick_coding_2020]&quot;,&quot;noteIndex&quot;:0},&quot;citationItems&quot;:[{&quot;itemData&quot;:{&quot;container-title-short&quot;:&quot;Commun. ACM&quot;,&quot;language&quot;:&quot;en&quot;,&quot;author&quot;:[{&quot;given&quot;:&quot;Mitchel&quot;,&quot;family&quot;:&quot;Resnick&quot;},{&quot;given&quot;:&quot;Natalie&quot;,&quot;family&quot;:&quot;Rusk&quot;}],&quot;DOI&quot;:&quot;10.1145/3375546&quot;,&quot;accessed&quot;:{&quot;date-parts&quot;:[[&quot;2021&quot;,12,21]]},&quot;container-title&quot;:&quot;Communications of the ACM&quot;,&quot;type&quot;:&quot;article-journal&quot;,&quot;issued&quot;:{&quot;date-parts&quot;:[[&quot;2020&quot;,10,22]]},&quot;citation-key&quot;:&quot;resnick_coding_2020&quot;,&quot;title&quot;:&quot;Coding at a crossroads&quot;,&quot;source&quot;:&quot;DOI.org (Crossref)&quot;,&quot;ISSN&quot;:&quot;0001-0782, 1557-7317&quot;,&quot;page&quot;:&quot;120-127&quot;,&quot;abstract&quot;:&quot;While millions of students worldwide have enjoyed coding experiences over the last decade, the next challenge is spreading educational values and approaches.&quot;,&quot;URL&quot;:&quot;https://dl.acm.org/doi/10.1145/3375546&quot;,&quot;issue&quot;:&quot;11&quot;,&quot;id&quot;:&quot;resnick_coding_2020&quot;,&quot;volume&quot;:&quot;63&quot;},&quot;uri&quot;:[&quot;http://zotero.org/users/1913249/items/VYS48CXK&quot;],&quot;uris&quot;:[&quot;http://zotero.org/users/1913249/items/VYS48CXK&quot;],&quot;suffix&quot;:&quot;&quot;,&quot;id&quot;:3,&quot;prefix&quot;:&quot;&quot;}],&quot;citationID&quot;:&quot;uxyelmuq&quot;} RNDzehwjxtmhy"/> and focused on toolsets rather than pedagogies <text:reference-mark-start text:name="ZOTERO_ITEM CSL_CITATION {&quot;schema&quot;:&quot;https://github.com/citation-style-language/schema/raw/master/csl-citation.json&quot;,&quot;properties&quot;:{&quot;formattedCitation&quot;:&quot;[@resnick_seeds_2020]&quot;,&quot;noteIndex&quot;:0},&quot;citationItems&quot;:[{&quot;itemData&quot;:{&quot;container-title&quot;:&quot;Medium&quot;,&quot;type&quot;:&quot;post-weblog&quot;,&quot;issued&quot;:{&quot;date-parts&quot;:[[&quot;2020&quot;,10,16]]},&quot;citation-key&quot;:&quot;resnick_seeds_2020&quot;,&quot;title&quot;:&quot;The Seeds That Seymour Sowed&quot;,&quot;author&quot;:[{&quot;given&quot;:&quot;Mitchel&quot;,&quot;family&quot;:&quot;Resnick&quot;}],&quot;abstract&quot;:&quot;(I wrote this essay as the Foreword to the new edition of Seymour Papert’s classic book Mindstorms.)&quot;,&quot;URL&quot;:&quot;https://mres.medium.com/the-seeds-that-seymour-sowed-c2860379617b&quot;,&quot;language&quot;:&quot;en&quot;,&quot;accessed&quot;:{&quot;date-parts&quot;:[[&quot;2025&quot;,2,25]]},&quot;id&quot;:&quot;resnick_seeds_2020&quot;},&quot;uri&quot;:[&quot;http://zotero.org/users/1913249/items/8ES6UUHW&quot;],&quot;uris&quot;:[&quot;http://zotero.org/users/1913249/items/8ES6UUHW&quot;],&quot;suffix&quot;:&quot;&quot;,&quot;id&quot;:10125,&quot;prefix&quot;:&quot;&quot;}],&quot;citationID&quot;:&quot;dwqsyehe&quot;} RNDfqedfyaedm"/>&lt;Do Zotero Refresh: [@resnick_seeds_2020]&gt;<text:reference-mark-end text:name="ZOTERO_ITEM CSL_CITATION {&quot;schema&quot;:&quot;https://github.com/citation-style-language/schema/raw/master/csl-citation.json&quot;,&quot;properties&quot;:{&quot;formattedCitation&quot;:&quot;[@resnick_seeds_2020]&quot;,&quot;noteIndex&quot;:0},&quot;citationItems&quot;:[{&quot;itemData&quot;:{&quot;container-title&quot;:&quot;Medium&quot;,&quot;type&quot;:&quot;post-weblog&quot;,&quot;issued&quot;:{&quot;date-parts&quot;:[[&quot;2020&quot;,10,16]]},&quot;citation-key&quot;:&quot;resnick_seeds_2020&quot;,&quot;title&quot;:&quot;The Seeds That Seymour Sowed&quot;,&quot;author&quot;:[{&quot;given&quot;:&quot;Mitchel&quot;,&quot;family&quot;:&quot;Resnick&quot;}],&quot;abstract&quot;:&quot;(I wrote this essay as the Foreword to the new edition of Seymour Papert’s classic book Mindstorms.)&quot;,&quot;URL&quot;:&quot;https://mres.medium.com/the-seeds-that-seymour-sowed-c2860379617b&quot;,&quot;language&quot;:&quot;en&quot;,&quot;accessed&quot;:{&quot;date-parts&quot;:[[&quot;2025&quot;,2,25]]},&quot;id&quot;:&quot;resnick_seeds_2020&quot;},&quot;uri&quot;:[&quot;http://zotero.org/users/1913249/items/8ES6UUHW&quot;],&quot;uris&quot;:[&quot;http://zotero.org/users/1913249/items/8ES6UUHW&quot;],&quot;suffix&quot;:&quot;&quot;,&quot;id&quot;:10125,&quot;prefix&quot;:&quot;&quot;}],&quot;citationID&quot;:&quot;dwqsyehe&quot;} RNDfqedfyaedm"/>. We should recall here the parallel call of Kafai and Burke in the field of game making for learning to address social and cultural motivations and aspects of the process <text:reference-mark-start text:name="ZOTERO_ITEM CSL_CITATION {&quot;schema&quot;:&quot;https://github.com/citation-style-language/schema/raw/master/csl-citation.json&quot;,&quot;properties&quot;:{&quot;formattedCitation&quot;:&quot;[@kafai_constructionist_2015]&quot;,&quot;noteIndex&quot;:0},&quot;citationItems&quot;:[{&quot;itemData&quot;:{&quot;publisher-place&quot;:&quot;New York, NY, USA&quot;,&quot;ISBN&quot;:&quot;978-1-4503-3753-3&quot;,&quot;author&quot;:[{&quot;given&quot;:&quot;Yasmin B.&quot;,&quot;family&quot;:&quot;Kafai&quot;},{&quot;given&quot;:&quot;Veena&quot;,&quot;family&quot;:&quot;Vasudevan&quot;}],&quot;DOI&quot;:&quot;10.1145/2818314.2818334&quot;,&quot;accessed&quot;:{&quot;date-parts&quot;:[[&quot;2020&quot;,8,19]]},&quot;container-title&quot;:&quot;Proceedings of the Workshop in Primary and Secondary Computing Education&quot;,&quot;type&quot;:&quot;paper-conference&quot;,&quot;issued&quot;:{&quot;date-parts&quot;:[[&quot;2015&quot;,11,9]]},&quot;citation-key&quot;:&quot;kafai_constructionist_2015&quot;,&quot;collection-title&quot;:&quot;WiPSCE '15&quot;,&quot;title-short&quot;:&quot;Constructionist Gaming Beyond the Screen&quot;,&quot;title&quot;:&quot;Constructionist Gaming Beyond the Screen: Middle School Students' Crafting and Computing of Touchpads, Board Games, and Controllers&quot;,&quot;source&quot;:&quot;ACM Digital Library&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publisher&quot;:&quot;Association for Computing Machinery&quot;,&quot;id&quot;:&quot;kafai_constructionist_2015&quot;,&quot;event-place&quot;:&quot;New York, NY, USA&quot;},&quot;uri&quot;:[&quot;http://zotero.org/users/1913249/items/8K58PTFV&quot;],&quot;uris&quot;:[&quot;http://zotero.org/users/1913249/items/8K58PTFV&quot;],&quot;suffix&quot;:&quot;&quot;,&quot;id&quot;:3520,&quot;prefix&quot;:&quot;&quot;}],&quot;citationID&quot;:&quot;qxcpbkml&quot;} RNDhgxoealvtj"/>&lt;Do Zotero Refresh: [@kafai_constructionist_2015]&gt;<text:reference-mark-end text:name="ZOTERO_ITEM CSL_CITATION {&quot;schema&quot;:&quot;https://github.com/citation-style-language/schema/raw/master/csl-citation.json&quot;,&quot;properties&quot;:{&quot;formattedCitation&quot;:&quot;[@kafai_constructionist_2015]&quot;,&quot;noteIndex&quot;:0},&quot;citationItems&quot;:[{&quot;itemData&quot;:{&quot;publisher-place&quot;:&quot;New York, NY, USA&quot;,&quot;ISBN&quot;:&quot;978-1-4503-3753-3&quot;,&quot;author&quot;:[{&quot;given&quot;:&quot;Yasmin B.&quot;,&quot;family&quot;:&quot;Kafai&quot;},{&quot;given&quot;:&quot;Veena&quot;,&quot;family&quot;:&quot;Vasudevan&quot;}],&quot;DOI&quot;:&quot;10.1145/2818314.2818334&quot;,&quot;accessed&quot;:{&quot;date-parts&quot;:[[&quot;2020&quot;,8,19]]},&quot;container-title&quot;:&quot;Proceedings of the Workshop in Primary and Secondary Computing Education&quot;,&quot;type&quot;:&quot;paper-conference&quot;,&quot;issued&quot;:{&quot;date-parts&quot;:[[&quot;2015&quot;,11,9]]},&quot;citation-key&quot;:&quot;kafai_constructionist_2015&quot;,&quot;collection-title&quot;:&quot;WiPSCE '15&quot;,&quot;title-short&quot;:&quot;Constructionist Gaming Beyond the Screen&quot;,&quot;title&quot;:&quot;Constructionist Gaming Beyond the Screen: Middle School Students' Crafting and Computing of Touchpads, Board Games, and Controllers&quot;,&quot;source&quot;:&quot;ACM Digital Library&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publisher&quot;:&quot;Association for Computing Machinery&quot;,&quot;id&quot;:&quot;kafai_constructionist_2015&quot;,&quot;event-place&quot;:&quot;New York, NY, USA&quot;},&quot;uri&quot;:[&quot;http://zotero.org/users/1913249/items/8K58PTFV&quot;],&quot;uris&quot;:[&quot;http://zotero.org/users/1913249/items/8K58PTFV&quot;],&quot;suffix&quot;:&quot;&quot;,&quot;id&quot;:3520,&quot;prefix&quot;:&quot;&quot;}],&quot;citationID&quot;:&quot;qxcpbkml&quot;} RNDhgxoealvtj"/>. Given that a guiding motivation of this study to explore the process of designing and facilitating for participant empowerment learning to program, it is valuable to articulate different types of agency. The following sections are structured a synthesis of the approaches of Hopwood <text:reference-mark-start text:name="ZOTERO_ITEM CSL_CITATION {&quot;schema&quot;:&quot;https://github.com/citation-style-language/schema/raw/master/csl-citation.json&quot;,&quot;properties&quot;:{&quot;formattedCitation&quot;:&quot;[@hopwood_agency_2022]&quot;,&quot;noteIndex&quot;:0},&quot;citationItems&quot;:[{&quot;itemData&quot;:{&quot;author&quot;:[{&quot;given&quot;:&quot;Nick&quot;,&quot;family&quot;:&quot;Hopwood&quot;}],&quot;DOI&quot;:&quot;10.1080/10749039.2022.2092151&quot;,&quot;accessed&quot;:{&quot;date-parts&quot;:[[&quot;2023&quot;,2,22]]},&quot;container-title&quot;:&quot;Mind, Culture, and Activity&quot;,&quot;type&quot;:&quot;article-journal&quot;,&quot;issued&quot;:{&quot;date-parts&quot;:[[&quot;2022&quot;,4,3]]},&quot;citation-key&quot;:&quot;hopwood_agency_2022&quot;,&quot;title-short&quot;:&quot;Agency in cultural-historical activity theory&quot;,&quot;page&quot;:&quot;108-122&quot;,&quot;title&quot;:&quot;Agency in cultural-historical activity theory: strengthening commitment to social transformation&quot;,&quot;source&quot;:&quot;Taylor and Francis+NEJM&quot;,&quot;ISSN&quot;:&quot;1074-9039&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publisher&quot;:&quot;Routledge&quot;,&quot;id&quot;:&quot;hopwood_agency_2022&quot;,&quot;volume&quot;:&quot;29&quot;},&quot;uri&quot;:[&quot;http://zotero.org/users/1913249/items/RZ2E7GK8&quot;],&quot;uris&quot;:[&quot;http://zotero.org/users/1913249/items/RZ2E7GK8&quot;],&quot;suffix&quot;:&quot;&quot;,&quot;id&quot;:3717,&quot;prefix&quot;:&quot;&quot;}],&quot;citationID&quot;:&quot;zanfrsix&quot;} RNDqibtusrxit"/>&lt;Do Zotero Refresh: [@hopwood_agency_2022]&gt;<text:reference-mark-end text:name="ZOTERO_ITEM CSL_CITATION {&quot;schema&quot;:&quot;https://github.com/citation-style-language/schema/raw/master/csl-citation.json&quot;,&quot;properties&quot;:{&quot;formattedCitation&quot;:&quot;[@hopwood_agency_2022]&quot;,&quot;noteIndex&quot;:0},&quot;citationItems&quot;:[{&quot;itemData&quot;:{&quot;author&quot;:[{&quot;given&quot;:&quot;Nick&quot;,&quot;family&quot;:&quot;Hopwood&quot;}],&quot;DOI&quot;:&quot;10.1080/10749039.2022.2092151&quot;,&quot;accessed&quot;:{&quot;date-parts&quot;:[[&quot;2023&quot;,2,22]]},&quot;container-title&quot;:&quot;Mind, Culture, and Activity&quot;,&quot;type&quot;:&quot;article-journal&quot;,&quot;issued&quot;:{&quot;date-parts&quot;:[[&quot;2022&quot;,4,3]]},&quot;citation-key&quot;:&quot;hopwood_agency_2022&quot;,&quot;title-short&quot;:&quot;Agency in cultural-historical activity theory&quot;,&quot;page&quot;:&quot;108-122&quot;,&quot;title&quot;:&quot;Agency in cultural-historical activity theory: strengthening commitment to social transformation&quot;,&quot;source&quot;:&quot;Taylor and Francis+NEJM&quot;,&quot;ISSN&quot;:&quot;1074-9039&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publisher&quot;:&quot;Routledge&quot;,&quot;id&quot;:&quot;hopwood_agency_2022&quot;,&quot;volume&quot;:&quot;29&quot;},&quot;uri&quot;:[&quot;http://zotero.org/users/1913249/items/RZ2E7GK8&quot;],&quot;uris&quot;:[&quot;http://zotero.org/users/1913249/items/RZ2E7GK8&quot;],&quot;suffix&quot;:&quot;&quot;,&quot;id&quot;:3717,&quot;prefix&quot;:&quot;&quot;}],&quot;citationID&quot;:&quot;zanfrsix&quot;} RNDqibtusrxit"/> and Matusov <text:reference-mark-start text:name="ZOTERO_ITEM CSL_CITATION {&quot;schema&quot;:&quot;https://github.com/citation-style-language/schema/raw/master/csl-citation.json&quot;,&quot;properties&quot;:{&quot;formattedCitation&quot;:&quot;[@matusov_mapping_2016]&quot;,&quot;noteIndex&quot;:0},&quot;citationItems&quot;:[{&quot;itemData&quot;:{&quot;container-title-short&quot;:&quot;Integr. psych. behav.&quot;,&quot;language&quot;:&quot;en&quot;,&quot;author&quot;:[{&quot;given&quot;:&quot;Eugene&quot;,&quot;family&quot;:&quot;Matusov&quot;},{&quot;non-dropping-particle&quot;:&quot;von&quot;,&quot;given&quot;:&quot;Katherine&quot;,&quot;family&quot;:&quot;Duyke&quot;},{&quot;given&quot;:&quot;Shakhnoza&quot;,&quot;family&quot;:&quot;Kayumova&quot;}],&quot;DOI&quot;:&quot;10.1007/s12124-015-9336-0&quot;,&quot;accessed&quot;:{&quot;date-parts&quot;:[[&quot;2023&quot;,6,19]]},&quot;container-title&quot;:&quot;Integrative Psychological and Behavioral Science&quot;,&quot;type&quot;:&quot;article-journal&quot;,&quot;issued&quot;:{&quot;date-parts&quot;:[[&quot;2016&quot;,9,1]]},&quot;citation-key&quot;:&quot;matusov_mapping_2016&quot;,&quot;title&quot;:&quot;Mapping Concepts of Agency in Educational Contexts&quot;,&quot;source&quot;:&quot;Springer Link&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issue&quot;:&quot;3&quot;,&quot;id&quot;:&quot;matusov_mapping_2016&quot;,&quot;volume&quot;:&quot;50&quot;},&quot;uri&quot;:[&quot;http://zotero.org/users/1913249/items/ZU33LZ9E&quot;],&quot;uris&quot;:[&quot;http://zotero.org/users/1913249/items/ZU33LZ9E&quot;],&quot;suffix&quot;:&quot;&quot;,&quot;id&quot;:8819,&quot;prefix&quot;:&quot;&quot;}],&quot;citationID&quot;:&quot;hvepbceg&quot;} RNDdpbxybymgp"/>&lt;Do Zotero Refresh: [@matusov_mapping_2016]&gt;<text:reference-mark-end text:name="ZOTERO_ITEM CSL_CITATION {&quot;schema&quot;:&quot;https://github.com/citation-style-language/schema/raw/master/csl-citation.json&quot;,&quot;properties&quot;:{&quot;formattedCitation&quot;:&quot;[@matusov_mapping_2016]&quot;,&quot;noteIndex&quot;:0},&quot;citationItems&quot;:[{&quot;itemData&quot;:{&quot;container-title-short&quot;:&quot;Integr. psych. behav.&quot;,&quot;language&quot;:&quot;en&quot;,&quot;author&quot;:[{&quot;given&quot;:&quot;Eugene&quot;,&quot;family&quot;:&quot;Matusov&quot;},{&quot;non-dropping-particle&quot;:&quot;von&quot;,&quot;given&quot;:&quot;Katherine&quot;,&quot;family&quot;:&quot;Duyke&quot;},{&quot;given&quot;:&quot;Shakhnoza&quot;,&quot;family&quot;:&quot;Kayumova&quot;}],&quot;DOI&quot;:&quot;10.1007/s12124-015-9336-0&quot;,&quot;accessed&quot;:{&quot;date-parts&quot;:[[&quot;2023&quot;,6,19]]},&quot;container-title&quot;:&quot;Integrative Psychological and Behavioral Science&quot;,&quot;type&quot;:&quot;article-journal&quot;,&quot;issued&quot;:{&quot;date-parts&quot;:[[&quot;2016&quot;,9,1]]},&quot;citation-key&quot;:&quot;matusov_mapping_2016&quot;,&quot;title&quot;:&quot;Mapping Concepts of Agency in Educational Contexts&quot;,&quot;source&quot;:&quot;Springer Link&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issue&quot;:&quot;3&quot;,&quot;id&quot;:&quot;matusov_mapping_2016&quot;,&quot;volume&quot;:&quot;50&quot;},&quot;uri&quot;:[&quot;http://zotero.org/users/1913249/items/ZU33LZ9E&quot;],&quot;uris&quot;:[&quot;http://zotero.org/users/1913249/items/ZU33LZ9E&quot;],&quot;suffix&quot;:&quot;&quot;,&quot;id&quot;:8819,&quot;prefix&quot;:&quot;&quot;}],&quot;citationID&quot;:&quot;hvepbceg&quot;} RNDdpbxybymgp"/> explored in Chapter 4, specifically instrumental, transformational and relational agency.</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schema&quot;:&quot;https://github.com/citation-style-language/schema/raw/master/csl-citation.json&quot;,&quot;properties&quot;:{&quot;formattedCitation&quot;:&quot;[@matusov_mapping_2016, p. 433]&quot;,&quot;noteIndex&quot;:0},&quot;citationItems&quot;:[{&quot;itemData&quot;:{&quot;container-title-short&quot;:&quot;Integr. psych. behav.&quot;,&quot;language&quot;:&quot;en&quot;,&quot;author&quot;:[{&quot;given&quot;:&quot;Eugene&quot;,&quot;family&quot;:&quot;Matusov&quot;},{&quot;non-dropping-particle&quot;:&quot;von&quot;,&quot;given&quot;:&quot;Katherine&quot;,&quot;family&quot;:&quot;Duyke&quot;},{&quot;given&quot;:&quot;Shakhnoza&quot;,&quot;family&quot;:&quot;Kayumova&quot;}],&quot;DOI&quot;:&quot;10.1007/s12124-015-9336-0&quot;,&quot;accessed&quot;:{&quot;date-parts&quot;:[[&quot;2023&quot;,6,19]]},&quot;container-title&quot;:&quot;Integrative Psychological and Behavioral Science&quot;,&quot;type&quot;:&quot;article-journal&quot;,&quot;issued&quot;:{&quot;date-parts&quot;:[[&quot;2016&quot;,9,1]]},&quot;citation-key&quot;:&quot;matusov_mapping_2016&quot;,&quot;title&quot;:&quot;Mapping Concepts of Agency in Educational Contexts&quot;,&quot;source&quot;:&quot;Springer Link&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issue&quot;:&quot;3&quot;,&quot;id&quot;:&quot;matusov_mapping_2016&quot;,&quot;volume&quot;:&quot;50&quot;},&quot;locator&quot;:&quot; 433&quot;,&quot;uri&quot;:[&quot;http://zotero.org/users/1913249/items/ZU33LZ9E&quot;],&quot;uris&quot;:[&quot;http://zotero.org/users/1913249/items/ZU33LZ9E&quot;],&quot;id&quot;:8819,&quot;prefix&quot;:&quot;&quot;}],&quot;citationID&quot;:&quot;epmvynps&quot;} RNDfgqnayjfnk"/>&lt;Do Zotero Refresh: [@matusov_mapping_2016, p. 433]&gt;<text:reference-mark-end text:name="ZOTERO_ITEM CSL_CITATION {&quot;schema&quot;:&quot;https://github.com/citation-style-language/schema/raw/master/csl-citation.json&quot;,&quot;properties&quot;:{&quot;formattedCitation&quot;:&quot;[@matusov_mapping_2016, p. 433]&quot;,&quot;noteIndex&quot;:0},&quot;citationItems&quot;:[{&quot;itemData&quot;:{&quot;container-title-short&quot;:&quot;Integr. psych. behav.&quot;,&quot;language&quot;:&quot;en&quot;,&quot;author&quot;:[{&quot;given&quot;:&quot;Eugene&quot;,&quot;family&quot;:&quot;Matusov&quot;},{&quot;non-dropping-particle&quot;:&quot;von&quot;,&quot;given&quot;:&quot;Katherine&quot;,&quot;family&quot;:&quot;Duyke&quot;},{&quot;given&quot;:&quot;Shakhnoza&quot;,&quot;family&quot;:&quot;Kayumova&quot;}],&quot;DOI&quot;:&quot;10.1007/s12124-015-9336-0&quot;,&quot;accessed&quot;:{&quot;date-parts&quot;:[[&quot;2023&quot;,6,19]]},&quot;container-title&quot;:&quot;Integrative Psychological and Behavioral Science&quot;,&quot;type&quot;:&quot;article-journal&quot;,&quot;issued&quot;:{&quot;date-parts&quot;:[[&quot;2016&quot;,9,1]]},&quot;citation-key&quot;:&quot;matusov_mapping_2016&quot;,&quot;title&quot;:&quot;Mapping Concepts of Agency in Educational Contexts&quot;,&quot;source&quot;:&quot;Springer Link&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issue&quot;:&quot;3&quot;,&quot;id&quot;:&quot;matusov_mapping_2016&quot;,&quot;volume&quot;:&quot;50&quot;},&quot;locator&quot;:&quot; 433&quot;,&quot;uri&quot;:[&quot;http://zotero.org/users/1913249/items/ZU33LZ9E&quot;],&quot;uris&quot;:[&quot;http://zotero.org/users/1913249/items/ZU33LZ9E&quot;],&quot;id&quot;:8819,&quot;prefix&quot;:&quot;&quot;}],&quot;citationID&quot;:&quot;epmvynps&quot;} RNDfgqnayjfnk"/>.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schema&quot;:&quot;https://github.com/citation-style-language/schema/raw/master/csl-citation.json&quot;,&quot;properties&quot;:{&quot;formattedCitation&quot;:&quot;[@isaac_cultural_2022]&quot;,&quot;noteIndex&quot;:0},&quot;citationItems&quot;:[{&quot;itemData&quot;:{&quot;container-title-short&quot;:&quot;Innover dans la tradition de Vygotsky&quot;,&quot;language&quot;:&quot;en&quot;,&quot;author&quot;:[{&quot;given&quot;:&quot;Guillaume&quot;,&quot;family&quot;:&quot;Isaac&quot;},{&quot;given&quot;:&quot;Syvie&quot;,&quot;family&quot;:&quot;Barma&quot;},{&quot;given&quot;:&quot;Margarida&quot;,&quot;family&quot;:&quot;Romero&quot;}],&quot;DOI&quot;:&quot;10.51657/ric.v5i2.51287&quot;,&quot;accessed&quot;:{&quot;date-parts&quot;:[[&quot;2025&quot;,1,18]]},&quot;container-title&quot;:&quot;Revue internationale du CRIRES : innover dans la tradition de Vygotsky&quot;,&quot;type&quot;:&quot;article-journal&quot;,&quot;issued&quot;:{&quot;date-parts&quot;:[[&quot;2022&quot;,1,28]]},&quot;citation-key&quot;:&quot;isaac_cultural_2022&quot;,&quot;title-short&quot;:&quot;Cultural historical activity theory, double stimulation, and conflicts of motives in education science&quot;,&quot;license&quot;:&quot;https://creativecommons.org/licenses/by-nc-nd/4.0&quot;,&quot;title&quot;:&quot;Cultural historical activity theory, double stimulation, and conflicts of motives in education science: Where have we been? (2012-2021)&quot;,&quot;source&quot;:&quot;DOI.org (Crossref)&quot;,&quot;ISSN&quot;:&quot;2291-6717, 2291-6717&quot;,&quot;URL&quot;:&quot;http://revues.ulaval.ca/ojs/index.php/RIC/article/view/5128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quot;:&quot;2&quot;,&quot;page&quot;:&quot;86-94&quot;,&quot;id&quot;:&quot;isaac_cultural_2022&quot;,&quot;volume&quot;:&quot;5&quot;},&quot;uri&quot;:[&quot;http://zotero.org/users/1913249/items/HWEQV2N8&quot;],&quot;uris&quot;:[&quot;http://zotero.org/users/1913249/items/HWEQV2N8&quot;],&quot;suffix&quot;:&quot;&quot;,&quot;id&quot;:10048,&quot;prefix&quot;:&quot;&quot;}],&quot;citationID&quot;:&quot;hrqlgsif&quot;} RNDtgravwpirn"/>&lt;Do Zotero Refresh: [@isaac_cultural_2022]&gt;<text:reference-mark-end text:name="ZOTERO_ITEM CSL_CITATION {&quot;schema&quot;:&quot;https://github.com/citation-style-language/schema/raw/master/csl-citation.json&quot;,&quot;properties&quot;:{&quot;formattedCitation&quot;:&quot;[@isaac_cultural_2022]&quot;,&quot;noteIndex&quot;:0},&quot;citationItems&quot;:[{&quot;itemData&quot;:{&quot;container-title-short&quot;:&quot;Innover dans la tradition de Vygotsky&quot;,&quot;language&quot;:&quot;en&quot;,&quot;author&quot;:[{&quot;given&quot;:&quot;Guillaume&quot;,&quot;family&quot;:&quot;Isaac&quot;},{&quot;given&quot;:&quot;Syvie&quot;,&quot;family&quot;:&quot;Barma&quot;},{&quot;given&quot;:&quot;Margarida&quot;,&quot;family&quot;:&quot;Romero&quot;}],&quot;DOI&quot;:&quot;10.51657/ric.v5i2.51287&quot;,&quot;accessed&quot;:{&quot;date-parts&quot;:[[&quot;2025&quot;,1,18]]},&quot;container-title&quot;:&quot;Revue internationale du CRIRES : innover dans la tradition de Vygotsky&quot;,&quot;type&quot;:&quot;article-journal&quot;,&quot;issued&quot;:{&quot;date-parts&quot;:[[&quot;2022&quot;,1,28]]},&quot;citation-key&quot;:&quot;isaac_cultural_2022&quot;,&quot;title-short&quot;:&quot;Cultural historical activity theory, double stimulation, and conflicts of motives in education science&quot;,&quot;license&quot;:&quot;https://creativecommons.org/licenses/by-nc-nd/4.0&quot;,&quot;title&quot;:&quot;Cultural historical activity theory, double stimulation, and conflicts of motives in education science: Where have we been? (2012-2021)&quot;,&quot;source&quot;:&quot;DOI.org (Crossref)&quot;,&quot;ISSN&quot;:&quot;2291-6717, 2291-6717&quot;,&quot;URL&quot;:&quot;http://revues.ulaval.ca/ojs/index.php/RIC/article/view/5128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ue&quot;:&quot;2&quot;,&quot;page&quot;:&quot;86-94&quot;,&quot;id&quot;:&quot;isaac_cultural_2022&quot;,&quot;volume&quot;:&quot;5&quot;},&quot;uri&quot;:[&quot;http://zotero.org/users/1913249/items/HWEQV2N8&quot;],&quot;uris&quot;:[&quot;http://zotero.org/users/1913249/items/HWEQV2N8&quot;],&quot;suffix&quot;:&quot;&quot;,&quot;id&quot;:10048,&quot;prefix&quot;:&quot;&quot;}],&quot;citationID&quot;:&quot;hrqlgsif&quot;} RNDtgravwpirn"/>,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schema&quot;:&quot;https://github.com/citation-style-language/schema/raw/master/csl-citation.json&quot;,&quot;properties&quot;:{&quot;formattedCitation&quot;:&quot;[@hopwood_agency_2022]&quot;,&quot;noteIndex&quot;:0},&quot;citationItems&quot;:[{&quot;itemData&quot;:{&quot;author&quot;:[{&quot;given&quot;:&quot;Nick&quot;,&quot;family&quot;:&quot;Hopwood&quot;}],&quot;DOI&quot;:&quot;10.1080/10749039.2022.2092151&quot;,&quot;accessed&quot;:{&quot;date-parts&quot;:[[&quot;2023&quot;,2,22]]},&quot;container-title&quot;:&quot;Mind, Culture, and Activity&quot;,&quot;type&quot;:&quot;article-journal&quot;,&quot;issued&quot;:{&quot;date-parts&quot;:[[&quot;2022&quot;,4,3]]},&quot;citation-key&quot;:&quot;hopwood_agency_2022&quot;,&quot;title-short&quot;:&quot;Agency in cultural-historical activity theory&quot;,&quot;page&quot;:&quot;108-122&quot;,&quot;title&quot;:&quot;Agency in cultural-historical activity theory: strengthening commitment to social transformation&quot;,&quot;source&quot;:&quot;Taylor and Francis+NEJM&quot;,&quot;ISSN&quot;:&quot;1074-9039&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publisher&quot;:&quot;Routledge&quot;,&quot;id&quot;:&quot;hopwood_agency_2022&quot;,&quot;volume&quot;:&quot;29&quot;},&quot;uri&quot;:[&quot;http://zotero.org/users/1913249/items/RZ2E7GK8&quot;],&quot;uris&quot;:[&quot;http://zotero.org/users/1913249/items/RZ2E7GK8&quot;],&quot;suffix&quot;:&quot;&quot;,&quot;id&quot;:3717,&quot;prefix&quot;:&quot;&quot;}],&quot;citationID&quot;:&quot;wggbnxpn&quot;} RNDvytijbaamh"/>&lt;Do Zotero Refresh: [@hopwood_agency_2022]&gt;<text:reference-mark-end text:name="ZOTERO_ITEM CSL_CITATION {&quot;schema&quot;:&quot;https://github.com/citation-style-language/schema/raw/master/csl-citation.json&quot;,&quot;properties&quot;:{&quot;formattedCitation&quot;:&quot;[@hopwood_agency_2022]&quot;,&quot;noteIndex&quot;:0},&quot;citationItems&quot;:[{&quot;itemData&quot;:{&quot;author&quot;:[{&quot;given&quot;:&quot;Nick&quot;,&quot;family&quot;:&quot;Hopwood&quot;}],&quot;DOI&quot;:&quot;10.1080/10749039.2022.2092151&quot;,&quot;accessed&quot;:{&quot;date-parts&quot;:[[&quot;2023&quot;,2,22]]},&quot;container-title&quot;:&quot;Mind, Culture, and Activity&quot;,&quot;type&quot;:&quot;article-journal&quot;,&quot;issued&quot;:{&quot;date-parts&quot;:[[&quot;2022&quot;,4,3]]},&quot;citation-key&quot;:&quot;hopwood_agency_2022&quot;,&quot;title-short&quot;:&quot;Agency in cultural-historical activity theory&quot;,&quot;page&quot;:&quot;108-122&quot;,&quot;title&quot;:&quot;Agency in cultural-historical activity theory: strengthening commitment to social transformation&quot;,&quot;source&quot;:&quot;Taylor and Francis+NEJM&quot;,&quot;ISSN&quot;:&quot;1074-9039&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ue&quot;:&quot;2&quot;,&quot;publisher&quot;:&quot;Routledge&quot;,&quot;id&quot;:&quot;hopwood_agency_2022&quot;,&quot;volume&quot;:&quot;29&quot;},&quot;uri&quot;:[&quot;http://zotero.org/users/1913249/items/RZ2E7GK8&quot;],&quot;uris&quot;:[&quot;http://zotero.org/users/1913249/items/RZ2E7GK8&quot;],&quot;suffix&quot;:&quot;&quot;,&quot;id&quot;:3717,&quot;prefix&quot;:&quot;&quot;}],&quot;citationID&quot;:&quot;wggbnxpn&quot;} RNDvytijbaamh"/>.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Text_20_body"><text:span text:style-name="T1">Engendering transformative agency</text:span></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Text_20_body">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schema&quot;:&quot;https://github.com/citation-style-language/schema/raw/master/csl-citation.json&quot;,&quot;properties&quot;:{&quot;formattedCitation&quot;:&quot;[@engestrom2006development; @haapasaari_emergence_2016; @sannino_formative_2016]&quot;,&quot;noteIndex&quot;:0},&quot;citationItems&quot;:[{&quot;itemData&quot;:{&quot;container-title&quot;:&quot;Building activity theory in practice: Toward the next generation&quot;,&quot;type&quot;:&quot;article-journal&quot;,&quot;issued&quot;:{&quot;date-parts&quot;:[[&quot;2006&quot;]]},&quot;citation-key&quot;:&quot;engestrom2006development&quot;,&quot;title&quot;:&quot;Development, movement and agency: Breaking away into mycorrhizae activities&quot;,&quot;page&quot;:&quot;1–43&quot;,&quot;author&quot;:[{&quot;given&quot;:&quot;Yrjö&quot;,&quot;family&quot;:&quot;Engeström&quot;}],&quot;id&quot;:&quot;engestrom2006development&quot;,&quot;volume&quot;:&quot;1&quot;},&quot;uri&quot;:[&quot;http://zotero.org/users/1913249/items/UIKDSI5X&quot;],&quot;uris&quot;:[&quot;http://zotero.org/users/1913249/items/UIKDSI5X&quot;],&quot;suffix&quot;:&quot;&quot;,&quot;id&quot;:9119,&quot;prefix&quot;:&quot;&quot;},{&quot;itemData&quot;:{&quot;container-title&quot;:&quot;Journal of Education and Work&quot;,&quot;type&quot;:&quot;article-journal&quot;,&quot;issue&quot;:&quot;2&quot;,&quot;citation-key&quot;:&quot;haapasaari_emergence_2016&quot;,&quot;id&quot;:&quot;haapasaari_emergence_2016&quot;,&quot;URL&quot;:&quot;https://doi.org/10.1080/13639080.2014.900168&quot;,&quot;page&quot;:&quot;232-262&quot;,&quot;title&quot;:&quot;The emergence of learners’ transformative agency in a Change Laboratory intervention&quot;,&quot;source&quot;:&quot;Taylor and Francis+NEJM&quot;,&quot;ISSN&quot;:&quot;1363-9080&quot;,&quot;issued&quot;:{&quot;date-parts&quot;:[[&quot;2016&quot;,2,17]]},&quot;DOI&quot;:&quot;10.1080/13639080.2014.900168&quot;,&quot;author&quot;:[{&quot;given&quot;:&quot;Arja&quot;,&quot;family&quot;:&quot;Haapasaari&quot;},{&quot;given&quot;:&quot;Yrjö&quot;,&quot;family&quot;:&quot;Engeström&quot;},{&quot;given&quot;:&quot;Hannele&quot;,&quot;family&quot;:&quot;Kerosuo&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volume&quot;:&quot;29&quot;},&quot;uri&quot;:[&quot;http://zotero.org/users/1913249/items/Q38UQIIH&quot;],&quot;uris&quot;:[&quot;http://zotero.org/users/1913249/items/Q38UQIIH&quot;],&quot;suffix&quot;:&quot;&quot;,&quot;id&quot;:3370,&quot;prefix&quot;:&quot;&quot;},{&quot;itemData&quot;:{&quot;language&quot;:&quot;en&quot;,&quot;author&quot;:[{&quot;given&quot;:&quot;Annalisa&quot;,&quot;family&quot;:&quot;Sannino&quot;},{&quot;given&quot;:&quot;Yrjö&quot;,&quot;family&quot;:&quot;Engeström&quot;},{&quot;given&quot;:&quot;Monica&quot;,&quot;family&quot;:&quot;Lemos&quot;}],&quot;DOI&quot;:&quot;10.1080/10508406.2016.1204547&quot;,&quot;accessed&quot;:{&quot;date-parts&quot;:[[&quot;2019&quot;,3,21]]},&quot;container-title&quot;:&quot;Journal of the Learning Sciences&quot;,&quot;type&quot;:&quot;article-journal&quot;,&quot;issued&quot;:{&quot;date-parts&quot;:[[&quot;2016&quot;,10]]},&quot;citation-key&quot;:&quot;sannino_formative_2016&quot;,&quot;title&quot;:&quot;Formative Interventions for Expansive Learning and Transformative Agency&quot;,&quot;source&quot;:&quot;Crossref&quot;,&quot;ISSN&quot;:&quot;1050-8406, 1532-7809&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URL&quot;:&quot;https://www.tandfonline.com/doi/full/10.1080/10508406.2016.1204547&quot;,&quot;id&quot;:&quot;sannino_formative_2016&quot;,&quot;volume&quot;:&quot;25&quot;},&quot;uri&quot;:[&quot;http://zotero.org/users/1913249/items/TB35W5A6&quot;],&quot;uris&quot;:[&quot;http://zotero.org/users/1913249/items/TB35W5A6&quot;],&quot;suffix&quot;:&quot;&quot;,&quot;id&quot;:3015,&quot;prefix&quot;:&quot;&quot;}],&quot;citationID&quot;:&quot;svnmcemy&quot;} RNDbcgspczwem"/>&lt;Do Zotero Refresh: [@engestrom2006development; @haapasaari_emergence_2016; @sannino_formative_2016]&gt;<text:reference-mark-end text:name="ZOTERO_ITEM CSL_CITATION {&quot;schema&quot;:&quot;https://github.com/citation-style-language/schema/raw/master/csl-citation.json&quot;,&quot;properties&quot;:{&quot;formattedCitation&quot;:&quot;[@engestrom2006development; @haapasaari_emergence_2016; @sannino_formative_2016]&quot;,&quot;noteIndex&quot;:0},&quot;citationItems&quot;:[{&quot;itemData&quot;:{&quot;container-title&quot;:&quot;Building activity theory in practice: Toward the next generation&quot;,&quot;type&quot;:&quot;article-journal&quot;,&quot;issued&quot;:{&quot;date-parts&quot;:[[&quot;2006&quot;]]},&quot;citation-key&quot;:&quot;engestrom2006development&quot;,&quot;title&quot;:&quot;Development, movement and agency: Breaking away into mycorrhizae activities&quot;,&quot;page&quot;:&quot;1–43&quot;,&quot;author&quot;:[{&quot;given&quot;:&quot;Yrjö&quot;,&quot;family&quot;:&quot;Engeström&quot;}],&quot;id&quot;:&quot;engestrom2006development&quot;,&quot;volume&quot;:&quot;1&quot;},&quot;uri&quot;:[&quot;http://zotero.org/users/1913249/items/UIKDSI5X&quot;],&quot;uris&quot;:[&quot;http://zotero.org/users/1913249/items/UIKDSI5X&quot;],&quot;suffix&quot;:&quot;&quot;,&quot;id&quot;:9119,&quot;prefix&quot;:&quot;&quot;},{&quot;itemData&quot;:{&quot;container-title&quot;:&quot;Journal of Education and Work&quot;,&quot;type&quot;:&quot;article-journal&quot;,&quot;issue&quot;:&quot;2&quot;,&quot;citation-key&quot;:&quot;haapasaari_emergence_2016&quot;,&quot;id&quot;:&quot;haapasaari_emergence_2016&quot;,&quot;URL&quot;:&quot;https://doi.org/10.1080/13639080.2014.900168&quot;,&quot;page&quot;:&quot;232-262&quot;,&quot;title&quot;:&quot;The emergence of learners’ transformative agency in a Change Laboratory intervention&quot;,&quot;source&quot;:&quot;Taylor and Francis+NEJM&quot;,&quot;ISSN&quot;:&quot;1363-9080&quot;,&quot;issued&quot;:{&quot;date-parts&quot;:[[&quot;2016&quot;,2,17]]},&quot;DOI&quot;:&quot;10.1080/13639080.2014.900168&quot;,&quot;author&quot;:[{&quot;given&quot;:&quot;Arja&quot;,&quot;family&quot;:&quot;Haapasaari&quot;},{&quot;given&quot;:&quot;Yrjö&quot;,&quot;family&quot;:&quot;Engeström&quot;},{&quot;given&quot;:&quot;Hannele&quot;,&quot;family&quot;:&quot;Kerosuo&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volume&quot;:&quot;29&quot;},&quot;uri&quot;:[&quot;http://zotero.org/users/1913249/items/Q38UQIIH&quot;],&quot;uris&quot;:[&quot;http://zotero.org/users/1913249/items/Q38UQIIH&quot;],&quot;suffix&quot;:&quot;&quot;,&quot;id&quot;:3370,&quot;prefix&quot;:&quot;&quot;},{&quot;itemData&quot;:{&quot;language&quot;:&quot;en&quot;,&quot;author&quot;:[{&quot;given&quot;:&quot;Annalisa&quot;,&quot;family&quot;:&quot;Sannino&quot;},{&quot;given&quot;:&quot;Yrjö&quot;,&quot;family&quot;:&quot;Engeström&quot;},{&quot;given&quot;:&quot;Monica&quot;,&quot;family&quot;:&quot;Lemos&quot;}],&quot;DOI&quot;:&quot;10.1080/10508406.2016.1204547&quot;,&quot;accessed&quot;:{&quot;date-parts&quot;:[[&quot;2019&quot;,3,21]]},&quot;container-title&quot;:&quot;Journal of the Learning Sciences&quot;,&quot;type&quot;:&quot;article-journal&quot;,&quot;issued&quot;:{&quot;date-parts&quot;:[[&quot;2016&quot;,10]]},&quot;citation-key&quot;:&quot;sannino_formative_2016&quot;,&quot;title&quot;:&quot;Formative Interventions for Expansive Learning and Transformative Agency&quot;,&quot;source&quot;:&quot;Crossref&quot;,&quot;ISSN&quot;:&quot;1050-8406, 1532-7809&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URL&quot;:&quot;https://www.tandfonline.com/doi/full/10.1080/10508406.2016.1204547&quot;,&quot;id&quot;:&quot;sannino_formative_2016&quot;,&quot;volume&quot;:&quot;25&quot;},&quot;uri&quot;:[&quot;http://zotero.org/users/1913249/items/TB35W5A6&quot;],&quot;uris&quot;:[&quot;http://zotero.org/users/1913249/items/TB35W5A6&quot;],&quot;suffix&quot;:&quot;&quot;,&quot;id&quot;:3015,&quot;prefix&quot;:&quot;&quot;}],&quot;citationID&quot;:&quot;svnmcemy&quot;} RNDbcgspczwem"/>.</text:p>
      <text:p text:style-name="Text_20_body"><text:span text:style-name="T1">Shifting forms of agency.</text:span></text:p>
      <text:p text:style-name="Text_20_body">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Text_20_body">In the introduction I outlined that a driving motivation of this research was to better understand 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3" text:outline-level="3"><text:bookmark-start text:name="c---relational-agency-in-emergent-activities-in-emergent-cultural-context---3rd-spaces-idiocultures-and-repertoires"/>2c - Relational Agency in emergent activities in emergent cultural context - 3rd Spaces, idiocultures, and repertoires<text:bookmark-end text:name="c---relational-agency-in-emergent-activities-in-emergent-cultural-context---3rd-spaces-idiocultures-and-repertoires"/></text:h>
      <text:p text:style-name="First_20_paragraph">This section moves beyond instrumental and transformative agency to a wider more ecological interpretation of agency helpful in deeper analysis of the cultural plane of activity. In research which addresses participant agency, Gutiérrez et al. <text:reference-mark-start text:name="ZOTERO_ITEM CSL_CITATION {&quot;schema&quot;:&quot;https://github.com/citation-style-language/schema/raw/master/csl-citation.json&quot;,&quot;properties&quot;:{&quot;formattedCitation&quot;:&quot;[@gutierrez_youth_2019-1]&quot;,&quot;noteIndex&quot;:0},&quot;citationItems&quot;:[{&quot;itemData&quot;:{&quot;container-title-short&quot;:&quot;Mind, Culture, and Activity&quot;,&quot;language&quot;:&quot;en&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DOI&quot;:&quot;10.1080/10749039.2019.1652327&quot;,&quot;accessed&quot;:{&quot;date-parts&quot;:[[&quot;2025&quot;,1,18]]},&quot;container-title&quot;:&quot;Mind, Culture, and Activity&quot;,&quot;type&quot;:&quot;article-journal&quot;,&quot;issued&quot;:{&quot;date-parts&quot;:[[&quot;2019&quot;,10,2]]},&quot;citation-key&quot;:&quot;gutierrez_youth_2019-1&quot;,&quot;title&quot;:&quot;Youth as historical actors in the production of possible futures&quot;,&quot;source&quot;:&quot;DOI.org (Crossref)&quot;,&quot;ISSN&quot;:&quot;1074-9039, 1532-7884&quot;,&quot;page&quot;:&quot;291-308&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URL&quot;:&quot;https://www.tandfonline.com/doi/full/10.1080/10749039.2019.1652327&quot;,&quot;issue&quot;:&quot;4&quot;,&quot;id&quot;:&quot;gutierrez_youth_2019-1&quot;,&quot;volume&quot;:&quot;26&quot;},&quot;uri&quot;:[&quot;http://zotero.org/users/1913249/items/B5665QWW&quot;],&quot;uris&quot;:[&quot;http://zotero.org/users/1913249/items/B5665QWW&quot;],&quot;suffix&quot;:&quot;&quot;,&quot;id&quot;:10062,&quot;prefix&quot;:&quot;&quot;}],&quot;citationID&quot;:&quot;tuapttxc&quot;} RNDuychgvcthe"/>&lt;Do Zotero Refresh: [@gutierrez_youth_2019-1]&gt;<text:reference-mark-end text:name="ZOTERO_ITEM CSL_CITATION {&quot;schema&quot;:&quot;https://github.com/citation-style-language/schema/raw/master/csl-citation.json&quot;,&quot;properties&quot;:{&quot;formattedCitation&quot;:&quot;[@gutierrez_youth_2019-1]&quot;,&quot;noteIndex&quot;:0},&quot;citationItems&quot;:[{&quot;itemData&quot;:{&quot;container-title-short&quot;:&quot;Mind, Culture, and Activity&quot;,&quot;language&quot;:&quot;en&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DOI&quot;:&quot;10.1080/10749039.2019.1652327&quot;,&quot;accessed&quot;:{&quot;date-parts&quot;:[[&quot;2025&quot;,1,18]]},&quot;container-title&quot;:&quot;Mind, Culture, and Activity&quot;,&quot;type&quot;:&quot;article-journal&quot;,&quot;issued&quot;:{&quot;date-parts&quot;:[[&quot;2019&quot;,10,2]]},&quot;citation-key&quot;:&quot;gutierrez_youth_2019-1&quot;,&quot;title&quot;:&quot;Youth as historical actors in the production of possible futures&quot;,&quot;source&quot;:&quot;DOI.org (Crossref)&quot;,&quot;ISSN&quot;:&quot;1074-9039, 1532-7884&quot;,&quot;page&quot;:&quot;291-308&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URL&quot;:&quot;https://www.tandfonline.com/doi/full/10.1080/10749039.2019.1652327&quot;,&quot;issue&quot;:&quot;4&quot;,&quot;id&quot;:&quot;gutierrez_youth_2019-1&quot;,&quot;volume&quot;:&quot;26&quot;},&quot;uri&quot;:[&quot;http://zotero.org/users/1913249/items/B5665QWW&quot;],&quot;uris&quot;:[&quot;http://zotero.org/users/1913249/items/B5665QWW&quot;],&quot;suffix&quot;:&quot;&quot;,&quot;id&quot;:10062,&quot;prefix&quot;:&quot;&quot;}],&quot;citationID&quot;:&quot;tuapttxc&quot;} RNDuychgvcthe"/> incorporate broader cultural factors including issues of participant identity and movement of practices between learning settings. While these concepts build on the foundation of 3GAT in terms of conceptions of interacting activity systems <text:reference-mark-start text:name="ZOTERO_ITEM CSL_CITATION {&quot;schema&quot;:&quot;https://github.com/citation-style-language/schema/raw/master/csl-citation.json&quot;,&quot;properties&quot;:{&quot;formattedCitation&quot;:&quot;[@engestrom_development_1996]&quot;,&quot;noteIndex&quot;:0},&quot;citationItems&quot;:[{&quot;itemData&quot;:{&quot;container-title&quot;:&quot;Swiss Journal of Psychology&quot;,&quot;type&quot;:&quot;article-journal&quot;,&quot;issued&quot;:{&quot;date-parts&quot;:[[&quot;1996&quot;]]},&quot;citation-key&quot;:&quot;engestrom_development_1996&quot;,&quot;title-short&quot;:&quot;Development as breaking away and opening up&quot;,&quot;title&quot;:&quot;Development as breaking away and opening up: A challenge to Vygotsky and Piaget&quot;,&quot;source&quot;:&quot;Semantic Scholar&quot;,&quot;author&quot;:[{&quot;given&quot;:&quot;Yrjö&quot;,&quot;family&quot;:&quot;Engeström&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accessed&quot;:{&quot;date-parts&quot;:[[&quot;2025&quot;,3,6]]},&quot;id&quot;:&quot;engestrom_development_1996&quot;},&quot;uri&quot;:[&quot;http://zotero.org/users/1913249/items/6RYDRRAP&quot;],&quot;uris&quot;:[&quot;http://zotero.org/users/1913249/items/6RYDRRAP&quot;],&quot;suffix&quot;:&quot;&quot;,&quot;id&quot;:10149,&quot;prefix&quot;:&quot;&quot;}],&quot;citationID&quot;:&quot;ytczvisl&quot;} RNDlripdcjdrc"/>&lt;Do Zotero Refresh: [@engestrom_development_1996]&gt;<text:reference-mark-end text:name="ZOTERO_ITEM CSL_CITATION {&quot;schema&quot;:&quot;https://github.com/citation-style-language/schema/raw/master/csl-citation.json&quot;,&quot;properties&quot;:{&quot;formattedCitation&quot;:&quot;[@engestrom_development_1996]&quot;,&quot;noteIndex&quot;:0},&quot;citationItems&quot;:[{&quot;itemData&quot;:{&quot;container-title&quot;:&quot;Swiss Journal of Psychology&quot;,&quot;type&quot;:&quot;article-journal&quot;,&quot;issued&quot;:{&quot;date-parts&quot;:[[&quot;1996&quot;]]},&quot;citation-key&quot;:&quot;engestrom_development_1996&quot;,&quot;title-short&quot;:&quot;Development as breaking away and opening up&quot;,&quot;title&quot;:&quot;Development as breaking away and opening up: A challenge to Vygotsky and Piaget&quot;,&quot;source&quot;:&quot;Semantic Scholar&quot;,&quot;author&quot;:[{&quot;given&quot;:&quot;Yrjö&quot;,&quot;family&quot;:&quot;Engeström&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URL&quot;:&quot;https://www.semanticscholar.org/paper/Development-as-breaking-away-and-opening-up%3A-A-to-Engestr%C3%B6m/1d4071c3a3506d0d41d058f4029d65102e25db0a&quot;,&quot;accessed&quot;:{&quot;date-parts&quot;:[[&quot;2025&quot;,3,6]]},&quot;id&quot;:&quot;engestrom_development_1996&quot;},&quot;uri&quot;:[&quot;http://zotero.org/users/1913249/items/6RYDRRAP&quot;],&quot;uris&quot;:[&quot;http://zotero.org/users/1913249/items/6RYDRRAP&quot;],&quot;suffix&quot;:&quot;&quot;,&quot;id&quot;:10149,&quot;prefix&quot;:&quot;&quot;}],&quot;citationID&quot;:&quot;ytczvisl&quot;} RNDlripdcjdrc"/>, they include concepts distinct from those explored in the Helsinki schools form of formative intervention Change Labs. This section explores the findings of previous chapters using three of these concepts of that or third spaces, idiocultures and repertoires of practice. Specifically positioning the idioculture of the game making program as a sum of emerging repertoires of practice of participants and practitioners happening in a third space.</text:p>
      <text:p text:style-name="Text_20_body">This section contends that relational agency is the closest fit to match the development of these three elements but will complexify this via comparative analysis with transformational agency in the final section.</text:p>
      <text:h text:style-name="Heading_20_4" text:outline-level="4"><text:bookmark-start text:name="repertoires-and-relational-agency"/>Repertoires and relational agency<text:bookmark-end text:name="repertoires-and-relational-agency"/></text:h>
      <text:p text:style-name="First_20_paragraph">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Text_20_body">Edwards <text:reference-mark-start text:name="ZOTERO_ITEM CSL_CITATION {&quot;schema&quot;:&quot;https://github.com/citation-style-language/schema/raw/master/csl-citation.json&quot;,&quot;properties&quot;:{&quot;formattedCitation&quot;:&quot;[@edwards2009systemic]&quot;,&quot;noteIndex&quot;:0},&quot;citationItems&quot;:[{&quot;itemData&quot;:{&quot;container-title&quot;:&quot;Learning and expanding with activity theory&quot;,&quot;author&quot;:[{&quot;given&quot;:&quot;Anne&quot;,&quot;family&quot;:&quot;Edwards&quot;}],&quot;issued&quot;:{&quot;date-parts&quot;:[[&quot;2009&quot;]]},&quot;citation-key&quot;:&quot;edwards2009systemic&quot;,&quot;type&quot;:&quot;article-journal&quot;,&quot;page&quot;:&quot;197–211&quot;,&quot;id&quot;:&quot;edwards2009systemic&quot;,&quot;title&quot;:&quot;From the systemic to the relational: Relational agency and activity theory&quot;},&quot;uri&quot;:[&quot;http://zotero.org/users/1913249/items/P7UTFAYY&quot;],&quot;uris&quot;:[&quot;http://zotero.org/users/1913249/items/P7UTFAYY&quot;],&quot;suffix&quot;:&quot;&quot;,&quot;id&quot;:8802,&quot;prefix&quot;:&quot;&quot;}],&quot;citationID&quot;:&quot;wpfrniyt&quot;} RNDdankfleila"/>&lt;Do Zotero Refresh: [@edwards2009systemic]&gt;<text:reference-mark-end text:name="ZOTERO_ITEM CSL_CITATION {&quot;schema&quot;:&quot;https://github.com/citation-style-language/schema/raw/master/csl-citation.json&quot;,&quot;properties&quot;:{&quot;formattedCitation&quot;:&quot;[@edwards2009systemic]&quot;,&quot;noteIndex&quot;:0},&quot;citationItems&quot;:[{&quot;itemData&quot;:{&quot;container-title&quot;:&quot;Learning and expanding with activity theory&quot;,&quot;author&quot;:[{&quot;given&quot;:&quot;Anne&quot;,&quot;family&quot;:&quot;Edwards&quot;}],&quot;issued&quot;:{&quot;date-parts&quot;:[[&quot;2009&quot;]]},&quot;citation-key&quot;:&quot;edwards2009systemic&quot;,&quot;type&quot;:&quot;article-journal&quot;,&quot;page&quot;:&quot;197–211&quot;,&quot;id&quot;:&quot;edwards2009systemic&quot;,&quot;title&quot;:&quot;From the systemic to the relational: Relational agency and activity theory&quot;},&quot;uri&quot;:[&quot;http://zotero.org/users/1913249/items/P7UTFAYY&quot;],&quot;uris&quot;:[&quot;http://zotero.org/users/1913249/items/P7UTFAYY&quot;],&quot;suffix&quot;:&quot;&quot;,&quot;id&quot;:8802,&quot;prefix&quot;:&quot;&quot;}],&quot;citationID&quot;:&quot;wpfrniyt&quot;} RNDdankfleila"/>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schema&quot;:&quot;https://github.com/citation-style-language/schema/raw/master/csl-citation.json&quot;,&quot;properties&quot;:{&quot;formattedCitation&quot;:&quot;[@digiacomo_relational_2016-1 , p.144]&quot;,&quot;noteIndex&quot;:0},&quot;citationItems&quot;:[{&quot;itemData&quot;:{&quot;container-title-short&quot;:&quot;Mind, Culture, and Activity&quot;,&quot;language&quot;:&quot;en&quot;,&quot;author&quot;:[{&quot;given&quot;:&quot;Daniela K.&quot;,&quot;family&quot;:&quot;DiGiacomo&quot;},{&quot;given&quot;:&quot;Kris D.&quot;,&quot;family&quot;:&quot;Gutiérrez&quot;}],&quot;DOI&quot;:&quot;10.1080/10749039.2015.1058398&quot;,&quot;accessed&quot;:{&quot;date-parts&quot;:[[&quot;2025&quot;,2,24]]},&quot;container-title&quot;:&quot;Mind, Culture, and Activity&quot;,&quot;type&quot;:&quot;article-journal&quot;,&quot;issued&quot;:{&quot;date-parts&quot;:[[&quot;2016&quot;,4,2]]},&quot;citation-key&quot;:&quot;digiacomo_relational_2016-1&quot;,&quot;title&quot;:&quot;Relational Equity as a Design Tool Within Making and Tinkering Activities&quot;,&quot;source&quot;:&quot;DOI.org (Crossref)&quot;,&quot;ISSN&quot;:&quot;1074-9039, 1532-7884&quot;,&quot;page&quot;:&quot;141-15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issue&quot;:&quot;2&quot;,&quot;id&quot;:&quot;digiacomo_relational_2016-1&quot;,&quot;volume&quot;:&quot;23&quot;},&quot;uri&quot;:[&quot;http://zotero.org/users/1913249/items/S9LKNSQB&quot;],&quot;uris&quot;:[&quot;http://zotero.org/users/1913249/items/S9LKNSQB&quot;],&quot;suffix&quot;:&quot; , p.144&quot;,&quot;id&quot;:10120,&quot;prefix&quot;:&quot;&quot;}],&quot;citationID&quot;:&quot;qdmcuurx&quot;} RNDwbbneyckpq"/>&lt;Do Zotero Refresh: [@digiacomo_relational_2016-1 , p.144]&gt;<text:reference-mark-end text:name="ZOTERO_ITEM CSL_CITATION {&quot;schema&quot;:&quot;https://github.com/citation-style-language/schema/raw/master/csl-citation.json&quot;,&quot;properties&quot;:{&quot;formattedCitation&quot;:&quot;[@digiacomo_relational_2016-1 , p.144]&quot;,&quot;noteIndex&quot;:0},&quot;citationItems&quot;:[{&quot;itemData&quot;:{&quot;container-title-short&quot;:&quot;Mind, Culture, and Activity&quot;,&quot;language&quot;:&quot;en&quot;,&quot;author&quot;:[{&quot;given&quot;:&quot;Daniela K.&quot;,&quot;family&quot;:&quot;DiGiacomo&quot;},{&quot;given&quot;:&quot;Kris D.&quot;,&quot;family&quot;:&quot;Gutiérrez&quot;}],&quot;DOI&quot;:&quot;10.1080/10749039.2015.1058398&quot;,&quot;accessed&quot;:{&quot;date-parts&quot;:[[&quot;2025&quot;,2,24]]},&quot;container-title&quot;:&quot;Mind, Culture, and Activity&quot;,&quot;type&quot;:&quot;article-journal&quot;,&quot;issued&quot;:{&quot;date-parts&quot;:[[&quot;2016&quot;,4,2]]},&quot;citation-key&quot;:&quot;digiacomo_relational_2016-1&quot;,&quot;title&quot;:&quot;Relational Equity as a Design Tool Within Making and Tinkering Activities&quot;,&quot;source&quot;:&quot;DOI.org (Crossref)&quot;,&quot;ISSN&quot;:&quot;1074-9039, 1532-7884&quot;,&quot;page&quot;:&quot;141-15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issue&quot;:&quot;2&quot;,&quot;id&quot;:&quot;digiacomo_relational_2016-1&quot;,&quot;volume&quot;:&quot;23&quot;},&quot;uri&quot;:[&quot;http://zotero.org/users/1913249/items/S9LKNSQB&quot;],&quot;uris&quot;:[&quot;http://zotero.org/users/1913249/items/S9LKNSQB&quot;],&quot;suffix&quot;:&quot; , p.144&quot;,&quot;id&quot;:10120,&quot;prefix&quot;:&quot;&quot;}],&quot;citationID&quot;:&quot;qdmcuurx&quot;} RNDwbbneyckpq"/>,</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p text:style-name="Text_20_body">The relationship between developing effective repertoires and the affective relationship to the activity relies on the participants being able to identify with the ongoing activity thus informing a processes of inclusion.</text:p>
      <text:p text:style-name="Text_20_body">The concept of hybridity as a way of recognising and deploying diversity of mediational tactics and resources in learning contexts <text:reference-mark-start text:name="ZOTERO_ITEM CSL_CITATION {&quot;schema&quot;:&quot;https://github.com/citation-style-language/schema/raw/master/csl-citation.json&quot;,&quot;properties&quot;:{&quot;formattedCitation&quot;:&quot;[@gutierrez_rethinking_1999]&quot;,&quot;noteIndex&quot;:0},&quot;citationItems&quot;:[{&quot;itemData&quot;:{&quot;container-title-short&quot;:&quot;Mind, Culture, and Activity&quot;,&quot;language&quot;:&quot;en&quot;,&quot;author&quot;:[{&quot;given&quot;:&quot;Kris D.&quot;,&quot;family&quot;:&quot;Gutiérrez&quot;},{&quot;given&quot;:&quot;Patricia&quot;,&quot;family&quot;:&quot;Baquedano‐López&quot;},{&quot;given&quot;:&quot;Carlos&quot;,&quot;family&quot;:&quot;Tejeda&quot;}],&quot;DOI&quot;:&quot;10.1080/10749039909524733&quot;,&quot;accessed&quot;:{&quot;date-parts&quot;:[[&quot;2021&quot;,3,18]]},&quot;container-title&quot;:&quot;Mind, Culture, and Activity&quot;,&quot;type&quot;:&quot;article-journal&quot;,&quot;issued&quot;:{&quot;date-parts&quot;:[[&quot;1999&quot;,1]]},&quot;citation-key&quot;:&quot;gutierrez_rethinking_1999&quot;,&quot;title-short&quot;:&quot;Rethinking diversity&quot;,&quot;title&quot;:&quot;Rethinking diversity: Hybridity and hybrid language practices in the third space&quot;,&quot;source&quot;:&quot;DOI.org (Crossref)&quot;,&quot;ISSN&quot;:&quot;1074-9039, 1532-7884&quot;,&quot;page&quot;:&quot;286-303&quot;,&quot;URL&quot;:&quot;http://www.tandfonline.com/doi/abs/10.1080/10749039909524733&quot;,&quot;issue&quot;:&quot;4&quot;,&quot;id&quot;:&quot;gutierrez_rethinking_1999&quot;,&quot;volume&quot;:&quot;6&quot;},&quot;uri&quot;:[&quot;http://zotero.org/users/1913249/items/KYRLYB56&quot;],&quot;uris&quot;:[&quot;http://zotero.org/users/1913249/items/KYRLYB56&quot;],&quot;suffix&quot;:&quot;&quot;,&quot;id&quot;:80,&quot;prefix&quot;:&quot;&quot;}],&quot;citationID&quot;:&quot;sokvpxfu&quot;} RNDjjcvktywvs"/>&lt;Do Zotero Refresh: [@gutierrez_rethinking_1999]&gt;<text:reference-mark-end text:name="ZOTERO_ITEM CSL_CITATION {&quot;schema&quot;:&quot;https://github.com/citation-style-language/schema/raw/master/csl-citation.json&quot;,&quot;properties&quot;:{&quot;formattedCitation&quot;:&quot;[@gutierrez_rethinking_1999]&quot;,&quot;noteIndex&quot;:0},&quot;citationItems&quot;:[{&quot;itemData&quot;:{&quot;container-title-short&quot;:&quot;Mind, Culture, and Activity&quot;,&quot;language&quot;:&quot;en&quot;,&quot;author&quot;:[{&quot;given&quot;:&quot;Kris D.&quot;,&quot;family&quot;:&quot;Gutiérrez&quot;},{&quot;given&quot;:&quot;Patricia&quot;,&quot;family&quot;:&quot;Baquedano‐López&quot;},{&quot;given&quot;:&quot;Carlos&quot;,&quot;family&quot;:&quot;Tejeda&quot;}],&quot;DOI&quot;:&quot;10.1080/10749039909524733&quot;,&quot;accessed&quot;:{&quot;date-parts&quot;:[[&quot;2021&quot;,3,18]]},&quot;container-title&quot;:&quot;Mind, Culture, and Activity&quot;,&quot;type&quot;:&quot;article-journal&quot;,&quot;issued&quot;:{&quot;date-parts&quot;:[[&quot;1999&quot;,1]]},&quot;citation-key&quot;:&quot;gutierrez_rethinking_1999&quot;,&quot;title-short&quot;:&quot;Rethinking diversity&quot;,&quot;title&quot;:&quot;Rethinking diversity: Hybridity and hybrid language practices in the third space&quot;,&quot;source&quot;:&quot;DOI.org (Crossref)&quot;,&quot;ISSN&quot;:&quot;1074-9039, 1532-7884&quot;,&quot;page&quot;:&quot;286-303&quot;,&quot;URL&quot;:&quot;http://www.tandfonline.com/doi/abs/10.1080/10749039909524733&quot;,&quot;issue&quot;:&quot;4&quot;,&quot;id&quot;:&quot;gutierrez_rethinking_1999&quot;,&quot;volume&quot;:&quot;6&quot;},&quot;uri&quot;:[&quot;http://zotero.org/users/1913249/items/KYRLYB56&quot;],&quot;uris&quot;:[&quot;http://zotero.org/users/1913249/items/KYRLYB56&quot;],&quot;suffix&quot;:&quot;&quot;,&quot;id&quot;:80,&quot;prefix&quot;:&quot;&quot;}],&quot;citationID&quot;:&quot;sokvpxfu&quot;} RNDjjcvktywvs"/> is relevant to this research as a pathway into an exploration of the competing alternate goals within the overall motivation of making a game to share, and component goals of implementing GDPs to do this.</text:p>
      <text:p text:style-name="Text_20_body">In a similar vein, drawing on Barron’s helping roles <text:reference-mark-start text:name="ZOTERO_ITEM CSL_CITATION {&quot;schema&quot;:&quot;https://github.com/citation-style-language/schema/raw/master/csl-citation.json&quot;,&quot;properties&quot;:{&quot;formattedCitation&quot;:&quot;[@barron_parents_2009]&quot;,&quot;noteIndex&quot;:0},&quot;citationItems&quot;:[{&quot;itemData&quot;:{&quot;language&quot;:&quot;en&quot;,&quot;author&quot;:[{&quot;given&quot;:&quot;Brigid&quot;,&quot;family&quot;:&quot;Barron&quot;},{&quot;given&quot;:&quot;Caitlin Kennedy&quot;,&quot;family&quot;:&quot;Martin&quot;},{&quot;given&quot;:&quot;Lori&quot;,&quot;family&quot;:&quot;Takeuchi&quot;},{&quot;given&quot;:&quot;Rachel&quot;,&quot;family&quot;:&quot;Fithian&quot;}],&quot;DOI&quot;:&quot;10.1162/ijlm.2009.0021&quot;,&quot;accessed&quot;:{&quot;date-parts&quot;:[[&quot;2018&quot;,10,30]]},&quot;container-title&quot;:&quot;International Journal of Learning and Media&quot;,&quot;type&quot;:&quot;article-journal&quot;,&quot;issued&quot;:{&quot;date-parts&quot;:[[&quot;2009&quot;,5]]},&quot;citation-key&quot;:&quot;barron_parents_2009&quot;,&quot;title&quot;:&quot;Parents as Learning Partners in the Development of Technological Fluency&quot;,&quot;source&quot;:&quot;Crossref&quot;,&quot;ISSN&quot;:&quot;19436068&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URL&quot;:&quot;http://www.portico.org/Portico/article?article=phx73mtv74z&quot;,&quot;id&quot;:&quot;barron_parents_2009&quot;,&quot;volume&quot;:&quot;1&quot;},&quot;uri&quot;:[&quot;http://zotero.org/users/1913249/items/7GMWQYV6&quot;],&quot;uris&quot;:[&quot;http://zotero.org/users/1913249/items/7GMWQYV6&quot;],&quot;suffix&quot;:&quot;&quot;,&quot;id&quot;:2830,&quot;prefix&quot;:&quot;&quot;}],&quot;citationID&quot;:&quot;qnqnprat&quot;} RNDpddfuvteri"/>&lt;Do Zotero Refresh: [@barron_parents_2009]&gt;<text:reference-mark-end text:name="ZOTERO_ITEM CSL_CITATION {&quot;schema&quot;:&quot;https://github.com/citation-style-language/schema/raw/master/csl-citation.json&quot;,&quot;properties&quot;:{&quot;formattedCitation&quot;:&quot;[@barron_parents_2009]&quot;,&quot;noteIndex&quot;:0},&quot;citationItems&quot;:[{&quot;itemData&quot;:{&quot;language&quot;:&quot;en&quot;,&quot;author&quot;:[{&quot;given&quot;:&quot;Brigid&quot;,&quot;family&quot;:&quot;Barron&quot;},{&quot;given&quot;:&quot;Caitlin Kennedy&quot;,&quot;family&quot;:&quot;Martin&quot;},{&quot;given&quot;:&quot;Lori&quot;,&quot;family&quot;:&quot;Takeuchi&quot;},{&quot;given&quot;:&quot;Rachel&quot;,&quot;family&quot;:&quot;Fithian&quot;}],&quot;DOI&quot;:&quot;10.1162/ijlm.2009.0021&quot;,&quot;accessed&quot;:{&quot;date-parts&quot;:[[&quot;2018&quot;,10,30]]},&quot;container-title&quot;:&quot;International Journal of Learning and Media&quot;,&quot;type&quot;:&quot;article-journal&quot;,&quot;issued&quot;:{&quot;date-parts&quot;:[[&quot;2009&quot;,5]]},&quot;citation-key&quot;:&quot;barron_parents_2009&quot;,&quot;title&quot;:&quot;Parents as Learning Partners in the Development of Technological Fluency&quot;,&quot;source&quot;:&quot;Crossref&quot;,&quot;ISSN&quot;:&quot;19436068&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URL&quot;:&quot;http://www.portico.org/Portico/article?article=phx73mtv74z&quot;,&quot;id&quot;:&quot;barron_parents_2009&quot;,&quot;volume&quot;:&quot;1&quot;},&quot;uri&quot;:[&quot;http://zotero.org/users/1913249/items/7GMWQYV6&quot;],&quot;uris&quot;:[&quot;http://zotero.org/users/1913249/items/7GMWQYV6&quot;],&quot;suffix&quot;:&quot;&quot;,&quot;id&quot;:2830,&quot;prefix&quot;:&quot;&quot;}],&quot;citationID&quot;:&quot;qnqnprat&quot;} RNDpddfuvteri"/>, Roque <text:reference-mark-start text:name="ZOTERO_ITEM CSL_CITATION {&quot;schema&quot;:&quot;https://github.com/citation-style-language/schema/raw/master/csl-citation.json&quot;,&quot;properties&quot;:{&quot;formattedCitation&quot;:&quot;[@roque_family_2016; @roque_im_2016]&quot;,&quot;noteIndex&quot;:0},&quot;citationItems&quot;:[{&quot;itemData&quot;:{&quot;type&quot;:&quot;thesis&quot;,&quot;issued&quot;:{&quot;date-parts&quot;:[[&quot;2016&quot;]]},&quot;citation-key&quot;:&quot;roque_family_2016&quot;,&quot;URL&quot;:&quot;http://dspace.mit.edu/handle/1721.1/107577&quot;,&quot;title-short&quot;:&quot;Family creative learning&quot;,&quot;publisher&quot;:&quot;Massachusetts Institute of Technology&quot;,&quot;title&quot;:&quot;Family creative learning : designing structures to engage kids and parents as computational creators&quot;,&quot;source&quot;:&quot;dspace.mit.edu&quot;,&quot;author&quot;:[{&quot;given&quot;:&quot;Ricarose Vallarta&quot;,&quot;family&quot;:&quot;Roque&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genre&quot;:&quot;Thesis&quot;,&quot;accessed&quot;:{&quot;date-parts&quot;:[[&quot;2018&quot;,10,30]]},&quot;id&quot;:&quot;roque_family_2016&quot;},&quot;uri&quot;:[&quot;http://zotero.org/users/1913249/items/4F43N9TP&quot;],&quot;uris&quot;:[&quot;http://zotero.org/users/1913249/items/4F43N9TP&quot;],&quot;suffix&quot;:&quot;&quot;,&quot;id&quot;:2834,&quot;prefix&quot;:&quot;&quot;},{&quot;itemData&quot;:{&quot;container-title&quot;:&quot;Conference: International Conference of the Learning Sciences&quot;,&quot;type&quot;:&quot;paper-conference&quot;,&quot;issued&quot;:{&quot;date-parts&quot;:[[&quot;2016&quot;,7]]},&quot;citation-key&quot;:&quot;roque_im_2016&quot;,&quot;title-short&quot;:&quot;“I’m Not Just a Mom”&quot;,&quot;title&quot;:&quot;“I’m Not Just a Mom”: Parents Developing Multiple Roles in Creative Computing&quot;,&quot;source&quot;:&quot;repository.isls.org&quot;,&quot;author&quot;:[{&quot;given&quot;:&quot;Ricarose&quot;,&quot;family&quot;:&quot;Roque&quot;},{&quot;given&quot;:&quot;Karina&quot;,&quot;family&quot;:&quot;Lin&quot;},{&quot;given&quot;:&quot;Richard&quot;,&quot;family&quot;:&quot;Liuzzi&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language&quot;:&quot;en&quot;,&quot;accessed&quot;:{&quot;date-parts&quot;:[[&quot;2018&quot;,10,30]]},&quot;id&quot;:&quot;roque_im_2016&quot;},&quot;uri&quot;:[&quot;http://zotero.org/users/1913249/items/FURUF33F&quot;],&quot;uris&quot;:[&quot;http://zotero.org/users/1913249/items/FURUF33F&quot;],&quot;suffix&quot;:&quot;&quot;,&quot;id&quot;:2835,&quot;prefix&quot;:&quot;&quot;}],&quot;citationID&quot;:&quot;cxcmhfhr&quot;} RNDyfnuydhoqw"/>&lt;Do Zotero Refresh: [@roque_family_2016; @roque_im_2016]&gt;<text:reference-mark-end text:name="ZOTERO_ITEM CSL_CITATION {&quot;schema&quot;:&quot;https://github.com/citation-style-language/schema/raw/master/csl-citation.json&quot;,&quot;properties&quot;:{&quot;formattedCitation&quot;:&quot;[@roque_family_2016; @roque_im_2016]&quot;,&quot;noteIndex&quot;:0},&quot;citationItems&quot;:[{&quot;itemData&quot;:{&quot;type&quot;:&quot;thesis&quot;,&quot;issued&quot;:{&quot;date-parts&quot;:[[&quot;2016&quot;]]},&quot;citation-key&quot;:&quot;roque_family_2016&quot;,&quot;URL&quot;:&quot;http://dspace.mit.edu/handle/1721.1/107577&quot;,&quot;title-short&quot;:&quot;Family creative learning&quot;,&quot;publisher&quot;:&quot;Massachusetts Institute of Technology&quot;,&quot;title&quot;:&quot;Family creative learning : designing structures to engage kids and parents as computational creators&quot;,&quot;source&quot;:&quot;dspace.mit.edu&quot;,&quot;author&quot;:[{&quot;given&quot;:&quot;Ricarose Vallarta&quot;,&quot;family&quot;:&quot;Roque&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genre&quot;:&quot;Thesis&quot;,&quot;accessed&quot;:{&quot;date-parts&quot;:[[&quot;2018&quot;,10,30]]},&quot;id&quot;:&quot;roque_family_2016&quot;},&quot;uri&quot;:[&quot;http://zotero.org/users/1913249/items/4F43N9TP&quot;],&quot;uris&quot;:[&quot;http://zotero.org/users/1913249/items/4F43N9TP&quot;],&quot;suffix&quot;:&quot;&quot;,&quot;id&quot;:2834,&quot;prefix&quot;:&quot;&quot;},{&quot;itemData&quot;:{&quot;container-title&quot;:&quot;Conference: International Conference of the Learning Sciences&quot;,&quot;type&quot;:&quot;paper-conference&quot;,&quot;issued&quot;:{&quot;date-parts&quot;:[[&quot;2016&quot;,7]]},&quot;citation-key&quot;:&quot;roque_im_2016&quot;,&quot;title-short&quot;:&quot;“I’m Not Just a Mom”&quot;,&quot;title&quot;:&quot;“I’m Not Just a Mom”: Parents Developing Multiple Roles in Creative Computing&quot;,&quot;source&quot;:&quot;repository.isls.org&quot;,&quot;author&quot;:[{&quot;given&quot;:&quot;Ricarose&quot;,&quot;family&quot;:&quot;Roque&quot;},{&quot;given&quot;:&quot;Karina&quot;,&quot;family&quot;:&quot;Lin&quot;},{&quot;given&quot;:&quot;Richard&quot;,&quot;family&quot;:&quot;Liuzzi&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language&quot;:&quot;en&quot;,&quot;accessed&quot;:{&quot;date-parts&quot;:[[&quot;2018&quot;,10,30]]},&quot;id&quot;:&quot;roque_im_2016&quot;},&quot;uri&quot;:[&quot;http://zotero.org/users/1913249/items/FURUF33F&quot;],&quot;uris&quot;:[&quot;http://zotero.org/users/1913249/items/FURUF33F&quot;],&quot;suffix&quot;:&quot;&quot;,&quot;id&quot;:2835,&quot;prefix&quot;:&quot;&quot;}],&quot;citationID&quot;:&quot;cxcmhfhr&quot;} RNDyfnuydhoqw"/> employed supporting facilitators to highlight and celebrate the helping processes parents used to support children in a making environment.</text:p>
      <text:p text:style-name="Text_20_body">Thus while under explored in existing research in CGD&amp;P, it is of value to explore the process of design for identity development via supporting repertoire blending, in particular, due teh focus of this study in non-formal settings communities - [] FIND SUPPORT</text:p>
      <text:p text:style-name="Text_20_body">The following sections are an exploratory mapping of some possible design features which may represent component repertoire elements or facilitate the process of identity development within the design in other ways.</text:p>
      <text:h text:style-name="Heading_20_4" text:outline-level="4"><text:bookmark-start text:name="use-of-gdps-as-a-gateway-framework-to-support-the-development-of-social-and-cultural-repertoires-of-practice"/>Use of GDPs as a gateway framework to support the development of social and cultural repertoires of practice<text:bookmark-end text:name="use-of-gdps-as-a-gateway-framework-to-support-the-development-of-social-and-cultural-repertoires-of-practice"/></text:h>
      <text:p text:style-name="First_20_paragraph">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Text_20_body">I propose that providing a menu of GDPs can, as with accessing more abstract concepts, act as a gateway framework to facilitate to process of development of social and cultural repertoires of practice.</text:p>
      <text:p text:style-name="Text_20_body">The nature and process of this community evolution merits exploration. As such, this section steps back to discuss the emergence of these practices.</text:p>
      <text:h text:style-name="Heading_20_4" text:outline-level="4"><text:bookmark-start text:name="funds-of-knowledge-repertoires-and-how-they-emerge-in-my-research"/>Funds of Knowledge / repertoires and how they emerge in my research<text:bookmark-end text:name="funds-of-knowledge-repertoires-and-how-they-emerge-in-my-research"/></text:h>
      <text:p text:style-name="First_20_paragraph">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schema&quot;:&quot;https://github.com/citation-style-language/schema/raw/master/csl-citation.json&quot;,&quot;properties&quot;:{&quot;formattedCitation&quot;:&quot;[@gutierrez_cultural_2003]&quot;,&quot;noteIndex&quot;:0},&quot;citationItems&quot;:[{&quot;itemData&quot;:{&quot;container-title-short&quot;:&quot;Educational Researcher&quot;,&quot;language&quot;:&quot;en&quot;,&quot;author&quot;:[{&quot;given&quot;:&quot;Kris D.&quot;,&quot;family&quot;:&quot;Gutiérrez&quot;},{&quot;given&quot;:&quot;Barbara&quot;,&quot;family&quot;:&quot;Rogoff&quot;}],&quot;DOI&quot;:&quot;10.3102/0013189X032005019&quot;,&quot;accessed&quot;:{&quot;date-parts&quot;:[[&quot;2024&quot;,9,8]]},&quot;container-title&quot;:&quot;Educational Researcher&quot;,&quot;type&quot;:&quot;article-journal&quot;,&quot;issued&quot;:{&quot;date-parts&quot;:[[&quot;2003&quot;,6]]},&quot;citation-key&quot;:&quot;gutierrez_cultural_2003&quot;,&quot;title-short&quot;:&quot;Cultural Ways of Learning&quot;,&quot;license&quot;:&quot;http://journals.sagepub.com/page/policies/text-and-data-mining-license&quot;,&quot;title&quot;:&quot;Cultural Ways of Learning: Individual Traits or Repertoires of Practice&quot;,&quot;source&quot;:&quot;DOI.org (Crossref)&quot;,&quot;ISSN&quot;:&quot;0013-189X, 1935-102X&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age&quot;:&quot;19-25&quot;,&quot;id&quot;:&quot;gutierrez_cultural_2003&quot;,&quot;volume&quot;:&quot;32&quot;},&quot;uri&quot;:[&quot;http://zotero.org/users/1913249/items/BW6F6HY6&quot;],&quot;uris&quot;:[&quot;http://zotero.org/users/1913249/items/BW6F6HY6&quot;],&quot;suffix&quot;:&quot;&quot;,&quot;id&quot;:9830,&quot;prefix&quot;:&quot;&quot;}],&quot;citationID&quot;:&quot;grqvvuap&quot;} RNDqtuhbweejl"/>&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itemData&quot;:{&quot;container-title-short&quot;:&quot;Educational Researcher&quot;,&quot;language&quot;:&quot;en&quot;,&quot;author&quot;:[{&quot;given&quot;:&quot;Kris D.&quot;,&quot;family&quot;:&quot;Gutiérrez&quot;},{&quot;given&quot;:&quot;Barbara&quot;,&quot;family&quot;:&quot;Rogoff&quot;}],&quot;DOI&quot;:&quot;10.3102/0013189X032005019&quot;,&quot;accessed&quot;:{&quot;date-parts&quot;:[[&quot;2024&quot;,9,8]]},&quot;container-title&quot;:&quot;Educational Researcher&quot;,&quot;type&quot;:&quot;article-journal&quot;,&quot;issued&quot;:{&quot;date-parts&quot;:[[&quot;2003&quot;,6]]},&quot;citation-key&quot;:&quot;gutierrez_cultural_2003&quot;,&quot;title-short&quot;:&quot;Cultural Ways of Learning&quot;,&quot;license&quot;:&quot;http://journals.sagepub.com/page/policies/text-and-data-mining-license&quot;,&quot;title&quot;:&quot;Cultural Ways of Learning: Individual Traits or Repertoires of Practice&quot;,&quot;source&quot;:&quot;DOI.org (Crossref)&quot;,&quot;ISSN&quot;:&quot;0013-189X, 1935-102X&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age&quot;:&quot;19-25&quot;,&quot;id&quot;:&quot;gutierrez_cultural_2003&quot;,&quot;volume&quot;:&quot;32&quot;},&quot;uri&quot;:[&quot;http://zotero.org/users/1913249/items/BW6F6HY6&quot;],&quot;uris&quot;:[&quot;http://zotero.org/users/1913249/items/BW6F6HY6&quot;],&quot;suffix&quot;:&quot;&quot;,&quot;id&quot;:9830,&quot;prefix&quot;:&quot;&quot;}],&quot;citationID&quot;:&quot;grqvvuap&quot;} RNDqtuhbweejl"/>. The researchers highlight the value of identifying potential funds of knowledge framed as “linguistic and cultural-historical repertoires” that learners bring to learning environments <text:reference-mark-start text:name="ZOTERO_ITEM CSL_CITATION {&quot;schema&quot;:&quot;https://github.com/citation-style-language/schema/raw/master/csl-citation.json&quot;,&quot;properties&quot;:{&quot;formattedCitation&quot;:&quot;[@gutierrez_cultural_2003, p.22]&quot;,&quot;noteIndex&quot;:0},&quot;citationItems&quot;:[{&quot;itemData&quot;:{&quot;container-title-short&quot;:&quot;Educational Researcher&quot;,&quot;language&quot;:&quot;en&quot;,&quot;author&quot;:[{&quot;given&quot;:&quot;Kris D.&quot;,&quot;family&quot;:&quot;Gutiérrez&quot;},{&quot;given&quot;:&quot;Barbara&quot;,&quot;family&quot;:&quot;Rogoff&quot;}],&quot;DOI&quot;:&quot;10.3102/0013189X032005019&quot;,&quot;accessed&quot;:{&quot;date-parts&quot;:[[&quot;2024&quot;,9,8]]},&quot;container-title&quot;:&quot;Educational Researcher&quot;,&quot;type&quot;:&quot;article-journal&quot;,&quot;issued&quot;:{&quot;date-parts&quot;:[[&quot;2003&quot;,6]]},&quot;citation-key&quot;:&quot;gutierrez_cultural_2003&quot;,&quot;title-short&quot;:&quot;Cultural Ways of Learning&quot;,&quot;license&quot;:&quot;http://journals.sagepub.com/page/policies/text-and-data-mining-license&quot;,&quot;title&quot;:&quot;Cultural Ways of Learning: Individual Traits or Repertoires of Practice&quot;,&quot;source&quot;:&quot;DOI.org (Crossref)&quot;,&quot;ISSN&quot;:&quot;0013-189X, 1935-102X&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age&quot;:&quot;19-25&quot;,&quot;id&quot;:&quot;gutierrez_cultural_2003&quot;,&quot;volume&quot;:&quot;32&quot;},&quot;locator&quot;:&quot;22&quot;,&quot;uri&quot;:[&quot;http://zotero.org/users/1913249/items/BW6F6HY6&quot;],&quot;uris&quot;:[&quot;http://zotero.org/users/1913249/items/BW6F6HY6&quot;],&quot;id&quot;:9830,&quot;prefix&quot;:&quot;&quot;}],&quot;citationID&quot;:&quot;jqciwpcu&quot;} RNDtkjkhpbxlw"/>&lt;Do Zotero Refresh: [@gutierrez_cultural_2003, p.22]&gt;<text:reference-mark-end text:name="ZOTERO_ITEM CSL_CITATION {&quot;schema&quot;:&quot;https://github.com/citation-style-language/schema/raw/master/csl-citation.json&quot;,&quot;properties&quot;:{&quot;formattedCitation&quot;:&quot;[@gutierrez_cultural_2003, p.22]&quot;,&quot;noteIndex&quot;:0},&quot;citationItems&quot;:[{&quot;itemData&quot;:{&quot;container-title-short&quot;:&quot;Educational Researcher&quot;,&quot;language&quot;:&quot;en&quot;,&quot;author&quot;:[{&quot;given&quot;:&quot;Kris D.&quot;,&quot;family&quot;:&quot;Gutiérrez&quot;},{&quot;given&quot;:&quot;Barbara&quot;,&quot;family&quot;:&quot;Rogoff&quot;}],&quot;DOI&quot;:&quot;10.3102/0013189X032005019&quot;,&quot;accessed&quot;:{&quot;date-parts&quot;:[[&quot;2024&quot;,9,8]]},&quot;container-title&quot;:&quot;Educational Researcher&quot;,&quot;type&quot;:&quot;article-journal&quot;,&quot;issued&quot;:{&quot;date-parts&quot;:[[&quot;2003&quot;,6]]},&quot;citation-key&quot;:&quot;gutierrez_cultural_2003&quot;,&quot;title-short&quot;:&quot;Cultural Ways of Learning&quot;,&quot;license&quot;:&quot;http://journals.sagepub.com/page/policies/text-and-data-mining-license&quot;,&quot;title&quot;:&quot;Cultural Ways of Learning: Individual Traits or Repertoires of Practice&quot;,&quot;source&quot;:&quot;DOI.org (Crossref)&quot;,&quot;ISSN&quot;:&quot;0013-189X, 1935-102X&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quot;:&quot;5&quot;,&quot;page&quot;:&quot;19-25&quot;,&quot;id&quot;:&quot;gutierrez_cultural_2003&quot;,&quot;volume&quot;:&quot;32&quot;},&quot;locator&quot;:&quot;22&quot;,&quot;uri&quot;:[&quot;http://zotero.org/users/1913249/items/BW6F6HY6&quot;],&quot;uris&quot;:[&quot;http://zotero.org/users/1913249/items/BW6F6HY6&quot;],&quot;id&quot;:9830,&quot;prefix&quot;:&quot;&quot;}],&quot;citationID&quot;:&quot;jqciwpcu&quot;} RNDtkjkhpbxlw"/>. Other research by Gutierrez addresses the importance of participants movement between sites of activity and its impact on learning <text:reference-mark-start text:name="ZOTERO_ITEM CSL_CITATION {&quot;schema&quot;:&quot;https://github.com/citation-style-language/schema/raw/master/csl-citation.json&quot;,&quot;properties&quot;:{&quot;formattedCitation&quot;:&quot;[@gutierrez_developing_2008; @gutierrez_learning_2019-1]&quot;,&quot;noteIndex&quot;:0},&quot;citationItems&quot;:[{&quot;itemData&quot;:{&quot;language&quot;:&quot;en&quot;,&quot;author&quot;:[{&quot;given&quot;:&quot;Kris D.&quot;,&quot;family&quot;:&quot;Gutiérrez&quot;}],&quot;DOI&quot;:&quot;https://doi.org/10.1598/RRQ.43.2.3&quot;,&quot;accessed&quot;:{&quot;date-parts&quot;:[[&quot;2021&quot;,3,18]]},&quot;container-title&quot;:&quot;Reading Research Quarterly&quot;,&quot;type&quot;:&quot;article-journal&quot;,&quot;issued&quot;:{&quot;date-parts&quot;:[[&quot;2008&quot;]]},&quot;citation-key&quot;:&quot;gutierrez_developing_2008&quot;,&quot;title&quot;:&quot;Developing a Sociocritical Literacy in the Third Space&quot;,&quot;source&quot;:&quot;Wiley Online Library&quot;,&quot;ISSN&quot;:&quot;1936-2722&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URL&quot;:&quot;https://ila.onlinelibrary.wiley.com/doi/abs/10.1598/RRQ.43.2.3&quot;,&quot;id&quot;:&quot;gutierrez_developing_2008&quot;,&quot;volume&quot;:&quot;43&quot;},&quot;uri&quot;:[&quot;http://zotero.org/users/1913249/items/DAPR6ZQ4&quot;],&quot;uris&quot;:[&quot;http://zotero.org/users/1913249/items/DAPR6ZQ4&quot;],&quot;suffix&quot;:&quot;&quot;,&quot;id&quot;:79,&quot;prefix&quot;:&quot;&quot;},{&quot;itemData&quot;:{&quot;container-title-short&quot;:&quot;Human Development&quot;,&quot;language&quot;:&quot;en&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accessed&quot;:{&quot;date-parts&quot;:[[&quot;2025&quot;,1,10]]},&quot;container-title&quot;:&quot;Human Development&quot;,&quot;type&quot;:&quot;article-journal&quot;,&quot;issued&quot;:{&quot;date-parts&quot;:[[&quot;2019&quot;]]},&quot;citation-key&quot;:&quot;gutierrez_learning_2019-1&quot;,&quot;title-short&quot;:&quot;Learning as Movement in Social Design-Based Experiments&quot;,&quot;license&quot;:&quot;https://www.karger.com/Services/SiteLicenses&quot;,&quot;title&quot;:&quot;Learning as Movement in Social Design-Based Experiments: Play as a Leading Activity&quot;,&quot;source&quot;:&quot;DOI.org (Crossref)&quot;,&quot;ISSN&quot;:&quot;0018-716X, 1423-0054&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page&quot;:&quot;66-82&quot;,&quot;id&quot;:&quot;gutierrez_learning_2019-1&quot;,&quot;volume&quot;:&quot;62&quot;},&quot;uri&quot;:[&quot;http://zotero.org/users/1913249/items/G3R9PEWW&quot;],&quot;uris&quot;:[&quot;http://zotero.org/users/1913249/items/G3R9PEWW&quot;],&quot;suffix&quot;:&quot;&quot;,&quot;id&quot;:10007,&quot;prefix&quot;:&quot;&quot;}],&quot;citationID&quot;:&quot;rlmhfgoh&quot;} RNDdtmmfwdhea"/>&lt;Do Zotero Refresh: [@gutierrez_developing_2008; @gutierrez_learning_2019-1]&gt;<text:reference-mark-end text:name="ZOTERO_ITEM CSL_CITATION {&quot;schema&quot;:&quot;https://github.com/citation-style-language/schema/raw/master/csl-citation.json&quot;,&quot;properties&quot;:{&quot;formattedCitation&quot;:&quot;[@gutierrez_developing_2008; @gutierrez_learning_2019-1]&quot;,&quot;noteIndex&quot;:0},&quot;citationItems&quot;:[{&quot;itemData&quot;:{&quot;language&quot;:&quot;en&quot;,&quot;author&quot;:[{&quot;given&quot;:&quot;Kris D.&quot;,&quot;family&quot;:&quot;Gutiérrez&quot;}],&quot;DOI&quot;:&quot;https://doi.org/10.1598/RRQ.43.2.3&quot;,&quot;accessed&quot;:{&quot;date-parts&quot;:[[&quot;2021&quot;,3,18]]},&quot;container-title&quot;:&quot;Reading Research Quarterly&quot;,&quot;type&quot;:&quot;article-journal&quot;,&quot;issued&quot;:{&quot;date-parts&quot;:[[&quot;2008&quot;]]},&quot;citation-key&quot;:&quot;gutierrez_developing_2008&quot;,&quot;title&quot;:&quot;Developing a Sociocritical Literacy in the Third Space&quot;,&quot;source&quot;:&quot;Wiley Online Library&quot;,&quot;ISSN&quot;:&quot;1936-2722&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quot;:&quot;2&quot;,&quot;URL&quot;:&quot;https://ila.onlinelibrary.wiley.com/doi/abs/10.1598/RRQ.43.2.3&quot;,&quot;id&quot;:&quot;gutierrez_developing_2008&quot;,&quot;volume&quot;:&quot;43&quot;},&quot;uri&quot;:[&quot;http://zotero.org/users/1913249/items/DAPR6ZQ4&quot;],&quot;uris&quot;:[&quot;http://zotero.org/users/1913249/items/DAPR6ZQ4&quot;],&quot;suffix&quot;:&quot;&quot;,&quot;id&quot;:79,&quot;prefix&quot;:&quot;&quot;},{&quot;itemData&quot;:{&quot;container-title-short&quot;:&quot;Human Development&quot;,&quot;language&quot;:&quot;en&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accessed&quot;:{&quot;date-parts&quot;:[[&quot;2025&quot;,1,10]]},&quot;container-title&quot;:&quot;Human Development&quot;,&quot;type&quot;:&quot;article-journal&quot;,&quot;issued&quot;:{&quot;date-parts&quot;:[[&quot;2019&quot;]]},&quot;citation-key&quot;:&quot;gutierrez_learning_2019-1&quot;,&quot;title-short&quot;:&quot;Learning as Movement in Social Design-Based Experiments&quot;,&quot;license&quot;:&quot;https://www.karger.com/Services/SiteLicenses&quot;,&quot;title&quot;:&quot;Learning as Movement in Social Design-Based Experiments: Play as a Leading Activity&quot;,&quot;source&quot;:&quot;DOI.org (Crossref)&quot;,&quot;ISSN&quot;:&quot;0018-716X, 1423-0054&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page&quot;:&quot;66-82&quot;,&quot;id&quot;:&quot;gutierrez_learning_2019-1&quot;,&quot;volume&quot;:&quot;62&quot;},&quot;uri&quot;:[&quot;http://zotero.org/users/1913249/items/G3R9PEWW&quot;],&quot;uris&quot;:[&quot;http://zotero.org/users/1913249/items/G3R9PEWW&quot;],&quot;suffix&quot;:&quot;&quot;,&quot;id&quot;:10007,&quot;prefix&quot;:&quot;&quot;}],&quot;citationID&quot;:&quot;rlmhfgoh&quot;} RNDdtmmfwdhea"/>.</text:p>
      <text:p text:style-name="Text_20_body"/>
      <text:h text:style-name="Heading_20_4" text:outline-level="4"><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schema&quot;:&quot;https://github.com/citation-style-language/schema/raw/master/csl-citation.json&quot;,&quot;properties&quot;:{&quot;formattedCitation&quot;:&quot;[@fullerton_game_2018]&quot;,&quot;noteIndex&quot;:0},&quot;citationItems&quot;:[{&quot;itemData&quot;:{&quot;publisher-place&quot;:&quot;Boca Raton&quot;,&quot;type&quot;:&quot;book&quot;,&quot;issued&quot;:{&quot;date-parts&quot;:[[&quot;2018&quot;,8,29]]},&quot;citation-key&quot;:&quot;fullerton_game_2018&quot;,&quot;title-short&quot;:&quot;Game Design Workshop&quot;,&quot;ISBN&quot;:&quot;978-1-138-09877-0&quot;,&quot;publisher&quot;:&quot;A K Peters/CRC Press&quot;,&quot;title&quot;:&quot;Game Design Workshop: A Playcentric Approach to Creating Innovative Games, Fourth Edition&quot;,&quot;source&quot;:&quot;Amazon&quot;,&quot;author&quot;:[{&quot;given&quot;:&quot;Tracy&quot;,&quot;family&quot;:&quot;Fullerton&quot;}],&quot;number-of-pages&quot;:&quot;556&quot;,&quot;event-place&quot;:&quot;Boca Raton&quot;,&quot;language&quot;:&quot;English&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id&quot;:&quot;fullerton_game_2018&quot;,&quot;edition&quot;:&quot;4 edition&quot;},&quot;uri&quot;:[&quot;http://zotero.org/users/1913249/items/RG6SAE4N&quot;],&quot;uris&quot;:[&quot;http://zotero.org/users/1913249/items/RG6SAE4N&quot;],&quot;suffix&quot;:&quot;&quot;,&quot;id&quot;:2720,&quot;prefix&quot;:&quot;&quot;}],&quot;citationID&quot;:&quot;xhvqreby&quot;} RNDucwfznrmvx"/>&lt;Do Zotero Refresh: [@fullerton_game_2018]&gt;<text:reference-mark-end text:name="ZOTERO_ITEM CSL_CITATION {&quot;schema&quot;:&quot;https://github.com/citation-style-language/schema/raw/master/csl-citation.json&quot;,&quot;properties&quot;:{&quot;formattedCitation&quot;:&quot;[@fullerton_game_2018]&quot;,&quot;noteIndex&quot;:0},&quot;citationItems&quot;:[{&quot;itemData&quot;:{&quot;publisher-place&quot;:&quot;Boca Raton&quot;,&quot;type&quot;:&quot;book&quot;,&quot;issued&quot;:{&quot;date-parts&quot;:[[&quot;2018&quot;,8,29]]},&quot;citation-key&quot;:&quot;fullerton_game_2018&quot;,&quot;title-short&quot;:&quot;Game Design Workshop&quot;,&quot;ISBN&quot;:&quot;978-1-138-09877-0&quot;,&quot;publisher&quot;:&quot;A K Peters/CRC Press&quot;,&quot;title&quot;:&quot;Game Design Workshop: A Playcentric Approach to Creating Innovative Games, Fourth Edition&quot;,&quot;source&quot;:&quot;Amazon&quot;,&quot;author&quot;:[{&quot;given&quot;:&quot;Tracy&quot;,&quot;family&quot;:&quot;Fullerton&quot;}],&quot;number-of-pages&quot;:&quot;556&quot;,&quot;event-place&quot;:&quot;Boca Raton&quot;,&quot;language&quot;:&quot;English&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id&quot;:&quot;fullerton_game_2018&quot;,&quot;edition&quot;:&quot;4 edition&quot;},&quot;uri&quot;:[&quot;http://zotero.org/users/1913249/items/RG6SAE4N&quot;],&quot;uris&quot;:[&quot;http://zotero.org/users/1913249/items/RG6SAE4N&quot;],&quot;suffix&quot;:&quot;&quot;,&quot;id&quot;:2720,&quot;prefix&quot;:&quot;&quot;}],&quot;citationID&quot;:&quot;xhvqreby&quot;} RNDucwfznrmvx"/>.</text:p>
      <text:p text:style-name="Text_20_body">The role of play as leading activity is explored by Gutierrez <text:reference-mark-start text:name="ZOTERO_ITEM CSL_CITATION {&quot;schema&quot;:&quot;https://github.com/citation-style-language/schema/raw/master/csl-citation.json&quot;,&quot;properties&quot;:{&quot;formattedCitation&quot;:&quot;[@gutierrez_learning_2019-1]&quot;,&quot;noteIndex&quot;:0},&quot;citationItems&quot;:[{&quot;itemData&quot;:{&quot;container-title-short&quot;:&quot;Human Development&quot;,&quot;language&quot;:&quot;en&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accessed&quot;:{&quot;date-parts&quot;:[[&quot;2025&quot;,1,10]]},&quot;container-title&quot;:&quot;Human Development&quot;,&quot;type&quot;:&quot;article-journal&quot;,&quot;issued&quot;:{&quot;date-parts&quot;:[[&quot;2019&quot;]]},&quot;citation-key&quot;:&quot;gutierrez_learning_2019-1&quot;,&quot;title-short&quot;:&quot;Learning as Movement in Social Design-Based Experiments&quot;,&quot;license&quot;:&quot;https://www.karger.com/Services/SiteLicenses&quot;,&quot;title&quot;:&quot;Learning as Movement in Social Design-Based Experiments: Play as a Leading Activity&quot;,&quot;source&quot;:&quot;DOI.org (Crossref)&quot;,&quot;ISSN&quot;:&quot;0018-716X, 1423-0054&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page&quot;:&quot;66-82&quot;,&quot;id&quot;:&quot;gutierrez_learning_2019-1&quot;,&quot;volume&quot;:&quot;62&quot;},&quot;uri&quot;:[&quot;http://zotero.org/users/1913249/items/G3R9PEWW&quot;],&quot;uris&quot;:[&quot;http://zotero.org/users/1913249/items/G3R9PEWW&quot;],&quot;suffix&quot;:&quot;&quot;,&quot;id&quot;:10007,&quot;prefix&quot;:&quot;&quot;}],&quot;citationID&quot;:&quot;skfverij&quot;} RNDnlqsloages"/>&lt;Do Zotero Refresh: [@gutierrez_learning_2019-1]&gt;<text:reference-mark-end text:name="ZOTERO_ITEM CSL_CITATION {&quot;schema&quot;:&quot;https://github.com/citation-style-language/schema/raw/master/csl-citation.json&quot;,&quot;properties&quot;:{&quot;formattedCitation&quot;:&quot;[@gutierrez_learning_2019-1]&quot;,&quot;noteIndex&quot;:0},&quot;citationItems&quot;:[{&quot;itemData&quot;:{&quot;container-title-short&quot;:&quot;Human Development&quot;,&quot;language&quot;:&quot;en&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accessed&quot;:{&quot;date-parts&quot;:[[&quot;2025&quot;,1,10]]},&quot;container-title&quot;:&quot;Human Development&quot;,&quot;type&quot;:&quot;article-journal&quot;,&quot;issued&quot;:{&quot;date-parts&quot;:[[&quot;2019&quot;]]},&quot;citation-key&quot;:&quot;gutierrez_learning_2019-1&quot;,&quot;title-short&quot;:&quot;Learning as Movement in Social Design-Based Experiments&quot;,&quot;license&quot;:&quot;https://www.karger.com/Services/SiteLicenses&quot;,&quot;title&quot;:&quot;Learning as Movement in Social Design-Based Experiments: Play as a Leading Activity&quot;,&quot;source&quot;:&quot;DOI.org (Crossref)&quot;,&quot;ISSN&quot;:&quot;0018-716X, 1423-0054&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quot;:&quot;1-2&quot;,&quot;page&quot;:&quot;66-82&quot;,&quot;id&quot;:&quot;gutierrez_learning_2019-1&quot;,&quot;volume&quot;:&quot;62&quot;},&quot;uri&quot;:[&quot;http://zotero.org/users/1913249/items/G3R9PEWW&quot;],&quot;uris&quot;:[&quot;http://zotero.org/users/1913249/items/G3R9PEWW&quot;],&quot;suffix&quot;:&quot;&quot;,&quot;id&quot;:10007,&quot;prefix&quot;:&quot;&quot;}],&quot;citationID&quot;:&quot;skfverij&quot;} RNDnlqsloages"/> to facilitate movement between sites of learning</text:p>
      <text:p text:style-name="Text_20_body">An analysis on the role of playtesting and an emerging forms of playful playtesting follows.</text:p>
      <text:p text:style-name="Text_20_body"><text:span text:style-name="T1">Variations in approaches to playtesting</text:span></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schema&quot;:&quot;https://github.com/citation-style-language/schema/raw/master/csl-citation.json&quot;,&quot;properties&quot;:{&quot;formattedCitation&quot;:&quot;[@gutierrez_rethinking_1999]&quot;,&quot;noteIndex&quot;:0},&quot;citationItems&quot;:[{&quot;itemData&quot;:{&quot;container-title-short&quot;:&quot;Mind, Culture, and Activity&quot;,&quot;language&quot;:&quot;en&quot;,&quot;author&quot;:[{&quot;given&quot;:&quot;Kris D.&quot;,&quot;family&quot;:&quot;Gutiérrez&quot;},{&quot;given&quot;:&quot;Patricia&quot;,&quot;family&quot;:&quot;Baquedano‐López&quot;},{&quot;given&quot;:&quot;Carlos&quot;,&quot;family&quot;:&quot;Tejeda&quot;}],&quot;DOI&quot;:&quot;10.1080/10749039909524733&quot;,&quot;accessed&quot;:{&quot;date-parts&quot;:[[&quot;2021&quot;,3,18]]},&quot;container-title&quot;:&quot;Mind, Culture, and Activity&quot;,&quot;type&quot;:&quot;article-journal&quot;,&quot;issued&quot;:{&quot;date-parts&quot;:[[&quot;1999&quot;,1]]},&quot;citation-key&quot;:&quot;gutierrez_rethinking_1999&quot;,&quot;title-short&quot;:&quot;Rethinking diversity&quot;,&quot;title&quot;:&quot;Rethinking diversity: Hybridity and hybrid language practices in the third space&quot;,&quot;source&quot;:&quot;DOI.org (Crossref)&quot;,&quot;ISSN&quot;:&quot;1074-9039, 1532-7884&quot;,&quot;page&quot;:&quot;286-303&quot;,&quot;URL&quot;:&quot;http://www.tandfonline.com/doi/abs/10.1080/10749039909524733&quot;,&quot;issue&quot;:&quot;4&quot;,&quot;id&quot;:&quot;gutierrez_rethinking_1999&quot;,&quot;volume&quot;:&quot;6&quot;},&quot;uri&quot;:[&quot;http://zotero.org/users/1913249/items/KYRLYB56&quot;],&quot;uris&quot;:[&quot;http://zotero.org/users/1913249/items/KYRLYB56&quot;],&quot;suffix&quot;:&quot;&quot;,&quot;id&quot;:80,&quot;prefix&quot;:&quot;&quot;}],&quot;citationID&quot;:&quot;lgqfjnli&quot;} RNDbcvwznhejl"/>&lt;Do Zotero Refresh: [@gutierrez_rethinking_1999]&gt;<text:reference-mark-end text:name="ZOTERO_ITEM CSL_CITATION {&quot;schema&quot;:&quot;https://github.com/citation-style-language/schema/raw/master/csl-citation.json&quot;,&quot;properties&quot;:{&quot;formattedCitation&quot;:&quot;[@gutierrez_rethinking_1999]&quot;,&quot;noteIndex&quot;:0},&quot;citationItems&quot;:[{&quot;itemData&quot;:{&quot;container-title-short&quot;:&quot;Mind, Culture, and Activity&quot;,&quot;language&quot;:&quot;en&quot;,&quot;author&quot;:[{&quot;given&quot;:&quot;Kris D.&quot;,&quot;family&quot;:&quot;Gutiérrez&quot;},{&quot;given&quot;:&quot;Patricia&quot;,&quot;family&quot;:&quot;Baquedano‐López&quot;},{&quot;given&quot;:&quot;Carlos&quot;,&quot;family&quot;:&quot;Tejeda&quot;}],&quot;DOI&quot;:&quot;10.1080/10749039909524733&quot;,&quot;accessed&quot;:{&quot;date-parts&quot;:[[&quot;2021&quot;,3,18]]},&quot;container-title&quot;:&quot;Mind, Culture, and Activity&quot;,&quot;type&quot;:&quot;article-journal&quot;,&quot;issued&quot;:{&quot;date-parts&quot;:[[&quot;1999&quot;,1]]},&quot;citation-key&quot;:&quot;gutierrez_rethinking_1999&quot;,&quot;title-short&quot;:&quot;Rethinking diversity&quot;,&quot;title&quot;:&quot;Rethinking diversity: Hybridity and hybrid language practices in the third space&quot;,&quot;source&quot;:&quot;DOI.org (Crossref)&quot;,&quot;ISSN&quot;:&quot;1074-9039, 1532-7884&quot;,&quot;page&quot;:&quot;286-303&quot;,&quot;URL&quot;:&quot;http://www.tandfonline.com/doi/abs/10.1080/10749039909524733&quot;,&quot;issue&quot;:&quot;4&quot;,&quot;id&quot;:&quot;gutierrez_rethinking_1999&quot;,&quot;volume&quot;:&quot;6&quot;},&quot;uri&quot;:[&quot;http://zotero.org/users/1913249/items/KYRLYB56&quot;],&quot;uris&quot;:[&quot;http://zotero.org/users/1913249/items/KYRLYB56&quot;],&quot;suffix&quot;:&quot;&quot;,&quot;id&quot;:80,&quot;prefix&quot;:&quot;&quot;}],&quot;citationID&quot;:&quot;lgqfjnli&quot;} RNDbcvwznhejl"/>.</text:p>
      <text:p text:style-name="Text_20_body">I observed an evolution of the form and function of playtesting by young participants as an expression of agency by participants.</text:p>
      <text:p text:style-name="Text_20_body">COMMENT - This evolution maker types here exists especially in social makers, glitchers and magpies.</text:p>
      <text:h text:style-name="Heading_20_4" text:outline-level="4"><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First_20_paragraph">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14">
        <text:list-item>
          <text:p text:style-name="P17"><text:span text:style-name="T1">Social makers:</text:span> form relationships with other game makers and players by finding out more about their work and telling stories in their game<text:line-break/></text:p>
        </text:list-item>
        <text:list-item>
          <text:p text:style-name="P17"><text:span text:style-name="T1">Planners:</text:span> like to study to build knowledge of the tools before they build up their game step-by-step following instructions</text:p>
        </text:list-item>
        <text:list-item>
          <text:p text:style-name="P17"><text:span text:style-name="T1">Magpie makers:</text:span> like trying out lots of different things and happy to borrow code, images and sound from anywhere for quick results</text:p>
        </text:list-item>
        <text:list-item>
          <text:p text:style-name="P17"><text:span text:style-name="T1">Glitchers:</text:span> mess around with the code trying to see if they can break it interesting ways and cause a bit of havoc for other users.</text:p>
        </text:list-item>
      </text:list>
      <text:p text:style-name="First_20_paragraph">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is process extends the work of Barron and Roque <text:reference-mark-start text:name="ZOTERO_ITEM CSL_CITATION {&quot;schema&quot;:&quot;https://github.com/citation-style-language/schema/raw/master/csl-citation.json&quot;,&quot;properties&quot;:{&quot;formattedCitation&quot;:&quot;[@roque_family_2016; @roque_im_2016]&quot;,&quot;noteIndex&quot;:0},&quot;citationItems&quot;:[{&quot;itemData&quot;:{&quot;type&quot;:&quot;thesis&quot;,&quot;issued&quot;:{&quot;date-parts&quot;:[[&quot;2016&quot;]]},&quot;citation-key&quot;:&quot;roque_family_2016&quot;,&quot;URL&quot;:&quot;http://dspace.mit.edu/handle/1721.1/107577&quot;,&quot;title-short&quot;:&quot;Family creative learning&quot;,&quot;publisher&quot;:&quot;Massachusetts Institute of Technology&quot;,&quot;title&quot;:&quot;Family creative learning : designing structures to engage kids and parents as computational creators&quot;,&quot;source&quot;:&quot;dspace.mit.edu&quot;,&quot;author&quot;:[{&quot;given&quot;:&quot;Ricarose Vallarta&quot;,&quot;family&quot;:&quot;Roque&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genre&quot;:&quot;Thesis&quot;,&quot;accessed&quot;:{&quot;date-parts&quot;:[[&quot;2018&quot;,10,30]]},&quot;id&quot;:&quot;roque_family_2016&quot;},&quot;uri&quot;:[&quot;http://zotero.org/users/1913249/items/4F43N9TP&quot;],&quot;uris&quot;:[&quot;http://zotero.org/users/1913249/items/4F43N9TP&quot;],&quot;suffix&quot;:&quot;&quot;,&quot;id&quot;:2834,&quot;prefix&quot;:&quot;&quot;},{&quot;itemData&quot;:{&quot;container-title&quot;:&quot;Conference: International Conference of the Learning Sciences&quot;,&quot;type&quot;:&quot;paper-conference&quot;,&quot;issued&quot;:{&quot;date-parts&quot;:[[&quot;2016&quot;,7]]},&quot;citation-key&quot;:&quot;roque_im_2016&quot;,&quot;title-short&quot;:&quot;“I’m Not Just a Mom”&quot;,&quot;title&quot;:&quot;“I’m Not Just a Mom”: Parents Developing Multiple Roles in Creative Computing&quot;,&quot;source&quot;:&quot;repository.isls.org&quot;,&quot;author&quot;:[{&quot;given&quot;:&quot;Ricarose&quot;,&quot;family&quot;:&quot;Roque&quot;},{&quot;given&quot;:&quot;Karina&quot;,&quot;family&quot;:&quot;Lin&quot;},{&quot;given&quot;:&quot;Richard&quot;,&quot;family&quot;:&quot;Liuzzi&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language&quot;:&quot;en&quot;,&quot;accessed&quot;:{&quot;date-parts&quot;:[[&quot;2018&quot;,10,30]]},&quot;id&quot;:&quot;roque_im_2016&quot;},&quot;uri&quot;:[&quot;http://zotero.org/users/1913249/items/FURUF33F&quot;],&quot;uris&quot;:[&quot;http://zotero.org/users/1913249/items/FURUF33F&quot;],&quot;suffix&quot;:&quot;&quot;,&quot;id&quot;:2835,&quot;prefix&quot;:&quot;&quot;}],&quot;citationID&quot;:&quot;wrukdlcp&quot;} RNDzcweuiklnt"/>&lt;Do Zotero Refresh: [@roque_family_2016; @roque_im_2016]&gt;<text:reference-mark-end text:name="ZOTERO_ITEM CSL_CITATION {&quot;schema&quot;:&quot;https://github.com/citation-style-language/schema/raw/master/csl-citation.json&quot;,&quot;properties&quot;:{&quot;formattedCitation&quot;:&quot;[@roque_family_2016; @roque_im_2016]&quot;,&quot;noteIndex&quot;:0},&quot;citationItems&quot;:[{&quot;itemData&quot;:{&quot;type&quot;:&quot;thesis&quot;,&quot;issued&quot;:{&quot;date-parts&quot;:[[&quot;2016&quot;]]},&quot;citation-key&quot;:&quot;roque_family_2016&quot;,&quot;URL&quot;:&quot;http://dspace.mit.edu/handle/1721.1/107577&quot;,&quot;title-short&quot;:&quot;Family creative learning&quot;,&quot;publisher&quot;:&quot;Massachusetts Institute of Technology&quot;,&quot;title&quot;:&quot;Family creative learning : designing structures to engage kids and parents as computational creators&quot;,&quot;source&quot;:&quot;dspace.mit.edu&quot;,&quot;author&quot;:[{&quot;given&quot;:&quot;Ricarose Vallarta&quot;,&quot;family&quot;:&quot;Roque&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genre&quot;:&quot;Thesis&quot;,&quot;accessed&quot;:{&quot;date-parts&quot;:[[&quot;2018&quot;,10,30]]},&quot;id&quot;:&quot;roque_family_2016&quot;},&quot;uri&quot;:[&quot;http://zotero.org/users/1913249/items/4F43N9TP&quot;],&quot;uris&quot;:[&quot;http://zotero.org/users/1913249/items/4F43N9TP&quot;],&quot;suffix&quot;:&quot;&quot;,&quot;id&quot;:2834,&quot;prefix&quot;:&quot;&quot;},{&quot;itemData&quot;:{&quot;container-title&quot;:&quot;Conference: International Conference of the Learning Sciences&quot;,&quot;type&quot;:&quot;paper-conference&quot;,&quot;issued&quot;:{&quot;date-parts&quot;:[[&quot;2016&quot;,7]]},&quot;citation-key&quot;:&quot;roque_im_2016&quot;,&quot;title-short&quot;:&quot;“I’m Not Just a Mom”&quot;,&quot;title&quot;:&quot;“I’m Not Just a Mom”: Parents Developing Multiple Roles in Creative Computing&quot;,&quot;source&quot;:&quot;repository.isls.org&quot;,&quot;author&quot;:[{&quot;given&quot;:&quot;Ricarose&quot;,&quot;family&quot;:&quot;Roque&quot;},{&quot;given&quot;:&quot;Karina&quot;,&quot;family&quot;:&quot;Lin&quot;},{&quot;given&quot;:&quot;Richard&quot;,&quot;family&quot;:&quot;Liuzzi&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language&quot;:&quot;en&quot;,&quot;accessed&quot;:{&quot;date-parts&quot;:[[&quot;2018&quot;,10,30]]},&quot;id&quot;:&quot;roque_im_2016&quot;},&quot;uri&quot;:[&quot;http://zotero.org/users/1913249/items/FURUF33F&quot;],&quot;uris&quot;:[&quot;http://zotero.org/users/1913249/items/FURUF33F&quot;],&quot;suffix&quot;:&quot;&quot;,&quot;id&quot;:2835,&quot;prefix&quot;:&quot;&quot;}],&quot;citationID&quot;:&quot;wrukdlcp&quot;} RNDzcweuiklnt"/> to begin to surface and celebrage stylistic elements for all participants not just parents.</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examining-complexity-within-identity-formation-and-specialisation"/>Examining complexity within identity formation and specialisation<text:bookmark-end text:name="examining-complexity-within-identity-formation-and-specialisation"/></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The introduction of these terms and missions Stone and colleagues <text:reference-mark-start text:name="ZOTERO_ITEM CSL_CITATION {&quot;schema&quot;:&quot;https://github.com/citation-style-language/schema/raw/master/csl-citation.json&quot;,&quot;properties&quot;:{&quot;formattedCitation&quot;:&quot;[@stone_problem_2007-2]&quot;,&quot;noteIndex&quot;:0},&quot;citationItems&quot;:[{&quot;itemData&quot;:{&quot;container-title-short&quot;:&quot;International Journal of Educational Research&quot;,&quot;language&quot;:&quot;en&quot;,&quot;author&quot;:[{&quot;given&quot;:&quot;Lynda D.&quot;,&quot;family&quot;:&quot;Stone&quot;},{&quot;given&quot;:&quot;Kris D.&quot;,&quot;family&quot;:&quot;Gutiérrez&quot;}],&quot;DOI&quot;:&quot;10.1016/j.ijer.2007.07.005&quot;,&quot;accessed&quot;:{&quot;date-parts&quot;:[[&quot;2025&quot;,1,18]]},&quot;container-title&quot;:&quot;International Journal of Educational Research&quot;,&quot;type&quot;:&quot;article-journal&quot;,&quot;issued&quot;:{&quot;date-parts&quot;:[[&quot;2007&quot;,1]]},&quot;citation-key&quot;:&quot;stone_problem_2007-2&quot;,&quot;title-short&quot;:&quot;Problem articulation and the processes of assistance&quot;,&quot;license&quot;:&quot;https://www.elsevier.com/tdm/userlicense/1.0/&quot;,&quot;title&quot;:&quot;Problem articulation and the processes of assistance: An activity theoretic view of mediation in game play&quot;,&quot;source&quot;:&quot;DOI.org (Crossref)&quot;,&quot;ISSN&quot;:&quot;08830355&quot;,&quot;URL&quot;:&quot;https://linkinghub.elsevier.com/retrieve/pii/S088303550700059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issue&quot;:&quot;1-2&quot;,&quot;page&quot;:&quot;43-56&quot;,&quot;id&quot;:&quot;stone_problem_2007-2&quot;,&quot;volume&quot;:&quot;46&quot;},&quot;uri&quot;:[&quot;http://zotero.org/users/1913249/items/DTTH7LAH&quot;],&quot;uris&quot;:[&quot;http://zotero.org/users/1913249/items/DTTH7LAH&quot;],&quot;suffix&quot;:&quot;&quot;,&quot;id&quot;:10053,&quot;prefix&quot;:&quot;&quot;}],&quot;citationID&quot;:&quot;zycabxxb&quot;} RNDkefuqblklp"/>&lt;Do Zotero Refresh: [@stone_problem_2007-2]&gt;<text:reference-mark-end text:name="ZOTERO_ITEM CSL_CITATION {&quot;schema&quot;:&quot;https://github.com/citation-style-language/schema/raw/master/csl-citation.json&quot;,&quot;properties&quot;:{&quot;formattedCitation&quot;:&quot;[@stone_problem_2007-2]&quot;,&quot;noteIndex&quot;:0},&quot;citationItems&quot;:[{&quot;itemData&quot;:{&quot;container-title-short&quot;:&quot;International Journal of Educational Research&quot;,&quot;language&quot;:&quot;en&quot;,&quot;author&quot;:[{&quot;given&quot;:&quot;Lynda D.&quot;,&quot;family&quot;:&quot;Stone&quot;},{&quot;given&quot;:&quot;Kris D.&quot;,&quot;family&quot;:&quot;Gutiérrez&quot;}],&quot;DOI&quot;:&quot;10.1016/j.ijer.2007.07.005&quot;,&quot;accessed&quot;:{&quot;date-parts&quot;:[[&quot;2025&quot;,1,18]]},&quot;container-title&quot;:&quot;International Journal of Educational Research&quot;,&quot;type&quot;:&quot;article-journal&quot;,&quot;issued&quot;:{&quot;date-parts&quot;:[[&quot;2007&quot;,1]]},&quot;citation-key&quot;:&quot;stone_problem_2007-2&quot;,&quot;title-short&quot;:&quot;Problem articulation and the processes of assistance&quot;,&quot;license&quot;:&quot;https://www.elsevier.com/tdm/userlicense/1.0/&quot;,&quot;title&quot;:&quot;Problem articulation and the processes of assistance: An activity theoretic view of mediation in game play&quot;,&quot;source&quot;:&quot;DOI.org (Crossref)&quot;,&quot;ISSN&quot;:&quot;08830355&quot;,&quot;URL&quot;:&quot;https://linkinghub.elsevier.com/retrieve/pii/S088303550700059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issue&quot;:&quot;1-2&quot;,&quot;page&quot;:&quot;43-56&quot;,&quot;id&quot;:&quot;stone_problem_2007-2&quot;,&quot;volume&quot;:&quot;46&quot;},&quot;uri&quot;:[&quot;http://zotero.org/users/1913249/items/DTTH7LAH&quot;],&quot;uris&quot;:[&quot;http://zotero.org/users/1913249/items/DTTH7LAH&quot;],&quot;suffix&quot;:&quot;&quot;,&quot;id&quot;:10053,&quot;prefix&quot;:&quot;&quot;}],&quot;citationID&quot;:&quot;zycabxxb&quot;} RNDkefuqblklp"/>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Text_20_body">The process of feedback, recognising and valuing the merging areas of specialisation and expertise helps the development of diverse practices <text:reference-mark-start text:name="ZOTERO_ITEM CSL_CITATION {&quot;schema&quot;:&quot;https://github.com/citation-style-language/schema/raw/master/csl-citation.json&quot;,&quot;properties&quot;:{&quot;formattedCitation&quot;:&quot;[@digiacomo_relational_2016-1]&quot;,&quot;noteIndex&quot;:0},&quot;citationItems&quot;:[{&quot;itemData&quot;:{&quot;container-title-short&quot;:&quot;Mind, Culture, and Activity&quot;,&quot;language&quot;:&quot;en&quot;,&quot;author&quot;:[{&quot;given&quot;:&quot;Daniela K.&quot;,&quot;family&quot;:&quot;DiGiacomo&quot;},{&quot;given&quot;:&quot;Kris D.&quot;,&quot;family&quot;:&quot;Gutiérrez&quot;}],&quot;DOI&quot;:&quot;10.1080/10749039.2015.1058398&quot;,&quot;accessed&quot;:{&quot;date-parts&quot;:[[&quot;2025&quot;,2,24]]},&quot;container-title&quot;:&quot;Mind, Culture, and Activity&quot;,&quot;type&quot;:&quot;article-journal&quot;,&quot;issued&quot;:{&quot;date-parts&quot;:[[&quot;2016&quot;,4,2]]},&quot;citation-key&quot;:&quot;digiacomo_relational_2016-1&quot;,&quot;title&quot;:&quot;Relational Equity as a Design Tool Within Making and Tinkering Activities&quot;,&quot;source&quot;:&quot;DOI.org (Crossref)&quot;,&quot;ISSN&quot;:&quot;1074-9039, 1532-7884&quot;,&quot;page&quot;:&quot;141-15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issue&quot;:&quot;2&quot;,&quot;id&quot;:&quot;digiacomo_relational_2016-1&quot;,&quot;volume&quot;:&quot;23&quot;},&quot;uri&quot;:[&quot;http://zotero.org/users/1913249/items/S9LKNSQB&quot;],&quot;uris&quot;:[&quot;http://zotero.org/users/1913249/items/S9LKNSQB&quot;],&quot;suffix&quot;:&quot;&quot;,&quot;id&quot;:10120,&quot;prefix&quot;:&quot;&quot;}],&quot;citationID&quot;:&quot;vofurbzm&quot;} RNDjjyxcxwexy"/>&lt;Do Zotero Refresh: [@digiacomo_relational_2016-1]&gt;<text:reference-mark-end text:name="ZOTERO_ITEM CSL_CITATION {&quot;schema&quot;:&quot;https://github.com/citation-style-language/schema/raw/master/csl-citation.json&quot;,&quot;properties&quot;:{&quot;formattedCitation&quot;:&quot;[@digiacomo_relational_2016-1]&quot;,&quot;noteIndex&quot;:0},&quot;citationItems&quot;:[{&quot;itemData&quot;:{&quot;container-title-short&quot;:&quot;Mind, Culture, and Activity&quot;,&quot;language&quot;:&quot;en&quot;,&quot;author&quot;:[{&quot;given&quot;:&quot;Daniela K.&quot;,&quot;family&quot;:&quot;DiGiacomo&quot;},{&quot;given&quot;:&quot;Kris D.&quot;,&quot;family&quot;:&quot;Gutiérrez&quot;}],&quot;DOI&quot;:&quot;10.1080/10749039.2015.1058398&quot;,&quot;accessed&quot;:{&quot;date-parts&quot;:[[&quot;2025&quot;,2,24]]},&quot;container-title&quot;:&quot;Mind, Culture, and Activity&quot;,&quot;type&quot;:&quot;article-journal&quot;,&quot;issued&quot;:{&quot;date-parts&quot;:[[&quot;2016&quot;,4,2]]},&quot;citation-key&quot;:&quot;digiacomo_relational_2016-1&quot;,&quot;title&quot;:&quot;Relational Equity as a Design Tool Within Making and Tinkering Activities&quot;,&quot;source&quot;:&quot;DOI.org (Crossref)&quot;,&quot;ISSN&quot;:&quot;1074-9039, 1532-7884&quot;,&quot;page&quot;:&quot;141-15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issue&quot;:&quot;2&quot;,&quot;id&quot;:&quot;digiacomo_relational_2016-1&quot;,&quot;volume&quot;:&quot;23&quot;},&quot;uri&quot;:[&quot;http://zotero.org/users/1913249/items/S9LKNSQB&quot;],&quot;uris&quot;:[&quot;http://zotero.org/users/1913249/items/S9LKNSQB&quot;],&quot;suffix&quot;:&quot;&quot;,&quot;id&quot;:10120,&quot;prefix&quot;:&quot;&quot;}],&quot;citationID&quot;:&quot;vofurbzm&quot;} RNDjjyxcxwexy"/>.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p text:style-name="Text_20_body"><text:span text:style-name="T1">LINK - NATURE OF TRANSFORMATION / LINK TO AGENCY</text:span></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 utopian approach to communicating the future possibilities of findings <text:reference-mark-start text:name="ZOTERO_ITEM CSL_CITATION {&quot;schema&quot;:&quot;https://github.com/citation-style-language/schema/raw/master/csl-citation.json&quot;,&quot;properties&quot;:{&quot;formattedCitation&quot;:&quot;[@rajala_utopian_2023; @gutierrez2020utopian]&quot;,&quot;noteIndex&quot;:0},&quot;citationItems&quot;:[{&quot;itemData&quot;:{&quot;container-title-short&quot;:&quot;Journal of the Learning Sciences&quot;,&quot;language&quot;:&quot;en&quot;,&quot;author&quot;:[{&quot;given&quot;:&quot;Antti&quot;,&quot;family&quot;:&quot;Rajala&quot;},{&quot;given&quot;:&quot;Michael&quot;,&quot;family&quot;:&quot;Cole&quot;},{&quot;given&quot;:&quot;Moises&quot;,&quot;family&quot;:&quot;Esteban-Guitart&quot;}],&quot;DOI&quot;:&quot;10.1080/10508406.2022.2144736&quot;,&quot;accessed&quot;:{&quot;date-parts&quot;:[[&quot;2023&quot;,7,6]]},&quot;container-title&quot;:&quot;Journal of the Learning Sciences&quot;,&quot;type&quot;:&quot;article-journal&quot;,&quot;issue&quot;:&quot;1&quot;,&quot;citation-key&quot;:&quot;rajala_utopian_2023&quot;,&quot;title-short&quot;:&quot;Utopian methodology&quot;,&quot;title&quot;:&quot;Utopian methodology: Researching educational interventions to promote equity over multiple timescales&quot;,&quot;source&quot;:&quot;DOI.org (Crossref)&quot;,&quot;ISSN&quot;:&quot;1050-8406, 1532-7809&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URL&quot;:&quot;https://www.tandfonline.com/doi/full/10.1080/10508406.2022.2144736&quot;,&quot;issued&quot;:{&quot;date-parts&quot;:[[&quot;2023&quot;,1,1]]},&quot;id&quot;:&quot;rajala_utopian_2023&quot;,&quot;volume&quot;:&quot;32&quot;},&quot;uri&quot;:[&quot;http://zotero.org/users/1913249/items/ZHZADF6X&quot;],&quot;uris&quot;:[&quot;http://zotero.org/users/1913249/items/ZHZADF6X&quot;],&quot;suffix&quot;:&quot;&quot;,&quot;id&quot;:8895,&quot;prefix&quot;:&quot;&quot;},{&quot;itemData&quot;:{&quot;container-title&quot;:&quot;Handbook of the cultural foundations of learning&quot;,&quot;author&quot;:[{&quot;given&quot;:&quot;Kris D&quot;,&quot;family&quot;:&quot;Gutiérrez&quot;},{&quot;given&quot;:&quot;A Susan&quot;,&quot;family&quot;:&quot;Jurow&quot;},{&quot;given&quot;:&quot;Sepehr&quot;,&quot;family&quot;:&quot;Vakil&quot;}],&quot;issued&quot;:{&quot;date-parts&quot;:[[&quot;2020&quot;]]},&quot;citation-key&quot;:&quot;gutierrez2020utopian&quot;,&quot;type&quot;:&quot;article-journal&quot;,&quot;page&quot;:&quot;330&quot;,&quot;id&quot;:&quot;gutierrez2020utopian&quot;,&quot;title&quot;:&quot;A utopian methodology for understanding new possibilities for learning&quot;},&quot;uri&quot;:[&quot;http://zotero.org/users/1913249/items/RMFF8FI4&quot;],&quot;uris&quot;:[&quot;http://zotero.org/users/1913249/items/RMFF8FI4&quot;],&quot;suffix&quot;:&quot;&quot;,&quot;id&quot;:9491,&quot;prefix&quot;:&quot;&quot;}],&quot;citationID&quot;:&quot;cvznaehq&quot;} RNDgtasjwhory"/>&lt;Do Zotero Refresh: [@rajala_utopian_2023; @gutierrez2020utopian]&gt;<text:reference-mark-end text:name="ZOTERO_ITEM CSL_CITATION {&quot;schema&quot;:&quot;https://github.com/citation-style-language/schema/raw/master/csl-citation.json&quot;,&quot;properties&quot;:{&quot;formattedCitation&quot;:&quot;[@rajala_utopian_2023; @gutierrez2020utopian]&quot;,&quot;noteIndex&quot;:0},&quot;citationItems&quot;:[{&quot;itemData&quot;:{&quot;container-title-short&quot;:&quot;Journal of the Learning Sciences&quot;,&quot;language&quot;:&quot;en&quot;,&quot;author&quot;:[{&quot;given&quot;:&quot;Antti&quot;,&quot;family&quot;:&quot;Rajala&quot;},{&quot;given&quot;:&quot;Michael&quot;,&quot;family&quot;:&quot;Cole&quot;},{&quot;given&quot;:&quot;Moises&quot;,&quot;family&quot;:&quot;Esteban-Guitart&quot;}],&quot;DOI&quot;:&quot;10.1080/10508406.2022.2144736&quot;,&quot;accessed&quot;:{&quot;date-parts&quot;:[[&quot;2023&quot;,7,6]]},&quot;container-title&quot;:&quot;Journal of the Learning Sciences&quot;,&quot;type&quot;:&quot;article-journal&quot;,&quot;issue&quot;:&quot;1&quot;,&quot;citation-key&quot;:&quot;rajala_utopian_2023&quot;,&quot;title-short&quot;:&quot;Utopian methodology&quot;,&quot;title&quot;:&quot;Utopian methodology: Researching educational interventions to promote equity over multiple timescales&quot;,&quot;source&quot;:&quot;DOI.org (Crossref)&quot;,&quot;ISSN&quot;:&quot;1050-8406, 1532-7809&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URL&quot;:&quot;https://www.tandfonline.com/doi/full/10.1080/10508406.2022.2144736&quot;,&quot;issued&quot;:{&quot;date-parts&quot;:[[&quot;2023&quot;,1,1]]},&quot;id&quot;:&quot;rajala_utopian_2023&quot;,&quot;volume&quot;:&quot;32&quot;},&quot;uri&quot;:[&quot;http://zotero.org/users/1913249/items/ZHZADF6X&quot;],&quot;uris&quot;:[&quot;http://zotero.org/users/1913249/items/ZHZADF6X&quot;],&quot;suffix&quot;:&quot;&quot;,&quot;id&quot;:8895,&quot;prefix&quot;:&quot;&quot;},{&quot;itemData&quot;:{&quot;container-title&quot;:&quot;Handbook of the cultural foundations of learning&quot;,&quot;author&quot;:[{&quot;given&quot;:&quot;Kris D&quot;,&quot;family&quot;:&quot;Gutiérrez&quot;},{&quot;given&quot;:&quot;A Susan&quot;,&quot;family&quot;:&quot;Jurow&quot;},{&quot;given&quot;:&quot;Sepehr&quot;,&quot;family&quot;:&quot;Vakil&quot;}],&quot;issued&quot;:{&quot;date-parts&quot;:[[&quot;2020&quot;]]},&quot;citation-key&quot;:&quot;gutierrez2020utopian&quot;,&quot;type&quot;:&quot;article-journal&quot;,&quot;page&quot;:&quot;330&quot;,&quot;id&quot;:&quot;gutierrez2020utopian&quot;,&quot;title&quot;:&quot;A utopian methodology for understanding new possibilities for learning&quot;},&quot;uri&quot;:[&quot;http://zotero.org/users/1913249/items/RMFF8FI4&quot;],&quot;uris&quot;:[&quot;http://zotero.org/users/1913249/items/RMFF8FI4&quot;],&quot;suffix&quot;:&quot;&quot;,&quot;id&quot;:9491,&quot;prefix&quot;:&quot;&quot;}],&quot;citationID&quot;:&quot;cvznaehq&quot;} RNDgtasjwhory"/> paired with the conceptual difficulties of communicating complex pedagogical affordances of adaptable media-making toolsets (e.g., Logo and Microworlds <text:reference-mark-start text:name="ZOTERO_ITEM CSL_CITATION {&quot;schema&quot;:&quot;https://github.com/citation-style-language/schema/raw/master/csl-citation.json&quot;,&quot;properties&quot;:{&quot;formattedCitation&quot;:&quot;[@kynigos_half-baked_2007; @kynigos_black-and-white_2004-1]&quot;,&quot;noteIndex&quot;:0},&quot;citationItems&quot;:[{&quot;itemData&quot;:{&quot;container-title&quot;:&quot;Informatics in Education - An International Journal&quot;,&quot;type&quot;:&quot;article-journal&quot;,&quot;issued&quot;:{&quot;date-parts&quot;:[[&quot;2007&quot;]]},&quot;citation-key&quot;:&quot;kynigos_half-baked_2007&quot;,&quot;accessed&quot;:{&quot;date-parts&quot;:[[&quot;2018&quot;,9,15]]},&quot;URL&quot;:&quot;https://www.ceeol.com/search/article-detail?id=60016&quot;,&quot;title&quot;:&quot;Half-Baked Logo Microworlds as Boundary Objects in Integrated Design&quot;,&quot;source&quot;:&quot;www.ceeol.com&quot;,&quot;ISSN&quot;:&quot;1648-5831&quot;,&quot;page&quot;:&quot;335-359&quot;,&quot;language&quot;:&quot;English&quot;,&quot;author&quot;:[{&quot;given&quot;:&quot;Chronis&quot;,&quot;family&quot;:&quot;Kynigos&quot;}],&quot;issue&quot;:&quot;2&quot;,&quot;id&quot;:&quot;kynigos_half-baked_2007&quot;,&quot;volume&quot;:&quot;6&quot;},&quot;uri&quot;:[&quot;http://zotero.org/users/1913249/items/49KSYPTU&quot;],&quot;uris&quot;:[&quot;http://zotero.org/users/1913249/items/49KSYPTU&quot;],&quot;suffix&quot;:&quot;&quot;,&quot;id&quot;:2765,&quot;prefix&quot;:&quot;&quot;},{&quot;itemData&quot;:{&quot;container-title-short&quot;:&quot;Interactive Learning Environments&quot;,&quot;language&quot;:&quot;en&quot;,&quot;author&quot;:[{&quot;given&quot;:&quot;C.&quot;,&quot;family&quot;:&quot;Kynigos&quot;}],&quot;DOI&quot;:&quot;10.1080/1049482042000300896&quot;,&quot;accessed&quot;:{&quot;date-parts&quot;:[[&quot;2025&quot;,2,14]]},&quot;container-title&quot;:&quot;Interactive Learning Environments&quot;,&quot;type&quot;:&quot;article-journal&quot;,&quot;issued&quot;:{&quot;date-parts&quot;:[[&quot;2004&quot;,6]]},&quot;citation-key&quot;:&quot;kynigos_black-and-white_2004-1&quot;,&quot;title&quot;:&quot;A \&quot;Black-and-White Box\&quot; Approach to User Empowerment With Component Computing&quot;,&quot;source&quot;:&quot;DOI.org (Crossref)&quot;,&quot;ISSN&quot;:&quot;1049-4820, 1744-5191&quot;,&quot;page&quot;:&quot;27-71&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URL&quot;:&quot;http://www.tandfonline.com/doi/abs/10.1080/1049482042000300896&quot;,&quot;issue&quot;:&quot;1-2&quot;,&quot;id&quot;:&quot;kynigos_black-and-white_2004-1&quot;,&quot;volume&quot;:&quot;12&quot;},&quot;uri&quot;:[&quot;http://zotero.org/users/1913249/items/HW44SCK9&quot;],&quot;uris&quot;:[&quot;http://zotero.org/users/1913249/items/HW44SCK9&quot;],&quot;suffix&quot;:&quot;&quot;,&quot;id&quot;:10086,&quot;prefix&quot;:&quot;&quot;}],&quot;citationID&quot;:&quot;qqlazjyc&quot;} RNDguhesjasxa"/>&lt;Do Zotero Refresh: [@kynigos_half-baked_2007; @kynigos_black-and-white_2004-1]&gt;<text:reference-mark-end text:name="ZOTERO_ITEM CSL_CITATION {&quot;schema&quot;:&quot;https://github.com/citation-style-language/schema/raw/master/csl-citation.json&quot;,&quot;properties&quot;:{&quot;formattedCitation&quot;:&quot;[@kynigos_half-baked_2007; @kynigos_black-and-white_2004-1]&quot;,&quot;noteIndex&quot;:0},&quot;citationItems&quot;:[{&quot;itemData&quot;:{&quot;container-title&quot;:&quot;Informatics in Education - An International Journal&quot;,&quot;type&quot;:&quot;article-journal&quot;,&quot;issued&quot;:{&quot;date-parts&quot;:[[&quot;2007&quot;]]},&quot;citation-key&quot;:&quot;kynigos_half-baked_2007&quot;,&quot;accessed&quot;:{&quot;date-parts&quot;:[[&quot;2018&quot;,9,15]]},&quot;URL&quot;:&quot;https://www.ceeol.com/search/article-detail?id=60016&quot;,&quot;title&quot;:&quot;Half-Baked Logo Microworlds as Boundary Objects in Integrated Design&quot;,&quot;source&quot;:&quot;www.ceeol.com&quot;,&quot;ISSN&quot;:&quot;1648-5831&quot;,&quot;page&quot;:&quot;335-359&quot;,&quot;language&quot;:&quot;English&quot;,&quot;author&quot;:[{&quot;given&quot;:&quot;Chronis&quot;,&quot;family&quot;:&quot;Kynigos&quot;}],&quot;issue&quot;:&quot;2&quot;,&quot;id&quot;:&quot;kynigos_half-baked_2007&quot;,&quot;volume&quot;:&quot;6&quot;},&quot;uri&quot;:[&quot;http://zotero.org/users/1913249/items/49KSYPTU&quot;],&quot;uris&quot;:[&quot;http://zotero.org/users/1913249/items/49KSYPTU&quot;],&quot;suffix&quot;:&quot;&quot;,&quot;id&quot;:2765,&quot;prefix&quot;:&quot;&quot;},{&quot;itemData&quot;:{&quot;container-title-short&quot;:&quot;Interactive Learning Environments&quot;,&quot;language&quot;:&quot;en&quot;,&quot;author&quot;:[{&quot;given&quot;:&quot;C.&quot;,&quot;family&quot;:&quot;Kynigos&quot;}],&quot;DOI&quot;:&quot;10.1080/1049482042000300896&quot;,&quot;accessed&quot;:{&quot;date-parts&quot;:[[&quot;2025&quot;,2,14]]},&quot;container-title&quot;:&quot;Interactive Learning Environments&quot;,&quot;type&quot;:&quot;article-journal&quot;,&quot;issued&quot;:{&quot;date-parts&quot;:[[&quot;2004&quot;,6]]},&quot;citation-key&quot;:&quot;kynigos_black-and-white_2004-1&quot;,&quot;title&quot;:&quot;A \&quot;Black-and-White Box\&quot; Approach to User Empowerment With Component Computing&quot;,&quot;source&quot;:&quot;DOI.org (Crossref)&quot;,&quot;ISSN&quot;:&quot;1049-4820, 1744-5191&quot;,&quot;page&quot;:&quot;27-71&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URL&quot;:&quot;http://www.tandfonline.com/doi/abs/10.1080/1049482042000300896&quot;,&quot;issue&quot;:&quot;1-2&quot;,&quot;id&quot;:&quot;kynigos_black-and-white_2004-1&quot;,&quot;volume&quot;:&quot;12&quot;},&quot;uri&quot;:[&quot;http://zotero.org/users/1913249/items/HW44SCK9&quot;],&quot;uris&quot;:[&quot;http://zotero.org/users/1913249/items/HW44SCK9&quot;],&quot;suffix&quot;:&quot;&quot;,&quot;id&quot;:10086,&quot;prefix&quot;:&quot;&quot;}],&quot;citationID&quot;:&quot;qqlazjyc&quot;} RNDguhesjasxa"/>),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schema&quot;:&quot;https://github.com/citation-style-language/schema/raw/master/csl-citation.json&quot;,&quot;properties&quot;:{&quot;formattedCitation&quot;:&quot;[@nachtigall_authenticity_2024]&quot;,&quot;noteIndex&quot;:0},&quot;citationItems&quot;:[{&quot;itemData&quot;:{&quot;container-title-short&quot;:&quot;Eur J Psychol Educ&quot;,&quot;language&quot;:&quot;en&quot;,&quot;author&quot;:[{&quot;given&quot;:&quot;Valentina&quot;,&quot;family&quot;:&quot;Nachtigall&quot;},{&quot;given&quot;:&quot;David Williamson&quot;,&quot;family&quot;:&quot;Shaffer&quot;},{&quot;given&quot;:&quot;Nikol&quot;,&quot;family&quot;:&quot;Rummel&quot;}],&quot;DOI&quot;:&quot;10.1007/s10212-024-00892-9&quot;,&quot;accessed&quot;:{&quot;date-parts&quot;:[[&quot;2025&quot;,3,10]]},&quot;container-title&quot;:&quot;European Journal of Psychology of Education&quot;,&quot;type&quot;:&quot;article-journal&quot;,&quot;issue&quot;:&quot;4&quot;,&quot;citation-key&quot;:&quot;nachtigall_authenticity_2024&quot;,&quot;title-short&quot;:&quot;The authenticity dilemma&quot;,&quot;title&quot;:&quot;The authenticity dilemma: towards a theory on the conditions and effects of authentic learning&quot;,&quot;source&quot;:&quot;Springer Link&quot;,&quot;ISSN&quot;:&quot;1878-5174&quot;,&quot;page&quot;:&quot;3483-3509&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URL&quot;:&quot;https://doi.org/10.1007/s10212-024-00892-9&quot;,&quot;issued&quot;:{&quot;date-parts&quot;:[[&quot;2024&quot;,12,1]]},&quot;id&quot;:&quot;nachtigall_authenticity_2024&quot;,&quot;volume&quot;:&quot;39&quot;},&quot;uri&quot;:[&quot;http://zotero.org/users/1913249/items/QQQGQ3VC&quot;],&quot;uris&quot;:[&quot;http://zotero.org/users/1913249/items/QQQGQ3VC&quot;],&quot;suffix&quot;:&quot;&quot;,&quot;id&quot;:10163,&quot;prefix&quot;:&quot;&quot;}],&quot;citationID&quot;:&quot;xeqdyrwh&quot;} RNDoevfclwolw"/>&lt;Do Zotero Refresh: [@nachtigall_authenticity_2024]&gt;<text:reference-mark-end text:name="ZOTERO_ITEM CSL_CITATION {&quot;schema&quot;:&quot;https://github.com/citation-style-language/schema/raw/master/csl-citation.json&quot;,&quot;properties&quot;:{&quot;formattedCitation&quot;:&quot;[@nachtigall_authenticity_2024]&quot;,&quot;noteIndex&quot;:0},&quot;citationItems&quot;:[{&quot;itemData&quot;:{&quot;container-title-short&quot;:&quot;Eur J Psychol Educ&quot;,&quot;language&quot;:&quot;en&quot;,&quot;author&quot;:[{&quot;given&quot;:&quot;Valentina&quot;,&quot;family&quot;:&quot;Nachtigall&quot;},{&quot;given&quot;:&quot;David Williamson&quot;,&quot;family&quot;:&quot;Shaffer&quot;},{&quot;given&quot;:&quot;Nikol&quot;,&quot;family&quot;:&quot;Rummel&quot;}],&quot;DOI&quot;:&quot;10.1007/s10212-024-00892-9&quot;,&quot;accessed&quot;:{&quot;date-parts&quot;:[[&quot;2025&quot;,3,10]]},&quot;container-title&quot;:&quot;European Journal of Psychology of Education&quot;,&quot;type&quot;:&quot;article-journal&quot;,&quot;issue&quot;:&quot;4&quot;,&quot;citation-key&quot;:&quot;nachtigall_authenticity_2024&quot;,&quot;title-short&quot;:&quot;The authenticity dilemma&quot;,&quot;title&quot;:&quot;The authenticity dilemma: towards a theory on the conditions and effects of authentic learning&quot;,&quot;source&quot;:&quot;Springer Link&quot;,&quot;ISSN&quot;:&quot;1878-5174&quot;,&quot;page&quot;:&quot;3483-3509&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URL&quot;:&quot;https://doi.org/10.1007/s10212-024-00892-9&quot;,&quot;issued&quot;:{&quot;date-parts&quot;:[[&quot;2024&quot;,12,1]]},&quot;id&quot;:&quot;nachtigall_authenticity_2024&quot;,&quot;volume&quot;:&quot;39&quot;},&quot;uri&quot;:[&quot;http://zotero.org/users/1913249/items/QQQGQ3VC&quot;],&quot;uris&quot;:[&quot;http://zotero.org/users/1913249/items/QQQGQ3VC&quot;],&quot;suffix&quot;:&quot;&quot;,&quot;id&quot;:10163,&quot;prefix&quot;:&quot;&quot;}],&quot;citationID&quot;:&quot;xeqdyrwh&quot;} RNDoevfclwolw"/>.</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schema&quot;:&quot;https://github.com/citation-style-language/schema/raw/master/csl-citation.json&quot;,&quot;properties&quot;:{&quot;formattedCitation&quot;:&quot;[@rosso_creativity_2014]&quot;,&quot;noteIndex&quot;:0},&quot;citationItems&quot;:[{&quot;itemData&quot;:{&quot;container-title-short&quot;:&quot;Organization Studies&quot;,&quot;language&quot;:&quot;en&quot;,&quot;author&quot;:[{&quot;given&quot;:&quot;Brent D.&quot;,&quot;family&quot;:&quot;Rosso&quot;}],&quot;DOI&quot;:&quot;10.1177/0170840613517600&quot;,&quot;accessed&quot;:{&quot;date-parts&quot;:[[&quot;2025&quot;,3,10]]},&quot;container-title&quot;:&quot;Organization Studies&quot;,&quot;type&quot;:&quot;article-journal&quot;,&quot;issue&quot;:&quot;4&quot;,&quot;citation-key&quot;:&quot;rosso_creativity_2014&quot;,&quot;title-short&quot;:&quot;Creativity and Constraints&quot;,&quot;title&quot;:&quot;Creativity and Constraints: Exploring the Role of Constraints in the Creative Processes of Research and Development Teams&quot;,&quot;source&quot;:&quot;DOI.org (Crossref)&quot;,&quot;ISSN&quot;:&quot;0170-8406, 1741-3044&quot;,&quot;page&quot;:&quot;551-585&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URL&quot;:&quot;https://journals.sagepub.com/doi/10.1177/0170840613517600&quot;,&quot;issued&quot;:{&quot;date-parts&quot;:[[&quot;2014&quot;,4]]},&quot;id&quot;:&quot;rosso_creativity_2014&quot;,&quot;volume&quot;:&quot;35&quot;},&quot;uri&quot;:[&quot;http://zotero.org/users/1913249/items/PQSJMALL&quot;],&quot;uris&quot;:[&quot;http://zotero.org/users/1913249/items/PQSJMALL&quot;],&quot;suffix&quot;:&quot;&quot;,&quot;id&quot;:10166,&quot;prefix&quot;:&quot;&quot;}],&quot;citationID&quot;:&quot;xkyeegjx&quot;} RNDqjqnjnsaqq"/>&lt;Do Zotero Refresh: [@rosso_creativity_2014]&gt;<text:reference-mark-end text:name="ZOTERO_ITEM CSL_CITATION {&quot;schema&quot;:&quot;https://github.com/citation-style-language/schema/raw/master/csl-citation.json&quot;,&quot;properties&quot;:{&quot;formattedCitation&quot;:&quot;[@rosso_creativity_2014]&quot;,&quot;noteIndex&quot;:0},&quot;citationItems&quot;:[{&quot;itemData&quot;:{&quot;container-title-short&quot;:&quot;Organization Studies&quot;,&quot;language&quot;:&quot;en&quot;,&quot;author&quot;:[{&quot;given&quot;:&quot;Brent D.&quot;,&quot;family&quot;:&quot;Rosso&quot;}],&quot;DOI&quot;:&quot;10.1177/0170840613517600&quot;,&quot;accessed&quot;:{&quot;date-parts&quot;:[[&quot;2025&quot;,3,10]]},&quot;container-title&quot;:&quot;Organization Studies&quot;,&quot;type&quot;:&quot;article-journal&quot;,&quot;issue&quot;:&quot;4&quot;,&quot;citation-key&quot;:&quot;rosso_creativity_2014&quot;,&quot;title-short&quot;:&quot;Creativity and Constraints&quot;,&quot;title&quot;:&quot;Creativity and Constraints: Exploring the Role of Constraints in the Creative Processes of Research and Development Teams&quot;,&quot;source&quot;:&quot;DOI.org (Crossref)&quot;,&quot;ISSN&quot;:&quot;0170-8406, 1741-3044&quot;,&quot;page&quot;:&quot;551-585&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URL&quot;:&quot;https://journals.sagepub.com/doi/10.1177/0170840613517600&quot;,&quot;issued&quot;:{&quot;date-parts&quot;:[[&quot;2014&quot;,4]]},&quot;id&quot;:&quot;rosso_creativity_2014&quot;,&quot;volume&quot;:&quot;35&quot;},&quot;uri&quot;:[&quot;http://zotero.org/users/1913249/items/PQSJMALL&quot;],&quot;uris&quot;:[&quot;http://zotero.org/users/1913249/items/PQSJMALL&quot;],&quot;suffix&quot;:&quot;&quot;,&quot;id&quot;:10166,&quot;prefix&quot;:&quot;&quot;}],&quot;citationID&quot;:&quot;xkyeegjx&quot;} RNDqjqnjnsaqq"/>.</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schema&quot;:&quot;https://github.com/citation-style-language/schema/raw/master/csl-citation.json&quot;,&quot;properties&quot;:{&quot;formattedCitation&quot;:&quot;[@rosso_creativity_2014]&quot;,&quot;noteIndex&quot;:0},&quot;citationItems&quot;:[{&quot;itemData&quot;:{&quot;container-title-short&quot;:&quot;Organization Studies&quot;,&quot;language&quot;:&quot;en&quot;,&quot;author&quot;:[{&quot;given&quot;:&quot;Brent D.&quot;,&quot;family&quot;:&quot;Rosso&quot;}],&quot;DOI&quot;:&quot;10.1177/0170840613517600&quot;,&quot;accessed&quot;:{&quot;date-parts&quot;:[[&quot;2025&quot;,3,10]]},&quot;container-title&quot;:&quot;Organization Studies&quot;,&quot;type&quot;:&quot;article-journal&quot;,&quot;issue&quot;:&quot;4&quot;,&quot;citation-key&quot;:&quot;rosso_creativity_2014&quot;,&quot;title-short&quot;:&quot;Creativity and Constraints&quot;,&quot;title&quot;:&quot;Creativity and Constraints: Exploring the Role of Constraints in the Creative Processes of Research and Development Teams&quot;,&quot;source&quot;:&quot;DOI.org (Crossref)&quot;,&quot;ISSN&quot;:&quot;0170-8406, 1741-3044&quot;,&quot;page&quot;:&quot;551-585&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URL&quot;:&quot;https://journals.sagepub.com/doi/10.1177/0170840613517600&quot;,&quot;issued&quot;:{&quot;date-parts&quot;:[[&quot;2014&quot;,4]]},&quot;id&quot;:&quot;rosso_creativity_2014&quot;,&quot;volume&quot;:&quot;35&quot;},&quot;uri&quot;:[&quot;http://zotero.org/users/1913249/items/PQSJMALL&quot;],&quot;uris&quot;:[&quot;http://zotero.org/users/1913249/items/PQSJMALL&quot;],&quot;suffix&quot;:&quot;&quot;,&quot;id&quot;:10166,&quot;prefix&quot;:&quot;&quot;}],&quot;citationID&quot;:&quot;snxgrsmu&quot;} RNDeiiqegadkf"/>&lt;Do Zotero Refresh: [@rosso_creativity_2014]&gt;<text:reference-mark-end text:name="ZOTERO_ITEM CSL_CITATION {&quot;schema&quot;:&quot;https://github.com/citation-style-language/schema/raw/master/csl-citation.json&quot;,&quot;properties&quot;:{&quot;formattedCitation&quot;:&quot;[@rosso_creativity_2014]&quot;,&quot;noteIndex&quot;:0},&quot;citationItems&quot;:[{&quot;itemData&quot;:{&quot;container-title-short&quot;:&quot;Organization Studies&quot;,&quot;language&quot;:&quot;en&quot;,&quot;author&quot;:[{&quot;given&quot;:&quot;Brent D.&quot;,&quot;family&quot;:&quot;Rosso&quot;}],&quot;DOI&quot;:&quot;10.1177/0170840613517600&quot;,&quot;accessed&quot;:{&quot;date-parts&quot;:[[&quot;2025&quot;,3,10]]},&quot;container-title&quot;:&quot;Organization Studies&quot;,&quot;type&quot;:&quot;article-journal&quot;,&quot;issue&quot;:&quot;4&quot;,&quot;citation-key&quot;:&quot;rosso_creativity_2014&quot;,&quot;title-short&quot;:&quot;Creativity and Constraints&quot;,&quot;title&quot;:&quot;Creativity and Constraints: Exploring the Role of Constraints in the Creative Processes of Research and Development Teams&quot;,&quot;source&quot;:&quot;DOI.org (Crossref)&quot;,&quot;ISSN&quot;:&quot;0170-8406, 1741-3044&quot;,&quot;page&quot;:&quot;551-585&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URL&quot;:&quot;https://journals.sagepub.com/doi/10.1177/0170840613517600&quot;,&quot;issued&quot;:{&quot;date-parts&quot;:[[&quot;2014&quot;,4]]},&quot;id&quot;:&quot;rosso_creativity_2014&quot;,&quot;volume&quot;:&quot;35&quot;},&quot;uri&quot;:[&quot;http://zotero.org/users/1913249/items/PQSJMALL&quot;],&quot;uris&quot;:[&quot;http://zotero.org/users/1913249/items/PQSJMALL&quot;],&quot;suffix&quot;:&quot;&quot;,&quot;id&quot;:10166,&quot;prefix&quot;:&quot;&quot;}],&quot;citationID&quot;:&quot;snxgrsmu&quot;} RNDeiiqegadkf"/>,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schema&quot;:&quot;https://github.com/citation-style-language/schema/raw/master/csl-citation.json&quot;,&quot;properties&quot;:{&quot;formattedCitation&quot;:&quot;[@pinheiro2011creative; @sawyer_group_2003]&quot;,&quot;noteIndex&quot;:0},&quot;citationItems&quot;:[{&quot;itemData&quot;:{&quot;container-title&quot;:&quot;Journal of Music and Dance&quot;,&quot;type&quot;:&quot;article-journal&quot;,&quot;issued&quot;:{&quot;date-parts&quot;:[[&quot;2011&quot;]]},&quot;citation-key&quot;:&quot;pinheiro2011creative&quot;,&quot;title&quot;:&quot;The creative process in the context of jazz jam sessions&quot;,&quot;page&quot;:&quot;1–5&quot;,&quot;issue&quot;:&quot;1&quot;,&quot;author&quot;:[{&quot;given&quot;:&quot;Ricardo&quot;,&quot;family&quot;:&quot;Pinheiro&quot;}],&quot;id&quot;:&quot;pinheiro2011creative&quot;,&quot;volume&quot;:&quot;1&quot;},&quot;uri&quot;:[&quot;http://zotero.org/users/1913249/items/3T3Z78QV&quot;],&quot;uris&quot;:[&quot;http://zotero.org/users/1913249/items/3T3Z78QV&quot;],&quot;suffix&quot;:&quot;&quot;,&quot;id&quot;:8756,&quot;prefix&quot;:&quot;&quot;},{&quot;itemData&quot;:{&quot;publisher-place&quot;:&quot;Mahwah, NJ, US&quot;,&quot;type&quot;:&quot;book&quot;,&quot;issued&quot;:{&quot;date-parts&quot;:[[&quot;2003&quot;]]},&quot;citation-key&quot;:&quot;sawyer_group_2003&quot;,&quot;collection-title&quot;:&quot;Group creativity:  Music, theater, collaboration&quot;,&quot;ISBN&quot;:&quot;978-0-8058-4435-1 978-0-8058-4436-8&quot;,&quot;title-short&quot;:&quot;Group creativity&quot;,&quot;title&quot;:&quot;Group creativity:  Music, theater, collaboration&quot;,&quot;source&quot;:&quot;APA PsycNet&quot;,&quot;author&quot;:[{&quot;given&quot;:&quot;R. Keith&quot;,&quot;family&quot;:&quot;Sawyer&quot;}],&quot;publisher&quot;:&quot;Lawrence Erlbaum Associates Publisher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age&quot;:&quot;ix, 214&quot;,&quot;number-of-pages&quot;:&quot;ix, 214&quot;,&quot;id&quot;:&quot;sawyer_group_2003&quot;,&quot;event-place&quot;:&quot;Mahwah, NJ, US&quot;},&quot;uri&quot;:[&quot;http://zotero.org/users/1913249/items/QZX2JI9N&quot;],&quot;uris&quot;:[&quot;http://zotero.org/users/1913249/items/QZX2JI9N&quot;],&quot;suffix&quot;:&quot;&quot;,&quot;id&quot;:8754,&quot;prefix&quot;:&quot;&quot;}],&quot;citationID&quot;:&quot;kudadtnn&quot;} RNDgfoxvgktmc"/>&lt;Do Zotero Refresh: [@pinheiro2011creative; @sawyer_group_2003]&gt;<text:reference-mark-end text:name="ZOTERO_ITEM CSL_CITATION {&quot;schema&quot;:&quot;https://github.com/citation-style-language/schema/raw/master/csl-citation.json&quot;,&quot;properties&quot;:{&quot;formattedCitation&quot;:&quot;[@pinheiro2011creative; @sawyer_group_2003]&quot;,&quot;noteIndex&quot;:0},&quot;citationItems&quot;:[{&quot;itemData&quot;:{&quot;container-title&quot;:&quot;Journal of Music and Dance&quot;,&quot;type&quot;:&quot;article-journal&quot;,&quot;issued&quot;:{&quot;date-parts&quot;:[[&quot;2011&quot;]]},&quot;citation-key&quot;:&quot;pinheiro2011creative&quot;,&quot;title&quot;:&quot;The creative process in the context of jazz jam sessions&quot;,&quot;page&quot;:&quot;1–5&quot;,&quot;issue&quot;:&quot;1&quot;,&quot;author&quot;:[{&quot;given&quot;:&quot;Ricardo&quot;,&quot;family&quot;:&quot;Pinheiro&quot;}],&quot;id&quot;:&quot;pinheiro2011creative&quot;,&quot;volume&quot;:&quot;1&quot;},&quot;uri&quot;:[&quot;http://zotero.org/users/1913249/items/3T3Z78QV&quot;],&quot;uris&quot;:[&quot;http://zotero.org/users/1913249/items/3T3Z78QV&quot;],&quot;suffix&quot;:&quot;&quot;,&quot;id&quot;:8756,&quot;prefix&quot;:&quot;&quot;},{&quot;itemData&quot;:{&quot;publisher-place&quot;:&quot;Mahwah, NJ, US&quot;,&quot;type&quot;:&quot;book&quot;,&quot;issued&quot;:{&quot;date-parts&quot;:[[&quot;2003&quot;]]},&quot;citation-key&quot;:&quot;sawyer_group_2003&quot;,&quot;collection-title&quot;:&quot;Group creativity:  Music, theater, collaboration&quot;,&quot;ISBN&quot;:&quot;978-0-8058-4435-1 978-0-8058-4436-8&quot;,&quot;title-short&quot;:&quot;Group creativity&quot;,&quot;title&quot;:&quot;Group creativity:  Music, theater, collaboration&quot;,&quot;source&quot;:&quot;APA PsycNet&quot;,&quot;author&quot;:[{&quot;given&quot;:&quot;R. Keith&quot;,&quot;family&quot;:&quot;Sawyer&quot;}],&quot;publisher&quot;:&quot;Lawrence Erlbaum Associates Publisher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age&quot;:&quot;ix, 214&quot;,&quot;number-of-pages&quot;:&quot;ix, 214&quot;,&quot;id&quot;:&quot;sawyer_group_2003&quot;,&quot;event-place&quot;:&quot;Mahwah, NJ, US&quot;},&quot;uri&quot;:[&quot;http://zotero.org/users/1913249/items/QZX2JI9N&quot;],&quot;uris&quot;:[&quot;http://zotero.org/users/1913249/items/QZX2JI9N&quot;],&quot;suffix&quot;:&quot;&quot;,&quot;id&quot;:8754,&quot;prefix&quot;:&quot;&quot;}],&quot;citationID&quot;:&quot;kudadtnn&quot;} RNDgfoxvgktmc"/>. The area of improvisation is underexplored in the game jam context compared to that of music and theatre <text:reference-mark-start text:name="ZOTERO_ITEM CSL_CITATION {&quot;schema&quot;:&quot;https://github.com/citation-style-language/schema/raw/master/csl-citation.json&quot;,&quot;properties&quot;:{&quot;formattedCitation&quot;:&quot;[@jaffurs_impact_2004-1; @merilainen_game_2020]&quot;,&quot;noteIndex&quot;:0},&quot;citationItems&quot;:[{&quot;itemData&quot;:{&quot;container-title-short&quot;:&quot;International Journal of Music Education&quot;,&quot;language&quot;:&quot;en&quot;,&quot;author&quot;:[{&quot;given&quot;:&quot;Sheri E.&quot;,&quot;family&quot;:&quot;Jaffurs&quot;}],&quot;DOI&quot;:&quot;10.1177/0255761404047401&quot;,&quot;accessed&quot;:{&quot;date-parts&quot;:[[&quot;2023&quot;,9,17]]},&quot;container-title&quot;:&quot;International Journal of Music Education&quot;,&quot;type&quot;:&quot;article-journal&quot;,&quot;issued&quot;:{&quot;date-parts&quot;:[[&quot;2004&quot;,12]]},&quot;citation-key&quot;:&quot;jaffurs_impact_2004-1&quot;,&quot;title&quot;:&quot;The impact of informal music learning practices in the classroom, or how I learned how to teach from a garage band&quot;,&quot;source&quot;:&quot;DOI.org (Crossref)&quot;,&quot;ISSN&quot;:&quot;0255-7614, 1744-795X&quot;,&quot;page&quot;:&quot;189-200&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URL&quot;:&quot;http://journals.sagepub.com/doi/10.1177/0255761404047401&quot;,&quot;issue&quot;:&quot;3&quot;,&quot;id&quot;:&quot;jaffurs_impact_2004-1&quot;,&quot;volume&quot;:&quot;22&quot;},&quot;uri&quot;:[&quot;http://zotero.org/users/1913249/items/PTKWPH6L&quot;],&quot;uris&quot;:[&quot;http://zotero.org/users/1913249/items/PTKWPH6L&quot;],&quot;suffix&quot;:&quot;&quot;,&quot;id&quot;:8925,&quot;prefix&quot;:&quot;&quot;},{&quot;itemData&quot;:{&quot;language&quot;:&quot;en&quot;,&quot;author&quot;:[{&quot;given&quot;:&quot;Mikko&quot;,&quot;family&quot;:&quot;Meriläinen&quot;},{&quot;given&quot;:&quot;Riikka&quot;,&quot;family&quot;:&quot;Aurava&quot;},{&quot;given&quot;:&quot;Annakaisa&quot;,&quot;family&quot;:&quot;Kultima&quot;},{&quot;given&quot;:&quot;Jaakko&quot;,&quot;family&quot;:&quot;Stenros&quot;}],&quot;DOI&quot;:&quot;10.4018/IJGBL.2020040104&quot;,&quot;accessed&quot;:{&quot;date-parts&quot;:[[&quot;2023&quot;,9,17]]},&quot;container-title&quot;:&quot;International Journal of Game-Based Learning&quot;,&quot;type&quot;:&quot;article-journal&quot;,&quot;issued&quot;:{&quot;date-parts&quot;:[[&quot;2020&quot;,4,1]]},&quot;citation-key&quot;:&quot;merilainen_game_2020&quot;,&quot;title-short&quot;:&quot;Game Jams for Learning and Teaching&quot;,&quot;title&quot;:&quot;Game Jams for Learning and Teaching: A Review&quot;,&quot;source&quot;:&quot;DOI.org (Crossref)&quot;,&quot;ISSN&quot;:&quot;2155-6849, 2155-6857&quot;,&quot;page&quot;:&quot;54-71&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URL&quot;:&quot;https://services.igi-global.com/resolvedoi/resolve.aspx?doi=10.4018/IJGBL.2020040104&quot;,&quot;issue&quot;:&quot;2&quot;,&quot;id&quot;:&quot;merilainen_game_2020&quot;,&quot;volume&quot;:&quot;10&quot;},&quot;uri&quot;:[&quot;http://zotero.org/users/1913249/items/N4WRCXYJ&quot;],&quot;uris&quot;:[&quot;http://zotero.org/users/1913249/items/N4WRCXYJ&quot;],&quot;suffix&quot;:&quot;&quot;,&quot;id&quot;:8919,&quot;prefix&quot;:&quot;&quot;}],&quot;citationID&quot;:&quot;mywqgfhl&quot;} RNDlhpwnzqqzu"/>&lt;Do Zotero Refresh: [@jaffurs_impact_2004-1; @merilainen_game_2020]&gt;<text:reference-mark-end text:name="ZOTERO_ITEM CSL_CITATION {&quot;schema&quot;:&quot;https://github.com/citation-style-language/schema/raw/master/csl-citation.json&quot;,&quot;properties&quot;:{&quot;formattedCitation&quot;:&quot;[@jaffurs_impact_2004-1; @merilainen_game_2020]&quot;,&quot;noteIndex&quot;:0},&quot;citationItems&quot;:[{&quot;itemData&quot;:{&quot;container-title-short&quot;:&quot;International Journal of Music Education&quot;,&quot;language&quot;:&quot;en&quot;,&quot;author&quot;:[{&quot;given&quot;:&quot;Sheri E.&quot;,&quot;family&quot;:&quot;Jaffurs&quot;}],&quot;DOI&quot;:&quot;10.1177/0255761404047401&quot;,&quot;accessed&quot;:{&quot;date-parts&quot;:[[&quot;2023&quot;,9,17]]},&quot;container-title&quot;:&quot;International Journal of Music Education&quot;,&quot;type&quot;:&quot;article-journal&quot;,&quot;issued&quot;:{&quot;date-parts&quot;:[[&quot;2004&quot;,12]]},&quot;citation-key&quot;:&quot;jaffurs_impact_2004-1&quot;,&quot;title&quot;:&quot;The impact of informal music learning practices in the classroom, or how I learned how to teach from a garage band&quot;,&quot;source&quot;:&quot;DOI.org (Crossref)&quot;,&quot;ISSN&quot;:&quot;0255-7614, 1744-795X&quot;,&quot;page&quot;:&quot;189-200&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URL&quot;:&quot;http://journals.sagepub.com/doi/10.1177/0255761404047401&quot;,&quot;issue&quot;:&quot;3&quot;,&quot;id&quot;:&quot;jaffurs_impact_2004-1&quot;,&quot;volume&quot;:&quot;22&quot;},&quot;uri&quot;:[&quot;http://zotero.org/users/1913249/items/PTKWPH6L&quot;],&quot;uris&quot;:[&quot;http://zotero.org/users/1913249/items/PTKWPH6L&quot;],&quot;suffix&quot;:&quot;&quot;,&quot;id&quot;:8925,&quot;prefix&quot;:&quot;&quot;},{&quot;itemData&quot;:{&quot;language&quot;:&quot;en&quot;,&quot;author&quot;:[{&quot;given&quot;:&quot;Mikko&quot;,&quot;family&quot;:&quot;Meriläinen&quot;},{&quot;given&quot;:&quot;Riikka&quot;,&quot;family&quot;:&quot;Aurava&quot;},{&quot;given&quot;:&quot;Annakaisa&quot;,&quot;family&quot;:&quot;Kultima&quot;},{&quot;given&quot;:&quot;Jaakko&quot;,&quot;family&quot;:&quot;Stenros&quot;}],&quot;DOI&quot;:&quot;10.4018/IJGBL.2020040104&quot;,&quot;accessed&quot;:{&quot;date-parts&quot;:[[&quot;2023&quot;,9,17]]},&quot;container-title&quot;:&quot;International Journal of Game-Based Learning&quot;,&quot;type&quot;:&quot;article-journal&quot;,&quot;issued&quot;:{&quot;date-parts&quot;:[[&quot;2020&quot;,4,1]]},&quot;citation-key&quot;:&quot;merilainen_game_2020&quot;,&quot;title-short&quot;:&quot;Game Jams for Learning and Teaching&quot;,&quot;title&quot;:&quot;Game Jams for Learning and Teaching: A Review&quot;,&quot;source&quot;:&quot;DOI.org (Crossref)&quot;,&quot;ISSN&quot;:&quot;2155-6849, 2155-6857&quot;,&quot;page&quot;:&quot;54-71&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URL&quot;:&quot;https://services.igi-global.com/resolvedoi/resolve.aspx?doi=10.4018/IJGBL.2020040104&quot;,&quot;issue&quot;:&quot;2&quot;,&quot;id&quot;:&quot;merilainen_game_2020&quot;,&quot;volume&quot;:&quot;10&quot;},&quot;uri&quot;:[&quot;http://zotero.org/users/1913249/items/N4WRCXYJ&quot;],&quot;uris&quot;:[&quot;http://zotero.org/users/1913249/items/N4WRCXYJ&quot;],&quot;suffix&quot;:&quot;&quot;,&quot;id&quot;:8919,&quot;prefix&quot;:&quot;&quot;}],&quot;citationID&quot;:&quot;mywqgfhl&quot;} RNDlhpwnzqqzu"/>.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THIS TABLE NEEDS TO BE COMPLETED - FEEDBACK IS APPRECIATED AS TO HOE USEFUL IT WILL /MAY BE Perhaps add another analytical dimension?</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Harbour</text:span></text:p>
            </table:table-cell>
            <table:table-cell table:style-name="TableHeaderRowCell" office:value-type="string">
              <text:p text:style-name="Table_20_Heading"><text:span text:style-name="T1">Jam Session</text:span></text:p>
            </table:table-cell>
          </table:table-row>
        </table:table-header-rows>
        <table:table-row>
          <table:table-cell table:style-name="TableRowCell" office:value-type="string">
            <text:p text:style-name="Table_20_Contents">Protection from complexity</text:p>
          </table:table-cell>
          <table:table-cell table:style-name="TableRowCell" office:value-type="string">
            <text:p text:style-name="Table_20_Contents">Restrictions in genre explored</text:p>
          </table:table-cell>
        </table:table-row>
        <table:table-row>
          <table:table-cell table:style-name="TableRowCell" office:value-type="string">
            <text:p text:style-name="Table_20_Contents">Form</text:p>
          </table:table-cell>
          <table:table-cell table:style-name="TableRowCell" office:value-type="string">
    </table:table-cell>
        </table:table-row>
      </table:table>
      <text:p text:style-name="First_20_paragraph">Table 7.2 exploring valuable concepts via metaphor.</text:p>
      <text:p text:style-name="Text_20_body">At this stage is relevant to return to issues of underlying motivation driving parti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text:reference-mark-start text:name="ZOTERO_ITEM CSL_CITATION {&quot;schema&quot;:&quot;https://github.com/citation-style-language/schema/raw/master/csl-citation.json&quot;,&quot;properties&quot;:{&quot;formattedCitation&quot;:&quot;[@resnick_coding_2020; @papert_technological_1995]&quot;,&quot;noteIndex&quot;:0},&quot;citationItems&quot;:[{&quot;itemData&quot;:{&quot;container-title-short&quot;:&quot;Commun. ACM&quot;,&quot;language&quot;:&quot;en&quot;,&quot;author&quot;:[{&quot;given&quot;:&quot;Mitchel&quot;,&quot;family&quot;:&quot;Resnick&quot;},{&quot;given&quot;:&quot;Natalie&quot;,&quot;family&quot;:&quot;Rusk&quot;}],&quot;DOI&quot;:&quot;10.1145/3375546&quot;,&quot;accessed&quot;:{&quot;date-parts&quot;:[[&quot;2021&quot;,12,21]]},&quot;container-title&quot;:&quot;Communications of the ACM&quot;,&quot;type&quot;:&quot;article-journal&quot;,&quot;issued&quot;:{&quot;date-parts&quot;:[[&quot;2020&quot;,10,22]]},&quot;citation-key&quot;:&quot;resnick_coding_2020&quot;,&quot;title&quot;:&quot;Coding at a crossroads&quot;,&quot;source&quot;:&quot;DOI.org (Crossref)&quot;,&quot;ISSN&quot;:&quot;0001-0782, 1557-7317&quot;,&quot;page&quot;:&quot;120-127&quot;,&quot;abstract&quot;:&quot;While millions of students worldwide have enjoyed coding experiences over the last decade, the next challenge is spreading educational values and approaches.&quot;,&quot;URL&quot;:&quot;https://dl.acm.org/doi/10.1145/3375546&quot;,&quot;issue&quot;:&quot;11&quot;,&quot;id&quot;:&quot;resnick_coding_2020&quot;,&quot;volume&quot;:&quot;63&quot;},&quot;uri&quot;:[&quot;http://zotero.org/users/1913249/items/VYS48CXK&quot;],&quot;uris&quot;:[&quot;http://zotero.org/users/1913249/items/VYS48CXK&quot;],&quot;suffix&quot;:&quot;&quot;,&quot;id&quot;:3,&quot;prefix&quot;:&quot;&quot;},{&quot;itemData&quot;:{&quot;type&quot;:&quot;document&quot;,&quot;issued&quot;:{&quot;date-parts&quot;:[[&quot;1995&quot;]]},&quot;citation-key&quot;:&quot;papert_technological_1995&quot;,&quot;title&quot;:&quot;Technological Fluency And The Representation Of Knowledge. Proposal to the National Science Foundation&quot;,&quot;source&quot;:&quot;grantome.com&quot;,&quot;author&quot;:[{&quot;given&quot;:&quot;Seymour&quot;,&quot;family&quot;:&quot;Papert&quot;},{&quot;given&quot;:&quot;Mitchel&quot;,&quot;family&quot;:&quot;Resnick&quot;}],&quot;URL&quot;:&quot;https://grantome.com/grant/NSF/DRL-9553474&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language&quot;:&quot;en&quot;,&quot;accessed&quot;:{&quot;date-parts&quot;:[[&quot;2023&quot;,3,4]]},&quot;id&quot;:&quot;papert_technological_1995&quot;},&quot;uri&quot;:[&quot;http://zotero.org/users/1913249/items/Z5SU9AZW&quot;],&quot;uris&quot;:[&quot;http://zotero.org/users/1913249/items/Z5SU9AZW&quot;],&quot;suffix&quot;:&quot;&quot;,&quot;id&quot;:3704,&quot;prefix&quot;:&quot;&quot;}],&quot;citationID&quot;:&quot;kniqtwnp&quot;} RNDcyiobunylu"/>&lt;Do Zotero Refresh: [@resnick_coding_2020; @papert_technological_1995]&gt;<text:reference-mark-end text:name="ZOTERO_ITEM CSL_CITATION {&quot;schema&quot;:&quot;https://github.com/citation-style-language/schema/raw/master/csl-citation.json&quot;,&quot;properties&quot;:{&quot;formattedCitation&quot;:&quot;[@resnick_coding_2020; @papert_technological_1995]&quot;,&quot;noteIndex&quot;:0},&quot;citationItems&quot;:[{&quot;itemData&quot;:{&quot;container-title-short&quot;:&quot;Commun. ACM&quot;,&quot;language&quot;:&quot;en&quot;,&quot;author&quot;:[{&quot;given&quot;:&quot;Mitchel&quot;,&quot;family&quot;:&quot;Resnick&quot;},{&quot;given&quot;:&quot;Natalie&quot;,&quot;family&quot;:&quot;Rusk&quot;}],&quot;DOI&quot;:&quot;10.1145/3375546&quot;,&quot;accessed&quot;:{&quot;date-parts&quot;:[[&quot;2021&quot;,12,21]]},&quot;container-title&quot;:&quot;Communications of the ACM&quot;,&quot;type&quot;:&quot;article-journal&quot;,&quot;issued&quot;:{&quot;date-parts&quot;:[[&quot;2020&quot;,10,22]]},&quot;citation-key&quot;:&quot;resnick_coding_2020&quot;,&quot;title&quot;:&quot;Coding at a crossroads&quot;,&quot;source&quot;:&quot;DOI.org (Crossref)&quot;,&quot;ISSN&quot;:&quot;0001-0782, 1557-7317&quot;,&quot;page&quot;:&quot;120-127&quot;,&quot;abstract&quot;:&quot;While millions of students worldwide have enjoyed coding experiences over the last decade, the next challenge is spreading educational values and approaches.&quot;,&quot;URL&quot;:&quot;https://dl.acm.org/doi/10.1145/3375546&quot;,&quot;issue&quot;:&quot;11&quot;,&quot;id&quot;:&quot;resnick_coding_2020&quot;,&quot;volume&quot;:&quot;63&quot;},&quot;uri&quot;:[&quot;http://zotero.org/users/1913249/items/VYS48CXK&quot;],&quot;uris&quot;:[&quot;http://zotero.org/users/1913249/items/VYS48CXK&quot;],&quot;suffix&quot;:&quot;&quot;,&quot;id&quot;:3,&quot;prefix&quot;:&quot;&quot;},{&quot;itemData&quot;:{&quot;type&quot;:&quot;document&quot;,&quot;issued&quot;:{&quot;date-parts&quot;:[[&quot;1995&quot;]]},&quot;citation-key&quot;:&quot;papert_technological_1995&quot;,&quot;title&quot;:&quot;Technological Fluency And The Representation Of Knowledge. Proposal to the National Science Foundation&quot;,&quot;source&quot;:&quot;grantome.com&quot;,&quot;author&quot;:[{&quot;given&quot;:&quot;Seymour&quot;,&quot;family&quot;:&quot;Papert&quot;},{&quot;given&quot;:&quot;Mitchel&quot;,&quot;family&quot;:&quot;Resnick&quot;}],&quot;URL&quot;:&quot;https://grantome.com/grant/NSF/DRL-9553474&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language&quot;:&quot;en&quot;,&quot;accessed&quot;:{&quot;date-parts&quot;:[[&quot;2023&quot;,3,4]]},&quot;id&quot;:&quot;papert_technological_1995&quot;},&quot;uri&quot;:[&quot;http://zotero.org/users/1913249/items/Z5SU9AZW&quot;],&quot;uris&quot;:[&quot;http://zotero.org/users/1913249/items/Z5SU9AZW&quot;],&quot;suffix&quot;:&quot;&quot;,&quot;id&quot;:3704,&quot;prefix&quot;:&quot;&quot;}],&quot;citationID&quot;:&quot;kniqtwnp&quot;} RNDcyiobunylu"/>.</text:p>
      <text:p text:style-name="Text_20_body"/>
      <text:h text:style-name="Heading_20_2" text:outline-level="2"><text:bookmark-start text:name="part-three-synthesis-contributions-to-the-field"/>Part Three : Synthesis &amp; contributions to the field<text:bookmark-end text:name="part-three-synthesis-contributions-to-the-field"/></text:h>
      <text:h text:style-name="Heading_20_3" text:outline-level="3"><text:bookmark-start text:name="returning-to-gaps-in-the-research-landscape-my-motivations"/>Returning to gaps in the research landscape &amp; my motivations<text:bookmark-end text:name="returning-to-gaps-in-the-research-landscape-my-motivations"/></text:h>
      <text:p text:style-name="First_20_paragraph">In Chapter x, I outlined in broad strokes areas of the landscape of computer game design and programming (CGD&amp;P)</text:p>
      <text:p text:style-name="Text_20_body">Overall, a gap in making games compared to playing them, a lack of those focusing on social and cultural aspects, and in particuar lack of specific pedagogies to address how to support these dimensions, in particular limited understanding on the formation of making identities.</text:p>
      <text:p text:style-name="Text_20_body">In addition there is another gaps conceptually in a clarity in terms of what we are undertaking (CGD&amp;P) for, i.e. the motivation, what we are developing.</text:p>
      <text:p text:style-name="Text_20_body">While vague conceptions of collaboration and broader 21st C skills seem broadly applicable, they are unfocused.</text:p>
      <text:p text:style-name="Text_20_body">While one promising concept, that of computational fluency, exists in broader research, the concept is only explored in broads strokes as both technical competency and an ability to for self-expression within digital code mediums [].</text:p>
      <text:p text:style-name="Text_20_body">The work of Resnick is convincing but lacks theoretical foundations as Papert’s ideas were before their time. It is of value to align them with more contemporary socio-cultural conceptions, in particular the lens of agency.</text:p>
      <text:p text:style-name="Text_20_body">This research aims in part to explore to what extent my own interest in chaotic, community-based pedagogies aligns with those gaps.</text:p>
      <text:h text:style-name="Heading_20_3" text:outline-level="3"><text:bookmark-start text:name="first-area-of-contribution-to-the-research-in-the-field-an-applied-pedagogy-with-detailed-analysis-of-inherent-structural-components"/>First area of contribution to the research in the field: An applied pedagogy with detailed analysis of inherent structural components<text:bookmark-end text:name="first-area-of-contribution-to-the-research-in-the-field-an-applied-pedagogy-with-detailed-analysis-of-inherent-structural-components"/></text:h>
      <text:p text:style-name="First_20_paragraph">This chapter contend that the underlying structure of the learning design is vital to support the social and cultural processes described above. This technical structure synthesises UMC pedagogy, a half-baked game template and the use of a collection of game design patterns. This section summaries this structural / technical approach.</text:p>
      <text:p text:style-name="Text_20_body">In terms of the specificity of the last section, this chapter has, in line with underlying Marxist principles, returned to the concrete. Specifically the 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 Thus the structural elements of this design facilitate the kind of relational pedagogies originally advocated by Papert and but which have too often been missing from research in this field.</text:p>
      <text:p text:style-name="Text_20_body">The potential of this innovation is significant in scope. Firstly, the surfacing of GDPs as a germ cell concept, facilitated the development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ext:span text:style-name="T1">Can’t quite fit in.</text:span></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text:p>
      <text:h text:style-name="Heading_20_3" text:outline-level="3"><text:bookmark-start text:name="second-area-of-contribution-to-the-research-in-the-field-a-complex-view-of-agency-and-repertoires-development-within-this-research"/>Second area of contribution to the research in the field: A complex view of agency and repertoires development within this research<text:bookmark-end text:name="second-area-of-contribution-to-the-research-in-the-field-a-complex-view-of-agency-and-repertoires-development-within-this-research"/></text:h>
      <text:p text:style-name="First_20_paragraph">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approach <text:reference-mark-start text:name="ZOTERO_ITEM CSL_CITATION {&quot;schema&quot;:&quot;https://github.com/citation-style-language/schema/raw/master/csl-citation.json&quot;,&quot;properties&quot;:{&quot;formattedCitation&quot;:&quot;[@chesterman_game_2023]&quot;,&quot;noteIndex&quot;:0},&quot;citationItems&quot;:[{&quot;itemData&quot;:{&quot;publisher-place&quot;:&quot;Cham&quot;,&quot;language&quot;:&quot;en&quot;,&quot;ISBN&quot;:&quot;978-3-031-21970-2&quot;,&quot;author&quot;:[{&quot;given&quot;:&quot;Mick&quot;,&quot;family&quot;:&quot;Chesterman&quot;}],&quot;event-place&quot;:&quot;Cham&quot;,&quot;accessed&quot;:{&quot;date-parts&quot;:[[&quot;2023&quot;,3,17]]},&quot;container-title&quot;:&quot;Teaching Coding in K-12 Schools: Research and Application&quot;,&quot;type&quot;:&quot;chapter&quot;,&quot;issued&quot;:{&quot;date-parts&quot;:[[&quot;2023&quot;]]},&quot;citation-key&quot;:&quot;chesterman_game_2023&quot;,&quot;title&quot;:&quot;Game Making and Coding Fluency in a Primary Computing Context&quot;,&quot;source&quot;:&quot;Springer Link&quot;,&quot;page&quot;:&quot;171-187&quot;,&quot;editor&quot;:[{&quot;given&quot;:&quot;Therese&quot;,&quot;family&quot;:&quot;Keane&quot;},{&quot;given&quot;:&quot;Andrew E.&quot;,&quot;family&quot;:&quot;Flu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URL&quot;:&quot;https://doi.org/10.1007/978-3-031-21970-2_12&quot;,&quot;publisher&quot;:&quot;Springer International Publishing&quot;,&quot;id&quot;:&quot;chesterman_game_2023&quot;,&quot;DOI&quot;:&quot;10.1007/978-3-031-21970-2_12&quot;},&quot;uri&quot;:[&quot;http://zotero.org/users/1913249/items/TH7N6A5F&quot;],&quot;uris&quot;:[&quot;http://zotero.org/users/1913249/items/TH7N6A5F&quot;],&quot;suffix&quot;:&quot;&quot;,&quot;id&quot;:3680,&quot;prefix&quot;:&quot;&quot;}],&quot;citationID&quot;:&quot;dsgpavmn&quot;} RNDudeuyohgfa"/>&lt;Do Zotero Refresh: [@chesterman_game_2023]&gt;<text:reference-mark-end text:name="ZOTERO_ITEM CSL_CITATION {&quot;schema&quot;:&quot;https://github.com/citation-style-language/schema/raw/master/csl-citation.json&quot;,&quot;properties&quot;:{&quot;formattedCitation&quot;:&quot;[@chesterman_game_2023]&quot;,&quot;noteIndex&quot;:0},&quot;citationItems&quot;:[{&quot;itemData&quot;:{&quot;publisher-place&quot;:&quot;Cham&quot;,&quot;language&quot;:&quot;en&quot;,&quot;ISBN&quot;:&quot;978-3-031-21970-2&quot;,&quot;author&quot;:[{&quot;given&quot;:&quot;Mick&quot;,&quot;family&quot;:&quot;Chesterman&quot;}],&quot;event-place&quot;:&quot;Cham&quot;,&quot;accessed&quot;:{&quot;date-parts&quot;:[[&quot;2023&quot;,3,17]]},&quot;container-title&quot;:&quot;Teaching Coding in K-12 Schools: Research and Application&quot;,&quot;type&quot;:&quot;chapter&quot;,&quot;issued&quot;:{&quot;date-parts&quot;:[[&quot;2023&quot;]]},&quot;citation-key&quot;:&quot;chesterman_game_2023&quot;,&quot;title&quot;:&quot;Game Making and Coding Fluency in a Primary Computing Context&quot;,&quot;source&quot;:&quot;Springer Link&quot;,&quot;page&quot;:&quot;171-187&quot;,&quot;editor&quot;:[{&quot;given&quot;:&quot;Therese&quot;,&quot;family&quot;:&quot;Keane&quot;},{&quot;given&quot;:&quot;Andrew E.&quot;,&quot;family&quot;:&quot;Flu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URL&quot;:&quot;https://doi.org/10.1007/978-3-031-21970-2_12&quot;,&quot;publisher&quot;:&quot;Springer International Publishing&quot;,&quot;id&quot;:&quot;chesterman_game_2023&quot;,&quot;DOI&quot;:&quot;10.1007/978-3-031-21970-2_12&quot;},&quot;uri&quot;:[&quot;http://zotero.org/users/1913249/items/TH7N6A5F&quot;],&quot;uris&quot;:[&quot;http://zotero.org/users/1913249/items/TH7N6A5F&quot;],&quot;suffix&quot;:&quot;&quot;,&quot;id&quot;:3680,&quot;prefix&quot;:&quot;&quot;}],&quot;citationID&quot;:&quot;dsgpavmn&quot;} RNDudeuyohgfa"/> a summary of which is included in (see appendix.3M).</text:p>
      <text:p text:style-name="Text_20_body">Thus instead in this thesis I focus instead on the value of recognising the shifting nature of agency in this game making process, the value of designing for varied forms of agency, and the use of metaphors to represent learning spaces and processes that foster agency in game making.</text:p>
      <text:h text:style-name="Heading_20_4" text:outline-level="4"><text:bookmark-start text:name="summary-of-discussion-on-designing-for-agency"/>Summary of discussion on designing for agency<text:bookmark-end text:name="summary-of-discussion-on-designing-for-agency"/></text:h>
      <text:p text:style-name="First_20_paragraph">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text:p>
      <text:p text:style-name="Text_20_body">As indicated above, I make no extra-ordinary claims concerning the processes used to achieve this goal in this design, those of explicit structuring of playtesting with side missions and implicit 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Text_20_body"><text:span text:style-name="T1">Agency / Equity Terms - utopian concepts</text:span></text:p>
      <text:p text:style-name="Text_20_body">The discussion above concerning shifting forms of agency can be developed further using the concepts from Gutierrez and Rogoff.</text:p>
      <text:p text:style-name="Text_20_body">Given the mutuality of the DBR approach of the research process, and the development of relational equity in the process of specialisation [Gutierrez], the process aligns with a utopian approach to design research</text:p>
      <text:p text:style-name="Text_20_body">Returning to the dilemma regarding the difficulty of maintaining a learning design requiring heroic levels of transformational agency, and the difficulty of replicating such conditions,</text:p>
      <text:p text:style-name="Text_20_body">While there is clearly value in TADS as a concept in early stages of design, in particular as analytical tool, I lean more towards Gutiérrez’s framing of equity and diversity in learning design overall as a goal to work towards.</text:p>
      <text:p text:style-name="Text_20_body">More broadly this research can be developed beyond agency to encompass, equity, diversity, enacted, concrete, thus towards inclusion.</text:p>
      <text:p text:style-name="Text_20_body"><text:span text:style-name="T1">Terms - designing for agency means developing X.</text:span></text:p>
      <text:p text:style-name="Text_20_body">There is potentally a gap in communicating the value of this framing of the research to practitioners. In particular he framing of agency as a group process rather than an individual attribute could be confusing.</text:p>
      <text:p text:style-name="Text_20_body">To follow on from the gap in research concerning the underlying goals of undertaking CGD&amp;P. Let’s turn to terminology.</text:p>
      <text:p text:style-name="Text_20_body">What goals in the field of CGD&amp;P address the development of agency.</text:p>
      <text:p text:style-name="Text_20_body">The concepts of computational fluency is can be critiqued as a potentially individualised approach compared to 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p text:style-name="Text_20_body"><text:span text:style-name="T1">equity and diversity as concrete instances with the learning environment</text:span></text:p>
      <text:p text:style-name="Text_20_body">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Heading_20_3" text:outline-level="3"><text:bookmark-start text:name="third-area-of-contribution-to-the-research-in-the-field-the-impact-of-the-dbr-fi"/>Third area of contribution to the research in the field: The impact of the DBR / FI<text:bookmark-end text:name="third-area-of-contribution-to-the-research-in-the-field-the-impact-of-the-dbr-fi"/></text:h>
      <text:p text:style-name="First_20_paragraph">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and DBR are still evolving. For example, AT proponents are advancing a 4th generation which responds to increasingly rapid and evolving situations <text:reference-mark-start text:name="ZOTERO_ITEM CSL_CITATION {&quot;schema&quot;:&quot;https://github.com/citation-style-language/schema/raw/master/csl-citation.json&quot;,&quot;properties&quot;:{&quot;formattedCitation&quot;:&quot;[@engestrom_mediated_2021]&quot;,&quot;noteIndex&quot;:0},&quot;citationItems&quot;:[{&quot;itemData&quot;:{&quot;author&quot;:[{&quot;given&quot;:&quot;Yrjö&quot;,&quot;family&quot;:&quot;Engeström&quot;},{&quot;given&quot;:&quot;Annalisa&quot;,&quot;family&quot;:&quot;Sannino&quot;}],&quot;DOI&quot;:&quot;10.1080/10749039.2020.1806328&quot;,&quot;accessed&quot;:{&quot;date-parts&quot;:[[&quot;2024&quot;,9,18]]},&quot;container-title&quot;:&quot;Mind, Culture, and Activity&quot;,&quot;type&quot;:&quot;article-journal&quot;,&quot;issued&quot;:{&quot;date-parts&quot;:[[&quot;2021&quot;,1,2]]},&quot;citation-key&quot;:&quot;engestrom_mediated_2021&quot;,&quot;title-short&quot;:&quot;From mediated actions to heterogenous coalitions&quot;,&quot;page&quot;:&quot;4-23&quot;,&quot;title&quot;:&quot;From mediated actions to heterogenous coalitions: four generations of activity-theoretical studies of work and learning&quot;,&quot;source&quot;:&quot;Taylor and Francis+NEJM&quot;,&quot;ISSN&quot;:&quot;1074-9039&quot;,&quot;URL&quot;:&quot;https://doi.org/10.1080/10749039.2020.1806328&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issue&quot;:&quot;1&quot;,&quot;publisher&quot;:&quot;Routledge&quot;,&quot;id&quot;:&quot;engestrom_mediated_2021&quot;,&quot;volume&quot;:&quot;28&quot;},&quot;uri&quot;:[&quot;http://zotero.org/users/1913249/items/LQ5EG953&quot;],&quot;uris&quot;:[&quot;http://zotero.org/users/1913249/items/LQ5EG953&quot;],&quot;suffix&quot;:&quot;&quot;,&quot;id&quot;:9907,&quot;prefix&quot;:&quot;&quot;}],&quot;citationID&quot;:&quot;csqfryus&quot;} RNDshqecuwijw"/>&lt;Do Zotero Refresh: [@engestrom_mediated_2021]&gt;<text:reference-mark-end text:name="ZOTERO_ITEM CSL_CITATION {&quot;schema&quot;:&quot;https://github.com/citation-style-language/schema/raw/master/csl-citation.json&quot;,&quot;properties&quot;:{&quot;formattedCitation&quot;:&quot;[@engestrom_mediated_2021]&quot;,&quot;noteIndex&quot;:0},&quot;citationItems&quot;:[{&quot;itemData&quot;:{&quot;author&quot;:[{&quot;given&quot;:&quot;Yrjö&quot;,&quot;family&quot;:&quot;Engeström&quot;},{&quot;given&quot;:&quot;Annalisa&quot;,&quot;family&quot;:&quot;Sannino&quot;}],&quot;DOI&quot;:&quot;10.1080/10749039.2020.1806328&quot;,&quot;accessed&quot;:{&quot;date-parts&quot;:[[&quot;2024&quot;,9,18]]},&quot;container-title&quot;:&quot;Mind, Culture, and Activity&quot;,&quot;type&quot;:&quot;article-journal&quot;,&quot;issued&quot;:{&quot;date-parts&quot;:[[&quot;2021&quot;,1,2]]},&quot;citation-key&quot;:&quot;engestrom_mediated_2021&quot;,&quot;title-short&quot;:&quot;From mediated actions to heterogenous coalitions&quot;,&quot;page&quot;:&quot;4-23&quot;,&quot;title&quot;:&quot;From mediated actions to heterogenous coalitions: four generations of activity-theoretical studies of work and learning&quot;,&quot;source&quot;:&quot;Taylor and Francis+NEJM&quot;,&quot;ISSN&quot;:&quot;1074-9039&quot;,&quot;URL&quot;:&quot;https://doi.org/10.1080/10749039.2020.1806328&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issue&quot;:&quot;1&quot;,&quot;publisher&quot;:&quot;Routledge&quot;,&quot;id&quot;:&quot;engestrom_mediated_2021&quot;,&quot;volume&quot;:&quot;28&quot;},&quot;uri&quot;:[&quot;http://zotero.org/users/1913249/items/LQ5EG953&quot;],&quot;uris&quot;:[&quot;http://zotero.org/users/1913249/items/LQ5EG953&quot;],&quot;suffix&quot;:&quot;&quot;,&quot;id&quot;:9907,&quot;prefix&quot;:&quot;&quot;}],&quot;citationID&quot;:&quot;csqfryus&quot;} RNDshqecuwijw"/>. As a early career research and novice I cautiously advance some observations, at times framed as questions which may be fruitful in future interaction with DBR and FI research community.</text:p>
      <text:list text:style-name="L15">
        <text:list-item>
          <text:p text:style-name="P18">How structural and permanent does transformational agency needs to be before it becomes transformational compared to a more blended view of emerging repertoires of practice?</text:p>
        </text:list-item>
        <text:list-item>
          <text:p text:style-name="P18">What are the pros and cons of the use of 360 video to capture social / cultural interactions especially in this field.</text:p>
        </text:list-item>
        <text:list-item>
          <text:p text:style-name="P18">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18">How best can socio-cultural approaches be aligned with constructionist legacy. Is my approach of x, fruitful in other areas?</text:p>
        </text:list-item>
      </text:list>
      <text:p text:style-name="First_20_paragraph">TO INTEGRATE The process of identifying and working with GDPs in this research process can be mapped as a dialectical process of moving (rising) to the concrete <text:reference-mark-start text:name="ZOTERO_ITEM CSL_CITATION {&quot;schema&quot;:&quot;https://github.com/citation-style-language/schema/raw/master/csl-citation.json&quot;,&quot;properties&quot;:{&quot;formattedCitation&quot;:&quot;[@sannino_activity_2011]&quot;,&quot;noteIndex&quot;:0},&quot;citationItems&quot;:[{&quot;itemData&quot;:{&quot;container-title-short&quot;:&quot;Theory &amp; Psychology&quot;,&quot;language&quot;:&quot;en&quot;,&quot;author&quot;:[{&quot;given&quot;:&quot;Annalisa&quot;,&quot;family&quot;:&quot;Sannino&quot;}],&quot;DOI&quot;:&quot;10.1177/0959354311417485&quot;,&quot;accessed&quot;:{&quot;date-parts&quot;:[[&quot;2020&quot;,2,28]]},&quot;container-title&quot;:&quot;Theory &amp; Psychology&quot;,&quot;type&quot;:&quot;article-journal&quot;,&quot;issued&quot;:{&quot;date-parts&quot;:[[&quot;2011&quot;,10]]},&quot;citation-key&quot;:&quot;sannino_activity_2011&quot;,&quot;title&quot;:&quot;Activity theory as an activist and interventionist theory&quot;,&quot;source&quot;:&quot;DOI.org (Crossref)&quot;,&quot;ISSN&quot;:&quot;0959-3543, 1461-7447&quot;,&quot;page&quot;:&quot;571-59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issue&quot;:&quot;5&quot;,&quot;id&quot;:&quot;sannino_activity_2011&quot;,&quot;volume&quot;:&quot;21&quot;},&quot;uri&quot;:[&quot;http://zotero.org/users/1913249/items/WKI57RGM&quot;],&quot;uris&quot;:[&quot;http://zotero.org/users/1913249/items/WKI57RGM&quot;],&quot;suffix&quot;:&quot;&quot;,&quot;id&quot;:3117,&quot;prefix&quot;:&quot;&quot;}],&quot;citationID&quot;:&quot;dwkyzosx&quot;} RNDcaeiagaqms"/>&lt;Do Zotero Refresh: [@sannino_activity_2011]&gt;<text:reference-mark-end text:name="ZOTERO_ITEM CSL_CITATION {&quot;schema&quot;:&quot;https://github.com/citation-style-language/schema/raw/master/csl-citation.json&quot;,&quot;properties&quot;:{&quot;formattedCitation&quot;:&quot;[@sannino_activity_2011]&quot;,&quot;noteIndex&quot;:0},&quot;citationItems&quot;:[{&quot;itemData&quot;:{&quot;container-title-short&quot;:&quot;Theory &amp; Psychology&quot;,&quot;language&quot;:&quot;en&quot;,&quot;author&quot;:[{&quot;given&quot;:&quot;Annalisa&quot;,&quot;family&quot;:&quot;Sannino&quot;}],&quot;DOI&quot;:&quot;10.1177/0959354311417485&quot;,&quot;accessed&quot;:{&quot;date-parts&quot;:[[&quot;2020&quot;,2,28]]},&quot;container-title&quot;:&quot;Theory &amp; Psychology&quot;,&quot;type&quot;:&quot;article-journal&quot;,&quot;issued&quot;:{&quot;date-parts&quot;:[[&quot;2011&quot;,10]]},&quot;citation-key&quot;:&quot;sannino_activity_2011&quot;,&quot;title&quot;:&quot;Activity theory as an activist and interventionist theory&quot;,&quot;source&quot;:&quot;DOI.org (Crossref)&quot;,&quot;ISSN&quot;:&quot;0959-3543, 1461-7447&quot;,&quot;page&quot;:&quot;571-59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issue&quot;:&quot;5&quot;,&quot;id&quot;:&quot;sannino_activity_2011&quot;,&quot;volume&quot;:&quot;21&quot;},&quot;uri&quot;:[&quot;http://zotero.org/users/1913249/items/WKI57RGM&quot;],&quot;uris&quot;:[&quot;http://zotero.org/users/1913249/items/WKI57RGM&quot;],&quot;suffix&quot;:&quot;&quot;,&quot;id&quot;:3117,&quot;prefix&quot;:&quot;&quot;}],&quot;citationID&quot;:&quot;dwkyzosx&quot;} RNDcaeiagaqms"/>.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16">
        <text:list-item>
          <text:p text:style-name="P19">the place of this chapter in the narrative of the thesis</text:p>
        </text:list-item>
        <text:list-item>
          <text:p text:style-name="P19">the limitations or questions arising that may be addressed in the following chapter.</text:p>
        </text:list-item>
        <text:list-item>
  </text:list-item>
      </text:list>
      <text:p text:style-name="First_20_paragraph"><text:span text:style-name="T1">limitations/ further work</text:span></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schema&quot;:&quot;https://github.com/citation-style-language/schema/raw/master/csl-citation.json&quot;,&quot;properties&quot;:{&quot;formattedCitation&quot;:&quot;[@rogoff_cultural_2003]&quot;,&quot;noteIndex&quot;:0},&quot;citationItems&quot;:[{&quot;itemData&quot;:{&quot;publisher-place&quot;:&quot;Oxford [UK] ;a New York&quot;,&quot;type&quot;:&quot;book&quot;,&quot;issued&quot;:{&quot;date-parts&quot;:[[&quot;2003&quot;]]},&quot;citation-key&quot;:&quot;rogoff_cultural_2003&quot;,&quot;ISBN&quot;:&quot;978-0-19-513133-8&quot;,&quot;title&quot;:&quot;The cultural nature of human development&quot;,&quot;source&quot;:&quot;Library of Congress ISBN&quot;,&quot;call-number&quot;:&quot;HM686 .R64 2003&quot;,&quot;publisher&quot;:&quot;Oxford University Press&quot;,&quot;event-place&quot;:&quot;Oxford [UK] ;a New York&quot;,&quot;number-of-pages&quot;:&quot;434&quot;,&quot;language&quot;:&quot;en&quot;,&quot;id&quot;:&quot;rogoff_cultural_2003&quot;,&quot;author&quot;:[{&quot;given&quot;:&quot;Barbara&quot;,&quot;family&quot;:&quot;Rogoff&quot;}]},&quot;uri&quot;:[&quot;http://zotero.org/users/1913249/items/MPJ5DJQJ&quot;],&quot;uris&quot;:[&quot;http://zotero.org/users/1913249/items/MPJ5DJQJ&quot;],&quot;suffix&quot;:&quot;&quot;,&quot;id&quot;:3023,&quot;prefix&quot;:&quot;&quot;}],&quot;citationID&quot;:&quot;pgliocmr&quot;} RNDwizgfdcpbc"/>&lt;Do Zotero Refresh: [@rogoff_cultural_2003]&gt;<text:reference-mark-end text:name="ZOTERO_ITEM CSL_CITATION {&quot;schema&quot;:&quot;https://github.com/citation-style-language/schema/raw/master/csl-citation.json&quot;,&quot;properties&quot;:{&quot;formattedCitation&quot;:&quot;[@rogoff_cultural_2003]&quot;,&quot;noteIndex&quot;:0},&quot;citationItems&quot;:[{&quot;itemData&quot;:{&quot;publisher-place&quot;:&quot;Oxford [UK] ;a New York&quot;,&quot;type&quot;:&quot;book&quot;,&quot;issued&quot;:{&quot;date-parts&quot;:[[&quot;2003&quot;]]},&quot;citation-key&quot;:&quot;rogoff_cultural_2003&quot;,&quot;ISBN&quot;:&quot;978-0-19-513133-8&quot;,&quot;title&quot;:&quot;The cultural nature of human development&quot;,&quot;source&quot;:&quot;Library of Congress ISBN&quot;,&quot;call-number&quot;:&quot;HM686 .R64 2003&quot;,&quot;publisher&quot;:&quot;Oxford University Press&quot;,&quot;event-place&quot;:&quot;Oxford [UK] ;a New York&quot;,&quot;number-of-pages&quot;:&quot;434&quot;,&quot;language&quot;:&quot;en&quot;,&quot;id&quot;:&quot;rogoff_cultural_2003&quot;,&quot;author&quot;:[{&quot;given&quot;:&quot;Barbara&quot;,&quot;family&quot;:&quot;Rogoff&quot;}]},&quot;uri&quot;:[&quot;http://zotero.org/users/1913249/items/MPJ5DJQJ&quot;],&quot;uris&quot;:[&quot;http://zotero.org/users/1913249/items/MPJ5DJQJ&quot;],&quot;suffix&quot;:&quot;&quot;,&quot;id&quot;:3023,&quot;prefix&quot;:&quot;&quot;}],&quot;citationID&quot;:&quot;pgliocmr&quot;} RNDwizgfdcpbc"/>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schema&quot;:&quot;https://github.com/citation-style-language/schema/raw/master/csl-citation.json&quot;,&quot;properties&quot;:{&quot;formattedCitation&quot;:&quot;[@pogue_user_2017]&quot;,&quot;noteIndex&quot;:0},&quot;citationItems&quot;:[{&quot;itemData&quot;:{&quot;container-title&quot;:&quot;Scientific American&quot;,&quot;type&quot;:&quot;article-magazine&quot;,&quot;issued&quot;:{&quot;date-parts&quot;:[[&quot;2017&quot;,4,1]]},&quot;citation-key&quot;:&quot;pogue_user_2017&quot;,&quot;title&quot;:&quot;User Manuals Are Mostly Gone--Which Is Both Good and Bad&quot;,&quot;author&quot;:[{&quot;given&quot;:&quot;David&quot;,&quot;family&quot;:&quot;Pogue&quot;}],&quot;abstract&quot;:&quot;Google happened, and something important was lost&quot;,&quot;URL&quot;:&quot;https://www.scientificamerican.com/article/user-manuals-are-mostly-gone-mdash-which-is-both-good-and-bad/&quot;,&quot;language&quot;:&quot;en&quot;,&quot;accessed&quot;:{&quot;date-parts&quot;:[[&quot;2024&quot;,1,19]]},&quot;id&quot;:&quot;pogue_user_2017&quot;},&quot;uri&quot;:[&quot;http://zotero.org/users/1913249/items/GNPB4GNI&quot;],&quot;uris&quot;:[&quot;http://zotero.org/users/1913249/items/GNPB4GNI&quot;],&quot;suffix&quot;:&quot;&quot;,&quot;id&quot;:9233,&quot;prefix&quot;:&quot;&quot;}],&quot;citationID&quot;:&quot;dtzgtdou&quot;} RNDkplxiaetjs"/>&lt;Do Zotero Refresh: [@pogue_user_2017]&gt;<text:reference-mark-end text:name="ZOTERO_ITEM CSL_CITATION {&quot;schema&quot;:&quot;https://github.com/citation-style-language/schema/raw/master/csl-citation.json&quot;,&quot;properties&quot;:{&quot;formattedCitation&quot;:&quot;[@pogue_user_2017]&quot;,&quot;noteIndex&quot;:0},&quot;citationItems&quot;:[{&quot;itemData&quot;:{&quot;container-title&quot;:&quot;Scientific American&quot;,&quot;type&quot;:&quot;article-magazine&quot;,&quot;issued&quot;:{&quot;date-parts&quot;:[[&quot;2017&quot;,4,1]]},&quot;citation-key&quot;:&quot;pogue_user_2017&quot;,&quot;title&quot;:&quot;User Manuals Are Mostly Gone--Which Is Both Good and Bad&quot;,&quot;author&quot;:[{&quot;given&quot;:&quot;David&quot;,&quot;family&quot;:&quot;Pogue&quot;}],&quot;abstract&quot;:&quot;Google happened, and something important was lost&quot;,&quot;URL&quot;:&quot;https://www.scientificamerican.com/article/user-manuals-are-mostly-gone-mdash-which-is-both-good-and-bad/&quot;,&quot;language&quot;:&quot;en&quot;,&quot;accessed&quot;:{&quot;date-parts&quot;:[[&quot;2024&quot;,1,19]]},&quot;id&quot;:&quot;pogue_user_2017&quot;},&quot;uri&quot;:[&quot;http://zotero.org/users/1913249/items/GNPB4GNI&quot;],&quot;uris&quot;:[&quot;http://zotero.org/users/1913249/items/GNPB4GNI&quot;],&quot;suffix&quot;:&quot;&quot;,&quot;id&quot;:9233,&quot;prefix&quot;:&quot;&quot;}],&quot;citationID&quot;:&quot;dtzgtdou&quot;} RNDkplxiaetjs"/>.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3-15T10:20:37Z</meta:creation-date>
    <dc:date>2025-03-15T10:20:3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